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e9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3.29847222222222cm"/>
    </style:style>
    <style:style style:name="co3" style:family="table-column">
      <style:table-column-properties fo:break-before="auto" style:column-width="2.04611111111111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9pt" style:use-optimal-row-height="false" fo:break-before="auto"/>
    </style:style>
    <style:style style:name="ro5" style:family="table-row">
      <style:table-row-properties style:row-height="35.5pt" style:use-optimal-row-height="false" fo:break-before="auto"/>
    </style:style>
    <style:style style:name="ro6" style:family="table-row">
      <style:table-row-properties style:row-height="29.5pt" style:use-optimal-row-height="false" fo:break-before="auto"/>
    </style:style>
    <style:style style:name="ro7" style:family="table-row">
      <style:table-row-properties style:row-height="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1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B1 - INDIVÍDUOS QUE JÁ UTILIZARAM UM COMPUTADOR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a população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 do total</text:p>
          </table:table-cell>
          <table:covered-table-cell/>
          <table:table-cell office:value-type="string" table:number-columns-spanned="1" table:number-rows-spanned="2" table:style-name="ce4">
            <text:p>Sim</text:p>
          </table:table-cell>
          <table:table-cell office:value-type="string" table:number-columns-spanned="1" table:number-rows-spanned="2" table:style-name="ce4">
            <text:p>Não</text:p>
          </table:table-cell>
          <table:table-cell office:value-type="string" table:number-columns-spanned="1" table:number-rows-spanned="2" table:style-name="ce4">
            <text:p>Não sabe</text:p>
          </table:table-cell>
          <table:table-cell office:value-type="string" table:number-columns-spanned="1" table:number-rows-spanned="2" table:style-name="ce4">
            <text:p>Não respondeu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3052496" table:style-name="ce9">
            <text:p>3.052.496</text:p>
          </table:table-cell>
          <table:table-cell office:value-type="float" office:value="3071025" table:style-name="ce9">
            <text:p>3.071.025</text:p>
          </table:table-cell>
          <table:table-cell office:value-type="string" table:style-name="ce9">
            <text:p>-</text:p>
          </table:table-cell>
          <table:table-cell office:value-type="float" office:value="109257" table:style-name="ce9">
            <text:p>109.257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954998" table:style-name="ce9">
            <text:p>2.954.998</text:p>
          </table:table-cell>
          <table:table-cell office:value-type="float" office:value="2968439" table:style-name="ce9">
            <text:p>2.968.439</text:p>
          </table:table-cell>
          <table:table-cell office:value-type="string" table:style-name="ce9">
            <text:p>-</text:p>
          </table:table-cell>
          <table:table-cell office:value-type="float" office:value="109257" table:style-name="ce9">
            <text:p>109.25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235260" table:style-name="ce9">
            <text:p>1.235.260</text:p>
          </table:table-cell>
          <table:table-cell office:value-type="float" office:value="1235260" table:style-name="ce9">
            <text:p>1.235.26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2703135" table:style-name="ce9">
            <text:p>2.703.135</text:p>
          </table:table-cell>
          <table:table-cell office:value-type="float" office:value="2703135" table:style-name="ce9">
            <text:p>2.703.13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1945938" table:style-name="ce9">
            <text:p>1.945.938</text:p>
          </table:table-cell>
          <table:table-cell office:value-type="float" office:value="1962542" table:style-name="ce9">
            <text:p>1.962.542</text:p>
          </table:table-cell>
          <table:table-cell office:value-type="string" table:style-name="ce9">
            <text:p>-</text:p>
          </table:table-cell>
          <table:table-cell office:value-type="float" office:value="109257" table:style-name="ce9">
            <text:p>109.25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1112726" table:style-name="ce9">
            <text:p>1.112.726</text:p>
          </table:table-cell>
          <table:table-cell office:value-type="float" office:value="1112726" table:style-name="ce9">
            <text:p>1.112.72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898757" table:style-name="ce9">
            <text:p>898.757</text:p>
          </table:table-cell>
          <table:table-cell office:value-type="float" office:value="898757" table:style-name="ce9">
            <text:p>898.7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828061" table:style-name="ce9">
            <text:p>828.061</text:p>
          </table:table-cell>
          <table:table-cell office:value-type="float" office:value="828061" table:style-name="ce9">
            <text:p>828.06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157916" table:style-name="ce9">
            <text:p>2.157.916</text:p>
          </table:table-cell>
          <table:table-cell office:value-type="float" office:value="2150447" table:style-name="ce9">
            <text:p>2.150.447</text:p>
          </table:table-cell>
          <table:table-cell office:value-type="string" table:style-name="ce9">
            <text:p>-</text:p>
          </table:table-cell>
          <table:table-cell office:value-type="float" office:value="56646" table:style-name="ce9">
            <text:p>56.64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2623176" table:style-name="ce9">
            <text:p>2.623.176</text:p>
          </table:table-cell>
          <table:table-cell office:value-type="float" office:value="2644101" table:style-name="ce9">
            <text:p>2.644.101</text:p>
          </table:table-cell>
          <table:table-cell office:value-type="string" table:style-name="ce9">
            <text:p>-</text:p>
          </table:table-cell>
          <table:table-cell office:value-type="float" office:value="84440" table:style-name="ce9">
            <text:p>84.44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3639265" table:style-name="ce9">
            <text:p>3.639.265</text:p>
          </table:table-cell>
          <table:table-cell office:value-type="float" office:value="2751302" table:style-name="ce9">
            <text:p>2.751.302</text:p>
          </table:table-cell>
          <table:table-cell office:value-type="string" table:style-name="ce9">
            <text:p>-</text:p>
          </table:table-cell>
          <table:table-cell office:value-type="float" office:value="21396" table:style-name="ce9">
            <text:p>21.39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3859288" table:style-name="ce9">
            <text:p>3.859.288</text:p>
          </table:table-cell>
          <table:table-cell office:value-type="float" office:value="2887523" table:style-name="ce9">
            <text:p>2.887.523</text:p>
          </table:table-cell>
          <table:table-cell office:value-type="string" table:style-name="ce9">
            <text:p>-</text:p>
          </table:table-cell>
          <table:table-cell office:value-type="float" office:value="84440" table:style-name="ce9">
            <text:p>84.44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1989973" table:style-name="ce9">
            <text:p>1.989.973</text:p>
          </table:table-cell>
          <table:table-cell office:value-type="float" office:value="1376851" table:style-name="ce9">
            <text:p>1.376.851</text:p>
          </table:table-cell>
          <table:table-cell office:value-type="string" table:style-name="ce9">
            <text:p>-</text:p>
          </table:table-cell>
          <table:table-cell office:value-type="float" office:value="50295" table:style-name="ce9">
            <text:p>50.29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557646" table:style-name="ce9">
            <text:p>557.646</text:p>
          </table:table-cell>
          <table:table-cell office:value-type="float" office:value="866784" table:style-name="ce9">
            <text:p>866.78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946671" table:style-name="ce9">
            <text:p>946.671</text:p>
          </table:table-cell>
          <table:table-cell office:value-type="float" office:value="530159" table:style-name="ce9">
            <text:p>530.15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320613" table:style-name="ce9">
            <text:p>320.613</text:p>
          </table:table-cell>
          <table:table-cell office:value-type="float" office:value="543874" table:style-name="ce9">
            <text:p>543.87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252869" table:style-name="ce9">
            <text:p>252.869</text:p>
          </table:table-cell>
          <table:table-cell office:value-type="float" office:value="707593" table:style-name="ce9">
            <text:p>707.59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2384892" table:style-name="ce9">
            <text:p>2.384.892</text:p>
          </table:table-cell>
          <table:table-cell office:value-type="float" office:value="2478227" table:style-name="ce9">
            <text:p>2.478.227</text:p>
          </table:table-cell>
          <table:table-cell office:value-type="string" table:style-name="ce9">
            <text:p>-</text:p>
          </table:table-cell>
          <table:table-cell office:value-type="float" office:value="21396" table:style-name="ce9">
            <text:p>21.39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1942634" table:style-name="ce9">
            <text:p>1.942.634</text:p>
          </table:table-cell>
          <table:table-cell office:value-type="float" office:value="1948241" table:style-name="ce9">
            <text:p>1.948.241</text:p>
          </table:table-cell>
          <table:table-cell office:value-type="string" table:style-name="ce9">
            <text:p>-</text:p>
          </table:table-cell>
          <table:table-cell office:value-type="float" office:value="104507" table:style-name="ce9">
            <text:p>104.50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874648" table:style-name="ce9">
            <text:p>874.648</text:p>
          </table:table-cell>
          <table:table-cell office:value-type="float" office:value="874648" table:style-name="ce9">
            <text:p>874.64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1048900" table:style-name="ce9">
            <text:p>1.048.900</text:p>
          </table:table-cell>
          <table:table-cell office:value-type="float" office:value="1048900" table:style-name="ce9">
            <text:p>1.048.9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1163864" table:style-name="ce9">
            <text:p>1.163.864</text:p>
          </table:table-cell>
          <table:table-cell office:value-type="float" office:value="1163864" table:style-name="ce9">
            <text:p>1.163.86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1265937" table:style-name="ce9">
            <text:p>1.265.937</text:p>
          </table:table-cell>
          <table:table-cell office:value-type="float" office:value="1264684" table:style-name="ce9">
            <text:p>1.264.684</text:p>
          </table:table-cell>
          <table:table-cell office:value-type="string" table:style-name="ce9">
            <text:p>-</text:p>
          </table:table-cell>
          <table:table-cell office:value-type="float" office:value="21396" table:style-name="ce9">
            <text:p>21.39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1911475" table:style-name="ce9">
            <text:p>1.911.475</text:p>
          </table:table-cell>
          <table:table-cell office:value-type="float" office:value="1922564" table:style-name="ce9">
            <text:p>1.922.564</text:p>
          </table:table-cell>
          <table:table-cell office:value-type="string" table:style-name="ce9">
            <text:p>-</text:p>
          </table:table-cell>
          <table:table-cell office:value-type="float" office:value="104507" table:style-name="ce9">
            <text:p>104.50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2009832" table:style-name="ce9">
            <text:p>2.009.832</text:p>
          </table:table-cell>
          <table:table-cell office:value-type="float" office:value="2009832" table:style-name="ce9">
            <text:p>2.009.83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1897595" table:style-name="ce9">
            <text:p>1.897.595</text:p>
          </table:table-cell>
          <table:table-cell office:value-type="float" office:value="1897595" table:style-name="ce9">
            <text:p>1.897.59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2977138" table:style-name="ce9">
            <text:p>2.977.138</text:p>
          </table:table-cell>
          <table:table-cell office:value-type="float" office:value="2730751" table:style-name="ce9">
            <text:p>2.730.751</text:p>
          </table:table-cell>
          <table:table-cell office:value-type="string" table:style-name="ce9">
            <text:p>-</text:p>
          </table:table-cell>
          <table:table-cell office:value-type="float" office:value="56646" table:style-name="ce9">
            <text:p>56.646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2984523" table:style-name="ce9">
            <text:p>2.984.523</text:p>
          </table:table-cell>
          <table:table-cell office:value-type="float" office:value="2423898" table:style-name="ce9">
            <text:p>2.423.89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2933656" table:style-name="ce9">
            <text:p>2.933.656</text:p>
          </table:table-cell>
          <table:table-cell office:value-type="float" office:value="2354840" table:style-name="ce9">
            <text:p>2.354.84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2741475" table:style-name="ce9">
            <text:p>2.741.475</text:p>
          </table:table-cell>
          <table:table-cell office:value-type="float" office:value="1092756" table:style-name="ce9">
            <text:p>1.092.75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1508263" table:style-name="ce9">
            <text:p>1.508.263</text:p>
          </table:table-cell>
          <table:table-cell office:value-type="float" office:value="702087" table:style-name="ce9">
            <text:p>702.08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1381108" table:style-name="ce9">
            <text:p>1.381.108</text:p>
          </table:table-cell>
          <table:table-cell office:value-type="float" office:value="233255" table:style-name="ce9">
            <text:p>233.25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519061" table:style-name="ce9">
            <text:p>519.061</text:p>
          </table:table-cell>
          <table:table-cell office:value-type="float" office:value="834347" table:style-name="ce9">
            <text:p>834.34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1567292" table:style-name="ce9">
            <text:p>1.567.292</text:p>
          </table:table-cell>
          <table:table-cell office:value-type="float" office:value="1262027" table:style-name="ce9">
            <text:p>1.262.027</text:p>
          </table:table-cell>
          <table:table-cell office:value-type="string" table:style-name="ce9">
            <text:p>-</text:p>
          </table:table-cell>
          <table:table-cell office:value-type="float" office:value="84440" table:style-name="ce9">
            <text:p>84.44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064407" table:style-name="ce9">
            <text:p>1.064.407</text:p>
          </table:table-cell>
          <table:table-cell office:value-type="float" office:value="398360" table:style-name="ce9">
            <text:p>398.36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1927704" table:style-name="ce9">
            <text:p>1.927.704</text:p>
          </table:table-cell>
          <table:table-cell office:value-type="float" office:value="652013" table:style-name="ce9">
            <text:p>652.01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564444" table:style-name="ce9">
            <text:p>2.564.444</text:p>
          </table:table-cell>
          <table:table-cell office:value-type="float" office:value="1112360" table:style-name="ce9">
            <text:p>1.112.36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222530" table:style-name="ce9">
            <text:p>4.222.530</text:p>
          </table:table-cell>
          <table:table-cell office:value-type="float" office:value="3003995" table:style-name="ce9">
            <text:p>3.003.995</text:p>
          </table:table-cell>
          <table:table-cell office:value-type="string" table:style-name="ce9">
            <text:p>-</text:p>
          </table:table-cell>
          <table:table-cell office:value-type="float" office:value="50295" table:style-name="ce9">
            <text:p>50.29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143466" table:style-name="ce9">
            <text:p>2.143.466</text:p>
          </table:table-cell>
          <table:table-cell office:value-type="float" office:value="2753246" table:style-name="ce9">
            <text:p>2.753.246</text:p>
          </table:table-cell>
          <table:table-cell office:value-type="string" table:style-name="ce9">
            <text:p>-</text:p>
          </table:table-cell>
          <table:table-cell office:value-type="float" office:value="89017" table:style-name="ce9">
            <text:p>89.017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2197691" table:style-name="ce9">
            <text:p>2.197.691</text:p>
          </table:table-cell>
          <table:table-cell office:value-type="float" office:value="2203770" table:style-name="ce9">
            <text:p>2.203.770</text:p>
          </table:table-cell>
          <table:table-cell office:value-type="string" table:style-name="ce9">
            <text:p>-</text:p>
          </table:table-cell>
          <table:table-cell office:value-type="float" office:value="89017" table:style-name="ce9">
            <text:p>89.017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2980385" table:style-name="ce9">
            <text:p>2.980.385</text:p>
          </table:table-cell>
          <table:table-cell office:value-type="float" office:value="2979292" table:style-name="ce9">
            <text:p>2.979.292</text:p>
          </table:table-cell>
          <table:table-cell office:value-type="string" table:style-name="ce9">
            <text:p>-</text:p>
          </table:table-cell>
          <table:table-cell office:value-type="float" office:value="50295" table:style-name="ce9">
            <text:p>50.295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divíduos que informaram ter usado algum tipo de computador, pelo menos uma vez na vida, de qualquer lugar. Os tipos de computador considerados são: computador de mesa, notebook e tabl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B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B2 - INDIVÍDUOS QUE USARAM UM COMPUTADOR, POR ÚLTIMO ACESS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a população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 do total</text:p>
          </table:table-cell>
          <table:covered-table-cell/>
          <table:table-cell office:value-type="string" table:number-columns-spanned="1" table:number-rows-spanned="2" table:style-name="ce4">
            <text:p>Há menos de três meses (usuário)¹</text:p>
          </table:table-cell>
          <table:table-cell office:value-type="string" table:number-columns-spanned="1" table:number-rows-spanned="2" table:style-name="ce4">
            <text:p>Entre três e doze meses atrás</text:p>
          </table:table-cell>
          <table:table-cell office:value-type="string" table:number-columns-spanned="1" table:number-rows-spanned="2" table:style-name="ce4">
            <text:p>Mais de doze meses atrás</text:p>
          </table:table-cell>
          <table:table-cell office:value-type="string" table:number-columns-spanned="1" table:number-rows-spanned="2" table:style-name="ce4">
            <text:p>Nunca usou um computador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3330609" table:style-name="ce9">
            <text:p>3.330.609</text:p>
          </table:table-cell>
          <table:table-cell office:value-type="float" office:value="1592961" table:style-name="ce9">
            <text:p>1.592.961</text:p>
          </table:table-cell>
          <table:table-cell office:value-type="float" office:value="3270076" table:style-name="ce9">
            <text:p>3.270.076</text:p>
          </table:table-cell>
          <table:table-cell office:value-type="float" office:value="3052496" table:style-name="ce9">
            <text:p>3.052.496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3295639" table:style-name="ce9">
            <text:p>3.295.639</text:p>
          </table:table-cell>
          <table:table-cell office:value-type="float" office:value="1514066" table:style-name="ce9">
            <text:p>1.514.066</text:p>
          </table:table-cell>
          <table:table-cell office:value-type="float" office:value="3080499" table:style-name="ce9">
            <text:p>3.080.499</text:p>
          </table:table-cell>
          <table:table-cell office:value-type="float" office:value="2954998" table:style-name="ce9">
            <text:p>2.954.99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800863" table:style-name="ce9">
            <text:p>800.863</text:p>
          </table:table-cell>
          <table:table-cell office:value-type="float" office:value="550255" table:style-name="ce9">
            <text:p>550.255</text:p>
          </table:table-cell>
          <table:table-cell office:value-type="float" office:value="1015767" table:style-name="ce9">
            <text:p>1.015.767</text:p>
          </table:table-cell>
          <table:table-cell office:value-type="float" office:value="1235260" table:style-name="ce9">
            <text:p>1.235.26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3249382" table:style-name="ce9">
            <text:p>3.249.382</text:p>
          </table:table-cell>
          <table:table-cell office:value-type="float" office:value="1268089" table:style-name="ce9">
            <text:p>1.268.089</text:p>
          </table:table-cell>
          <table:table-cell office:value-type="float" office:value="2322289" table:style-name="ce9">
            <text:p>2.322.289</text:p>
          </table:table-cell>
          <table:table-cell office:value-type="float" office:value="2703135" table:style-name="ce9">
            <text:p>2.703.13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1997771" table:style-name="ce9">
            <text:p>1.997.771</text:p>
          </table:table-cell>
          <table:table-cell office:value-type="float" office:value="808217" table:style-name="ce9">
            <text:p>808.217</text:p>
          </table:table-cell>
          <table:table-cell office:value-type="float" office:value="1958395" table:style-name="ce9">
            <text:p>1.958.395</text:p>
          </table:table-cell>
          <table:table-cell office:value-type="float" office:value="1945938" table:style-name="ce9">
            <text:p>1.945.93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1333373" table:style-name="ce9">
            <text:p>1.333.373</text:p>
          </table:table-cell>
          <table:table-cell office:value-type="float" office:value="433901" table:style-name="ce9">
            <text:p>433.901</text:p>
          </table:table-cell>
          <table:table-cell office:value-type="float" office:value="917982" table:style-name="ce9">
            <text:p>917.982</text:p>
          </table:table-cell>
          <table:table-cell office:value-type="float" office:value="1112726" table:style-name="ce9">
            <text:p>1.112.72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760016" table:style-name="ce9">
            <text:p>760.016</text:p>
          </table:table-cell>
          <table:table-cell office:value-type="float" office:value="244479" table:style-name="ce9">
            <text:p>244.479</text:p>
          </table:table-cell>
          <table:table-cell office:value-type="float" office:value="633570" table:style-name="ce9">
            <text:p>633.570</text:p>
          </table:table-cell>
          <table:table-cell office:value-type="float" office:value="898757" table:style-name="ce9">
            <text:p>898.75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978957" table:style-name="ce9">
            <text:p>978.957</text:p>
          </table:table-cell>
          <table:table-cell office:value-type="float" office:value="235368" table:style-name="ce9">
            <text:p>235.368</text:p>
          </table:table-cell>
          <table:table-cell office:value-type="float" office:value="884658" table:style-name="ce9">
            <text:p>884.658</text:p>
          </table:table-cell>
          <table:table-cell office:value-type="float" office:value="828061" table:style-name="ce9">
            <text:p>828.06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650499" table:style-name="ce9">
            <text:p>2.650.499</text:p>
          </table:table-cell>
          <table:table-cell office:value-type="float" office:value="1143243" table:style-name="ce9">
            <text:p>1.143.243</text:p>
          </table:table-cell>
          <table:table-cell office:value-type="float" office:value="1890767" table:style-name="ce9">
            <text:p>1.890.767</text:p>
          </table:table-cell>
          <table:table-cell office:value-type="float" office:value="2157916" table:style-name="ce9">
            <text:p>2.157.91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2586695" table:style-name="ce9">
            <text:p>2.586.695</text:p>
          </table:table-cell>
          <table:table-cell office:value-type="float" office:value="1103676" table:style-name="ce9">
            <text:p>1.103.676</text:p>
          </table:table-cell>
          <table:table-cell office:value-type="float" office:value="2539715" table:style-name="ce9">
            <text:p>2.539.715</text:p>
          </table:table-cell>
          <table:table-cell office:value-type="float" office:value="2623176" table:style-name="ce9">
            <text:p>2.623.176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3039152" table:style-name="ce9">
            <text:p>3.039.152</text:p>
          </table:table-cell>
          <table:table-cell office:value-type="float" office:value="749733" table:style-name="ce9">
            <text:p>749.733</text:p>
          </table:table-cell>
          <table:table-cell office:value-type="float" office:value="1859513" table:style-name="ce9">
            <text:p>1.859.513</text:p>
          </table:table-cell>
          <table:table-cell office:value-type="float" office:value="2751627" table:style-name="ce9">
            <text:p>2.751.62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2391915" table:style-name="ce9">
            <text:p>2.391.915</text:p>
          </table:table-cell>
          <table:table-cell office:value-type="float" office:value="938422" table:style-name="ce9">
            <text:p>938.422</text:p>
          </table:table-cell>
          <table:table-cell office:value-type="float" office:value="2809619" table:style-name="ce9">
            <text:p>2.809.619</text:p>
          </table:table-cell>
          <table:table-cell office:value-type="float" office:value="2887907" table:style-name="ce9">
            <text:p>2.887.90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1531531" table:style-name="ce9">
            <text:p>1.531.531</text:p>
          </table:table-cell>
          <table:table-cell office:value-type="float" office:value="938402" table:style-name="ce9">
            <text:p>938.402</text:p>
          </table:table-cell>
          <table:table-cell office:value-type="float" office:value="994963" table:style-name="ce9">
            <text:p>994.963</text:p>
          </table:table-cell>
          <table:table-cell office:value-type="float" office:value="1381314" table:style-name="ce9">
            <text:p>1.381.31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383876" table:style-name="ce9">
            <text:p>383.876</text:p>
          </table:table-cell>
          <table:table-cell office:value-type="float" office:value="105784" table:style-name="ce9">
            <text:p>105.784</text:p>
          </table:table-cell>
          <table:table-cell office:value-type="float" office:value="364753" table:style-name="ce9">
            <text:p>364.753</text:p>
          </table:table-cell>
          <table:table-cell office:value-type="float" office:value="866784" table:style-name="ce9">
            <text:p>866.78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854845" table:style-name="ce9">
            <text:p>854.845</text:p>
          </table:table-cell>
          <table:table-cell office:value-type="float" office:value="409223" table:style-name="ce9">
            <text:p>409.223</text:p>
          </table:table-cell>
          <table:table-cell office:value-type="float" office:value="209297" table:style-name="ce9">
            <text:p>209.297</text:p>
          </table:table-cell>
          <table:table-cell office:value-type="float" office:value="530159" table:style-name="ce9">
            <text:p>530.15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257400" table:style-name="ce9">
            <text:p>257.400</text:p>
          </table:table-cell>
          <table:table-cell office:value-type="float" office:value="81676" table:style-name="ce9">
            <text:p>81.676</text:p>
          </table:table-cell>
          <table:table-cell office:value-type="float" office:value="164149" table:style-name="ce9">
            <text:p>164.149</text:p>
          </table:table-cell>
          <table:table-cell office:value-type="float" office:value="543874" table:style-name="ce9">
            <text:p>543.874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194163" table:style-name="ce9">
            <text:p>194.163</text:p>
          </table:table-cell>
          <table:table-cell office:value-type="float" office:value="64592" table:style-name="ce9">
            <text:p>64.592</text:p>
          </table:table-cell>
          <table:table-cell office:value-type="float" office:value="202683" table:style-name="ce9">
            <text:p>202.683</text:p>
          </table:table-cell>
          <table:table-cell office:value-type="float" office:value="707593" table:style-name="ce9">
            <text:p>707.59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2503481" table:style-name="ce9">
            <text:p>2.503.481</text:p>
          </table:table-cell>
          <table:table-cell office:value-type="float" office:value="1145317" table:style-name="ce9">
            <text:p>1.145.317</text:p>
          </table:table-cell>
          <table:table-cell office:value-type="float" office:value="2200736" table:style-name="ce9">
            <text:p>2.200.736</text:p>
          </table:table-cell>
          <table:table-cell office:value-type="float" office:value="2478072" table:style-name="ce9">
            <text:p>2.478.07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2131205" table:style-name="ce9">
            <text:p>2.131.205</text:p>
          </table:table-cell>
          <table:table-cell office:value-type="float" office:value="993508" table:style-name="ce9">
            <text:p>993.508</text:p>
          </table:table-cell>
          <table:table-cell office:value-type="float" office:value="1996567" table:style-name="ce9">
            <text:p>1.996.567</text:p>
          </table:table-cell>
          <table:table-cell office:value-type="float" office:value="1942634" table:style-name="ce9">
            <text:p>1.942.63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1209148" table:style-name="ce9">
            <text:p>1.209.148</text:p>
          </table:table-cell>
          <table:table-cell office:value-type="float" office:value="567632" table:style-name="ce9">
            <text:p>567.632</text:p>
          </table:table-cell>
          <table:table-cell office:value-type="float" office:value="1058518" table:style-name="ce9">
            <text:p>1.058.518</text:p>
          </table:table-cell>
          <table:table-cell office:value-type="float" office:value="874648" table:style-name="ce9">
            <text:p>874.648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1236767" table:style-name="ce9">
            <text:p>1.236.767</text:p>
          </table:table-cell>
          <table:table-cell office:value-type="float" office:value="791627" table:style-name="ce9">
            <text:p>791.627</text:p>
          </table:table-cell>
          <table:table-cell office:value-type="float" office:value="1301158" table:style-name="ce9">
            <text:p>1.301.158</text:p>
          </table:table-cell>
          <table:table-cell office:value-type="float" office:value="1048900" table:style-name="ce9">
            <text:p>1.048.90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1833105" table:style-name="ce9">
            <text:p>1.833.105</text:p>
          </table:table-cell>
          <table:table-cell office:value-type="float" office:value="876738" table:style-name="ce9">
            <text:p>876.738</text:p>
          </table:table-cell>
          <table:table-cell office:value-type="float" office:value="1746607" table:style-name="ce9">
            <text:p>1.746.607</text:p>
          </table:table-cell>
          <table:table-cell office:value-type="float" office:value="1163864" table:style-name="ce9">
            <text:p>1.163.86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1427318" table:style-name="ce9">
            <text:p>1.427.318</text:p>
          </table:table-cell>
          <table:table-cell office:value-type="float" office:value="498257" table:style-name="ce9">
            <text:p>498.257</text:p>
          </table:table-cell>
          <table:table-cell office:value-type="float" office:value="1083294" table:style-name="ce9">
            <text:p>1.083.294</text:p>
          </table:table-cell>
          <table:table-cell office:value-type="float" office:value="1265937" table:style-name="ce9">
            <text:p>1.265.93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1718233" table:style-name="ce9">
            <text:p>1.718.233</text:p>
          </table:table-cell>
          <table:table-cell office:value-type="float" office:value="709719" table:style-name="ce9">
            <text:p>709.719</text:p>
          </table:table-cell>
          <table:table-cell office:value-type="float" office:value="1365525" table:style-name="ce9">
            <text:p>1.365.525</text:p>
          </table:table-cell>
          <table:table-cell office:value-type="float" office:value="1911475" table:style-name="ce9">
            <text:p>1.911.47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1693702" table:style-name="ce9">
            <text:p>1.693.702</text:p>
          </table:table-cell>
          <table:table-cell office:value-type="float" office:value="325231" table:style-name="ce9">
            <text:p>325.231</text:p>
          </table:table-cell>
          <table:table-cell office:value-type="float" office:value="1457056" table:style-name="ce9">
            <text:p>1.457.056</text:p>
          </table:table-cell>
          <table:table-cell office:value-type="float" office:value="2009832" table:style-name="ce9">
            <text:p>2.009.83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1712403" table:style-name="ce9">
            <text:p>1.712.403</text:p>
          </table:table-cell>
          <table:table-cell office:value-type="float" office:value="466364" table:style-name="ce9">
            <text:p>466.364</text:p>
          </table:table-cell>
          <table:table-cell office:value-type="float" office:value="910356" table:style-name="ce9">
            <text:p>910.356</text:p>
          </table:table-cell>
          <table:table-cell office:value-type="float" office:value="1897595" table:style-name="ce9">
            <text:p>1.897.595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1553231" table:style-name="ce9">
            <text:p>1.553.231</text:p>
          </table:table-cell>
          <table:table-cell office:value-type="float" office:value="1065806" table:style-name="ce9">
            <text:p>1.065.806</text:p>
          </table:table-cell>
          <table:table-cell office:value-type="float" office:value="1862854" table:style-name="ce9">
            <text:p>1.862.854</text:p>
          </table:table-cell>
          <table:table-cell office:value-type="float" office:value="2726704" table:style-name="ce9">
            <text:p>2.726.704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1936679" table:style-name="ce9">
            <text:p>1.936.679</text:p>
          </table:table-cell>
          <table:table-cell office:value-type="float" office:value="704311" table:style-name="ce9">
            <text:p>704.311</text:p>
          </table:table-cell>
          <table:table-cell office:value-type="float" office:value="2466458" table:style-name="ce9">
            <text:p>2.466.458</text:p>
          </table:table-cell>
          <table:table-cell office:value-type="float" office:value="2423898" table:style-name="ce9">
            <text:p>2.423.898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2764401" table:style-name="ce9">
            <text:p>2.764.401</text:p>
          </table:table-cell>
          <table:table-cell office:value-type="float" office:value="615107" table:style-name="ce9">
            <text:p>615.107</text:p>
          </table:table-cell>
          <table:table-cell office:value-type="float" office:value="823638" table:style-name="ce9">
            <text:p>823.638</text:p>
          </table:table-cell>
          <table:table-cell office:value-type="float" office:value="2354840" table:style-name="ce9">
            <text:p>2.354.84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2462387" table:style-name="ce9">
            <text:p>2.462.387</text:p>
          </table:table-cell>
          <table:table-cell office:value-type="float" office:value="215158" table:style-name="ce9">
            <text:p>215.158</text:p>
          </table:table-cell>
          <table:table-cell office:value-type="float" office:value="1340447" table:style-name="ce9">
            <text:p>1.340.447</text:p>
          </table:table-cell>
          <table:table-cell office:value-type="float" office:value="1092756" table:style-name="ce9">
            <text:p>1.092.756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1457704" table:style-name="ce9">
            <text:p>1.457.704</text:p>
          </table:table-cell>
          <table:table-cell office:value-type="float" office:value="168658" table:style-name="ce9">
            <text:p>168.658</text:p>
          </table:table-cell>
          <table:table-cell office:value-type="float" office:value="282728" table:style-name="ce9">
            <text:p>282.728</text:p>
          </table:table-cell>
          <table:table-cell office:value-type="float" office:value="702087" table:style-name="ce9">
            <text:p>702.08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1442097" table:style-name="ce9">
            <text:p>1.442.097</text:p>
          </table:table-cell>
          <table:table-cell office:value-type="float" office:value="394115" table:style-name="ce9">
            <text:p>394.115</text:p>
          </table:table-cell>
          <table:table-cell office:value-type="float" office:value="79942" table:style-name="ce9">
            <text:p>79.942</text:p>
          </table:table-cell>
          <table:table-cell office:value-type="float" office:value="233255" table:style-name="ce9">
            <text:p>233.25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292109" table:style-name="ce9">
            <text:p>292.109</text:p>
          </table:table-cell>
          <table:table-cell office:value-type="float" office:value="0" table:style-name="ce9">
            <text:p>0</text:p>
          </table:table-cell>
          <table:table-cell office:value-type="float" office:value="401964" table:style-name="ce9">
            <text:p>401.964</text:p>
          </table:table-cell>
          <table:table-cell office:value-type="float" office:value="834347" table:style-name="ce9">
            <text:p>834.34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1046328" table:style-name="ce9">
            <text:p>1.046.328</text:p>
          </table:table-cell>
          <table:table-cell office:value-type="float" office:value="679790" table:style-name="ce9">
            <text:p>679.790</text:p>
          </table:table-cell>
          <table:table-cell office:value-type="float" office:value="658063" table:style-name="ce9">
            <text:p>658.063</text:p>
          </table:table-cell>
          <table:table-cell office:value-type="float" office:value="1253301" table:style-name="ce9">
            <text:p>1.253.30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860019" table:style-name="ce9">
            <text:p>860.019</text:p>
          </table:table-cell>
          <table:table-cell office:value-type="float" office:value="181433" table:style-name="ce9">
            <text:p>181.433</text:p>
          </table:table-cell>
          <table:table-cell office:value-type="float" office:value="607572" table:style-name="ce9">
            <text:p>607.572</text:p>
          </table:table-cell>
          <table:table-cell office:value-type="float" office:value="398360" table:style-name="ce9">
            <text:p>398.36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1936161" table:style-name="ce9">
            <text:p>1.936.161</text:p>
          </table:table-cell>
          <table:table-cell office:value-type="float" office:value="122307" table:style-name="ce9">
            <text:p>122.307</text:p>
          </table:table-cell>
          <table:table-cell office:value-type="float" office:value="346441" table:style-name="ce9">
            <text:p>346.441</text:p>
          </table:table-cell>
          <table:table-cell office:value-type="float" office:value="652013" table:style-name="ce9">
            <text:p>652.01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424805" table:style-name="ce9">
            <text:p>2.424.805</text:p>
          </table:table-cell>
          <table:table-cell office:value-type="float" office:value="659010" table:style-name="ce9">
            <text:p>659.010</text:p>
          </table:table-cell>
          <table:table-cell office:value-type="float" office:value="932256" table:style-name="ce9">
            <text:p>932.256</text:p>
          </table:table-cell>
          <table:table-cell office:value-type="float" office:value="1112360" table:style-name="ce9">
            <text:p>1.112.36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007833" table:style-name="ce9">
            <text:p>3.007.833</text:p>
          </table:table-cell>
          <table:table-cell office:value-type="float" office:value="1291147" table:style-name="ce9">
            <text:p>1.291.147</text:p>
          </table:table-cell>
          <table:table-cell office:value-type="float" office:value="2975942" table:style-name="ce9">
            <text:p>2.975.942</text:p>
          </table:table-cell>
          <table:table-cell office:value-type="float" office:value="3006759" table:style-name="ce9">
            <text:p>3.006.75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458451" table:style-name="ce9">
            <text:p>1.458.451</text:p>
          </table:table-cell>
          <table:table-cell office:value-type="float" office:value="795517" table:style-name="ce9">
            <text:p>795.517</text:p>
          </table:table-cell>
          <table:table-cell office:value-type="float" office:value="1607245" table:style-name="ce9">
            <text:p>1.607.245</text:p>
          </table:table-cell>
          <table:table-cell office:value-type="float" office:value="2739789" table:style-name="ce9">
            <text:p>2.739.789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2438200" table:style-name="ce9">
            <text:p>2.438.200</text:p>
          </table:table-cell>
          <table:table-cell office:value-type="float" office:value="958258" table:style-name="ce9">
            <text:p>958.258</text:p>
          </table:table-cell>
          <table:table-cell office:value-type="float" office:value="2245117" table:style-name="ce9">
            <text:p>2.245.117</text:p>
          </table:table-cell>
          <table:table-cell office:value-type="float" office:value="2197691" table:style-name="ce9">
            <text:p>2.197.691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3058947" table:style-name="ce9">
            <text:p>3.058.947</text:p>
          </table:table-cell>
          <table:table-cell office:value-type="float" office:value="1257200" table:style-name="ce9">
            <text:p>1.257.200</text:p>
          </table:table-cell>
          <table:table-cell office:value-type="float" office:value="1977287" table:style-name="ce9">
            <text:p>1.977.287</text:p>
          </table:table-cell>
          <table:table-cell office:value-type="float" office:value="2980385" table:style-name="ce9">
            <text:p>2.980.385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Considera-se 'usuário' aquele que utilizou algum tipo de computador há menos de três meses em relação ao momento da entrevista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1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C1 - INDIVÍDUOS QUE JÁ ACESSARAM A INTERNET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a população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 do total</text:p>
          </table:table-cell>
          <table:covered-table-cell/>
          <table:table-cell office:value-type="string" table:number-columns-spanned="1" table:number-rows-spanned="2" table:style-name="ce4">
            <text:p>Sim</text:p>
          </table:table-cell>
          <table:table-cell office:value-type="string" table:number-columns-spanned="1" table:number-rows-spanned="2" table:style-name="ce4">
            <text:p>Não</text:p>
          </table:table-cell>
          <table:table-cell office:value-type="string" table:number-columns-spanned="1" table:number-rows-spanned="2" table:style-name="ce4">
            <text:p>Não sabe</text:p>
          </table:table-cell>
          <table:table-cell office:value-type="string" table:number-columns-spanned="1" table:number-rows-spanned="2" table:style-name="ce4">
            <text:p>Não respondeu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187673" table:style-name="ce9">
            <text:p>2.187.673</text:p>
          </table:table-cell>
          <table:table-cell office:value-type="float" office:value="2186414" table:style-name="ce9">
            <text:p>2.186.414</text:p>
          </table:table-cell>
          <table:table-cell office:value-type="float" office:value="80628" table:style-name="ce9">
            <text:p>80.628</text:p>
          </table:table-cell>
          <table:table-cell office:value-type="float" office:value="44074" table:style-name="ce9">
            <text:p>44.07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153063" table:style-name="ce9">
            <text:p>2.153.063</text:p>
          </table:table-cell>
          <table:table-cell office:value-type="float" office:value="2143469" table:style-name="ce9">
            <text:p>2.143.469</text:p>
          </table:table-cell>
          <table:table-cell office:value-type="float" office:value="80628" table:style-name="ce9">
            <text:p>80.628</text:p>
          </table:table-cell>
          <table:table-cell office:value-type="float" office:value="44074" table:style-name="ce9">
            <text:p>44.07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225528" table:style-name="ce9">
            <text:p>1.225.528</text:p>
          </table:table-cell>
          <table:table-cell office:value-type="float" office:value="1225528" table:style-name="ce9">
            <text:p>1.225.52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1929472" table:style-name="ce9">
            <text:p>1.929.472</text:p>
          </table:table-cell>
          <table:table-cell office:value-type="float" office:value="1929212" table:style-name="ce9">
            <text:p>1.929.212</text:p>
          </table:table-cell>
          <table:table-cell office:value-type="float" office:value="67343" table:style-name="ce9">
            <text:p>67.343</text:p>
          </table:table-cell>
          <table:table-cell office:value-type="float" office:value="44074" table:style-name="ce9">
            <text:p>44.07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1455164" table:style-name="ce9">
            <text:p>1.455.164</text:p>
          </table:table-cell>
          <table:table-cell office:value-type="float" office:value="1455762" table:style-name="ce9">
            <text:p>1.455.762</text:p>
          </table:table-cell>
          <table:table-cell office:value-type="float" office:value="52993" table:style-name="ce9">
            <text:p>52.993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846089" table:style-name="ce9">
            <text:p>846.089</text:p>
          </table:table-cell>
          <table:table-cell office:value-type="float" office:value="846089" table:style-name="ce9">
            <text:p>846.08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430895" table:style-name="ce9">
            <text:p>430.895</text:p>
          </table:table-cell>
          <table:table-cell office:value-type="float" office:value="430895" table:style-name="ce9">
            <text:p>430.89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521239" table:style-name="ce9">
            <text:p>521.239</text:p>
          </table:table-cell>
          <table:table-cell office:value-type="float" office:value="513648" table:style-name="ce9">
            <text:p>513.648</text:p>
          </table:table-cell>
          <table:table-cell office:value-type="float" office:value="18670" table:style-name="ce9">
            <text:p>18.67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1884712" table:style-name="ce9">
            <text:p>1.884.712</text:p>
          </table:table-cell>
          <table:table-cell office:value-type="float" office:value="1885799" table:style-name="ce9">
            <text:p>1.885.799</text:p>
          </table:table-cell>
          <table:table-cell office:value-type="float" office:value="18670" table:style-name="ce9">
            <text:p>18.67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1849171" table:style-name="ce9">
            <text:p>1.849.171</text:p>
          </table:table-cell>
          <table:table-cell office:value-type="float" office:value="1852724" table:style-name="ce9">
            <text:p>1.852.724</text:p>
          </table:table-cell>
          <table:table-cell office:value-type="float" office:value="79790" table:style-name="ce9">
            <text:p>79.790</text:p>
          </table:table-cell>
          <table:table-cell office:value-type="float" office:value="44074" table:style-name="ce9">
            <text:p>44.07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4299885" table:style-name="ce9">
            <text:p>4.299.885</text:p>
          </table:table-cell>
          <table:table-cell office:value-type="float" office:value="1947424" table:style-name="ce9">
            <text:p>1.947.424</text:p>
          </table:table-cell>
          <table:table-cell office:value-type="float" office:value="66297" table:style-name="ce9">
            <text:p>66.297</text:p>
          </table:table-cell>
          <table:table-cell office:value-type="float" office:value="18221" table:style-name="ce9">
            <text:p>18.22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3969629" table:style-name="ce9">
            <text:p>3.969.629</text:p>
          </table:table-cell>
          <table:table-cell office:value-type="float" office:value="2137689" table:style-name="ce9">
            <text:p>2.137.689</text:p>
          </table:table-cell>
          <table:table-cell office:value-type="float" office:value="52993" table:style-name="ce9">
            <text:p>52.993</text:p>
          </table:table-cell>
          <table:table-cell office:value-type="float" office:value="36271" table:style-name="ce9">
            <text:p>36.27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2329899" table:style-name="ce9">
            <text:p>2.329.899</text:p>
          </table:table-cell>
          <table:table-cell office:value-type="float" office:value="848910" table:style-name="ce9">
            <text:p>848.9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831221" table:style-name="ce9">
            <text:p>831.221</text:p>
          </table:table-cell>
          <table:table-cell office:value-type="float" office:value="431133" table:style-name="ce9">
            <text:p>431.13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081152" table:style-name="ce9">
            <text:p>1.081.152</text:p>
          </table:table-cell>
          <table:table-cell office:value-type="float" office:value="247898" table:style-name="ce9">
            <text:p>247.89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640412" table:style-name="ce9">
            <text:p>640.412</text:p>
          </table:table-cell>
          <table:table-cell office:value-type="float" office:value="320404" table:style-name="ce9">
            <text:p>320.40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708360" table:style-name="ce9">
            <text:p>708.360</text:p>
          </table:table-cell>
          <table:table-cell office:value-type="float" office:value="753937" table:style-name="ce9">
            <text:p>753.937</text:p>
          </table:table-cell>
          <table:table-cell office:value-type="float" office:value="0" table:style-name="ce9">
            <text:p>0</text:p>
          </table:table-cell>
          <table:table-cell office:value-type="float" office:value="36271" table:style-name="ce9">
            <text:p>36.27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2186669" table:style-name="ce9">
            <text:p>2.186.669</text:p>
          </table:table-cell>
          <table:table-cell office:value-type="float" office:value="2076677" table:style-name="ce9">
            <text:p>2.076.677</text:p>
          </table:table-cell>
          <table:table-cell office:value-type="float" office:value="80628" table:style-name="ce9">
            <text:p>80.628</text:p>
          </table:table-cell>
          <table:table-cell office:value-type="float" office:value="18221" table:style-name="ce9">
            <text:p>18.22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817937" table:style-name="ce9">
            <text:p>817.937</text:p>
          </table:table-cell>
          <table:table-cell office:value-type="float" office:value="817937" table:style-name="ce9">
            <text:p>817.93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174358" table:style-name="ce9">
            <text:p>174.358</text:p>
          </table:table-cell>
          <table:table-cell office:value-type="float" office:value="174358" table:style-name="ce9">
            <text:p>174.35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179391" table:style-name="ce9">
            <text:p>179.391</text:p>
          </table:table-cell>
          <table:table-cell office:value-type="float" office:value="179391" table:style-name="ce9">
            <text:p>179.39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403590" table:style-name="ce9">
            <text:p>403.590</text:p>
          </table:table-cell>
          <table:table-cell office:value-type="float" office:value="403590" table:style-name="ce9">
            <text:p>403.59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768228" table:style-name="ce9">
            <text:p>768.228</text:p>
          </table:table-cell>
          <table:table-cell office:value-type="float" office:value="768228" table:style-name="ce9">
            <text:p>768.22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957893" table:style-name="ce9">
            <text:p>957.893</text:p>
          </table:table-cell>
          <table:table-cell office:value-type="float" office:value="957893" table:style-name="ce9">
            <text:p>957.89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1246088" table:style-name="ce9">
            <text:p>1.246.088</text:p>
          </table:table-cell>
          <table:table-cell office:value-type="float" office:value="1246088" table:style-name="ce9">
            <text:p>1.246.08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1847633" table:style-name="ce9">
            <text:p>1.847.633</text:p>
          </table:table-cell>
          <table:table-cell office:value-type="float" office:value="1834059" table:style-name="ce9">
            <text:p>1.834.059</text:p>
          </table:table-cell>
          <table:table-cell office:value-type="float" office:value="80628" table:style-name="ce9">
            <text:p>80.628</text:p>
          </table:table-cell>
          <table:table-cell office:value-type="float" office:value="44074" table:style-name="ce9">
            <text:p>44.074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3423033" table:style-name="ce9">
            <text:p>3.423.033</text:p>
          </table:table-cell>
          <table:table-cell office:value-type="float" office:value="1948961" table:style-name="ce9">
            <text:p>1.948.961</text:p>
          </table:table-cell>
          <table:table-cell office:value-type="float" office:value="58576" table:style-name="ce9">
            <text:p>58.576</text:p>
          </table:table-cell>
          <table:table-cell office:value-type="float" office:value="44074" table:style-name="ce9">
            <text:p>44.074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3448226" table:style-name="ce9">
            <text:p>3.448.226</text:p>
          </table:table-cell>
          <table:table-cell office:value-type="float" office:value="1354276" table:style-name="ce9">
            <text:p>1.354.276</text:p>
          </table:table-cell>
          <table:table-cell office:value-type="float" office:value="67343" table:style-name="ce9">
            <text:p>67.34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3125768" table:style-name="ce9">
            <text:p>3.125.768</text:p>
          </table:table-cell>
          <table:table-cell office:value-type="float" office:value="1000457" table:style-name="ce9">
            <text:p>1.000.45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2797388" table:style-name="ce9">
            <text:p>2.797.388</text:p>
          </table:table-cell>
          <table:table-cell office:value-type="float" office:value="406962" table:style-name="ce9">
            <text:p>406.96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1483716" table:style-name="ce9">
            <text:p>1.483.716</text:p>
          </table:table-cell>
          <table:table-cell office:value-type="float" office:value="94589" table:style-name="ce9">
            <text:p>94.58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1391675" table:style-name="ce9">
            <text:p>1.391.675</text:p>
          </table:table-cell>
          <table:table-cell office:value-type="float" office:value="75045" table:style-name="ce9">
            <text:p>75.04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848000" table:style-name="ce9">
            <text:p>848.000</text:p>
          </table:table-cell>
          <table:table-cell office:value-type="float" office:value="449853" table:style-name="ce9">
            <text:p>449.8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1806776" table:style-name="ce9">
            <text:p>1.806.776</text:p>
          </table:table-cell>
          <table:table-cell office:value-type="float" office:value="947788" table:style-name="ce9">
            <text:p>947.78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140068" table:style-name="ce9">
            <text:p>1.140.068</text:p>
          </table:table-cell>
          <table:table-cell office:value-type="float" office:value="119380" table:style-name="ce9">
            <text:p>119.38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2004269" table:style-name="ce9">
            <text:p>2.004.269</text:p>
          </table:table-cell>
          <table:table-cell office:value-type="float" office:value="119680" table:style-name="ce9">
            <text:p>119.68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800259" table:style-name="ce9">
            <text:p>2.800.259</text:p>
          </table:table-cell>
          <table:table-cell office:value-type="float" office:value="246783" table:style-name="ce9">
            <text:p>246.78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905515" table:style-name="ce9">
            <text:p>3.905.515</text:p>
          </table:table-cell>
          <table:table-cell office:value-type="float" office:value="1651108" table:style-name="ce9">
            <text:p>1.651.108</text:p>
          </table:table-cell>
          <table:table-cell office:value-type="float" office:value="67343" table:style-name="ce9">
            <text:p>67.343</text:p>
          </table:table-cell>
          <table:table-cell office:value-type="float" office:value="36271" table:style-name="ce9">
            <text:p>36.27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756955" table:style-name="ce9">
            <text:p>2.756.955</text:p>
          </table:table-cell>
          <table:table-cell office:value-type="float" office:value="2062215" table:style-name="ce9">
            <text:p>2.062.215</text:p>
          </table:table-cell>
          <table:table-cell office:value-type="float" office:value="58576" table:style-name="ce9">
            <text:p>58.576</text:p>
          </table:table-cell>
          <table:table-cell office:value-type="float" office:value="18221" table:style-name="ce9">
            <text:p>18.221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1399181" table:style-name="ce9">
            <text:p>1.399.181</text:p>
          </table:table-cell>
          <table:table-cell office:value-type="float" office:value="1391194" table:style-name="ce9">
            <text:p>1.391.194</text:p>
          </table:table-cell>
          <table:table-cell office:value-type="float" office:value="52993" table:style-name="ce9">
            <text:p>52.993</text:p>
          </table:table-cell>
          <table:table-cell office:value-type="float" office:value="44074" table:style-name="ce9">
            <text:p>44.074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2114829" table:style-name="ce9">
            <text:p>2.114.829</text:p>
          </table:table-cell>
          <table:table-cell office:value-type="float" office:value="2108698" table:style-name="ce9">
            <text:p>2.108.698</text:p>
          </table:table-cell>
          <table:table-cell office:value-type="float" office:value="66297" table:style-name="ce9">
            <text:p>66.297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divíduos que informaram ter acessado a Internet pelo menos uma vez na vida, de qualquer lugar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C2 - INDIVÍDUOS, POR ÚLTIMO ACESSO À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a população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 do total</text:p>
          </table:table-cell>
          <table:covered-table-cell/>
          <table:table-cell office:value-type="string" table:number-columns-spanned="1" table:number-rows-spanned="2" table:style-name="ce4">
            <text:p>Há menos de três meses (usuário)¹</text:p>
          </table:table-cell>
          <table:table-cell office:value-type="string" table:number-columns-spanned="1" table:number-rows-spanned="2" table:style-name="ce4">
            <text:p>Entre três e doze meses</text:p>
          </table:table-cell>
          <table:table-cell office:value-type="string" table:number-columns-spanned="1" table:number-rows-spanned="2" table:style-name="ce4">
            <text:p>Mais de doze meses</text:p>
          </table:table-cell>
          <table:table-cell office:value-type="string" table:number-columns-spanned="1" table:number-rows-spanned="2" table:style-name="ce4">
            <text:p>Nunca acessou a Internet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359568" table:style-name="ce9">
            <text:p>2.359.568</text:p>
          </table:table-cell>
          <table:table-cell office:value-type="float" office:value="828118" table:style-name="ce9">
            <text:p>828.118</text:p>
          </table:table-cell>
          <table:table-cell office:value-type="float" office:value="1640610" table:style-name="ce9">
            <text:p>1.640.610</text:p>
          </table:table-cell>
          <table:table-cell office:value-type="float" office:value="2187673" table:style-name="ce9">
            <text:p>2.187.673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394076" table:style-name="ce9">
            <text:p>2.394.076</text:p>
          </table:table-cell>
          <table:table-cell office:value-type="float" office:value="782722" table:style-name="ce9">
            <text:p>782.722</text:p>
          </table:table-cell>
          <table:table-cell office:value-type="float" office:value="1616648" table:style-name="ce9">
            <text:p>1.616.648</text:p>
          </table:table-cell>
          <table:table-cell office:value-type="float" office:value="2153063" table:style-name="ce9">
            <text:p>2.153.06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161171" table:style-name="ce9">
            <text:p>1.161.171</text:p>
          </table:table-cell>
          <table:table-cell office:value-type="float" office:value="359029" table:style-name="ce9">
            <text:p>359.029</text:p>
          </table:table-cell>
          <table:table-cell office:value-type="float" office:value="223733" table:style-name="ce9">
            <text:p>223.733</text:p>
          </table:table-cell>
          <table:table-cell office:value-type="float" office:value="1225528" table:style-name="ce9">
            <text:p>1.225.52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2035101" table:style-name="ce9">
            <text:p>2.035.101</text:p>
          </table:table-cell>
          <table:table-cell office:value-type="float" office:value="581971" table:style-name="ce9">
            <text:p>581.971</text:p>
          </table:table-cell>
          <table:table-cell office:value-type="float" office:value="1424116" table:style-name="ce9">
            <text:p>1.424.116</text:p>
          </table:table-cell>
          <table:table-cell office:value-type="float" office:value="1929472" table:style-name="ce9">
            <text:p>1.929.47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1454110" table:style-name="ce9">
            <text:p>1.454.110</text:p>
          </table:table-cell>
          <table:table-cell office:value-type="float" office:value="464546" table:style-name="ce9">
            <text:p>464.546</text:p>
          </table:table-cell>
          <table:table-cell office:value-type="float" office:value="665801" table:style-name="ce9">
            <text:p>665.801</text:p>
          </table:table-cell>
          <table:table-cell office:value-type="float" office:value="1455164" table:style-name="ce9">
            <text:p>1.455.16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892125" table:style-name="ce9">
            <text:p>892.125</text:p>
          </table:table-cell>
          <table:table-cell office:value-type="float" office:value="250480" table:style-name="ce9">
            <text:p>250.480</text:p>
          </table:table-cell>
          <table:table-cell office:value-type="float" office:value="436761" table:style-name="ce9">
            <text:p>436.761</text:p>
          </table:table-cell>
          <table:table-cell office:value-type="float" office:value="846089" table:style-name="ce9">
            <text:p>846.08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620345" table:style-name="ce9">
            <text:p>620.345</text:p>
          </table:table-cell>
          <table:table-cell office:value-type="float" office:value="238596" table:style-name="ce9">
            <text:p>238.596</text:p>
          </table:table-cell>
          <table:table-cell office:value-type="float" office:value="322860" table:style-name="ce9">
            <text:p>322.860</text:p>
          </table:table-cell>
          <table:table-cell office:value-type="float" office:value="430895" table:style-name="ce9">
            <text:p>430.89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623495" table:style-name="ce9">
            <text:p>623.495</text:p>
          </table:table-cell>
          <table:table-cell office:value-type="float" office:value="230783" table:style-name="ce9">
            <text:p>230.783</text:p>
          </table:table-cell>
          <table:table-cell office:value-type="float" office:value="98925" table:style-name="ce9">
            <text:p>98.925</text:p>
          </table:table-cell>
          <table:table-cell office:value-type="float" office:value="521239" table:style-name="ce9">
            <text:p>521.23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114688" table:style-name="ce9">
            <text:p>2.114.688</text:p>
          </table:table-cell>
          <table:table-cell office:value-type="float" office:value="601185" table:style-name="ce9">
            <text:p>601.185</text:p>
          </table:table-cell>
          <table:table-cell office:value-type="float" office:value="1529907" table:style-name="ce9">
            <text:p>1.529.907</text:p>
          </table:table-cell>
          <table:table-cell office:value-type="float" office:value="1884712" table:style-name="ce9">
            <text:p>1.884.71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2103797" table:style-name="ce9">
            <text:p>2.103.797</text:p>
          </table:table-cell>
          <table:table-cell office:value-type="float" office:value="580698" table:style-name="ce9">
            <text:p>580.698</text:p>
          </table:table-cell>
          <table:table-cell office:value-type="float" office:value="779379" table:style-name="ce9">
            <text:p>779.379</text:p>
          </table:table-cell>
          <table:table-cell office:value-type="float" office:value="1849171" table:style-name="ce9">
            <text:p>1.849.17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4479684" table:style-name="ce9">
            <text:p>4.479.684</text:p>
          </table:table-cell>
          <table:table-cell office:value-type="float" office:value="525265" table:style-name="ce9">
            <text:p>525.265</text:p>
          </table:table-cell>
          <table:table-cell office:value-type="float" office:value="1519547" table:style-name="ce9">
            <text:p>1.519.547</text:p>
          </table:table-cell>
          <table:table-cell office:value-type="float" office:value="1949272" table:style-name="ce9">
            <text:p>1.949.27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3903308" table:style-name="ce9">
            <text:p>3.903.308</text:p>
          </table:table-cell>
          <table:table-cell office:value-type="float" office:value="688579" table:style-name="ce9">
            <text:p>688.579</text:p>
          </table:table-cell>
          <table:table-cell office:value-type="float" office:value="414010" table:style-name="ce9">
            <text:p>414.010</text:p>
          </table:table-cell>
          <table:table-cell office:value-type="float" office:value="2135290" table:style-name="ce9">
            <text:p>2.135.29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2295696" table:style-name="ce9">
            <text:p>2.295.696</text:p>
          </table:table-cell>
          <table:table-cell office:value-type="float" office:value="271335" table:style-name="ce9">
            <text:p>271.335</text:p>
          </table:table-cell>
          <table:table-cell office:value-type="float" office:value="254632" table:style-name="ce9">
            <text:p>254.632</text:p>
          </table:table-cell>
          <table:table-cell office:value-type="float" office:value="848910" table:style-name="ce9">
            <text:p>848.91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782031" table:style-name="ce9">
            <text:p>782.031</text:p>
          </table:table-cell>
          <table:table-cell office:value-type="float" office:value="70839" table:style-name="ce9">
            <text:p>70.839</text:p>
          </table:table-cell>
          <table:table-cell office:value-type="float" office:value="190952" table:style-name="ce9">
            <text:p>190.952</text:p>
          </table:table-cell>
          <table:table-cell office:value-type="float" office:value="431133" table:style-name="ce9">
            <text:p>431.13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030911" table:style-name="ce9">
            <text:p>1.030.911</text:p>
          </table:table-cell>
          <table:table-cell office:value-type="float" office:value="28983" table:style-name="ce9">
            <text:p>28.983</text:p>
          </table:table-cell>
          <table:table-cell office:value-type="float" office:value="257865" table:style-name="ce9">
            <text:p>257.865</text:p>
          </table:table-cell>
          <table:table-cell office:value-type="float" office:value="247898" table:style-name="ce9">
            <text:p>247.89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619705" table:style-name="ce9">
            <text:p>619.705</text:p>
          </table:table-cell>
          <table:table-cell office:value-type="float" office:value="0" table:style-name="ce9">
            <text:p>0</text:p>
          </table:table-cell>
          <table:table-cell office:value-type="float" office:value="190033" table:style-name="ce9">
            <text:p>190.033</text:p>
          </table:table-cell>
          <table:table-cell office:value-type="float" office:value="320404" table:style-name="ce9">
            <text:p>320.404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697577" table:style-name="ce9">
            <text:p>697.577</text:p>
          </table:table-cell>
          <table:table-cell office:value-type="float" office:value="134113" table:style-name="ce9">
            <text:p>134.113</text:p>
          </table:table-cell>
          <table:table-cell office:value-type="float" office:value="228934" table:style-name="ce9">
            <text:p>228.934</text:p>
          </table:table-cell>
          <table:table-cell office:value-type="float" office:value="753425" table:style-name="ce9">
            <text:p>753.42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2190498" table:style-name="ce9">
            <text:p>2.190.498</text:p>
          </table:table-cell>
          <table:table-cell office:value-type="float" office:value="685274" table:style-name="ce9">
            <text:p>685.274</text:p>
          </table:table-cell>
          <table:table-cell office:value-type="float" office:value="1496245" table:style-name="ce9">
            <text:p>1.496.245</text:p>
          </table:table-cell>
          <table:table-cell office:value-type="float" office:value="2083153" table:style-name="ce9">
            <text:p>2.083.15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1011313" table:style-name="ce9">
            <text:p>1.011.313</text:p>
          </table:table-cell>
          <table:table-cell office:value-type="float" office:value="466121" table:style-name="ce9">
            <text:p>466.121</text:p>
          </table:table-cell>
          <table:table-cell office:value-type="float" office:value="406210" table:style-name="ce9">
            <text:p>406.210</text:p>
          </table:table-cell>
          <table:table-cell office:value-type="float" office:value="817937" table:style-name="ce9">
            <text:p>817.93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685219" table:style-name="ce9">
            <text:p>685.219</text:p>
          </table:table-cell>
          <table:table-cell office:value-type="float" office:value="265191" table:style-name="ce9">
            <text:p>265.191</text:p>
          </table:table-cell>
          <table:table-cell office:value-type="float" office:value="593181" table:style-name="ce9">
            <text:p>593.181</text:p>
          </table:table-cell>
          <table:table-cell office:value-type="float" office:value="174358" table:style-name="ce9">
            <text:p>174.358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449419" table:style-name="ce9">
            <text:p>449.419</text:p>
          </table:table-cell>
          <table:table-cell office:value-type="float" office:value="213770" table:style-name="ce9">
            <text:p>213.770</text:p>
          </table:table-cell>
          <table:table-cell office:value-type="float" office:value="350756" table:style-name="ce9">
            <text:p>350.756</text:p>
          </table:table-cell>
          <table:table-cell office:value-type="float" office:value="179391" table:style-name="ce9">
            <text:p>179.39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507844" table:style-name="ce9">
            <text:p>507.844</text:p>
          </table:table-cell>
          <table:table-cell office:value-type="float" office:value="108524" table:style-name="ce9">
            <text:p>108.524</text:p>
          </table:table-cell>
          <table:table-cell office:value-type="float" office:value="231154" table:style-name="ce9">
            <text:p>231.154</text:p>
          </table:table-cell>
          <table:table-cell office:value-type="float" office:value="403590" table:style-name="ce9">
            <text:p>403.59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1049252" table:style-name="ce9">
            <text:p>1.049.252</text:p>
          </table:table-cell>
          <table:table-cell office:value-type="float" office:value="542026" table:style-name="ce9">
            <text:p>542.026</text:p>
          </table:table-cell>
          <table:table-cell office:value-type="float" office:value="549545" table:style-name="ce9">
            <text:p>549.545</text:p>
          </table:table-cell>
          <table:table-cell office:value-type="float" office:value="768228" table:style-name="ce9">
            <text:p>768.22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1078317" table:style-name="ce9">
            <text:p>1.078.317</text:p>
          </table:table-cell>
          <table:table-cell office:value-type="float" office:value="407509" table:style-name="ce9">
            <text:p>407.509</text:p>
          </table:table-cell>
          <table:table-cell office:value-type="float" office:value="221648" table:style-name="ce9">
            <text:p>221.648</text:p>
          </table:table-cell>
          <table:table-cell office:value-type="float" office:value="957893" table:style-name="ce9">
            <text:p>957.89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1362865" table:style-name="ce9">
            <text:p>1.362.865</text:p>
          </table:table-cell>
          <table:table-cell office:value-type="float" office:value="465079" table:style-name="ce9">
            <text:p>465.079</text:p>
          </table:table-cell>
          <table:table-cell office:value-type="float" office:value="452517" table:style-name="ce9">
            <text:p>452.517</text:p>
          </table:table-cell>
          <table:table-cell office:value-type="float" office:value="1246088" table:style-name="ce9">
            <text:p>1.246.08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1928851" table:style-name="ce9">
            <text:p>1.928.851</text:p>
          </table:table-cell>
          <table:table-cell office:value-type="float" office:value="324411" table:style-name="ce9">
            <text:p>324.411</text:p>
          </table:table-cell>
          <table:table-cell office:value-type="float" office:value="1521465" table:style-name="ce9">
            <text:p>1.521.465</text:p>
          </table:table-cell>
          <table:table-cell office:value-type="float" office:value="1847633" table:style-name="ce9">
            <text:p>1.847.633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3483072" table:style-name="ce9">
            <text:p>3.483.072</text:p>
          </table:table-cell>
          <table:table-cell office:value-type="float" office:value="687915" table:style-name="ce9">
            <text:p>687.915</text:p>
          </table:table-cell>
          <table:table-cell office:value-type="float" office:value="364012" table:style-name="ce9">
            <text:p>364.012</text:p>
          </table:table-cell>
          <table:table-cell office:value-type="float" office:value="1947815" table:style-name="ce9">
            <text:p>1.947.815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3452397" table:style-name="ce9">
            <text:p>3.452.397</text:p>
          </table:table-cell>
          <table:table-cell office:value-type="float" office:value="354228" table:style-name="ce9">
            <text:p>354.228</text:p>
          </table:table-cell>
          <table:table-cell office:value-type="float" office:value="431917" table:style-name="ce9">
            <text:p>431.917</text:p>
          </table:table-cell>
          <table:table-cell office:value-type="float" office:value="1355326" table:style-name="ce9">
            <text:p>1.355.326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3321535" table:style-name="ce9">
            <text:p>3.321.535</text:p>
          </table:table-cell>
          <table:table-cell office:value-type="float" office:value="234154" table:style-name="ce9">
            <text:p>234.154</text:p>
          </table:table-cell>
          <table:table-cell office:value-type="float" office:value="1400018" table:style-name="ce9">
            <text:p>1.400.018</text:p>
          </table:table-cell>
          <table:table-cell office:value-type="float" office:value="1000457" table:style-name="ce9">
            <text:p>1.000.457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2734850" table:style-name="ce9">
            <text:p>2.734.850</text:p>
          </table:table-cell>
          <table:table-cell office:value-type="float" office:value="93128" table:style-name="ce9">
            <text:p>93.128</text:p>
          </table:table-cell>
          <table:table-cell office:value-type="float" office:value="474697" table:style-name="ce9">
            <text:p>474.697</text:p>
          </table:table-cell>
          <table:table-cell office:value-type="float" office:value="406962" table:style-name="ce9">
            <text:p>406.962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1478832" table:style-name="ce9">
            <text:p>1.478.832</text:p>
          </table:table-cell>
          <table:table-cell office:value-type="float" office:value="0" table:style-name="ce9">
            <text:p>0</text:p>
          </table:table-cell>
          <table:table-cell office:value-type="float" office:value="64344" table:style-name="ce9">
            <text:p>64.344</text:p>
          </table:table-cell>
          <table:table-cell office:value-type="float" office:value="94589" table:style-name="ce9">
            <text:p>94.58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1373297" table:style-name="ce9">
            <text:p>1.373.297</text:p>
          </table:table-cell>
          <table:table-cell office:value-type="float" office:value="190033" table:style-name="ce9">
            <text:p>190.033</text:p>
          </table:table-cell>
          <table:table-cell office:value-type="float" office:value="57610" table:style-name="ce9">
            <text:p>57.610</text:p>
          </table:table-cell>
          <table:table-cell office:value-type="float" office:value="75045" table:style-name="ce9">
            <text:p>75.04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840232" table:style-name="ce9">
            <text:p>840.232</text:p>
          </table:table-cell>
          <table:table-cell office:value-type="float" office:value="23471" table:style-name="ce9">
            <text:p>23.471</text:p>
          </table:table-cell>
          <table:table-cell office:value-type="float" office:value="81293" table:style-name="ce9">
            <text:p>81.293</text:p>
          </table:table-cell>
          <table:table-cell office:value-type="float" office:value="449853" table:style-name="ce9">
            <text:p>449.85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1556118" table:style-name="ce9">
            <text:p>1.556.118</text:p>
          </table:table-cell>
          <table:table-cell office:value-type="float" office:value="21023" table:style-name="ce9">
            <text:p>21.023</text:p>
          </table:table-cell>
          <table:table-cell office:value-type="float" office:value="765322" table:style-name="ce9">
            <text:p>765.322</text:p>
          </table:table-cell>
          <table:table-cell office:value-type="float" office:value="947788" table:style-name="ce9">
            <text:p>947.78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150025" table:style-name="ce9">
            <text:p>1.150.025</text:p>
          </table:table-cell>
          <table:table-cell office:value-type="float" office:value="0" table:style-name="ce9">
            <text:p>0</text:p>
          </table:table-cell>
          <table:table-cell office:value-type="float" office:value="72391" table:style-name="ce9">
            <text:p>72.391</text:p>
          </table:table-cell>
          <table:table-cell office:value-type="float" office:value="119380" table:style-name="ce9">
            <text:p>119.38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1991876" table:style-name="ce9">
            <text:p>1.991.876</text:p>
          </table:table-cell>
          <table:table-cell office:value-type="float" office:value="0" table:style-name="ce9">
            <text:p>0</text:p>
          </table:table-cell>
          <table:table-cell office:value-type="float" office:value="505687" table:style-name="ce9">
            <text:p>505.687</text:p>
          </table:table-cell>
          <table:table-cell office:value-type="float" office:value="119680" table:style-name="ce9">
            <text:p>119.68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779392" table:style-name="ce9">
            <text:p>2.779.392</text:p>
          </table:table-cell>
          <table:table-cell office:value-type="float" office:value="57495" table:style-name="ce9">
            <text:p>57.495</text:p>
          </table:table-cell>
          <table:table-cell office:value-type="float" office:value="246244" table:style-name="ce9">
            <text:p>246.244</text:p>
          </table:table-cell>
          <table:table-cell office:value-type="float" office:value="246783" table:style-name="ce9">
            <text:p>246.78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046050" table:style-name="ce9">
            <text:p>4.046.050</text:p>
          </table:table-cell>
          <table:table-cell office:value-type="float" office:value="695016" table:style-name="ce9">
            <text:p>695.016</text:p>
          </table:table-cell>
          <table:table-cell office:value-type="float" office:value="1496111" table:style-name="ce9">
            <text:p>1.496.111</text:p>
          </table:table-cell>
          <table:table-cell office:value-type="float" office:value="1649161" table:style-name="ce9">
            <text:p>1.649.16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574314" table:style-name="ce9">
            <text:p>2.574.314</text:p>
          </table:table-cell>
          <table:table-cell office:value-type="float" office:value="482438" table:style-name="ce9">
            <text:p>482.438</text:p>
          </table:table-cell>
          <table:table-cell office:value-type="float" office:value="684125" table:style-name="ce9">
            <text:p>684.125</text:p>
          </table:table-cell>
          <table:table-cell office:value-type="float" office:value="2063867" table:style-name="ce9">
            <text:p>2.063.867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1550364" table:style-name="ce9">
            <text:p>1.550.364</text:p>
          </table:table-cell>
          <table:table-cell office:value-type="float" office:value="648773" table:style-name="ce9">
            <text:p>648.773</text:p>
          </table:table-cell>
          <table:table-cell office:value-type="float" office:value="561375" table:style-name="ce9">
            <text:p>561.375</text:p>
          </table:table-cell>
          <table:table-cell office:value-type="float" office:value="1399181" table:style-name="ce9">
            <text:p>1.399.181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2320058" table:style-name="ce9">
            <text:p>2.320.058</text:p>
          </table:table-cell>
          <table:table-cell office:value-type="float" office:value="476227" table:style-name="ce9">
            <text:p>476.227</text:p>
          </table:table-cell>
          <table:table-cell office:value-type="float" office:value="1598047" table:style-name="ce9">
            <text:p>1.598.047</text:p>
          </table:table-cell>
          <table:table-cell office:value-type="float" office:value="2114829" table:style-name="ce9">
            <text:p>2.114.829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Considera-se 'usuário' aquele que utilizou a Internet há menos de três meses em relação ao momento da entrevista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2A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C2A - USUÁRIOS DE INTERNET - INDICADOR AMPLIADO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a população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 do total</text:p>
          </table:table-cell>
          <table:covered-table-cell/>
          <table:table-cell office:value-type="string" table:number-columns-spanned="1" table:number-rows-spanned="2" table:style-name="ce4">
            <text:p>Sim</text:p>
          </table:table-cell>
          <table:table-cell office:value-type="string" table:number-columns-spanned="1" table:number-rows-spanned="2" table:style-name="ce4">
            <text:p>Não</text:p>
          </table:table-cell>
          <table:table-cell office:value-type="string" table:number-columns-spanned="1" table:number-rows-spanned="2" table:style-name="ce4">
            <text:p>Não sabe</text:p>
          </table:table-cell>
          <table:table-cell office:value-type="string" table:number-columns-spanned="1" table:number-rows-spanned="2" table:style-name="ce4">
            <text:p>Não respondeu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223033" table:style-name="ce9">
            <text:p>2.223.033</text:p>
          </table:table-cell>
          <table:table-cell office:value-type="float" office:value="2223033" table:style-name="ce9">
            <text:p>2.223.03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195395" table:style-name="ce9">
            <text:p>2.195.395</text:p>
          </table:table-cell>
          <table:table-cell office:value-type="float" office:value="2195395" table:style-name="ce9">
            <text:p>2.195.39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955538" table:style-name="ce9">
            <text:p>955.538</text:p>
          </table:table-cell>
          <table:table-cell office:value-type="float" office:value="955539" table:style-name="ce9">
            <text:p>955.53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2119447" table:style-name="ce9">
            <text:p>2.119.447</text:p>
          </table:table-cell>
          <table:table-cell office:value-type="float" office:value="2119447" table:style-name="ce9">
            <text:p>2.119.44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1291541" table:style-name="ce9">
            <text:p>1.291.541</text:p>
          </table:table-cell>
          <table:table-cell office:value-type="float" office:value="1291541" table:style-name="ce9">
            <text:p>1.291.54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885142" table:style-name="ce9">
            <text:p>885.142</text:p>
          </table:table-cell>
          <table:table-cell office:value-type="float" office:value="885142" table:style-name="ce9">
            <text:p>885.14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332266" table:style-name="ce9">
            <text:p>332.266</text:p>
          </table:table-cell>
          <table:table-cell office:value-type="float" office:value="332266" table:style-name="ce9">
            <text:p>332.26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457370" table:style-name="ce9">
            <text:p>457.370</text:p>
          </table:table-cell>
          <table:table-cell office:value-type="float" office:value="457370" table:style-name="ce9">
            <text:p>457.37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311948" table:style-name="ce9">
            <text:p>2.311.948</text:p>
          </table:table-cell>
          <table:table-cell office:value-type="float" office:value="2311948" table:style-name="ce9">
            <text:p>2.311.94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1655785" table:style-name="ce9">
            <text:p>1.655.785</text:p>
          </table:table-cell>
          <table:table-cell office:value-type="float" office:value="1655785" table:style-name="ce9">
            <text:p>1.655.78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4686160" table:style-name="ce9">
            <text:p>4.686.160</text:p>
          </table:table-cell>
          <table:table-cell office:value-type="float" office:value="2311951" table:style-name="ce9">
            <text:p>2.311.95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3854264" table:style-name="ce9">
            <text:p>3.854.264</text:p>
          </table:table-cell>
          <table:table-cell office:value-type="float" office:value="1941578" table:style-name="ce9">
            <text:p>1.941.57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2373344" table:style-name="ce9">
            <text:p>2.373.344</text:p>
          </table:table-cell>
          <table:table-cell office:value-type="float" office:value="847189" table:style-name="ce9">
            <text:p>847.18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866189" table:style-name="ce9">
            <text:p>866.189</text:p>
          </table:table-cell>
          <table:table-cell office:value-type="float" office:value="341530" table:style-name="ce9">
            <text:p>341.53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118146" table:style-name="ce9">
            <text:p>1.118.146</text:p>
          </table:table-cell>
          <table:table-cell office:value-type="float" office:value="138480" table:style-name="ce9">
            <text:p>138.48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616821" table:style-name="ce9">
            <text:p>616.821</text:p>
          </table:table-cell>
          <table:table-cell office:value-type="float" office:value="321977" table:style-name="ce9">
            <text:p>321.97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854397" table:style-name="ce9">
            <text:p>854.397</text:p>
          </table:table-cell>
          <table:table-cell office:value-type="float" office:value="657529" table:style-name="ce9">
            <text:p>657.52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2231347" table:style-name="ce9">
            <text:p>2.231.347</text:p>
          </table:table-cell>
          <table:table-cell office:value-type="float" office:value="2124479" table:style-name="ce9">
            <text:p>2.124.47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685321" table:style-name="ce9">
            <text:p>685.321</text:p>
          </table:table-cell>
          <table:table-cell office:value-type="float" office:value="685321" table:style-name="ce9">
            <text:p>685.32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439630" table:style-name="ce9">
            <text:p>439.630</text:p>
          </table:table-cell>
          <table:table-cell office:value-type="float" office:value="439630" table:style-name="ce9">
            <text:p>439.63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136779" table:style-name="ce9">
            <text:p>136.779</text:p>
          </table:table-cell>
          <table:table-cell office:value-type="float" office:value="136779" table:style-name="ce9">
            <text:p>136.77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365215" table:style-name="ce9">
            <text:p>365.215</text:p>
          </table:table-cell>
          <table:table-cell office:value-type="float" office:value="365215" table:style-name="ce9">
            <text:p>365.21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865611" table:style-name="ce9">
            <text:p>865.611</text:p>
          </table:table-cell>
          <table:table-cell office:value-type="float" office:value="865611" table:style-name="ce9">
            <text:p>865.61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855824" table:style-name="ce9">
            <text:p>855.824</text:p>
          </table:table-cell>
          <table:table-cell office:value-type="float" office:value="855824" table:style-name="ce9">
            <text:p>855.82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938115" table:style-name="ce9">
            <text:p>938.115</text:p>
          </table:table-cell>
          <table:table-cell office:value-type="float" office:value="938115" table:style-name="ce9">
            <text:p>938.11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1956688" table:style-name="ce9">
            <text:p>1.956.688</text:p>
          </table:table-cell>
          <table:table-cell office:value-type="float" office:value="1956688" table:style-name="ce9">
            <text:p>1.956.68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3445808" table:style-name="ce9">
            <text:p>3.445.808</text:p>
          </table:table-cell>
          <table:table-cell office:value-type="float" office:value="1859309" table:style-name="ce9">
            <text:p>1.859.30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3314559" table:style-name="ce9">
            <text:p>3.314.559</text:p>
          </table:table-cell>
          <table:table-cell office:value-type="float" office:value="1361080" table:style-name="ce9">
            <text:p>1.361.08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3333456" table:style-name="ce9">
            <text:p>3.333.456</text:p>
          </table:table-cell>
          <table:table-cell office:value-type="float" office:value="1456508" table:style-name="ce9">
            <text:p>1.456.50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2833738" table:style-name="ce9">
            <text:p>2.833.738</text:p>
          </table:table-cell>
          <table:table-cell office:value-type="float" office:value="429876" table:style-name="ce9">
            <text:p>429.87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1478415" table:style-name="ce9">
            <text:p>1.478.415</text:p>
          </table:table-cell>
          <table:table-cell office:value-type="float" office:value="104041" table:style-name="ce9">
            <text:p>104.04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1395095" table:style-name="ce9">
            <text:p>1.395.095</text:p>
          </table:table-cell>
          <table:table-cell office:value-type="float" office:value="15658" table:style-name="ce9">
            <text:p>15.65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972706" table:style-name="ce9">
            <text:p>972.706</text:p>
          </table:table-cell>
          <table:table-cell office:value-type="float" office:value="218753" table:style-name="ce9">
            <text:p>218.75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1739339" table:style-name="ce9">
            <text:p>1.739.339</text:p>
          </table:table-cell>
          <table:table-cell office:value-type="float" office:value="1079178" table:style-name="ce9">
            <text:p>1.079.17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139263" table:style-name="ce9">
            <text:p>1.139.263</text:p>
          </table:table-cell>
          <table:table-cell office:value-type="float" office:value="119996" table:style-name="ce9">
            <text:p>119.99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1992737" table:style-name="ce9">
            <text:p>1.992.737</text:p>
          </table:table-cell>
          <table:table-cell office:value-type="float" office:value="369593" table:style-name="ce9">
            <text:p>369.59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799744" table:style-name="ce9">
            <text:p>2.799.744</text:p>
          </table:table-cell>
          <table:table-cell office:value-type="float" office:value="238235" table:style-name="ce9">
            <text:p>238.23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025402" table:style-name="ce9">
            <text:p>4.025.402</text:p>
          </table:table-cell>
          <table:table-cell office:value-type="float" office:value="1927940" table:style-name="ce9">
            <text:p>1.927.94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614985" table:style-name="ce9">
            <text:p>2.614.985</text:p>
          </table:table-cell>
          <table:table-cell office:value-type="float" office:value="1872972" table:style-name="ce9">
            <text:p>1.872.97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1223532" table:style-name="ce9">
            <text:p>1.223.532</text:p>
          </table:table-cell>
          <table:table-cell office:value-type="float" office:value="1223532" table:style-name="ce9">
            <text:p>1.223.53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2263166" table:style-name="ce9">
            <text:p>2.263.166</text:p>
          </table:table-cell>
          <table:table-cell office:value-type="float" office:value="2263166" table:style-name="ce9">
            <text:p>2.263.16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clui os usuários de Internet, os usuários de Internet no telefone celular e os usuários de aplicações que necessitam de conexão à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4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C4 - USUÁRIOS DE INTERNET, POR LOCAL DE ACESSO INDIVIDU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 do total</text:p>
          </table:table-cell>
          <table:covered-table-cell/>
          <table:table-cell office:value-type="string" table:number-columns-spanned="1" table:number-rows-spanned="2" table:style-name="ce4">
            <text:p>Em casa</text:p>
          </table:table-cell>
          <table:table-cell office:value-type="string" table:number-columns-spanned="1" table:number-rows-spanned="2" table:style-name="ce4">
            <text:p>No trabalho</text:p>
          </table:table-cell>
          <table:table-cell office:value-type="string" table:number-columns-spanned="1" table:number-rows-spanned="2" table:style-name="ce4">
            <text:p>Na escola ou estabelecimento de ensino</text:p>
          </table:table-cell>
          <table:table-cell office:value-type="string" table:number-columns-spanned="1" table:number-rows-spanned="2" table:style-name="ce4">
            <text:p>Na casa de outra pessoa¹</text:p>
          </table:table-cell>
          <table:table-cell office:value-type="string" table:number-columns-spanned="1" table:number-rows-spanned="2" table:style-name="ce4">
            <text:p>Em centro público de acesso gratuito²</text:p>
          </table:table-cell>
          <table:table-cell office:value-type="string" table:number-columns-spanned="1" table:number-rows-spanned="2" table:style-name="ce4">
            <text:p>Em centro público de acesso pago³</text:p>
          </table:table-cell>
          <table:table-cell office:value-type="string" table:number-columns-spanned="1" table:number-rows-spanned="2" table:style-name="ce4">
            <text:p>Em deslocamento⁴</text:p>
          </table:table-cell>
          <table:table-cell office:value-type="string" table:number-columns-spanned="1" table:number-rows-spanned="2" table:style-name="ce4">
            <text:p>Em outro lugar</text:p>
          </table:table-cell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598452" table:style-name="ce9">
            <text:p>2.598.452</text:p>
          </table:table-cell>
          <table:table-cell office:value-type="float" office:value="3676850" table:style-name="ce9">
            <text:p>3.676.850</text:p>
          </table:table-cell>
          <table:table-cell office:value-type="float" office:value="2160793" table:style-name="ce9">
            <text:p>2.160.793</text:p>
          </table:table-cell>
          <table:table-cell office:value-type="float" office:value="3981258" table:style-name="ce9">
            <text:p>3.981.258</text:p>
          </table:table-cell>
          <table:table-cell office:value-type="float" office:value="1842835" table:style-name="ce9">
            <text:p>1.842.835</text:p>
          </table:table-cell>
          <table:table-cell office:value-type="float" office:value="1272581" table:style-name="ce9">
            <text:p>1.272.581</text:p>
          </table:table-cell>
          <table:table-cell office:value-type="float" office:value="4401802" table:style-name="ce9">
            <text:p>4.401.802</text:p>
          </table:table-cell>
          <table:table-cell office:value-type="float" office:value="226818" table:style-name="ce9">
            <text:p>226.818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494786" table:style-name="ce9">
            <text:p>2.494.786</text:p>
          </table:table-cell>
          <table:table-cell office:value-type="float" office:value="3631094" table:style-name="ce9">
            <text:p>3.631.094</text:p>
          </table:table-cell>
          <table:table-cell office:value-type="float" office:value="2128109" table:style-name="ce9">
            <text:p>2.128.109</text:p>
          </table:table-cell>
          <table:table-cell office:value-type="float" office:value="3996486" table:style-name="ce9">
            <text:p>3.996.486</text:p>
          </table:table-cell>
          <table:table-cell office:value-type="float" office:value="1789922" table:style-name="ce9">
            <text:p>1.789.922</text:p>
          </table:table-cell>
          <table:table-cell office:value-type="float" office:value="1230484" table:style-name="ce9">
            <text:p>1.230.484</text:p>
          </table:table-cell>
          <table:table-cell office:value-type="float" office:value="3991527" table:style-name="ce9">
            <text:p>3.991.527</text:p>
          </table:table-cell>
          <table:table-cell office:value-type="float" office:value="228699" table:style-name="ce9">
            <text:p>228.69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262472" table:style-name="ce9">
            <text:p>1.262.472</text:p>
          </table:table-cell>
          <table:table-cell office:value-type="float" office:value="792416" table:style-name="ce9">
            <text:p>792.416</text:p>
          </table:table-cell>
          <table:table-cell office:value-type="float" office:value="595648" table:style-name="ce9">
            <text:p>595.648</text:p>
          </table:table-cell>
          <table:table-cell office:value-type="float" office:value="1262450" table:style-name="ce9">
            <text:p>1.262.450</text:p>
          </table:table-cell>
          <table:table-cell office:value-type="float" office:value="514890" table:style-name="ce9">
            <text:p>514.890</text:p>
          </table:table-cell>
          <table:table-cell office:value-type="float" office:value="417467" table:style-name="ce9">
            <text:p>417.467</text:p>
          </table:table-cell>
          <table:table-cell office:value-type="float" office:value="1513710" table:style-name="ce9">
            <text:p>1.513.710</text:p>
          </table:table-cell>
          <table:table-cell office:value-type="float" office:value="13181" table:style-name="ce9">
            <text:p>13.18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2114112" table:style-name="ce9">
            <text:p>2.114.112</text:p>
          </table:table-cell>
          <table:table-cell office:value-type="float" office:value="2862047" table:style-name="ce9">
            <text:p>2.862.047</text:p>
          </table:table-cell>
          <table:table-cell office:value-type="float" office:value="1424663" table:style-name="ce9">
            <text:p>1.424.663</text:p>
          </table:table-cell>
          <table:table-cell office:value-type="float" office:value="3387018" table:style-name="ce9">
            <text:p>3.387.018</text:p>
          </table:table-cell>
          <table:table-cell office:value-type="float" office:value="1147087" table:style-name="ce9">
            <text:p>1.147.087</text:p>
          </table:table-cell>
          <table:table-cell office:value-type="float" office:value="938824" table:style-name="ce9">
            <text:p>938.824</text:p>
          </table:table-cell>
          <table:table-cell office:value-type="float" office:value="3866780" table:style-name="ce9">
            <text:p>3.866.780</text:p>
          </table:table-cell>
          <table:table-cell office:value-type="float" office:value="177017" table:style-name="ce9">
            <text:p>177.017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1603480" table:style-name="ce9">
            <text:p>1.603.480</text:p>
          </table:table-cell>
          <table:table-cell office:value-type="float" office:value="2067849" table:style-name="ce9">
            <text:p>2.067.849</text:p>
          </table:table-cell>
          <table:table-cell office:value-type="float" office:value="1105775" table:style-name="ce9">
            <text:p>1.105.775</text:p>
          </table:table-cell>
          <table:table-cell office:value-type="float" office:value="2037214" table:style-name="ce9">
            <text:p>2.037.214</text:p>
          </table:table-cell>
          <table:table-cell office:value-type="float" office:value="999675" table:style-name="ce9">
            <text:p>999.675</text:p>
          </table:table-cell>
          <table:table-cell office:value-type="float" office:value="555527" table:style-name="ce9">
            <text:p>555.527</text:p>
          </table:table-cell>
          <table:table-cell office:value-type="float" office:value="2381656" table:style-name="ce9">
            <text:p>2.381.656</text:p>
          </table:table-cell>
          <table:table-cell office:value-type="float" office:value="100535" table:style-name="ce9">
            <text:p>100.53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961199" table:style-name="ce9">
            <text:p>961.199</text:p>
          </table:table-cell>
          <table:table-cell office:value-type="float" office:value="1016329" table:style-name="ce9">
            <text:p>1.016.329</text:p>
          </table:table-cell>
          <table:table-cell office:value-type="float" office:value="767097" table:style-name="ce9">
            <text:p>767.097</text:p>
          </table:table-cell>
          <table:table-cell office:value-type="float" office:value="1435655" table:style-name="ce9">
            <text:p>1.435.655</text:p>
          </table:table-cell>
          <table:table-cell office:value-type="float" office:value="663438" table:style-name="ce9">
            <text:p>663.438</text:p>
          </table:table-cell>
          <table:table-cell office:value-type="float" office:value="427396" table:style-name="ce9">
            <text:p>427.396</text:p>
          </table:table-cell>
          <table:table-cell office:value-type="float" office:value="1188916" table:style-name="ce9">
            <text:p>1.188.916</text:p>
          </table:table-cell>
          <table:table-cell office:value-type="float" office:value="16477" table:style-name="ce9">
            <text:p>16.477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589899" table:style-name="ce9">
            <text:p>589.899</text:p>
          </table:table-cell>
          <table:table-cell office:value-type="float" office:value="478484" table:style-name="ce9">
            <text:p>478.484</text:p>
          </table:table-cell>
          <table:table-cell office:value-type="float" office:value="414940" table:style-name="ce9">
            <text:p>414.940</text:p>
          </table:table-cell>
          <table:table-cell office:value-type="float" office:value="887135" table:style-name="ce9">
            <text:p>887.135</text:p>
          </table:table-cell>
          <table:table-cell office:value-type="float" office:value="382712" table:style-name="ce9">
            <text:p>382.712</text:p>
          </table:table-cell>
          <table:table-cell office:value-type="float" office:value="331369" table:style-name="ce9">
            <text:p>331.369</text:p>
          </table:table-cell>
          <table:table-cell office:value-type="float" office:value="673659" table:style-name="ce9">
            <text:p>673.659</text:p>
          </table:table-cell>
          <table:table-cell office:value-type="float" office:value="71721" table:style-name="ce9">
            <text:p>71.72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578128" table:style-name="ce9">
            <text:p>578.128</text:p>
          </table:table-cell>
          <table:table-cell office:value-type="float" office:value="938201" table:style-name="ce9">
            <text:p>938.201</text:p>
          </table:table-cell>
          <table:table-cell office:value-type="float" office:value="456145" table:style-name="ce9">
            <text:p>456.145</text:p>
          </table:table-cell>
          <table:table-cell office:value-type="float" office:value="1063246" table:style-name="ce9">
            <text:p>1.063.246</text:p>
          </table:table-cell>
          <table:table-cell office:value-type="float" office:value="445310" table:style-name="ce9">
            <text:p>445.310</text:p>
          </table:table-cell>
          <table:table-cell office:value-type="float" office:value="396789" table:style-name="ce9">
            <text:p>396.789</text:p>
          </table:table-cell>
          <table:table-cell office:value-type="float" office:value="1144173" table:style-name="ce9">
            <text:p>1.144.173</text:p>
          </table:table-cell>
          <table:table-cell office:value-type="float" office:value="106082" table:style-name="ce9">
            <text:p>106.082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154790" table:style-name="ce9">
            <text:p>2.154.790</text:p>
          </table:table-cell>
          <table:table-cell office:value-type="float" office:value="2806185" table:style-name="ce9">
            <text:p>2.806.185</text:p>
          </table:table-cell>
          <table:table-cell office:value-type="float" office:value="1277403" table:style-name="ce9">
            <text:p>1.277.403</text:p>
          </table:table-cell>
          <table:table-cell office:value-type="float" office:value="2544100" table:style-name="ce9">
            <text:p>2.544.100</text:p>
          </table:table-cell>
          <table:table-cell office:value-type="float" office:value="1256475" table:style-name="ce9">
            <text:p>1.256.475</text:p>
          </table:table-cell>
          <table:table-cell office:value-type="float" office:value="778040" table:style-name="ce9">
            <text:p>778.040</text:p>
          </table:table-cell>
          <table:table-cell office:value-type="float" office:value="2774905" table:style-name="ce9">
            <text:p>2.774.905</text:p>
          </table:table-cell>
          <table:table-cell office:value-type="float" office:value="163962" table:style-name="ce9">
            <text:p>163.96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2268560" table:style-name="ce9">
            <text:p>2.268.560</text:p>
          </table:table-cell>
          <table:table-cell office:value-type="float" office:value="2644839" table:style-name="ce9">
            <text:p>2.644.839</text:p>
          </table:table-cell>
          <table:table-cell office:value-type="float" office:value="1720216" table:style-name="ce9">
            <text:p>1.720.216</text:p>
          </table:table-cell>
          <table:table-cell office:value-type="float" office:value="3211884" table:style-name="ce9">
            <text:p>3.211.884</text:p>
          </table:table-cell>
          <table:table-cell office:value-type="float" office:value="1054407" table:style-name="ce9">
            <text:p>1.054.407</text:p>
          </table:table-cell>
          <table:table-cell office:value-type="float" office:value="1064988" table:style-name="ce9">
            <text:p>1.064.988</text:p>
          </table:table-cell>
          <table:table-cell office:value-type="float" office:value="3048313" table:style-name="ce9">
            <text:p>3.048.313</text:p>
          </table:table-cell>
          <table:table-cell office:value-type="float" office:value="162771" table:style-name="ce9">
            <text:p>162.77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4377816" table:style-name="ce9">
            <text:p>4.377.816</text:p>
          </table:table-cell>
          <table:table-cell office:value-type="float" office:value="3473248" table:style-name="ce9">
            <text:p>3.473.248</text:p>
          </table:table-cell>
          <table:table-cell office:value-type="float" office:value="1414771" table:style-name="ce9">
            <text:p>1.414.771</text:p>
          </table:table-cell>
          <table:table-cell office:value-type="float" office:value="3808423" table:style-name="ce9">
            <text:p>3.808.423</text:p>
          </table:table-cell>
          <table:table-cell office:value-type="float" office:value="885486" table:style-name="ce9">
            <text:p>885.486</text:p>
          </table:table-cell>
          <table:table-cell office:value-type="float" office:value="620666" table:style-name="ce9">
            <text:p>620.666</text:p>
          </table:table-cell>
          <table:table-cell office:value-type="float" office:value="3106427" table:style-name="ce9">
            <text:p>3.106.427</text:p>
          </table:table-cell>
          <table:table-cell office:value-type="float" office:value="169331" table:style-name="ce9">
            <text:p>169.33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3822920" table:style-name="ce9">
            <text:p>3.822.920</text:p>
          </table:table-cell>
          <table:table-cell office:value-type="float" office:value="2482151" table:style-name="ce9">
            <text:p>2.482.151</text:p>
          </table:table-cell>
          <table:table-cell office:value-type="float" office:value="1275020" table:style-name="ce9">
            <text:p>1.275.020</text:p>
          </table:table-cell>
          <table:table-cell office:value-type="float" office:value="3125222" table:style-name="ce9">
            <text:p>3.125.222</text:p>
          </table:table-cell>
          <table:table-cell office:value-type="float" office:value="1326656" table:style-name="ce9">
            <text:p>1.326.656</text:p>
          </table:table-cell>
          <table:table-cell office:value-type="float" office:value="980654" table:style-name="ce9">
            <text:p>980.654</text:p>
          </table:table-cell>
          <table:table-cell office:value-type="float" office:value="3511574" table:style-name="ce9">
            <text:p>3.511.574</text:p>
          </table:table-cell>
          <table:table-cell office:value-type="float" office:value="138986" table:style-name="ce9">
            <text:p>138.986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2277953" table:style-name="ce9">
            <text:p>2.277.953</text:p>
          </table:table-cell>
          <table:table-cell office:value-type="float" office:value="1208553" table:style-name="ce9">
            <text:p>1.208.553</text:p>
          </table:table-cell>
          <table:table-cell office:value-type="float" office:value="744116" table:style-name="ce9">
            <text:p>744.116</text:p>
          </table:table-cell>
          <table:table-cell office:value-type="float" office:value="1960502" table:style-name="ce9">
            <text:p>1.960.502</text:p>
          </table:table-cell>
          <table:table-cell office:value-type="float" office:value="926798" table:style-name="ce9">
            <text:p>926.798</text:p>
          </table:table-cell>
          <table:table-cell office:value-type="float" office:value="527689" table:style-name="ce9">
            <text:p>527.689</text:p>
          </table:table-cell>
          <table:table-cell office:value-type="float" office:value="1832524" table:style-name="ce9">
            <text:p>1.832.524</text:p>
          </table:table-cell>
          <table:table-cell office:value-type="float" office:value="87992" table:style-name="ce9">
            <text:p>87.992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781748" table:style-name="ce9">
            <text:p>781.748</text:p>
          </table:table-cell>
          <table:table-cell office:value-type="float" office:value="496290" table:style-name="ce9">
            <text:p>496.290</text:p>
          </table:table-cell>
          <table:table-cell office:value-type="float" office:value="234069" table:style-name="ce9">
            <text:p>234.069</text:p>
          </table:table-cell>
          <table:table-cell office:value-type="float" office:value="626830" table:style-name="ce9">
            <text:p>626.830</text:p>
          </table:table-cell>
          <table:table-cell office:value-type="float" office:value="142577" table:style-name="ce9">
            <text:p>142.577</text:p>
          </table:table-cell>
          <table:table-cell office:value-type="float" office:value="187145" table:style-name="ce9">
            <text:p>187.145</text:p>
          </table:table-cell>
          <table:table-cell office:value-type="float" office:value="574883" table:style-name="ce9">
            <text:p>574.883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030823" table:style-name="ce9">
            <text:p>1.030.823</text:p>
          </table:table-cell>
          <table:table-cell office:value-type="float" office:value="215664" table:style-name="ce9">
            <text:p>215.664</text:p>
          </table:table-cell>
          <table:table-cell office:value-type="float" office:value="415545" table:style-name="ce9">
            <text:p>415.545</text:p>
          </table:table-cell>
          <table:table-cell office:value-type="float" office:value="924410" table:style-name="ce9">
            <text:p>924.410</text:p>
          </table:table-cell>
          <table:table-cell office:value-type="float" office:value="134267" table:style-name="ce9">
            <text:p>134.267</text:p>
          </table:table-cell>
          <table:table-cell office:value-type="float" office:value="162360" table:style-name="ce9">
            <text:p>162.360</text:p>
          </table:table-cell>
          <table:table-cell office:value-type="float" office:value="470072" table:style-name="ce9">
            <text:p>470.07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529455" table:style-name="ce9">
            <text:p>529.455</text:p>
          </table:table-cell>
          <table:table-cell office:value-type="float" office:value="219365" table:style-name="ce9">
            <text:p>219.365</text:p>
          </table:table-cell>
          <table:table-cell office:value-type="float" office:value="189915" table:style-name="ce9">
            <text:p>189.915</text:p>
          </table:table-cell>
          <table:table-cell office:value-type="float" office:value="559487" table:style-name="ce9">
            <text:p>559.487</text:p>
          </table:table-cell>
          <table:table-cell office:value-type="float" office:value="176958" table:style-name="ce9">
            <text:p>176.958</text:p>
          </table:table-cell>
          <table:table-cell office:value-type="float" office:value="0" table:style-name="ce9">
            <text:p>0</text:p>
          </table:table-cell>
          <table:table-cell office:value-type="float" office:value="130252" table:style-name="ce9">
            <text:p>130.25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694738" table:style-name="ce9">
            <text:p>694.738</text:p>
          </table:table-cell>
          <table:table-cell office:value-type="float" office:value="137958" table:style-name="ce9">
            <text:p>137.958</text:p>
          </table:table-cell>
          <table:table-cell office:value-type="float" office:value="317076" table:style-name="ce9">
            <text:p>317.076</text:p>
          </table:table-cell>
          <table:table-cell office:value-type="float" office:value="426865" table:style-name="ce9">
            <text:p>426.865</text:p>
          </table:table-cell>
          <table:table-cell office:value-type="float" office:value="91524" table:style-name="ce9">
            <text:p>91.524</text:p>
          </table:table-cell>
          <table:table-cell office:value-type="float" office:value="100112" table:style-name="ce9">
            <text:p>100.112</text:p>
          </table:table-cell>
          <table:table-cell office:value-type="float" office:value="278416" table:style-name="ce9">
            <text:p>278.416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2361949" table:style-name="ce9">
            <text:p>2.361.949</text:p>
          </table:table-cell>
          <table:table-cell office:value-type="float" office:value="2457432" table:style-name="ce9">
            <text:p>2.457.432</text:p>
          </table:table-cell>
          <table:table-cell office:value-type="float" office:value="1199521" table:style-name="ce9">
            <text:p>1.199.521</text:p>
          </table:table-cell>
          <table:table-cell office:value-type="float" office:value="2931056" table:style-name="ce9">
            <text:p>2.931.056</text:p>
          </table:table-cell>
          <table:table-cell office:value-type="float" office:value="1282450" table:style-name="ce9">
            <text:p>1.282.450</text:p>
          </table:table-cell>
          <table:table-cell office:value-type="float" office:value="731215" table:style-name="ce9">
            <text:p>731.215</text:p>
          </table:table-cell>
          <table:table-cell office:value-type="float" office:value="2811317" table:style-name="ce9">
            <text:p>2.811.317</text:p>
          </table:table-cell>
          <table:table-cell office:value-type="float" office:value="57986" table:style-name="ce9">
            <text:p>57.986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1250693" table:style-name="ce9">
            <text:p>1.250.693</text:p>
          </table:table-cell>
          <table:table-cell office:value-type="float" office:value="1876431" table:style-name="ce9">
            <text:p>1.876.431</text:p>
          </table:table-cell>
          <table:table-cell office:value-type="float" office:value="1196594" table:style-name="ce9">
            <text:p>1.196.594</text:p>
          </table:table-cell>
          <table:table-cell office:value-type="float" office:value="1999220" table:style-name="ce9">
            <text:p>1.999.220</text:p>
          </table:table-cell>
          <table:table-cell office:value-type="float" office:value="1025554" table:style-name="ce9">
            <text:p>1.025.554</text:p>
          </table:table-cell>
          <table:table-cell office:value-type="float" office:value="942298" table:style-name="ce9">
            <text:p>942.298</text:p>
          </table:table-cell>
          <table:table-cell office:value-type="float" office:value="2323983" table:style-name="ce9">
            <text:p>2.323.983</text:p>
          </table:table-cell>
          <table:table-cell office:value-type="float" office:value="186129" table:style-name="ce9">
            <text:p>186.129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719520" table:style-name="ce9">
            <text:p>719.520</text:p>
          </table:table-cell>
          <table:table-cell office:value-type="float" office:value="2159038" table:style-name="ce9">
            <text:p>2.159.038</text:p>
          </table:table-cell>
          <table:table-cell office:value-type="float" office:value="1349354" table:style-name="ce9">
            <text:p>1.349.354</text:p>
          </table:table-cell>
          <table:table-cell office:value-type="float" office:value="2344834" table:style-name="ce9">
            <text:p>2.344.834</text:p>
          </table:table-cell>
          <table:table-cell office:value-type="float" office:value="806359" table:style-name="ce9">
            <text:p>806.359</text:p>
          </table:table-cell>
          <table:table-cell office:value-type="float" office:value="803081" table:style-name="ce9">
            <text:p>803.081</text:p>
          </table:table-cell>
          <table:table-cell office:value-type="float" office:value="1784924" table:style-name="ce9">
            <text:p>1.784.924</text:p>
          </table:table-cell>
          <table:table-cell office:value-type="float" office:value="113629" table:style-name="ce9">
            <text:p>113.629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641496" table:style-name="ce9">
            <text:p>641.496</text:p>
          </table:table-cell>
          <table:table-cell office:value-type="float" office:value="373131" table:style-name="ce9">
            <text:p>373.131</text:p>
          </table:table-cell>
          <table:table-cell office:value-type="float" office:value="888857" table:style-name="ce9">
            <text:p>888.857</text:p>
          </table:table-cell>
          <table:table-cell office:value-type="float" office:value="1281716" table:style-name="ce9">
            <text:p>1.281.716</text:p>
          </table:table-cell>
          <table:table-cell office:value-type="float" office:value="720623" table:style-name="ce9">
            <text:p>720.623</text:p>
          </table:table-cell>
          <table:table-cell office:value-type="float" office:value="427974" table:style-name="ce9">
            <text:p>427.974</text:p>
          </table:table-cell>
          <table:table-cell office:value-type="float" office:value="851711" table:style-name="ce9">
            <text:p>851.71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768061" table:style-name="ce9">
            <text:p>768.061</text:p>
          </table:table-cell>
          <table:table-cell office:value-type="float" office:value="1741697" table:style-name="ce9">
            <text:p>1.741.697</text:p>
          </table:table-cell>
          <table:table-cell office:value-type="float" office:value="1209019" table:style-name="ce9">
            <text:p>1.209.019</text:p>
          </table:table-cell>
          <table:table-cell office:value-type="float" office:value="1223807" table:style-name="ce9">
            <text:p>1.223.807</text:p>
          </table:table-cell>
          <table:table-cell office:value-type="float" office:value="1023162" table:style-name="ce9">
            <text:p>1.023.162</text:p>
          </table:table-cell>
          <table:table-cell office:value-type="float" office:value="794115" table:style-name="ce9">
            <text:p>794.115</text:p>
          </table:table-cell>
          <table:table-cell office:value-type="float" office:value="1971538" table:style-name="ce9">
            <text:p>1.971.538</text:p>
          </table:table-cell>
          <table:table-cell office:value-type="float" office:value="182765" table:style-name="ce9">
            <text:p>182.765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1046353" table:style-name="ce9">
            <text:p>1.046.353</text:p>
          </table:table-cell>
          <table:table-cell office:value-type="float" office:value="1650663" table:style-name="ce9">
            <text:p>1.650.663</text:p>
          </table:table-cell>
          <table:table-cell office:value-type="float" office:value="720717" table:style-name="ce9">
            <text:p>720.717</text:p>
          </table:table-cell>
          <table:table-cell office:value-type="float" office:value="1234520" table:style-name="ce9">
            <text:p>1.234.520</text:p>
          </table:table-cell>
          <table:table-cell office:value-type="float" office:value="934165" table:style-name="ce9">
            <text:p>934.165</text:p>
          </table:table-cell>
          <table:table-cell office:value-type="float" office:value="599061" table:style-name="ce9">
            <text:p>599.061</text:p>
          </table:table-cell>
          <table:table-cell office:value-type="float" office:value="1681036" table:style-name="ce9">
            <text:p>1.681.036</text:p>
          </table:table-cell>
          <table:table-cell office:value-type="float" office:value="109110" table:style-name="ce9">
            <text:p>109.11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1109942" table:style-name="ce9">
            <text:p>1.109.942</text:p>
          </table:table-cell>
          <table:table-cell office:value-type="float" office:value="1683351" table:style-name="ce9">
            <text:p>1.683.351</text:p>
          </table:table-cell>
          <table:table-cell office:value-type="float" office:value="807160" table:style-name="ce9">
            <text:p>807.160</text:p>
          </table:table-cell>
          <table:table-cell office:value-type="float" office:value="1968729" table:style-name="ce9">
            <text:p>1.968.729</text:p>
          </table:table-cell>
          <table:table-cell office:value-type="float" office:value="689344" table:style-name="ce9">
            <text:p>689.344</text:p>
          </table:table-cell>
          <table:table-cell office:value-type="float" office:value="557585" table:style-name="ce9">
            <text:p>557.585</text:p>
          </table:table-cell>
          <table:table-cell office:value-type="float" office:value="1928203" table:style-name="ce9">
            <text:p>1.928.203</text:p>
          </table:table-cell>
          <table:table-cell office:value-type="float" office:value="97841" table:style-name="ce9">
            <text:p>97.84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1367116" table:style-name="ce9">
            <text:p>1.367.116</text:p>
          </table:table-cell>
          <table:table-cell office:value-type="float" office:value="1872252" table:style-name="ce9">
            <text:p>1.872.252</text:p>
          </table:table-cell>
          <table:table-cell office:value-type="float" office:value="845616" table:style-name="ce9">
            <text:p>845.616</text:p>
          </table:table-cell>
          <table:table-cell office:value-type="float" office:value="1577387" table:style-name="ce9">
            <text:p>1.577.387</text:p>
          </table:table-cell>
          <table:table-cell office:value-type="float" office:value="598767" table:style-name="ce9">
            <text:p>598.767</text:p>
          </table:table-cell>
          <table:table-cell office:value-type="float" office:value="670454" table:style-name="ce9">
            <text:p>670.454</text:p>
          </table:table-cell>
          <table:table-cell office:value-type="float" office:value="2126920" table:style-name="ce9">
            <text:p>2.126.920</text:p>
          </table:table-cell>
          <table:table-cell office:value-type="float" office:value="16477" table:style-name="ce9">
            <text:p>16.477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1936543" table:style-name="ce9">
            <text:p>1.936.543</text:p>
          </table:table-cell>
          <table:table-cell office:value-type="float" office:value="1077603" table:style-name="ce9">
            <text:p>1.077.603</text:p>
          </table:table-cell>
          <table:table-cell office:value-type="float" office:value="336848" table:style-name="ce9">
            <text:p>336.848</text:p>
          </table:table-cell>
          <table:table-cell office:value-type="float" office:value="1154534" table:style-name="ce9">
            <text:p>1.154.534</text:p>
          </table:table-cell>
          <table:table-cell office:value-type="float" office:value="307498" table:style-name="ce9">
            <text:p>307.498</text:p>
          </table:table-cell>
          <table:table-cell office:value-type="float" office:value="216086" table:style-name="ce9">
            <text:p>216.086</text:p>
          </table:table-cell>
          <table:table-cell office:value-type="float" office:value="1753512" table:style-name="ce9">
            <text:p>1.753.512</text:p>
          </table:table-cell>
          <table:table-cell office:value-type="float" office:value="43950" table:style-name="ce9">
            <text:p>43.95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3508923" table:style-name="ce9">
            <text:p>3.508.923</text:p>
          </table:table-cell>
          <table:table-cell office:value-type="float" office:value="1645595" table:style-name="ce9">
            <text:p>1.645.595</text:p>
          </table:table-cell>
          <table:table-cell office:value-type="float" office:value="1355165" table:style-name="ce9">
            <text:p>1.355.165</text:p>
          </table:table-cell>
          <table:table-cell office:value-type="float" office:value="2997252" table:style-name="ce9">
            <text:p>2.997.252</text:p>
          </table:table-cell>
          <table:table-cell office:value-type="float" office:value="743702" table:style-name="ce9">
            <text:p>743.702</text:p>
          </table:table-cell>
          <table:table-cell office:value-type="float" office:value="641348" table:style-name="ce9">
            <text:p>641.348</text:p>
          </table:table-cell>
          <table:table-cell office:value-type="float" office:value="2647857" table:style-name="ce9">
            <text:p>2.647.857</text:p>
          </table:table-cell>
          <table:table-cell office:value-type="float" office:value="81914" table:style-name="ce9">
            <text:p>81.914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3410408" table:style-name="ce9">
            <text:p>3.410.408</text:p>
          </table:table-cell>
          <table:table-cell office:value-type="float" office:value="2697140" table:style-name="ce9">
            <text:p>2.697.140</text:p>
          </table:table-cell>
          <table:table-cell office:value-type="float" office:value="894151" table:style-name="ce9">
            <text:p>894.151</text:p>
          </table:table-cell>
          <table:table-cell office:value-type="float" office:value="2424390" table:style-name="ce9">
            <text:p>2.424.390</text:p>
          </table:table-cell>
          <table:table-cell office:value-type="float" office:value="1096571" table:style-name="ce9">
            <text:p>1.096.571</text:p>
          </table:table-cell>
          <table:table-cell office:value-type="float" office:value="576227" table:style-name="ce9">
            <text:p>576.227</text:p>
          </table:table-cell>
          <table:table-cell office:value-type="float" office:value="1957775" table:style-name="ce9">
            <text:p>1.957.775</text:p>
          </table:table-cell>
          <table:table-cell office:value-type="float" office:value="86097" table:style-name="ce9">
            <text:p>86.097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3376634" table:style-name="ce9">
            <text:p>3.376.634</text:p>
          </table:table-cell>
          <table:table-cell office:value-type="float" office:value="1768288" table:style-name="ce9">
            <text:p>1.768.288</text:p>
          </table:table-cell>
          <table:table-cell office:value-type="float" office:value="845592" table:style-name="ce9">
            <text:p>845.592</text:p>
          </table:table-cell>
          <table:table-cell office:value-type="float" office:value="2806417" table:style-name="ce9">
            <text:p>2.806.417</text:p>
          </table:table-cell>
          <table:table-cell office:value-type="float" office:value="725469" table:style-name="ce9">
            <text:p>725.469</text:p>
          </table:table-cell>
          <table:table-cell office:value-type="float" office:value="664739" table:style-name="ce9">
            <text:p>664.739</text:p>
          </table:table-cell>
          <table:table-cell office:value-type="float" office:value="2760684" table:style-name="ce9">
            <text:p>2.760.684</text:p>
          </table:table-cell>
          <table:table-cell office:value-type="float" office:value="87969" table:style-name="ce9">
            <text:p>87.969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2733708" table:style-name="ce9">
            <text:p>2.733.708</text:p>
          </table:table-cell>
          <table:table-cell office:value-type="float" office:value="1830612" table:style-name="ce9">
            <text:p>1.830.612</text:p>
          </table:table-cell>
          <table:table-cell office:value-type="float" office:value="565800" table:style-name="ce9">
            <text:p>565.800</text:p>
          </table:table-cell>
          <table:table-cell office:value-type="float" office:value="2312064" table:style-name="ce9">
            <text:p>2.312.064</text:p>
          </table:table-cell>
          <table:table-cell office:value-type="float" office:value="458130" table:style-name="ce9">
            <text:p>458.130</text:p>
          </table:table-cell>
          <table:table-cell office:value-type="float" office:value="736351" table:style-name="ce9">
            <text:p>736.351</text:p>
          </table:table-cell>
          <table:table-cell office:value-type="float" office:value="1865574" table:style-name="ce9">
            <text:p>1.865.574</text:p>
          </table:table-cell>
          <table:table-cell office:value-type="float" office:value="167932" table:style-name="ce9">
            <text:p>167.932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1478832" table:style-name="ce9">
            <text:p>1.478.832</text:p>
          </table:table-cell>
          <table:table-cell office:value-type="float" office:value="1089941" table:style-name="ce9">
            <text:p>1.089.941</text:p>
          </table:table-cell>
          <table:table-cell office:value-type="float" office:value="674319" table:style-name="ce9">
            <text:p>674.319</text:p>
          </table:table-cell>
          <table:table-cell office:value-type="float" office:value="1170727" table:style-name="ce9">
            <text:p>1.170.727</text:p>
          </table:table-cell>
          <table:table-cell office:value-type="float" office:value="629022" table:style-name="ce9">
            <text:p>629.022</text:p>
          </table:table-cell>
          <table:table-cell office:value-type="float" office:value="284328" table:style-name="ce9">
            <text:p>284.328</text:p>
          </table:table-cell>
          <table:table-cell office:value-type="float" office:value="1329130" table:style-name="ce9">
            <text:p>1.329.130</text:p>
          </table:table-cell>
          <table:table-cell office:value-type="float" office:value="13181" table:style-name="ce9">
            <text:p>13.18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1373297" table:style-name="ce9">
            <text:p>1.373.297</text:p>
          </table:table-cell>
          <table:table-cell office:value-type="float" office:value="1130705" table:style-name="ce9">
            <text:p>1.130.705</text:p>
          </table:table-cell>
          <table:table-cell office:value-type="float" office:value="713154" table:style-name="ce9">
            <text:p>713.154</text:p>
          </table:table-cell>
          <table:table-cell office:value-type="float" office:value="1220343" table:style-name="ce9">
            <text:p>1.220.343</text:p>
          </table:table-cell>
          <table:table-cell office:value-type="float" office:value="447835" table:style-name="ce9">
            <text:p>447.835</text:p>
          </table:table-cell>
          <table:table-cell office:value-type="float" office:value="134045" table:style-name="ce9">
            <text:p>134.045</text:p>
          </table:table-cell>
          <table:table-cell office:value-type="float" office:value="1376745" table:style-name="ce9">
            <text:p>1.376.745</text:p>
          </table:table-cell>
          <table:table-cell office:value-type="float" office:value="47259" table:style-name="ce9">
            <text:p>47.259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823366" table:style-name="ce9">
            <text:p>823.366</text:p>
          </table:table-cell>
          <table:table-cell office:value-type="float" office:value="212520" table:style-name="ce9">
            <text:p>212.520</text:p>
          </table:table-cell>
          <table:table-cell office:value-type="float" office:value="165763" table:style-name="ce9">
            <text:p>165.763</text:p>
          </table:table-cell>
          <table:table-cell office:value-type="float" office:value="744840" table:style-name="ce9">
            <text:p>744.840</text:p>
          </table:table-cell>
          <table:table-cell office:value-type="float" office:value="102426" table:style-name="ce9">
            <text:p>102.426</text:p>
          </table:table-cell>
          <table:table-cell office:value-type="float" office:value="228069" table:style-name="ce9">
            <text:p>228.069</text:p>
          </table:table-cell>
          <table:table-cell office:value-type="float" office:value="398101" table:style-name="ce9">
            <text:p>398.10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1551877" table:style-name="ce9">
            <text:p>1.551.877</text:p>
          </table:table-cell>
          <table:table-cell office:value-type="float" office:value="707181" table:style-name="ce9">
            <text:p>707.181</text:p>
          </table:table-cell>
          <table:table-cell office:value-type="float" office:value="378488" table:style-name="ce9">
            <text:p>378.488</text:p>
          </table:table-cell>
          <table:table-cell office:value-type="float" office:value="1495250" table:style-name="ce9">
            <text:p>1.495.250</text:p>
          </table:table-cell>
          <table:table-cell office:value-type="float" office:value="692260" table:style-name="ce9">
            <text:p>692.260</text:p>
          </table:table-cell>
          <table:table-cell office:value-type="float" office:value="134085" table:style-name="ce9">
            <text:p>134.085</text:p>
          </table:table-cell>
          <table:table-cell office:value-type="float" office:value="1233087" table:style-name="ce9">
            <text:p>1.233.087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129024" table:style-name="ce9">
            <text:p>1.129.024</text:p>
          </table:table-cell>
          <table:table-cell office:value-type="float" office:value="704545" table:style-name="ce9">
            <text:p>704.545</text:p>
          </table:table-cell>
          <table:table-cell office:value-type="float" office:value="466915" table:style-name="ce9">
            <text:p>466.915</text:p>
          </table:table-cell>
          <table:table-cell office:value-type="float" office:value="925615" table:style-name="ce9">
            <text:p>925.615</text:p>
          </table:table-cell>
          <table:table-cell office:value-type="float" office:value="139084" table:style-name="ce9">
            <text:p>139.084</text:p>
          </table:table-cell>
          <table:table-cell office:value-type="float" office:value="430974" table:style-name="ce9">
            <text:p>430.974</text:p>
          </table:table-cell>
          <table:table-cell office:value-type="float" office:value="719635" table:style-name="ce9">
            <text:p>719.635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1991876" table:style-name="ce9">
            <text:p>1.991.876</text:p>
          </table:table-cell>
          <table:table-cell office:value-type="float" office:value="1823516" table:style-name="ce9">
            <text:p>1.823.516</text:p>
          </table:table-cell>
          <table:table-cell office:value-type="float" office:value="389171" table:style-name="ce9">
            <text:p>389.171</text:p>
          </table:table-cell>
          <table:table-cell office:value-type="float" office:value="1797149" table:style-name="ce9">
            <text:p>1.797.149</text:p>
          </table:table-cell>
          <table:table-cell office:value-type="float" office:value="470432" table:style-name="ce9">
            <text:p>470.432</text:p>
          </table:table-cell>
          <table:table-cell office:value-type="float" office:value="159835" table:style-name="ce9">
            <text:p>159.835</text:p>
          </table:table-cell>
          <table:table-cell office:value-type="float" office:value="1891211" table:style-name="ce9">
            <text:p>1.891.21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776792" table:style-name="ce9">
            <text:p>2.776.792</text:p>
          </table:table-cell>
          <table:table-cell office:value-type="float" office:value="2114360" table:style-name="ce9">
            <text:p>2.114.360</text:p>
          </table:table-cell>
          <table:table-cell office:value-type="float" office:value="1400476" table:style-name="ce9">
            <text:p>1.400.476</text:p>
          </table:table-cell>
          <table:table-cell office:value-type="float" office:value="2570256" table:style-name="ce9">
            <text:p>2.570.256</text:p>
          </table:table-cell>
          <table:table-cell office:value-type="float" office:value="841987" table:style-name="ce9">
            <text:p>841.987</text:p>
          </table:table-cell>
          <table:table-cell office:value-type="float" office:value="748574" table:style-name="ce9">
            <text:p>748.574</text:p>
          </table:table-cell>
          <table:table-cell office:value-type="float" office:value="2299924" table:style-name="ce9">
            <text:p>2.299.924</text:p>
          </table:table-cell>
          <table:table-cell office:value-type="float" office:value="80803" table:style-name="ce9">
            <text:p>80.803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025689" table:style-name="ce9">
            <text:p>4.025.689</text:p>
          </table:table-cell>
          <table:table-cell office:value-type="float" office:value="2496506" table:style-name="ce9">
            <text:p>2.496.506</text:p>
          </table:table-cell>
          <table:table-cell office:value-type="float" office:value="1367329" table:style-name="ce9">
            <text:p>1.367.329</text:p>
          </table:table-cell>
          <table:table-cell office:value-type="float" office:value="3037703" table:style-name="ce9">
            <text:p>3.037.703</text:p>
          </table:table-cell>
          <table:table-cell office:value-type="float" office:value="1340799" table:style-name="ce9">
            <text:p>1.340.799</text:p>
          </table:table-cell>
          <table:table-cell office:value-type="float" office:value="871844" table:style-name="ce9">
            <text:p>871.844</text:p>
          </table:table-cell>
          <table:table-cell office:value-type="float" office:value="3474615" table:style-name="ce9">
            <text:p>3.474.615</text:p>
          </table:table-cell>
          <table:table-cell office:value-type="float" office:value="212403" table:style-name="ce9">
            <text:p>212.403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576660" table:style-name="ce9">
            <text:p>2.576.660</text:p>
          </table:table-cell>
          <table:table-cell office:value-type="float" office:value="1787000" table:style-name="ce9">
            <text:p>1.787.000</text:p>
          </table:table-cell>
          <table:table-cell office:value-type="float" office:value="834213" table:style-name="ce9">
            <text:p>834.213</text:p>
          </table:table-cell>
          <table:table-cell office:value-type="float" office:value="2147787" table:style-name="ce9">
            <text:p>2.147.787</text:p>
          </table:table-cell>
          <table:table-cell office:value-type="float" office:value="879168" table:style-name="ce9">
            <text:p>879.168</text:p>
          </table:table-cell>
          <table:table-cell office:value-type="float" office:value="781758" table:style-name="ce9">
            <text:p>781.758</text:p>
          </table:table-cell>
          <table:table-cell office:value-type="float" office:value="2243953" table:style-name="ce9">
            <text:p>2.243.953</text:p>
          </table:table-cell>
          <table:table-cell office:value-type="float" office:value="70011" table:style-name="ce9">
            <text:p>70.011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1639385" table:style-name="ce9">
            <text:p>1.639.385</text:p>
          </table:table-cell>
          <table:table-cell office:value-type="float" office:value="3536231" table:style-name="ce9">
            <text:p>3.536.231</text:p>
          </table:table-cell>
          <table:table-cell office:value-type="float" office:value="1681631" table:style-name="ce9">
            <text:p>1.681.631</text:p>
          </table:table-cell>
          <table:table-cell office:value-type="float" office:value="2316633" table:style-name="ce9">
            <text:p>2.316.633</text:p>
          </table:table-cell>
          <table:table-cell office:value-type="float" office:value="1399646" table:style-name="ce9">
            <text:p>1.399.646</text:p>
          </table:table-cell>
          <table:table-cell office:value-type="float" office:value="1097982" table:style-name="ce9">
            <text:p>1.097.982</text:p>
          </table:table-cell>
          <table:table-cell office:value-type="float" office:value="2557685" table:style-name="ce9">
            <text:p>2.557.685</text:p>
          </table:table-cell>
          <table:table-cell office:value-type="float" office:value="196669" table:style-name="ce9">
            <text:p>196.669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2403398" table:style-name="ce9">
            <text:p>2.403.398</text:p>
          </table:table-cell>
          <table:table-cell office:value-type="float" office:value="1337079" table:style-name="ce9">
            <text:p>1.337.079</text:p>
          </table:table-cell>
          <table:table-cell office:value-type="float" office:value="1349457" table:style-name="ce9">
            <text:p>1.349.457</text:p>
          </table:table-cell>
          <table:table-cell office:value-type="float" office:value="3537916" table:style-name="ce9">
            <text:p>3.537.916</text:p>
          </table:table-cell>
          <table:table-cell office:value-type="float" office:value="1191127" table:style-name="ce9">
            <text:p>1.191.127</text:p>
          </table:table-cell>
          <table:table-cell office:value-type="float" office:value="789935" table:style-name="ce9">
            <text:p>789.935</text:p>
          </table:table-cell>
          <table:table-cell office:value-type="float" office:value="3557784" table:style-name="ce9">
            <text:p>3.557.784</text:p>
          </table:table-cell>
          <table:table-cell office:value-type="float" office:value="109516" table:style-name="ce9">
            <text:p>109.516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migo, vizinho ou familiar. ² Telecentro, biblioteca ou entidade comunitária. ³ Lanhouse, Internet café ou similar. ⁴ Na rua, no ônibus, no metrô ou no carro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4A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C4A - USUÁRIOS DE INTERNET, POR LOCAL DE ACESSO INDIVIDUAL MAIS FREQUEN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 do total</text:p>
          </table:table-cell>
          <table:covered-table-cell/>
          <table:table-cell office:value-type="string" table:number-columns-spanned="1" table:number-rows-spanned="2" table:style-name="ce4">
            <text:p>Em casa</text:p>
          </table:table-cell>
          <table:table-cell office:value-type="string" table:number-columns-spanned="1" table:number-rows-spanned="2" table:style-name="ce4">
            <text:p>No trabalho</text:p>
          </table:table-cell>
          <table:table-cell office:value-type="string" table:number-columns-spanned="1" table:number-rows-spanned="2" table:style-name="ce4">
            <text:p>Na escola ou estabelecimento de ensino</text:p>
          </table:table-cell>
          <table:table-cell office:value-type="string" table:number-columns-spanned="1" table:number-rows-spanned="2" table:style-name="ce4">
            <text:p>Na casa de outra pessoa¹</text:p>
          </table:table-cell>
          <table:table-cell office:value-type="string" table:number-columns-spanned="1" table:number-rows-spanned="2" table:style-name="ce4">
            <text:p>Em centro público de acesso gratuito²</text:p>
          </table:table-cell>
          <table:table-cell office:value-type="string" table:number-columns-spanned="1" table:number-rows-spanned="2" table:style-name="ce4">
            <text:p>Em centro público de acesso pago³</text:p>
          </table:table-cell>
          <table:table-cell office:value-type="string" table:number-columns-spanned="1" table:number-rows-spanned="2" table:style-name="ce4">
            <text:p>Em deslocamento⁴</text:p>
          </table:table-cell>
          <table:table-cell office:value-type="string" table:number-columns-spanned="1" table:number-rows-spanned="2" table:style-name="ce4">
            <text:p>Em outro lugar</text:p>
          </table:table-cell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3187734" table:style-name="ce9">
            <text:p>3.187.734</text:p>
          </table:table-cell>
          <table:table-cell office:value-type="float" office:value="1966228" table:style-name="ce9">
            <text:p>1.966.228</text:p>
          </table:table-cell>
          <table:table-cell office:value-type="float" office:value="125024" table:style-name="ce9">
            <text:p>125.024</text:p>
          </table:table-cell>
          <table:table-cell office:value-type="float" office:value="985926" table:style-name="ce9">
            <text:p>985.926</text:p>
          </table:table-cell>
          <table:table-cell office:value-type="float" office:value="84312" table:style-name="ce9">
            <text:p>84.312</text:p>
          </table:table-cell>
          <table:table-cell office:value-type="float" office:value="407968" table:style-name="ce9">
            <text:p>407.968</text:p>
          </table:table-cell>
          <table:table-cell office:value-type="float" office:value="940926" table:style-name="ce9">
            <text:p>940.926</text:p>
          </table:table-cell>
          <table:table-cell office:value-type="float" office:value="56884" table:style-name="ce9">
            <text:p>56.884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3108432" table:style-name="ce9">
            <text:p>3.108.432</text:p>
          </table:table-cell>
          <table:table-cell office:value-type="float" office:value="1968673" table:style-name="ce9">
            <text:p>1.968.673</text:p>
          </table:table-cell>
          <table:table-cell office:value-type="float" office:value="125024" table:style-name="ce9">
            <text:p>125.024</text:p>
          </table:table-cell>
          <table:table-cell office:value-type="float" office:value="715723" table:style-name="ce9">
            <text:p>715.723</text:p>
          </table:table-cell>
          <table:table-cell office:value-type="float" office:value="82535" table:style-name="ce9">
            <text:p>82.535</text:p>
          </table:table-cell>
          <table:table-cell office:value-type="float" office:value="254226" table:style-name="ce9">
            <text:p>254.226</text:p>
          </table:table-cell>
          <table:table-cell office:value-type="float" office:value="868028" table:style-name="ce9">
            <text:p>868.028</text:p>
          </table:table-cell>
          <table:table-cell office:value-type="float" office:value="56884" table:style-name="ce9">
            <text:p>56.88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437754" table:style-name="ce9">
            <text:p>1.437.754</text:p>
          </table:table-cell>
          <table:table-cell office:value-type="float" office:value="289751" table:style-name="ce9">
            <text:p>289.751</text:p>
          </table:table-cell>
          <table:table-cell office:value-type="float" office:value="0" table:style-name="ce9">
            <text:p>0</text:p>
          </table:table-cell>
          <table:table-cell office:value-type="float" office:value="743067" table:style-name="ce9">
            <text:p>743.067</text:p>
          </table:table-cell>
          <table:table-cell office:value-type="float" office:value="21203" table:style-name="ce9">
            <text:p>21.203</text:p>
          </table:table-cell>
          <table:table-cell office:value-type="float" office:value="345023" table:style-name="ce9">
            <text:p>345.023</text:p>
          </table:table-cell>
          <table:table-cell office:value-type="float" office:value="288349" table:style-name="ce9">
            <text:p>288.349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2688946" table:style-name="ce9">
            <text:p>2.688.946</text:p>
          </table:table-cell>
          <table:table-cell office:value-type="float" office:value="1697364" table:style-name="ce9">
            <text:p>1.697.364</text:p>
          </table:table-cell>
          <table:table-cell office:value-type="float" office:value="59136" table:style-name="ce9">
            <text:p>59.136</text:p>
          </table:table-cell>
          <table:table-cell office:value-type="float" office:value="414157" table:style-name="ce9">
            <text:p>414.157</text:p>
          </table:table-cell>
          <table:table-cell office:value-type="float" office:value="62557" table:style-name="ce9">
            <text:p>62.557</text:p>
          </table:table-cell>
          <table:table-cell office:value-type="float" office:value="249234" table:style-name="ce9">
            <text:p>249.234</text:p>
          </table:table-cell>
          <table:table-cell office:value-type="float" office:value="525910" table:style-name="ce9">
            <text:p>525.910</text:p>
          </table:table-cell>
          <table:table-cell office:value-type="float" office:value="35375" table:style-name="ce9">
            <text:p>35.37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1744887" table:style-name="ce9">
            <text:p>1.744.887</text:p>
          </table:table-cell>
          <table:table-cell office:value-type="float" office:value="814629" table:style-name="ce9">
            <text:p>814.629</text:p>
          </table:table-cell>
          <table:table-cell office:value-type="float" office:value="39021" table:style-name="ce9">
            <text:p>39.021</text:p>
          </table:table-cell>
          <table:table-cell office:value-type="float" office:value="700202" table:style-name="ce9">
            <text:p>700.202</text:p>
          </table:table-cell>
          <table:table-cell office:value-type="float" office:value="55540" table:style-name="ce9">
            <text:p>55.540</text:p>
          </table:table-cell>
          <table:table-cell office:value-type="float" office:value="349785" table:style-name="ce9">
            <text:p>349.785</text:p>
          </table:table-cell>
          <table:table-cell office:value-type="float" office:value="496170" table:style-name="ce9">
            <text:p>496.170</text:p>
          </table:table-cell>
          <table:table-cell office:value-type="float" office:value="39939" table:style-name="ce9">
            <text:p>39.93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1181295" table:style-name="ce9">
            <text:p>1.181.295</text:p>
          </table:table-cell>
          <table:table-cell office:value-type="float" office:value="661716" table:style-name="ce9">
            <text:p>661.716</text:p>
          </table:table-cell>
          <table:table-cell office:value-type="float" office:value="0" table:style-name="ce9">
            <text:p>0</text:p>
          </table:table-cell>
          <table:table-cell office:value-type="float" office:value="376732" table:style-name="ce9">
            <text:p>376.73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22856" table:style-name="ce9">
            <text:p>522.856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873900" table:style-name="ce9">
            <text:p>873.900</text:p>
          </table:table-cell>
          <table:table-cell office:value-type="float" office:value="320583" table:style-name="ce9">
            <text:p>320.583</text:p>
          </table:table-cell>
          <table:table-cell office:value-type="float" office:value="101631" table:style-name="ce9">
            <text:p>101.631</text:p>
          </table:table-cell>
          <table:table-cell office:value-type="float" office:value="356129" table:style-name="ce9">
            <text:p>356.129</text:p>
          </table:table-cell>
          <table:table-cell office:value-type="float" office:value="3340" table:style-name="ce9">
            <text:p>3.340</text:p>
          </table:table-cell>
          <table:table-cell office:value-type="float" office:value="17417" table:style-name="ce9">
            <text:p>17.417</text:p>
          </table:table-cell>
          <table:table-cell office:value-type="float" office:value="214676" table:style-name="ce9">
            <text:p>214.676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730590" table:style-name="ce9">
            <text:p>730.590</text:p>
          </table:table-cell>
          <table:table-cell office:value-type="float" office:value="554862" table:style-name="ce9">
            <text:p>554.862</text:p>
          </table:table-cell>
          <table:table-cell office:value-type="float" office:value="0" table:style-name="ce9">
            <text:p>0</text:p>
          </table:table-cell>
          <table:table-cell office:value-type="float" office:value="152610" table:style-name="ce9">
            <text:p>152.610</text:p>
          </table:table-cell>
          <table:table-cell office:value-type="float" office:value="0" table:style-name="ce9">
            <text:p>0</text:p>
          </table:table-cell>
          <table:table-cell office:value-type="float" office:value="5907" table:style-name="ce9">
            <text:p>5.907</text:p>
          </table:table-cell>
          <table:table-cell office:value-type="float" office:value="130913" table:style-name="ce9">
            <text:p>130.913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794487" table:style-name="ce9">
            <text:p>2.794.487</text:p>
          </table:table-cell>
          <table:table-cell office:value-type="float" office:value="1468122" table:style-name="ce9">
            <text:p>1.468.122</text:p>
          </table:table-cell>
          <table:table-cell office:value-type="float" office:value="99228" table:style-name="ce9">
            <text:p>99.228</text:p>
          </table:table-cell>
          <table:table-cell office:value-type="float" office:value="720904" table:style-name="ce9">
            <text:p>720.904</text:p>
          </table:table-cell>
          <table:table-cell office:value-type="float" office:value="85773" table:style-name="ce9">
            <text:p>85.773</text:p>
          </table:table-cell>
          <table:table-cell office:value-type="float" office:value="0" table:style-name="ce9">
            <text:p>0</text:p>
          </table:table-cell>
          <table:table-cell office:value-type="float" office:value="722611" table:style-name="ce9">
            <text:p>722.611</text:p>
          </table:table-cell>
          <table:table-cell office:value-type="float" office:value="39939" table:style-name="ce9">
            <text:p>39.93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2544099" table:style-name="ce9">
            <text:p>2.544.099</text:p>
          </table:table-cell>
          <table:table-cell office:value-type="float" office:value="1374120" table:style-name="ce9">
            <text:p>1.374.120</text:p>
          </table:table-cell>
          <table:table-cell office:value-type="float" office:value="68333" table:style-name="ce9">
            <text:p>68.333</text:p>
          </table:table-cell>
          <table:table-cell office:value-type="float" office:value="950511" table:style-name="ce9">
            <text:p>950.511</text:p>
          </table:table-cell>
          <table:table-cell office:value-type="float" office:value="29154" table:style-name="ce9">
            <text:p>29.154</text:p>
          </table:table-cell>
          <table:table-cell office:value-type="float" office:value="407968" table:style-name="ce9">
            <text:p>407.968</text:p>
          </table:table-cell>
          <table:table-cell office:value-type="float" office:value="579241" table:style-name="ce9">
            <text:p>579.241</text:p>
          </table:table-cell>
          <table:table-cell office:value-type="float" office:value="35375" table:style-name="ce9">
            <text:p>35.375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4171624" table:style-name="ce9">
            <text:p>4.171.624</text:p>
          </table:table-cell>
          <table:table-cell office:value-type="float" office:value="1792669" table:style-name="ce9">
            <text:p>1.792.669</text:p>
          </table:table-cell>
          <table:table-cell office:value-type="float" office:value="53049" table:style-name="ce9">
            <text:p>53.049</text:p>
          </table:table-cell>
          <table:table-cell office:value-type="float" office:value="563697" table:style-name="ce9">
            <text:p>563.697</text:p>
          </table:table-cell>
          <table:table-cell office:value-type="float" office:value="0" table:style-name="ce9">
            <text:p>0</text:p>
          </table:table-cell>
          <table:table-cell office:value-type="float" office:value="249203" table:style-name="ce9">
            <text:p>249.203</text:p>
          </table:table-cell>
          <table:table-cell office:value-type="float" office:value="720677" table:style-name="ce9">
            <text:p>720.677</text:p>
          </table:table-cell>
          <table:table-cell office:value-type="float" office:value="35375" table:style-name="ce9">
            <text:p>35.37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3812331" table:style-name="ce9">
            <text:p>3.812.331</text:p>
          </table:table-cell>
          <table:table-cell office:value-type="float" office:value="1021771" table:style-name="ce9">
            <text:p>1.021.771</text:p>
          </table:table-cell>
          <table:table-cell office:value-type="float" office:value="110665" table:style-name="ce9">
            <text:p>110.665</text:p>
          </table:table-cell>
          <table:table-cell office:value-type="float" office:value="814770" table:style-name="ce9">
            <text:p>814.770</text:p>
          </table:table-cell>
          <table:table-cell office:value-type="float" office:value="21203" table:style-name="ce9">
            <text:p>21.203</text:p>
          </table:table-cell>
          <table:table-cell office:value-type="float" office:value="348374" table:style-name="ce9">
            <text:p>348.374</text:p>
          </table:table-cell>
          <table:table-cell office:value-type="float" office:value="631185" table:style-name="ce9">
            <text:p>631.185</text:p>
          </table:table-cell>
          <table:table-cell office:value-type="float" office:value="39939" table:style-name="ce9">
            <text:p>39.93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2218111" table:style-name="ce9">
            <text:p>2.218.111</text:p>
          </table:table-cell>
          <table:table-cell office:value-type="float" office:value="520722" table:style-name="ce9">
            <text:p>520.722</text:p>
          </table:table-cell>
          <table:table-cell office:value-type="float" office:value="0" table:style-name="ce9">
            <text:p>0</text:p>
          </table:table-cell>
          <table:table-cell office:value-type="float" office:value="369190" table:style-name="ce9">
            <text:p>369.190</text:p>
          </table:table-cell>
          <table:table-cell office:value-type="float" office:value="82535" table:style-name="ce9">
            <text:p>82.535</text:p>
          </table:table-cell>
          <table:table-cell office:value-type="float" office:value="0" table:style-name="ce9">
            <text:p>0</text:p>
          </table:table-cell>
          <table:table-cell office:value-type="float" office:value="207974" table:style-name="ce9">
            <text:p>207.974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755324" table:style-name="ce9">
            <text:p>755.324</text:p>
          </table:table-cell>
          <table:table-cell office:value-type="float" office:value="149642" table:style-name="ce9">
            <text:p>149.642</text:p>
          </table:table-cell>
          <table:table-cell office:value-type="float" office:value="0" table:style-name="ce9">
            <text:p>0</text:p>
          </table:table-cell>
          <table:table-cell office:value-type="float" office:value="36499" table:style-name="ce9">
            <text:p>36.49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7348" table:style-name="ce9">
            <text:p>27.348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013295" table:style-name="ce9">
            <text:p>1.013.295</text:p>
          </table:table-cell>
          <table:table-cell office:value-type="float" office:value="80693" table:style-name="ce9">
            <text:p>80.693</text:p>
          </table:table-cell>
          <table:table-cell office:value-type="float" office:value="0" table:style-name="ce9">
            <text:p>0</text:p>
          </table:table-cell>
          <table:table-cell office:value-type="float" office:value="97670" table:style-name="ce9">
            <text:p>97.67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497022" table:style-name="ce9">
            <text:p>497.02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31489" table:style-name="ce9">
            <text:p>231.48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693893" table:style-name="ce9">
            <text:p>693.893</text:p>
          </table:table-cell>
          <table:table-cell office:value-type="float" office:value="26695" table:style-name="ce9">
            <text:p>26.695</text:p>
          </table:table-cell>
          <table:table-cell office:value-type="float" office:value="0" table:style-name="ce9">
            <text:p>0</text:p>
          </table:table-cell>
          <table:table-cell office:value-type="float" office:value="216437" table:style-name="ce9">
            <text:p>216.437</text:p>
          </table:table-cell>
          <table:table-cell office:value-type="float" office:value="0" table:style-name="ce9">
            <text:p>0</text:p>
          </table:table-cell>
          <table:table-cell office:value-type="float" office:value="5907" table:style-name="ce9">
            <text:p>5.907</text:p>
          </table:table-cell>
          <table:table-cell office:value-type="float" office:value="7848" table:style-name="ce9">
            <text:p>7.848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2272587" table:style-name="ce9">
            <text:p>2.272.587</text:p>
          </table:table-cell>
          <table:table-cell office:value-type="float" office:value="883631" table:style-name="ce9">
            <text:p>883.631</text:p>
          </table:table-cell>
          <table:table-cell office:value-type="float" office:value="0" table:style-name="ce9">
            <text:p>0</text:p>
          </table:table-cell>
          <table:table-cell office:value-type="float" office:value="774392" table:style-name="ce9">
            <text:p>774.392</text:p>
          </table:table-cell>
          <table:table-cell office:value-type="float" office:value="55540" table:style-name="ce9">
            <text:p>55.540</text:p>
          </table:table-cell>
          <table:table-cell office:value-type="float" office:value="359532" table:style-name="ce9">
            <text:p>359.532</text:p>
          </table:table-cell>
          <table:table-cell office:value-type="float" office:value="432364" table:style-name="ce9">
            <text:p>432.364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1698061" table:style-name="ce9">
            <text:p>1.698.061</text:p>
          </table:table-cell>
          <table:table-cell office:value-type="float" office:value="1020333" table:style-name="ce9">
            <text:p>1.020.333</text:p>
          </table:table-cell>
          <table:table-cell office:value-type="float" office:value="119314" table:style-name="ce9">
            <text:p>119.314</text:p>
          </table:table-cell>
          <table:table-cell office:value-type="float" office:value="611439" table:style-name="ce9">
            <text:p>611.439</text:p>
          </table:table-cell>
          <table:table-cell office:value-type="float" office:value="62692" table:style-name="ce9">
            <text:p>62.692</text:p>
          </table:table-cell>
          <table:table-cell office:value-type="float" office:value="248793" table:style-name="ce9">
            <text:p>248.793</text:p>
          </table:table-cell>
          <table:table-cell office:value-type="float" office:value="711506" table:style-name="ce9">
            <text:p>711.506</text:p>
          </table:table-cell>
          <table:table-cell office:value-type="float" office:value="39939" table:style-name="ce9">
            <text:p>39.939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1855513" table:style-name="ce9">
            <text:p>1.855.513</text:p>
          </table:table-cell>
          <table:table-cell office:value-type="float" office:value="1593854" table:style-name="ce9">
            <text:p>1.593.854</text:p>
          </table:table-cell>
          <table:table-cell office:value-type="float" office:value="34876" table:style-name="ce9">
            <text:p>34.876</text:p>
          </table:table-cell>
          <table:table-cell office:value-type="float" office:value="297483" table:style-name="ce9">
            <text:p>297.483</text:p>
          </table:table-cell>
          <table:table-cell office:value-type="float" office:value="0" table:style-name="ce9">
            <text:p>0</text:p>
          </table:table-cell>
          <table:table-cell office:value-type="float" office:value="13721" table:style-name="ce9">
            <text:p>13.721</text:p>
          </table:table-cell>
          <table:table-cell office:value-type="float" office:value="530276" table:style-name="ce9">
            <text:p>530.276</text:p>
          </table:table-cell>
          <table:table-cell office:value-type="float" office:value="35375" table:style-name="ce9">
            <text:p>35.375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631417" table:style-name="ce9">
            <text:p>631.41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15282" table:style-name="ce9">
            <text:p>415.282</text:p>
          </table:table-cell>
          <table:table-cell office:value-type="float" office:value="21024" table:style-name="ce9">
            <text:p>21.024</text:p>
          </table:table-cell>
          <table:table-cell office:value-type="float" office:value="0" table:style-name="ce9">
            <text:p>0</text:p>
          </table:table-cell>
          <table:table-cell office:value-type="float" office:value="124382" table:style-name="ce9">
            <text:p>124.38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1060443" table:style-name="ce9">
            <text:p>1.060.443</text:p>
          </table:table-cell>
          <table:table-cell office:value-type="float" office:value="499619" table:style-name="ce9">
            <text:p>499.619</text:p>
          </table:table-cell>
          <table:table-cell office:value-type="float" office:value="101631" table:style-name="ce9">
            <text:p>101.631</text:p>
          </table:table-cell>
          <table:table-cell office:value-type="float" office:value="446966" table:style-name="ce9">
            <text:p>446.966</text:p>
          </table:table-cell>
          <table:table-cell office:value-type="float" office:value="65495" table:style-name="ce9">
            <text:p>65.495</text:p>
          </table:table-cell>
          <table:table-cell office:value-type="float" office:value="34920" table:style-name="ce9">
            <text:p>34.920</text:p>
          </table:table-cell>
          <table:table-cell office:value-type="float" office:value="461821" table:style-name="ce9">
            <text:p>461.82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1403496" table:style-name="ce9">
            <text:p>1.403.496</text:p>
          </table:table-cell>
          <table:table-cell office:value-type="float" office:value="801323" table:style-name="ce9">
            <text:p>801.323</text:p>
          </table:table-cell>
          <table:table-cell office:value-type="float" office:value="39021" table:style-name="ce9">
            <text:p>39.021</text:p>
          </table:table-cell>
          <table:table-cell office:value-type="float" office:value="485538" table:style-name="ce9">
            <text:p>485.538</text:p>
          </table:table-cell>
          <table:table-cell office:value-type="float" office:value="20105" table:style-name="ce9">
            <text:p>20.105</text:p>
          </table:table-cell>
          <table:table-cell office:value-type="float" office:value="248921" table:style-name="ce9">
            <text:p>248.921</text:p>
          </table:table-cell>
          <table:table-cell office:value-type="float" office:value="708974" table:style-name="ce9">
            <text:p>708.974</text:p>
          </table:table-cell>
          <table:table-cell office:value-type="float" office:value="39939" table:style-name="ce9">
            <text:p>39.939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1503563" table:style-name="ce9">
            <text:p>1.503.563</text:p>
          </table:table-cell>
          <table:table-cell office:value-type="float" office:value="1005539" table:style-name="ce9">
            <text:p>1.005.539</text:p>
          </table:table-cell>
          <table:table-cell office:value-type="float" office:value="29107" table:style-name="ce9">
            <text:p>29.107</text:p>
          </table:table-cell>
          <table:table-cell office:value-type="float" office:value="436049" table:style-name="ce9">
            <text:p>436.049</text:p>
          </table:table-cell>
          <table:table-cell office:value-type="float" office:value="51364" table:style-name="ce9">
            <text:p>51.364</text:p>
          </table:table-cell>
          <table:table-cell office:value-type="float" office:value="0" table:style-name="ce9">
            <text:p>0</text:p>
          </table:table-cell>
          <table:table-cell office:value-type="float" office:value="335973" table:style-name="ce9">
            <text:p>335.973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1532684" table:style-name="ce9">
            <text:p>1.532.684</text:p>
          </table:table-cell>
          <table:table-cell office:value-type="float" office:value="941166" table:style-name="ce9">
            <text:p>941.166</text:p>
          </table:table-cell>
          <table:table-cell office:value-type="float" office:value="53049" table:style-name="ce9">
            <text:p>53.049</text:p>
          </table:table-cell>
          <table:table-cell office:value-type="float" office:value="567278" table:style-name="ce9">
            <text:p>567.278</text:p>
          </table:table-cell>
          <table:table-cell office:value-type="float" office:value="0" table:style-name="ce9">
            <text:p>0</text:p>
          </table:table-cell>
          <table:table-cell office:value-type="float" office:value="357711" table:style-name="ce9">
            <text:p>357.711</text:p>
          </table:table-cell>
          <table:table-cell office:value-type="float" office:value="213276" table:style-name="ce9">
            <text:p>213.276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1946540" table:style-name="ce9">
            <text:p>1.946.540</text:p>
          </table:table-cell>
          <table:table-cell office:value-type="float" office:value="846019" table:style-name="ce9">
            <text:p>846.019</text:p>
          </table:table-cell>
          <table:table-cell office:value-type="float" office:value="0" table:style-name="ce9">
            <text:p>0</text:p>
          </table:table-cell>
          <table:table-cell office:value-type="float" office:value="401818" table:style-name="ce9">
            <text:p>401.8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40942" table:style-name="ce9">
            <text:p>240.942</text:p>
          </table:table-cell>
          <table:table-cell office:value-type="float" office:value="35375" table:style-name="ce9">
            <text:p>35.375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3232611" table:style-name="ce9">
            <text:p>3.232.611</text:p>
          </table:table-cell>
          <table:table-cell office:value-type="float" office:value="479211" table:style-name="ce9">
            <text:p>479.211</text:p>
          </table:table-cell>
          <table:table-cell office:value-type="float" office:value="54051" table:style-name="ce9">
            <text:p>54.051</text:p>
          </table:table-cell>
          <table:table-cell office:value-type="float" office:value="837279" table:style-name="ce9">
            <text:p>837.279</text:p>
          </table:table-cell>
          <table:table-cell office:value-type="float" office:value="84049" table:style-name="ce9">
            <text:p>84.049</text:p>
          </table:table-cell>
          <table:table-cell office:value-type="float" office:value="348374" table:style-name="ce9">
            <text:p>348.374</text:p>
          </table:table-cell>
          <table:table-cell office:value-type="float" office:value="599497" table:style-name="ce9">
            <text:p>599.497</text:p>
          </table:table-cell>
          <table:table-cell office:value-type="float" office:value="35375" table:style-name="ce9">
            <text:p>35.375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3201647" table:style-name="ce9">
            <text:p>3.201.647</text:p>
          </table:table-cell>
          <table:table-cell office:value-type="float" office:value="1138147" table:style-name="ce9">
            <text:p>1.138.147</text:p>
          </table:table-cell>
          <table:table-cell office:value-type="float" office:value="43913" table:style-name="ce9">
            <text:p>43.913</text:p>
          </table:table-cell>
          <table:table-cell office:value-type="float" office:value="615643" table:style-name="ce9">
            <text:p>615.643</text:p>
          </table:table-cell>
          <table:table-cell office:value-type="float" office:value="0" table:style-name="ce9">
            <text:p>0</text:p>
          </table:table-cell>
          <table:table-cell office:value-type="float" office:value="249203" table:style-name="ce9">
            <text:p>249.203</text:p>
          </table:table-cell>
          <table:table-cell office:value-type="float" office:value="454465" table:style-name="ce9">
            <text:p>454.465</text:p>
          </table:table-cell>
          <table:table-cell office:value-type="float" office:value="39939" table:style-name="ce9">
            <text:p>39.939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3467806" table:style-name="ce9">
            <text:p>3.467.806</text:p>
          </table:table-cell>
          <table:table-cell office:value-type="float" office:value="931811" table:style-name="ce9">
            <text:p>931.811</text:p>
          </table:table-cell>
          <table:table-cell office:value-type="float" office:value="34876" table:style-name="ce9">
            <text:p>34.876</text:p>
          </table:table-cell>
          <table:table-cell office:value-type="float" office:value="339767" table:style-name="ce9">
            <text:p>339.76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77137" table:style-name="ce9">
            <text:p>377.137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2711322" table:style-name="ce9">
            <text:p>2.711.322</text:p>
          </table:table-cell>
          <table:table-cell office:value-type="float" office:value="873523" table:style-name="ce9">
            <text:p>873.523</text:p>
          </table:table-cell>
          <table:table-cell office:value-type="float" office:value="93690" table:style-name="ce9">
            <text:p>93.690</text:p>
          </table:table-cell>
          <table:table-cell office:value-type="float" office:value="24313" table:style-name="ce9">
            <text:p>24.3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22001" table:style-name="ce9">
            <text:p>222.00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1426164" table:style-name="ce9">
            <text:p>1.426.164</text:p>
          </table:table-cell>
          <table:table-cell office:value-type="float" office:value="508445" table:style-name="ce9">
            <text:p>508.445</text:p>
          </table:table-cell>
          <table:table-cell office:value-type="float" office:value="0" table:style-name="ce9">
            <text:p>0</text:p>
          </table:table-cell>
          <table:table-cell office:value-type="float" office:value="16545" table:style-name="ce9">
            <text:p>16.54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8728" table:style-name="ce9">
            <text:p>88.728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1273933" table:style-name="ce9">
            <text:p>1.273.933</text:p>
          </table:table-cell>
          <table:table-cell office:value-type="float" office:value="538702" table:style-name="ce9">
            <text:p>538.70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856" table:style-name="ce9">
            <text:p>10.856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814216" table:style-name="ce9">
            <text:p>814.2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2440" table:style-name="ce9">
            <text:p>172.44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2161" table:style-name="ce9">
            <text:p>62.16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1494984" table:style-name="ce9">
            <text:p>1.494.984</text:p>
          </table:table-cell>
          <table:table-cell office:value-type="float" office:value="176596" table:style-name="ce9">
            <text:p>176.596</text:p>
          </table:table-cell>
          <table:table-cell office:value-type="float" office:value="0" table:style-name="ce9">
            <text:p>0</text:p>
          </table:table-cell>
          <table:table-cell office:value-type="float" office:value="224747" table:style-name="ce9">
            <text:p>224.747</text:p>
          </table:table-cell>
          <table:table-cell office:value-type="float" office:value="3340" table:style-name="ce9">
            <text:p>3.340</text:p>
          </table:table-cell>
          <table:table-cell office:value-type="float" office:value="0" table:style-name="ce9">
            <text:p>0</text:p>
          </table:table-cell>
          <table:table-cell office:value-type="float" office:value="214512" table:style-name="ce9">
            <text:p>214.51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976539" table:style-name="ce9">
            <text:p>976.539</text:p>
          </table:table-cell>
          <table:table-cell office:value-type="float" office:value="487541" table:style-name="ce9">
            <text:p>487.541</text:p>
          </table:table-cell>
          <table:table-cell office:value-type="float" office:value="0" table:style-name="ce9">
            <text:p>0</text:p>
          </table:table-cell>
          <table:table-cell office:value-type="float" office:value="116657" table:style-name="ce9">
            <text:p>116.65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2558" table:style-name="ce9">
            <text:p>82.558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1980904" table:style-name="ce9">
            <text:p>1.980.904</text:p>
          </table:table-cell>
          <table:table-cell office:value-type="float" office:value="416735" table:style-name="ce9">
            <text:p>416.735</text:p>
          </table:table-cell>
          <table:table-cell office:value-type="float" office:value="93690" table:style-name="ce9">
            <text:p>93.69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6892" table:style-name="ce9">
            <text:p>56.89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509938" table:style-name="ce9">
            <text:p>2.509.938</text:p>
          </table:table-cell>
          <table:table-cell office:value-type="float" office:value="1187399" table:style-name="ce9">
            <text:p>1.187.399</text:p>
          </table:table-cell>
          <table:table-cell office:value-type="float" office:value="0" table:style-name="ce9">
            <text:p>0</text:p>
          </table:table-cell>
          <table:table-cell office:value-type="float" office:value="249952" table:style-name="ce9">
            <text:p>249.95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52030" table:style-name="ce9">
            <text:p>252.03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139312" table:style-name="ce9">
            <text:p>4.139.312</text:p>
          </table:table-cell>
          <table:table-cell office:value-type="float" office:value="1540099" table:style-name="ce9">
            <text:p>1.540.099</text:p>
          </table:table-cell>
          <table:table-cell office:value-type="float" office:value="54143" table:style-name="ce9">
            <text:p>54.143</text:p>
          </table:table-cell>
          <table:table-cell office:value-type="float" office:value="550915" table:style-name="ce9">
            <text:p>550.915</text:p>
          </table:table-cell>
          <table:table-cell office:value-type="float" office:value="3340" table:style-name="ce9">
            <text:p>3.340</text:p>
          </table:table-cell>
          <table:table-cell office:value-type="float" office:value="250138" table:style-name="ce9">
            <text:p>250.138</text:p>
          </table:table-cell>
          <table:table-cell office:value-type="float" office:value="745071" table:style-name="ce9">
            <text:p>745.071</text:p>
          </table:table-cell>
          <table:table-cell office:value-type="float" office:value="56884" table:style-name="ce9">
            <text:p>56.884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425006" table:style-name="ce9">
            <text:p>2.425.006</text:p>
          </table:table-cell>
          <table:table-cell office:value-type="float" office:value="561326" table:style-name="ce9">
            <text:p>561.326</text:p>
          </table:table-cell>
          <table:table-cell office:value-type="float" office:value="57139" table:style-name="ce9">
            <text:p>57.139</text:p>
          </table:table-cell>
          <table:table-cell office:value-type="float" office:value="840054" table:style-name="ce9">
            <text:p>840.054</text:p>
          </table:table-cell>
          <table:table-cell office:value-type="float" office:value="84049" table:style-name="ce9">
            <text:p>84.049</text:p>
          </table:table-cell>
          <table:table-cell office:value-type="float" office:value="349947" table:style-name="ce9">
            <text:p>349.947</text:p>
          </table:table-cell>
          <table:table-cell office:value-type="float" office:value="453087" table:style-name="ce9">
            <text:p>453.087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2208500" table:style-name="ce9">
            <text:p>2.208.500</text:p>
          </table:table-cell>
          <table:table-cell office:value-type="float" office:value="1858254" table:style-name="ce9">
            <text:p>1.858.254</text:p>
          </table:table-cell>
          <table:table-cell office:value-type="float" office:value="125024" table:style-name="ce9">
            <text:p>125.024</text:p>
          </table:table-cell>
          <table:table-cell office:value-type="float" office:value="637944" table:style-name="ce9">
            <text:p>637.944</text:p>
          </table:table-cell>
          <table:table-cell office:value-type="float" office:value="87188" table:style-name="ce9">
            <text:p>87.188</text:p>
          </table:table-cell>
          <table:table-cell office:value-type="float" office:value="349947" table:style-name="ce9">
            <text:p>349.947</text:p>
          </table:table-cell>
          <table:table-cell office:value-type="float" office:value="881901" table:style-name="ce9">
            <text:p>881.901</text:p>
          </table:table-cell>
          <table:table-cell office:value-type="float" office:value="39939" table:style-name="ce9">
            <text:p>39.939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2415857" table:style-name="ce9">
            <text:p>2.415.857</text:p>
          </table:table-cell>
          <table:table-cell office:value-type="float" office:value="711973" table:style-name="ce9">
            <text:p>711.973</text:p>
          </table:table-cell>
          <table:table-cell office:value-type="float" office:value="0" table:style-name="ce9">
            <text:p>0</text:p>
          </table:table-cell>
          <table:table-cell office:value-type="float" office:value="858614" table:style-name="ce9">
            <text:p>858.614</text:p>
          </table:table-cell>
          <table:table-cell office:value-type="float" office:value="20105" table:style-name="ce9">
            <text:p>20.105</text:p>
          </table:table-cell>
          <table:table-cell office:value-type="float" office:value="250138" table:style-name="ce9">
            <text:p>250.138</text:p>
          </table:table-cell>
          <table:table-cell office:value-type="float" office:value="389487" table:style-name="ce9">
            <text:p>389.487</text:p>
          </table:table-cell>
          <table:table-cell office:value-type="float" office:value="35375" table:style-name="ce9">
            <text:p>35.375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migo, vizinho ou familiar. ² Telecentro, biblioteca ou entidade comunitária. ³ Lanhouse, Internet café ou similar. ⁴ Na rua, no ônibus, no metrô ou no carro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5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C5 - USUÁRIOS DE INTERNET, POR ATIVIDADES REALIZADAS NA INTERNET - COMUNICAÇÃ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Margem de erro do total</text:p>
          </table:table-cell>
          <table:covered-table-cell/>
          <table:table-cell office:value-type="string" table:number-columns-spanned="4" table:number-rows-spanned="1" table:style-name="ce4">
            <text:p>Mandou mensagens instantâneas</text:p>
          </table:table-cell>
          <table:covered-table-cell table:number-columns-repeated="3"/>
          <table:table-cell office:value-type="string" table:number-columns-spanned="4" table:number-rows-spanned="1" table:style-name="ce4">
            <text:p>Conversou por chamada de voz ou vídeo</text:p>
          </table:table-cell>
          <table:covered-table-cell table:number-columns-repeated="3"/>
          <table:table-cell office:value-type="string" table:number-columns-spanned="4" table:number-rows-spanned="1" table:style-name="ce4">
            <text:p>Usou redes sociais</text:p>
          </table:table-cell>
          <table:covered-table-cell table:number-columns-repeated="3"/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771976" table:style-name="ce9">
            <text:p>2.771.976</text:p>
          </table:table-cell>
          <table:table-cell office:value-type="float" office:value="1684686" table:style-name="ce9">
            <text:p>1.684.686</text:p>
          </table:table-cell>
          <table:table-cell office:value-type="float" office:value="50228" table:style-name="ce9">
            <text:p>50.228</text:p>
          </table:table-cell>
          <table:table-cell office:value-type="float" office:value="139483" table:style-name="ce9">
            <text:p>139.483</text:p>
          </table:table-cell>
          <table:table-cell office:value-type="float" office:value="3547768" table:style-name="ce9">
            <text:p>3.547.768</text:p>
          </table:table-cell>
          <table:table-cell office:value-type="float" office:value="3106053" table:style-name="ce9">
            <text:p>3.106.053</text:p>
          </table:table-cell>
          <table:table-cell office:value-type="float" office:value="65759" table:style-name="ce9">
            <text:p>65.759</text:p>
          </table:table-cell>
          <table:table-cell office:value-type="string" table:style-name="ce9">
            <text:p>-</text:p>
          </table:table-cell>
          <table:table-cell office:value-type="float" office:value="3429978" table:style-name="ce9">
            <text:p>3.429.978</text:p>
          </table:table-cell>
          <table:table-cell office:value-type="float" office:value="3645465" table:style-name="ce9">
            <text:p>3.645.465</text:p>
          </table:table-cell>
          <table:table-cell office:value-type="float" office:value="424379" table:style-name="ce9">
            <text:p>424.379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867622" table:style-name="ce9">
            <text:p>2.867.622</text:p>
          </table:table-cell>
          <table:table-cell office:value-type="float" office:value="1639378" table:style-name="ce9">
            <text:p>1.639.378</text:p>
          </table:table-cell>
          <table:table-cell office:value-type="float" office:value="50228" table:style-name="ce9">
            <text:p>50.228</text:p>
          </table:table-cell>
          <table:table-cell office:value-type="float" office:value="139483" table:style-name="ce9">
            <text:p>139.483</text:p>
          </table:table-cell>
          <table:table-cell office:value-type="float" office:value="3283611" table:style-name="ce9">
            <text:p>3.283.611</text:p>
          </table:table-cell>
          <table:table-cell office:value-type="float" office:value="2676719" table:style-name="ce9">
            <text:p>2.676.719</text:p>
          </table:table-cell>
          <table:table-cell office:value-type="float" office:value="65759" table:style-name="ce9">
            <text:p>65.759</text:p>
          </table:table-cell>
          <table:table-cell office:value-type="string" table:style-name="ce9">
            <text:p>-</text:p>
          </table:table-cell>
          <table:table-cell office:value-type="float" office:value="3390474" table:style-name="ce9">
            <text:p>3.390.474</text:p>
          </table:table-cell>
          <table:table-cell office:value-type="float" office:value="3555377" table:style-name="ce9">
            <text:p>3.555.377</text:p>
          </table:table-cell>
          <table:table-cell office:value-type="float" office:value="424379" table:style-name="ce9">
            <text:p>424.379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295904" table:style-name="ce9">
            <text:p>1.295.904</text:p>
          </table:table-cell>
          <table:table-cell office:value-type="float" office:value="627130" table:style-name="ce9">
            <text:p>627.1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62487" table:style-name="ce9">
            <text:p>1.462.487</text:p>
          </table:table-cell>
          <table:table-cell office:value-type="float" office:value="1229241" table:style-name="ce9">
            <text:p>1.229.24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31093" table:style-name="ce9">
            <text:p>1.431.093</text:p>
          </table:table-cell>
          <table:table-cell office:value-type="float" office:value="1150128" table:style-name="ce9">
            <text:p>1.150.12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2530296" table:style-name="ce9">
            <text:p>2.530.296</text:p>
          </table:table-cell>
          <table:table-cell office:value-type="float" office:value="1184645" table:style-name="ce9">
            <text:p>1.184.645</text:p>
          </table:table-cell>
          <table:table-cell office:value-type="float" office:value="0" table:style-name="ce9">
            <text:p>0</text:p>
          </table:table-cell>
          <table:table-cell office:value-type="float" office:value="139483" table:style-name="ce9">
            <text:p>139.483</text:p>
          </table:table-cell>
          <table:table-cell office:value-type="float" office:value="2601859" table:style-name="ce9">
            <text:p>2.601.859</text:p>
          </table:table-cell>
          <table:table-cell office:value-type="float" office:value="1929128" table:style-name="ce9">
            <text:p>1.929.12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605067" table:style-name="ce9">
            <text:p>2.605.067</text:p>
          </table:table-cell>
          <table:table-cell office:value-type="float" office:value="3008493" table:style-name="ce9">
            <text:p>3.008.49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1624087" table:style-name="ce9">
            <text:p>1.624.087</text:p>
          </table:table-cell>
          <table:table-cell office:value-type="float" office:value="1112729" table:style-name="ce9">
            <text:p>1.112.729</text:p>
          </table:table-cell>
          <table:table-cell office:value-type="float" office:value="50295" table:style-name="ce9">
            <text:p>50.295</text:p>
          </table:table-cell>
          <table:table-cell office:value-type="float" office:value="0" table:style-name="ce9">
            <text:p>0</text:p>
          </table:table-cell>
          <table:table-cell office:value-type="float" office:value="2258487" table:style-name="ce9">
            <text:p>2.258.487</text:p>
          </table:table-cell>
          <table:table-cell office:value-type="float" office:value="1766309" table:style-name="ce9">
            <text:p>1.766.309</text:p>
          </table:table-cell>
          <table:table-cell office:value-type="float" office:value="50295" table:style-name="ce9">
            <text:p>50.295</text:p>
          </table:table-cell>
          <table:table-cell office:value-type="string" table:style-name="ce9">
            <text:p>-</text:p>
          </table:table-cell>
          <table:table-cell office:value-type="float" office:value="2126802" table:style-name="ce9">
            <text:p>2.126.802</text:p>
          </table:table-cell>
          <table:table-cell office:value-type="float" office:value="1680045" table:style-name="ce9">
            <text:p>1.680.04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936873" table:style-name="ce9">
            <text:p>936.873</text:p>
          </table:table-cell>
          <table:table-cell office:value-type="float" office:value="326644" table:style-name="ce9">
            <text:p>326.644</text:p>
          </table:table-cell>
          <table:table-cell office:value-type="float" office:value="1777" table:style-name="ce9">
            <text:p>1.777</text:p>
          </table:table-cell>
          <table:table-cell office:value-type="float" office:value="0" table:style-name="ce9">
            <text:p>0</text:p>
          </table:table-cell>
          <table:table-cell office:value-type="float" office:value="1350857" table:style-name="ce9">
            <text:p>1.350.857</text:p>
          </table:table-cell>
          <table:table-cell office:value-type="float" office:value="978850" table:style-name="ce9">
            <text:p>978.85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79990" table:style-name="ce9">
            <text:p>1.279.990</text:p>
          </table:table-cell>
          <table:table-cell office:value-type="float" office:value="1211398" table:style-name="ce9">
            <text:p>1.211.398</text:p>
          </table:table-cell>
          <table:table-cell office:value-type="float" office:value="424379" table:style-name="ce9">
            <text:p>424.379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774620" table:style-name="ce9">
            <text:p>774.620</text:p>
          </table:table-cell>
          <table:table-cell office:value-type="float" office:value="389930" table:style-name="ce9">
            <text:p>389.9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71778" table:style-name="ce9">
            <text:p>671.778</text:p>
          </table:table-cell>
          <table:table-cell office:value-type="float" office:value="610992" table:style-name="ce9">
            <text:p>610.99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27047" table:style-name="ce9">
            <text:p>827.047</text:p>
          </table:table-cell>
          <table:table-cell office:value-type="float" office:value="836042" table:style-name="ce9">
            <text:p>836.04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709238" table:style-name="ce9">
            <text:p>709.238</text:p>
          </table:table-cell>
          <table:table-cell office:value-type="float" office:value="657989" table:style-name="ce9">
            <text:p>657.98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75307" table:style-name="ce9">
            <text:p>875.307</text:p>
          </table:table-cell>
          <table:table-cell office:value-type="float" office:value="750621" table:style-name="ce9">
            <text:p>750.621</text:p>
          </table:table-cell>
          <table:table-cell office:value-type="float" office:value="38748" table:style-name="ce9">
            <text:p>38.748</text:p>
          </table:table-cell>
          <table:table-cell office:value-type="string" table:style-name="ce9">
            <text:p>-</text:p>
          </table:table-cell>
          <table:table-cell office:value-type="float" office:value="998723" table:style-name="ce9">
            <text:p>998.723</text:p>
          </table:table-cell>
          <table:table-cell office:value-type="float" office:value="1062050" table:style-name="ce9">
            <text:p>1.062.05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375401" table:style-name="ce9">
            <text:p>2.375.401</text:p>
          </table:table-cell>
          <table:table-cell office:value-type="float" office:value="1282263" table:style-name="ce9">
            <text:p>1.282.263</text:p>
          </table:table-cell>
          <table:table-cell office:value-type="float" office:value="50295" table:style-name="ce9">
            <text:p>50.295</text:p>
          </table:table-cell>
          <table:table-cell office:value-type="float" office:value="0" table:style-name="ce9">
            <text:p>0</text:p>
          </table:table-cell>
          <table:table-cell office:value-type="float" office:value="2861270" table:style-name="ce9">
            <text:p>2.861.270</text:p>
          </table:table-cell>
          <table:table-cell office:value-type="float" office:value="2083798" table:style-name="ce9">
            <text:p>2.083.798</text:p>
          </table:table-cell>
          <table:table-cell office:value-type="float" office:value="50295" table:style-name="ce9">
            <text:p>50.295</text:p>
          </table:table-cell>
          <table:table-cell office:value-type="string" table:style-name="ce9">
            <text:p>-</text:p>
          </table:table-cell>
          <table:table-cell office:value-type="float" office:value="2590197" table:style-name="ce9">
            <text:p>2.590.197</text:p>
          </table:table-cell>
          <table:table-cell office:value-type="float" office:value="2671912" table:style-name="ce9">
            <text:p>2.671.912</text:p>
          </table:table-cell>
          <table:table-cell office:value-type="float" office:value="424379" table:style-name="ce9">
            <text:p>424.379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2259024" table:style-name="ce9">
            <text:p>2.259.024</text:p>
          </table:table-cell>
          <table:table-cell office:value-type="float" office:value="1124411" table:style-name="ce9">
            <text:p>1.124.411</text:p>
          </table:table-cell>
          <table:table-cell office:value-type="float" office:value="1777" table:style-name="ce9">
            <text:p>1.777</text:p>
          </table:table-cell>
          <table:table-cell office:value-type="float" office:value="139483" table:style-name="ce9">
            <text:p>139.483</text:p>
          </table:table-cell>
          <table:table-cell office:value-type="float" office:value="2868102" table:style-name="ce9">
            <text:p>2.868.102</text:p>
          </table:table-cell>
          <table:table-cell office:value-type="float" office:value="2178527" table:style-name="ce9">
            <text:p>2.178.527</text:p>
          </table:table-cell>
          <table:table-cell office:value-type="float" office:value="38748" table:style-name="ce9">
            <text:p>38.748</text:p>
          </table:table-cell>
          <table:table-cell office:value-type="string" table:style-name="ce9">
            <text:p>-</text:p>
          </table:table-cell>
          <table:table-cell office:value-type="float" office:value="2871185" table:style-name="ce9">
            <text:p>2.871.185</text:p>
          </table:table-cell>
          <table:table-cell office:value-type="float" office:value="2591488" table:style-name="ce9">
            <text:p>2.591.48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4558590" table:style-name="ce9">
            <text:p>4.558.590</text:p>
          </table:table-cell>
          <table:table-cell office:value-type="float" office:value="1221774" table:style-name="ce9">
            <text:p>1.221.774</text:p>
          </table:table-cell>
          <table:table-cell office:value-type="float" office:value="0" table:style-name="ce9">
            <text:p>0</text:p>
          </table:table-cell>
          <table:table-cell office:value-type="float" office:value="139483" table:style-name="ce9">
            <text:p>139.483</text:p>
          </table:table-cell>
          <table:table-cell office:value-type="float" office:value="4212040" table:style-name="ce9">
            <text:p>4.212.040</text:p>
          </table:table-cell>
          <table:table-cell office:value-type="float" office:value="1971159" table:style-name="ce9">
            <text:p>1.971.159</text:p>
          </table:table-cell>
          <table:table-cell office:value-type="float" office:value="38748" table:style-name="ce9">
            <text:p>38.748</text:p>
          </table:table-cell>
          <table:table-cell office:value-type="string" table:style-name="ce9">
            <text:p>-</text:p>
          </table:table-cell>
          <table:table-cell office:value-type="float" office:value="3694366" table:style-name="ce9">
            <text:p>3.694.366</text:p>
          </table:table-cell>
          <table:table-cell office:value-type="float" office:value="2838367" table:style-name="ce9">
            <text:p>2.838.367</text:p>
          </table:table-cell>
          <table:table-cell office:value-type="float" office:value="424379" table:style-name="ce9">
            <text:p>424.379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4087630" table:style-name="ce9">
            <text:p>4.087.630</text:p>
          </table:table-cell>
          <table:table-cell office:value-type="float" office:value="1275701" table:style-name="ce9">
            <text:p>1.275.70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740888" table:style-name="ce9">
            <text:p>3.740.888</text:p>
          </table:table-cell>
          <table:table-cell office:value-type="float" office:value="2110094" table:style-name="ce9">
            <text:p>2.110.09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983684" table:style-name="ce9">
            <text:p>3.983.684</text:p>
          </table:table-cell>
          <table:table-cell office:value-type="float" office:value="2543389" table:style-name="ce9">
            <text:p>2.543.38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2265284" table:style-name="ce9">
            <text:p>2.265.284</text:p>
          </table:table-cell>
          <table:table-cell office:value-type="float" office:value="532824" table:style-name="ce9">
            <text:p>532.824</text:p>
          </table:table-cell>
          <table:table-cell office:value-type="float" office:value="50295" table:style-name="ce9">
            <text:p>50.295</text:p>
          </table:table-cell>
          <table:table-cell office:value-type="float" office:value="0" table:style-name="ce9">
            <text:p>0</text:p>
          </table:table-cell>
          <table:table-cell office:value-type="float" office:value="2074869" table:style-name="ce9">
            <text:p>2.074.869</text:p>
          </table:table-cell>
          <table:table-cell office:value-type="float" office:value="866706" table:style-name="ce9">
            <text:p>866.706</text:p>
          </table:table-cell>
          <table:table-cell office:value-type="float" office:value="50295" table:style-name="ce9">
            <text:p>50.295</text:p>
          </table:table-cell>
          <table:table-cell office:value-type="string" table:style-name="ce9">
            <text:p>-</text:p>
          </table:table-cell>
          <table:table-cell office:value-type="float" office:value="2003431" table:style-name="ce9">
            <text:p>2.003.431</text:p>
          </table:table-cell>
          <table:table-cell office:value-type="float" office:value="851510" table:style-name="ce9">
            <text:p>851.5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745641" table:style-name="ce9">
            <text:p>745.641</text:p>
          </table:table-cell>
          <table:table-cell office:value-type="float" office:value="218429" table:style-name="ce9">
            <text:p>218.42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03787" table:style-name="ce9">
            <text:p>603.787</text:p>
          </table:table-cell>
          <table:table-cell office:value-type="float" office:value="498240" table:style-name="ce9">
            <text:p>498.24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42720" table:style-name="ce9">
            <text:p>542.720</text:p>
          </table:table-cell>
          <table:table-cell office:value-type="float" office:value="700866" table:style-name="ce9">
            <text:p>700.86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968864" table:style-name="ce9">
            <text:p>968.864</text:p>
          </table:table-cell>
          <table:table-cell office:value-type="float" office:value="267506" table:style-name="ce9">
            <text:p>267.50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51420" table:style-name="ce9">
            <text:p>951.420</text:p>
          </table:table-cell>
          <table:table-cell office:value-type="float" office:value="458495" table:style-name="ce9">
            <text:p>458.49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09513" table:style-name="ce9">
            <text:p>909.513</text:p>
          </table:table-cell>
          <table:table-cell office:value-type="float" office:value="416359" table:style-name="ce9">
            <text:p>416.35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616257" table:style-name="ce9">
            <text:p>616.257</text:p>
          </table:table-cell>
          <table:table-cell office:value-type="float" office:value="17449" table:style-name="ce9">
            <text:p>17.449</text:p>
          </table:table-cell>
          <table:table-cell office:value-type="float" office:value="1777" table:style-name="ce9">
            <text:p>1.777</text:p>
          </table:table-cell>
          <table:table-cell office:value-type="float" office:value="0" table:style-name="ce9">
            <text:p>0</text:p>
          </table:table-cell>
          <table:table-cell office:value-type="float" office:value="499434" table:style-name="ce9">
            <text:p>499.434</text:p>
          </table:table-cell>
          <table:table-cell office:value-type="float" office:value="352036" table:style-name="ce9">
            <text:p>352.03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88152" table:style-name="ce9">
            <text:p>388.152</text:p>
          </table:table-cell>
          <table:table-cell office:value-type="float" office:value="391158" table:style-name="ce9">
            <text:p>391.15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430331" table:style-name="ce9">
            <text:p>430.331</text:p>
          </table:table-cell>
          <table:table-cell office:value-type="float" office:value="531990" table:style-name="ce9">
            <text:p>531.99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37047" table:style-name="ce9">
            <text:p>437.047</text:p>
          </table:table-cell>
          <table:table-cell office:value-type="float" office:value="684092" table:style-name="ce9">
            <text:p>684.09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61003" table:style-name="ce9">
            <text:p>361.003</text:p>
          </table:table-cell>
          <table:table-cell office:value-type="float" office:value="624177" table:style-name="ce9">
            <text:p>624.17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2399885" table:style-name="ce9">
            <text:p>2.399.885</text:p>
          </table:table-cell>
          <table:table-cell office:value-type="float" office:value="1389281" table:style-name="ce9">
            <text:p>1.389.281</text:p>
          </table:table-cell>
          <table:table-cell office:value-type="float" office:value="1777" table:style-name="ce9">
            <text:p>1.777</text:p>
          </table:table-cell>
          <table:table-cell office:value-type="float" office:value="135980" table:style-name="ce9">
            <text:p>135.980</text:p>
          </table:table-cell>
          <table:table-cell office:value-type="float" office:value="2866513" table:style-name="ce9">
            <text:p>2.866.513</text:p>
          </table:table-cell>
          <table:table-cell office:value-type="float" office:value="2384250" table:style-name="ce9">
            <text:p>2.384.250</text:p>
          </table:table-cell>
          <table:table-cell office:value-type="float" office:value="38748" table:style-name="ce9">
            <text:p>38.748</text:p>
          </table:table-cell>
          <table:table-cell office:value-type="string" table:style-name="ce9">
            <text:p>-</text:p>
          </table:table-cell>
          <table:table-cell office:value-type="float" office:value="2244123" table:style-name="ce9">
            <text:p>2.244.123</text:p>
          </table:table-cell>
          <table:table-cell office:value-type="float" office:value="2288700" table:style-name="ce9">
            <text:p>2.288.700</text:p>
          </table:table-cell>
          <table:table-cell office:value-type="float" office:value="424379" table:style-name="ce9">
            <text:p>424.379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1217846" table:style-name="ce9">
            <text:p>1.217.846</text:p>
          </table:table-cell>
          <table:table-cell office:value-type="float" office:value="826722" table:style-name="ce9">
            <text:p>826.722</text:p>
          </table:table-cell>
          <table:table-cell office:value-type="float" office:value="50295" table:style-name="ce9">
            <text:p>50.295</text:p>
          </table:table-cell>
          <table:table-cell office:value-type="float" office:value="15584" table:style-name="ce9">
            <text:p>15.584</text:p>
          </table:table-cell>
          <table:table-cell office:value-type="float" office:value="1686912" table:style-name="ce9">
            <text:p>1.686.912</text:p>
          </table:table-cell>
          <table:table-cell office:value-type="float" office:value="1547031" table:style-name="ce9">
            <text:p>1.547.031</text:p>
          </table:table-cell>
          <table:table-cell office:value-type="float" office:value="50295" table:style-name="ce9">
            <text:p>50.295</text:p>
          </table:table-cell>
          <table:table-cell office:value-type="string" table:style-name="ce9">
            <text:p>-</text:p>
          </table:table-cell>
          <table:table-cell office:value-type="float" office:value="2058695" table:style-name="ce9">
            <text:p>2.058.695</text:p>
          </table:table-cell>
          <table:table-cell office:value-type="float" office:value="1772484" table:style-name="ce9">
            <text:p>1.772.48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731106" table:style-name="ce9">
            <text:p>731.106</text:p>
          </table:table-cell>
          <table:table-cell office:value-type="float" office:value="443745" table:style-name="ce9">
            <text:p>443.74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05037" table:style-name="ce9">
            <text:p>1.105.037</text:p>
          </table:table-cell>
          <table:table-cell office:value-type="float" office:value="939857" table:style-name="ce9">
            <text:p>939.85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055347" table:style-name="ce9">
            <text:p>2.055.347</text:p>
          </table:table-cell>
          <table:table-cell office:value-type="float" office:value="2164258" table:style-name="ce9">
            <text:p>2.164.25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982120" table:style-name="ce9">
            <text:p>982.120</text:p>
          </table:table-cell>
          <table:table-cell office:value-type="float" office:value="881732" table:style-name="ce9">
            <text:p>881.73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56717" table:style-name="ce9">
            <text:p>1.156.717</text:p>
          </table:table-cell>
          <table:table-cell office:value-type="float" office:value="1104552" table:style-name="ce9">
            <text:p>1.104.55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01247" table:style-name="ce9">
            <text:p>1.201.247</text:p>
          </table:table-cell>
          <table:table-cell office:value-type="float" office:value="1098827" table:style-name="ce9">
            <text:p>1.098.827</text:p>
          </table:table-cell>
          <table:table-cell office:value-type="float" office:value="424379" table:style-name="ce9">
            <text:p>424.379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694460" table:style-name="ce9">
            <text:p>694.460</text:p>
          </table:table-cell>
          <table:table-cell office:value-type="float" office:value="397058" table:style-name="ce9">
            <text:p>397.05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20107" table:style-name="ce9">
            <text:p>1.320.107</text:p>
          </table:table-cell>
          <table:table-cell office:value-type="float" office:value="1339658" table:style-name="ce9">
            <text:p>1.339.65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94479" table:style-name="ce9">
            <text:p>1.194.479</text:p>
          </table:table-cell>
          <table:table-cell office:value-type="float" office:value="1146353" table:style-name="ce9">
            <text:p>1.146.3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1119699" table:style-name="ce9">
            <text:p>1.119.699</text:p>
          </table:table-cell>
          <table:table-cell office:value-type="float" office:value="456533" table:style-name="ce9">
            <text:p>456.53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76138" table:style-name="ce9">
            <text:p>1.576.138</text:p>
          </table:table-cell>
          <table:table-cell office:value-type="float" office:value="1051039" table:style-name="ce9">
            <text:p>1.051.03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343728" table:style-name="ce9">
            <text:p>1.343.728</text:p>
          </table:table-cell>
          <table:table-cell office:value-type="float" office:value="994136" table:style-name="ce9">
            <text:p>994.13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1081109" table:style-name="ce9">
            <text:p>1.081.109</text:p>
          </table:table-cell>
          <table:table-cell office:value-type="float" office:value="402314" table:style-name="ce9">
            <text:p>402.314</text:p>
          </table:table-cell>
          <table:table-cell office:value-type="float" office:value="50295" table:style-name="ce9">
            <text:p>50.295</text:p>
          </table:table-cell>
          <table:table-cell office:value-type="float" office:value="0" table:style-name="ce9">
            <text:p>0</text:p>
          </table:table-cell>
          <table:table-cell office:value-type="float" office:value="1605000" table:style-name="ce9">
            <text:p>1.605.000</text:p>
          </table:table-cell>
          <table:table-cell office:value-type="float" office:value="1282988" table:style-name="ce9">
            <text:p>1.282.988</text:p>
          </table:table-cell>
          <table:table-cell office:value-type="float" office:value="50295" table:style-name="ce9">
            <text:p>50.295</text:p>
          </table:table-cell>
          <table:table-cell office:value-type="string" table:style-name="ce9">
            <text:p>-</text:p>
          </table:table-cell>
          <table:table-cell office:value-type="float" office:value="1719669" table:style-name="ce9">
            <text:p>1.719.669</text:p>
          </table:table-cell>
          <table:table-cell office:value-type="float" office:value="1709695" table:style-name="ce9">
            <text:p>1.709.69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1670131" table:style-name="ce9">
            <text:p>1.670.131</text:p>
          </table:table-cell>
          <table:table-cell office:value-type="float" office:value="941889" table:style-name="ce9">
            <text:p>941.889</text:p>
          </table:table-cell>
          <table:table-cell office:value-type="float" office:value="0" table:style-name="ce9">
            <text:p>0</text:p>
          </table:table-cell>
          <table:table-cell office:value-type="float" office:value="135980" table:style-name="ce9">
            <text:p>135.980</text:p>
          </table:table-cell>
          <table:table-cell office:value-type="float" office:value="1798717" table:style-name="ce9">
            <text:p>1.798.717</text:p>
          </table:table-cell>
          <table:table-cell office:value-type="float" office:value="1505828" table:style-name="ce9">
            <text:p>1.505.82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04004" table:style-name="ce9">
            <text:p>2.204.004</text:p>
          </table:table-cell>
          <table:table-cell office:value-type="float" office:value="2143026" table:style-name="ce9">
            <text:p>2.143.02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2076799" table:style-name="ce9">
            <text:p>2.076.799</text:p>
          </table:table-cell>
          <table:table-cell office:value-type="float" office:value="937086" table:style-name="ce9">
            <text:p>937.086</text:p>
          </table:table-cell>
          <table:table-cell office:value-type="float" office:value="1777" table:style-name="ce9">
            <text:p>1.777</text:p>
          </table:table-cell>
          <table:table-cell office:value-type="float" office:value="15584" table:style-name="ce9">
            <text:p>15.584</text:p>
          </table:table-cell>
          <table:table-cell office:value-type="float" office:value="1822350" table:style-name="ce9">
            <text:p>1.822.350</text:p>
          </table:table-cell>
          <table:table-cell office:value-type="float" office:value="1157920" table:style-name="ce9">
            <text:p>1.157.920</text:p>
          </table:table-cell>
          <table:table-cell office:value-type="float" office:value="38748" table:style-name="ce9">
            <text:p>38.748</text:p>
          </table:table-cell>
          <table:table-cell office:value-type="string" table:style-name="ce9">
            <text:p>-</text:p>
          </table:table-cell>
          <table:table-cell office:value-type="float" office:value="1695494" table:style-name="ce9">
            <text:p>1.695.494</text:p>
          </table:table-cell>
          <table:table-cell office:value-type="float" office:value="1529714" table:style-name="ce9">
            <text:p>1.529.7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3231110" table:style-name="ce9">
            <text:p>3.231.110</text:p>
          </table:table-cell>
          <table:table-cell office:value-type="float" office:value="918731" table:style-name="ce9">
            <text:p>918.731</text:p>
          </table:table-cell>
          <table:table-cell office:value-type="float" office:value="50295" table:style-name="ce9">
            <text:p>50.295</text:p>
          </table:table-cell>
          <table:table-cell office:value-type="float" office:value="15584" table:style-name="ce9">
            <text:p>15.584</text:p>
          </table:table-cell>
          <table:table-cell office:value-type="float" office:value="3245743" table:style-name="ce9">
            <text:p>3.245.743</text:p>
          </table:table-cell>
          <table:table-cell office:value-type="float" office:value="1882959" table:style-name="ce9">
            <text:p>1.882.959</text:p>
          </table:table-cell>
          <table:table-cell office:value-type="float" office:value="65759" table:style-name="ce9">
            <text:p>65.759</text:p>
          </table:table-cell>
          <table:table-cell office:value-type="string" table:style-name="ce9">
            <text:p>-</text:p>
          </table:table-cell>
          <table:table-cell office:value-type="float" office:value="3136082" table:style-name="ce9">
            <text:p>3.136.082</text:p>
          </table:table-cell>
          <table:table-cell office:value-type="float" office:value="1740911" table:style-name="ce9">
            <text:p>1.740.9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3471037" table:style-name="ce9">
            <text:p>3.471.037</text:p>
          </table:table-cell>
          <table:table-cell office:value-type="float" office:value="1069439" table:style-name="ce9">
            <text:p>1.069.439</text:p>
          </table:table-cell>
          <table:table-cell office:value-type="float" office:value="0" table:style-name="ce9">
            <text:p>0</text:p>
          </table:table-cell>
          <table:table-cell office:value-type="float" office:value="135980" table:style-name="ce9">
            <text:p>135.980</text:p>
          </table:table-cell>
          <table:table-cell office:value-type="float" office:value="3043258" table:style-name="ce9">
            <text:p>3.043.258</text:p>
          </table:table-cell>
          <table:table-cell office:value-type="float" office:value="1773333" table:style-name="ce9">
            <text:p>1.773.33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220195" table:style-name="ce9">
            <text:p>3.220.195</text:p>
          </table:table-cell>
          <table:table-cell office:value-type="float" office:value="1778895" table:style-name="ce9">
            <text:p>1.778.89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3053395" table:style-name="ce9">
            <text:p>3.053.395</text:p>
          </table:table-cell>
          <table:table-cell office:value-type="float" office:value="747495" table:style-name="ce9">
            <text:p>747.49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103404" table:style-name="ce9">
            <text:p>3.103.404</text:p>
          </table:table-cell>
          <table:table-cell office:value-type="float" office:value="1195544" table:style-name="ce9">
            <text:p>1.195.54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935202" table:style-name="ce9">
            <text:p>2.935.202</text:p>
          </table:table-cell>
          <table:table-cell office:value-type="float" office:value="2091402" table:style-name="ce9">
            <text:p>2.091.40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2676484" table:style-name="ce9">
            <text:p>2.676.484</text:p>
          </table:table-cell>
          <table:table-cell office:value-type="float" office:value="314923" table:style-name="ce9">
            <text:p>314.92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522237" table:style-name="ce9">
            <text:p>2.522.237</text:p>
          </table:table-cell>
          <table:table-cell office:value-type="float" office:value="802846" table:style-name="ce9">
            <text:p>802.84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405675" table:style-name="ce9">
            <text:p>2.405.675</text:p>
          </table:table-cell>
          <table:table-cell office:value-type="float" office:value="1773025" table:style-name="ce9">
            <text:p>1.773.0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1418692" table:style-name="ce9">
            <text:p>1.418.692</text:p>
          </table:table-cell>
          <table:table-cell office:value-type="float" office:value="548761" table:style-name="ce9">
            <text:p>548.76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97137" table:style-name="ce9">
            <text:p>1.397.137</text:p>
          </table:table-cell>
          <table:table-cell office:value-type="float" office:value="615266" table:style-name="ce9">
            <text:p>615.26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322973" table:style-name="ce9">
            <text:p>1.322.973</text:p>
          </table:table-cell>
          <table:table-cell office:value-type="float" office:value="947029" table:style-name="ce9">
            <text:p>947.029</text:p>
          </table:table-cell>
          <table:table-cell office:value-type="float" office:value="424379" table:style-name="ce9">
            <text:p>424.379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1372279" table:style-name="ce9">
            <text:p>1.372.279</text:p>
          </table:table-cell>
          <table:table-cell office:value-type="float" office:value="63039" table:style-name="ce9">
            <text:p>63.03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87587" table:style-name="ce9">
            <text:p>1.387.587</text:p>
          </table:table-cell>
          <table:table-cell office:value-type="float" office:value="232527" table:style-name="ce9">
            <text:p>232.52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81897" table:style-name="ce9">
            <text:p>1.181.897</text:p>
          </table:table-cell>
          <table:table-cell office:value-type="float" office:value="897311" table:style-name="ce9">
            <text:p>897.3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726183" table:style-name="ce9">
            <text:p>726.183</text:p>
          </table:table-cell>
          <table:table-cell office:value-type="float" office:value="420896" table:style-name="ce9">
            <text:p>420.89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04875" table:style-name="ce9">
            <text:p>704.875</text:p>
          </table:table-cell>
          <table:table-cell office:value-type="float" office:value="451927" table:style-name="ce9">
            <text:p>451.92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29501" table:style-name="ce9">
            <text:p>429.501</text:p>
          </table:table-cell>
          <table:table-cell office:value-type="float" office:value="706494" table:style-name="ce9">
            <text:p>706.49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1544176" table:style-name="ce9">
            <text:p>1.544.176</text:p>
          </table:table-cell>
          <table:table-cell office:value-type="float" office:value="122057" table:style-name="ce9">
            <text:p>122.057</text:p>
          </table:table-cell>
          <table:table-cell office:value-type="float" office:value="1777" table:style-name="ce9">
            <text:p>1.777</text:p>
          </table:table-cell>
          <table:table-cell office:value-type="float" office:value="0" table:style-name="ce9">
            <text:p>0</text:p>
          </table:table-cell>
          <table:table-cell office:value-type="float" office:value="1317326" table:style-name="ce9">
            <text:p>1.317.326</text:p>
          </table:table-cell>
          <table:table-cell office:value-type="float" office:value="538352" table:style-name="ce9">
            <text:p>538.35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87338" table:style-name="ce9">
            <text:p>1.287.338</text:p>
          </table:table-cell>
          <table:table-cell office:value-type="float" office:value="630339" table:style-name="ce9">
            <text:p>630.33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155124" table:style-name="ce9">
            <text:p>1.155.124</text:p>
          </table:table-cell>
          <table:table-cell office:value-type="float" office:value="56430" table:style-name="ce9">
            <text:p>56.4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38746" table:style-name="ce9">
            <text:p>1.038.746</text:p>
          </table:table-cell>
          <table:table-cell office:value-type="float" office:value="555245" table:style-name="ce9">
            <text:p>555.24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01796" table:style-name="ce9">
            <text:p>901.796</text:p>
          </table:table-cell>
          <table:table-cell office:value-type="float" office:value="732717" table:style-name="ce9">
            <text:p>732.71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1995781" table:style-name="ce9">
            <text:p>1.995.781</text:p>
          </table:table-cell>
          <table:table-cell office:value-type="float" office:value="99628" table:style-name="ce9">
            <text:p>99.62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006252" table:style-name="ce9">
            <text:p>2.006.252</text:p>
          </table:table-cell>
          <table:table-cell office:value-type="float" office:value="211040" table:style-name="ce9">
            <text:p>211.04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68568" table:style-name="ce9">
            <text:p>1.168.568</text:p>
          </table:table-cell>
          <table:table-cell office:value-type="float" office:value="1608875" table:style-name="ce9">
            <text:p>1.608.87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940942" table:style-name="ce9">
            <text:p>2.940.942</text:p>
          </table:table-cell>
          <table:table-cell office:value-type="float" office:value="856434" table:style-name="ce9">
            <text:p>856.434</text:p>
          </table:table-cell>
          <table:table-cell office:value-type="float" office:value="0" table:style-name="ce9">
            <text:p>0</text:p>
          </table:table-cell>
          <table:table-cell office:value-type="float" office:value="15584" table:style-name="ce9">
            <text:p>15.584</text:p>
          </table:table-cell>
          <table:table-cell office:value-type="float" office:value="2786485" table:style-name="ce9">
            <text:p>2.786.485</text:p>
          </table:table-cell>
          <table:table-cell office:value-type="float" office:value="1396532" table:style-name="ce9">
            <text:p>1.396.53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656676" table:style-name="ce9">
            <text:p>2.656.676</text:p>
          </table:table-cell>
          <table:table-cell office:value-type="float" office:value="1911708" table:style-name="ce9">
            <text:p>1.911.708</text:p>
          </table:table-cell>
          <table:table-cell office:value-type="float" office:value="424379" table:style-name="ce9">
            <text:p>424.379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022594" table:style-name="ce9">
            <text:p>4.022.594</text:p>
          </table:table-cell>
          <table:table-cell office:value-type="float" office:value="1161253" table:style-name="ce9">
            <text:p>1.161.253</text:p>
          </table:table-cell>
          <table:table-cell office:value-type="float" office:value="50295" table:style-name="ce9">
            <text:p>50.295</text:p>
          </table:table-cell>
          <table:table-cell office:value-type="float" office:value="0" table:style-name="ce9">
            <text:p>0</text:p>
          </table:table-cell>
          <table:table-cell office:value-type="float" office:value="3609641" table:style-name="ce9">
            <text:p>3.609.641</text:p>
          </table:table-cell>
          <table:table-cell office:value-type="float" office:value="2050483" table:style-name="ce9">
            <text:p>2.050.483</text:p>
          </table:table-cell>
          <table:table-cell office:value-type="float" office:value="65759" table:style-name="ce9">
            <text:p>65.759</text:p>
          </table:table-cell>
          <table:table-cell office:value-type="string" table:style-name="ce9">
            <text:p>-</text:p>
          </table:table-cell>
          <table:table-cell office:value-type="float" office:value="3531916" table:style-name="ce9">
            <text:p>3.531.916</text:p>
          </table:table-cell>
          <table:table-cell office:value-type="float" office:value="2485669" table:style-name="ce9">
            <text:p>2.485.66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781646" table:style-name="ce9">
            <text:p>2.781.646</text:p>
          </table:table-cell>
          <table:table-cell office:value-type="float" office:value="1184285" table:style-name="ce9">
            <text:p>1.184.285</text:p>
          </table:table-cell>
          <table:table-cell office:value-type="float" office:value="1777" table:style-name="ce9">
            <text:p>1.777</text:p>
          </table:table-cell>
          <table:table-cell office:value-type="float" office:value="135980" table:style-name="ce9">
            <text:p>135.980</text:p>
          </table:table-cell>
          <table:table-cell office:value-type="float" office:value="2765456" table:style-name="ce9">
            <text:p>2.765.456</text:p>
          </table:table-cell>
          <table:table-cell office:value-type="float" office:value="2032075" table:style-name="ce9">
            <text:p>2.032.07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416859" table:style-name="ce9">
            <text:p>2.416.859</text:p>
          </table:table-cell>
          <table:table-cell office:value-type="float" office:value="1875548" table:style-name="ce9">
            <text:p>1.875.54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1963061" table:style-name="ce9">
            <text:p>1.963.061</text:p>
          </table:table-cell>
          <table:table-cell office:value-type="float" office:value="1258997" table:style-name="ce9">
            <text:p>1.258.997</text:p>
          </table:table-cell>
          <table:table-cell office:value-type="float" office:value="0" table:style-name="ce9">
            <text:p>0</text:p>
          </table:table-cell>
          <table:table-cell office:value-type="float" office:value="15584" table:style-name="ce9">
            <text:p>15.584</text:p>
          </table:table-cell>
          <table:table-cell office:value-type="float" office:value="2086078" table:style-name="ce9">
            <text:p>2.086.078</text:p>
          </table:table-cell>
          <table:table-cell office:value-type="float" office:value="2067369" table:style-name="ce9">
            <text:p>2.067.36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592130" table:style-name="ce9">
            <text:p>2.592.130</text:p>
          </table:table-cell>
          <table:table-cell office:value-type="float" office:value="2486310" table:style-name="ce9">
            <text:p>2.486.3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2530374" table:style-name="ce9">
            <text:p>2.530.374</text:p>
          </table:table-cell>
          <table:table-cell office:value-type="float" office:value="1169181" table:style-name="ce9">
            <text:p>1.169.181</text:p>
          </table:table-cell>
          <table:table-cell office:value-type="float" office:value="50228" table:style-name="ce9">
            <text:p>50.228</text:p>
          </table:table-cell>
          <table:table-cell office:value-type="float" office:value="135980" table:style-name="ce9">
            <text:p>135.980</text:p>
          </table:table-cell>
          <table:table-cell office:value-type="float" office:value="2999814" table:style-name="ce9">
            <text:p>2.999.814</text:p>
          </table:table-cell>
          <table:table-cell office:value-type="float" office:value="2365812" table:style-name="ce9">
            <text:p>2.365.812</text:p>
          </table:table-cell>
          <table:table-cell office:value-type="float" office:value="65759" table:style-name="ce9">
            <text:p>65.759</text:p>
          </table:table-cell>
          <table:table-cell office:value-type="string" table:style-name="ce9">
            <text:p>-</text:p>
          </table:table-cell>
          <table:table-cell office:value-type="float" office:value="2711938" table:style-name="ce9">
            <text:p>2.711.938</text:p>
          </table:table-cell>
          <table:table-cell office:value-type="float" office:value="2674333" table:style-name="ce9">
            <text:p>2.674.333</text:p>
          </table:table-cell>
          <table:table-cell office:value-type="float" office:value="424379" table:style-name="ce9">
            <text:p>424.379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6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C6 - USUÁRIOS DE INTERNET, POR ATIVIDADES REALIZADAS NA INTERNET - BUSCA DE INFORMAÇÃ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Margem de erro do total</text:p>
          </table:table-cell>
          <table:covered-table-cell/>
          <table:table-cell office:value-type="string" table:number-columns-spanned="4" table:number-rows-spanned="1" table:style-name="ce4">
            <text:p>Procurou informações relacionadas à saúde ou a serviços de saúde</text:p>
          </table:table-cell>
          <table:covered-table-cell table:number-columns-repeated="3"/>
          <table:table-cell office:value-type="string" table:number-columns-spanned="4" table:number-rows-spanned="1" table:style-name="ce4">
            <text:p>Fez consultas, pagamentos ou outras transações financeiras</text:p>
          </table:table-cell>
          <table:covered-table-cell table:number-columns-repeated="3"/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3522359" table:style-name="ce9">
            <text:p>3.522.359</text:p>
          </table:table-cell>
          <table:table-cell office:value-type="float" office:value="4100376" table:style-name="ce9">
            <text:p>4.100.376</text:p>
          </table:table-cell>
          <table:table-cell office:value-type="float" office:value="144835" table:style-name="ce9">
            <text:p>144.835</text:p>
          </table:table-cell>
          <table:table-cell office:value-type="float" office:value="32026" table:style-name="ce9">
            <text:p>32.026</text:p>
          </table:table-cell>
          <table:table-cell office:value-type="float" office:value="4097099" table:style-name="ce9">
            <text:p>4.097.099</text:p>
          </table:table-cell>
          <table:table-cell office:value-type="float" office:value="4329732" table:style-name="ce9">
            <text:p>4.329.732</text:p>
          </table:table-cell>
          <table:table-cell office:value-type="float" office:value="23365" table:style-name="ce9">
            <text:p>23.365</text:p>
          </table:table-cell>
          <table:table-cell office:value-type="float" office:value="323601" table:style-name="ce9">
            <text:p>323.60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3351450" table:style-name="ce9">
            <text:p>3.351.450</text:p>
          </table:table-cell>
          <table:table-cell office:value-type="float" office:value="3964741" table:style-name="ce9">
            <text:p>3.964.741</text:p>
          </table:table-cell>
          <table:table-cell office:value-type="float" office:value="109578" table:style-name="ce9">
            <text:p>109.578</text:p>
          </table:table-cell>
          <table:table-cell office:value-type="float" office:value="0" table:style-name="ce9">
            <text:p>0</text:p>
          </table:table-cell>
          <table:table-cell office:value-type="float" office:value="4123494" table:style-name="ce9">
            <text:p>4.123.494</text:p>
          </table:table-cell>
          <table:table-cell office:value-type="float" office:value="4130688" table:style-name="ce9">
            <text:p>4.130.688</text:p>
          </table:table-cell>
          <table:table-cell office:value-type="float" office:value="23365" table:style-name="ce9">
            <text:p>23.365</text:p>
          </table:table-cell>
          <table:table-cell office:value-type="float" office:value="323601" table:style-name="ce9">
            <text:p>323.60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172621" table:style-name="ce9">
            <text:p>1.172.621</text:p>
          </table:table-cell>
          <table:table-cell office:value-type="float" office:value="1302049" table:style-name="ce9">
            <text:p>1.302.049</text:p>
          </table:table-cell>
          <table:table-cell office:value-type="float" office:value="88147" table:style-name="ce9">
            <text:p>88.147</text:p>
          </table:table-cell>
          <table:table-cell office:value-type="float" office:value="32026" table:style-name="ce9">
            <text:p>32.026</text:p>
          </table:table-cell>
          <table:table-cell office:value-type="float" office:value="816664" table:style-name="ce9">
            <text:p>816.664</text:p>
          </table:table-cell>
          <table:table-cell office:value-type="float" office:value="1357700" table:style-name="ce9">
            <text:p>1.357.7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2420714" table:style-name="ce9">
            <text:p>2.420.714</text:p>
          </table:table-cell>
          <table:table-cell office:value-type="float" office:value="2790078" table:style-name="ce9">
            <text:p>2.790.07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133666" table:style-name="ce9">
            <text:p>3.133.666</text:p>
          </table:table-cell>
          <table:table-cell office:value-type="float" office:value="3103831" table:style-name="ce9">
            <text:p>3.103.831</text:p>
          </table:table-cell>
          <table:table-cell office:value-type="float" office:value="23365" table:style-name="ce9">
            <text:p>23.365</text:p>
          </table:table-cell>
          <table:table-cell office:value-type="float" office:value="135980" table:style-name="ce9">
            <text:p>135.98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2277602" table:style-name="ce9">
            <text:p>2.277.602</text:p>
          </table:table-cell>
          <table:table-cell office:value-type="float" office:value="2240838" table:style-name="ce9">
            <text:p>2.240.838</text:p>
          </table:table-cell>
          <table:table-cell office:value-type="float" office:value="97380" table:style-name="ce9">
            <text:p>97.380</text:p>
          </table:table-cell>
          <table:table-cell office:value-type="float" office:value="0" table:style-name="ce9">
            <text:p>0</text:p>
          </table:table-cell>
          <table:table-cell office:value-type="float" office:value="2085365" table:style-name="ce9">
            <text:p>2.085.365</text:p>
          </table:table-cell>
          <table:table-cell office:value-type="float" office:value="2183464" table:style-name="ce9">
            <text:p>2.183.464</text:p>
          </table:table-cell>
          <table:table-cell office:value-type="float" office:value="0" table:style-name="ce9">
            <text:p>0</text:p>
          </table:table-cell>
          <table:table-cell office:value-type="float" office:value="310590" table:style-name="ce9">
            <text:p>310.59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1074931" table:style-name="ce9">
            <text:p>1.074.931</text:p>
          </table:table-cell>
          <table:table-cell office:value-type="float" office:value="1163527" table:style-name="ce9">
            <text:p>1.163.527</text:p>
          </table:table-cell>
          <table:table-cell office:value-type="float" office:value="43100" table:style-name="ce9">
            <text:p>43.100</text:p>
          </table:table-cell>
          <table:table-cell office:value-type="float" office:value="0" table:style-name="ce9">
            <text:p>0</text:p>
          </table:table-cell>
          <table:table-cell office:value-type="float" office:value="1212554" table:style-name="ce9">
            <text:p>1.212.554</text:p>
          </table:table-cell>
          <table:table-cell office:value-type="float" office:value="1376859" table:style-name="ce9">
            <text:p>1.376.85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689846" table:style-name="ce9">
            <text:p>689.846</text:p>
          </table:table-cell>
          <table:table-cell office:value-type="float" office:value="838819" table:style-name="ce9">
            <text:p>838.819</text:p>
          </table:table-cell>
          <table:table-cell office:value-type="float" office:value="88147" table:style-name="ce9">
            <text:p>88.147</text:p>
          </table:table-cell>
          <table:table-cell office:value-type="float" office:value="32026" table:style-name="ce9">
            <text:p>32.026</text:p>
          </table:table-cell>
          <table:table-cell office:value-type="float" office:value="713760" table:style-name="ce9">
            <text:p>713.760</text:p>
          </table:table-cell>
          <table:table-cell office:value-type="float" office:value="741381" table:style-name="ce9">
            <text:p>741.38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1071078" table:style-name="ce9">
            <text:p>1.071.078</text:p>
          </table:table-cell>
          <table:table-cell office:value-type="float" office:value="759302" table:style-name="ce9">
            <text:p>759.302</text:p>
          </table:table-cell>
          <table:table-cell office:value-type="float" office:value="38748" table:style-name="ce9">
            <text:p>38.748</text:p>
          </table:table-cell>
          <table:table-cell office:value-type="float" office:value="0" table:style-name="ce9">
            <text:p>0</text:p>
          </table:table-cell>
          <table:table-cell office:value-type="float" office:value="1005235" table:style-name="ce9">
            <text:p>1.005.235</text:p>
          </table:table-cell>
          <table:table-cell office:value-type="float" office:value="1210865" table:style-name="ce9">
            <text:p>1.210.86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687820" table:style-name="ce9">
            <text:p>2.687.820</text:p>
          </table:table-cell>
          <table:table-cell office:value-type="float" office:value="3095627" table:style-name="ce9">
            <text:p>3.095.627</text:p>
          </table:table-cell>
          <table:table-cell office:value-type="float" office:value="0" table:style-name="ce9">
            <text:p>0</text:p>
          </table:table-cell>
          <table:table-cell office:value-type="float" office:value="32026" table:style-name="ce9">
            <text:p>32.026</text:p>
          </table:table-cell>
          <table:table-cell office:value-type="float" office:value="2449199" table:style-name="ce9">
            <text:p>2.449.199</text:p>
          </table:table-cell>
          <table:table-cell office:value-type="float" office:value="3070725" table:style-name="ce9">
            <text:p>3.070.725</text:p>
          </table:table-cell>
          <table:table-cell office:value-type="float" office:value="23365" table:style-name="ce9">
            <text:p>23.365</text:p>
          </table:table-cell>
          <table:table-cell office:value-type="float" office:value="310590" table:style-name="ce9">
            <text:p>310.59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2747806" table:style-name="ce9">
            <text:p>2.747.806</text:p>
          </table:table-cell>
          <table:table-cell office:value-type="float" office:value="3182821" table:style-name="ce9">
            <text:p>3.182.821</text:p>
          </table:table-cell>
          <table:table-cell office:value-type="float" office:value="144835" table:style-name="ce9">
            <text:p>144.835</text:p>
          </table:table-cell>
          <table:table-cell office:value-type="float" office:value="0" table:style-name="ce9">
            <text:p>0</text:p>
          </table:table-cell>
          <table:table-cell office:value-type="float" office:value="3332078" table:style-name="ce9">
            <text:p>3.332.078</text:p>
          </table:table-cell>
          <table:table-cell office:value-type="float" office:value="3328606" table:style-name="ce9">
            <text:p>3.328.606</text:p>
          </table:table-cell>
          <table:table-cell office:value-type="float" office:value="0" table:style-name="ce9">
            <text:p>0</text:p>
          </table:table-cell>
          <table:table-cell office:value-type="float" office:value="135980" table:style-name="ce9">
            <text:p>135.98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3251478" table:style-name="ce9">
            <text:p>3.251.478</text:p>
          </table:table-cell>
          <table:table-cell office:value-type="float" office:value="3261101" table:style-name="ce9">
            <text:p>3.261.101</text:p>
          </table:table-cell>
          <table:table-cell office:value-type="float" office:value="56589" table:style-name="ce9">
            <text:p>56.589</text:p>
          </table:table-cell>
          <table:table-cell office:value-type="float" office:value="32026" table:style-name="ce9">
            <text:p>32.026</text:p>
          </table:table-cell>
          <table:table-cell office:value-type="float" office:value="3071023" table:style-name="ce9">
            <text:p>3.071.023</text:p>
          </table:table-cell>
          <table:table-cell office:value-type="float" office:value="3381322" table:style-name="ce9">
            <text:p>3.381.322</text:p>
          </table:table-cell>
          <table:table-cell office:value-type="float" office:value="0" table:style-name="ce9">
            <text:p>0</text:p>
          </table:table-cell>
          <table:table-cell office:value-type="float" office:value="323601" table:style-name="ce9">
            <text:p>323.60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3137033" table:style-name="ce9">
            <text:p>3.137.033</text:p>
          </table:table-cell>
          <table:table-cell office:value-type="float" office:value="2935337" table:style-name="ce9">
            <text:p>2.935.337</text:p>
          </table:table-cell>
          <table:table-cell office:value-type="float" office:value="97380" table:style-name="ce9">
            <text:p>97.380</text:p>
          </table:table-cell>
          <table:table-cell office:value-type="float" office:value="0" table:style-name="ce9">
            <text:p>0</text:p>
          </table:table-cell>
          <table:table-cell office:value-type="float" office:value="3060746" table:style-name="ce9">
            <text:p>3.060.746</text:p>
          </table:table-cell>
          <table:table-cell office:value-type="float" office:value="3585197" table:style-name="ce9">
            <text:p>3.585.197</text:p>
          </table:table-cell>
          <table:table-cell office:value-type="float" office:value="23365" table:style-name="ce9">
            <text:p>23.365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1614798" table:style-name="ce9">
            <text:p>1.614.798</text:p>
          </table:table-cell>
          <table:table-cell office:value-type="float" office:value="1806858" table:style-name="ce9">
            <text:p>1.806.85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09885" table:style-name="ce9">
            <text:p>1.309.885</text:p>
          </table:table-cell>
          <table:table-cell office:value-type="float" office:value="2063583" table:style-name="ce9">
            <text:p>2.063.58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507569" table:style-name="ce9">
            <text:p>507.569</text:p>
          </table:table-cell>
          <table:table-cell office:value-type="float" office:value="646307" table:style-name="ce9">
            <text:p>646.307</text:p>
          </table:table-cell>
          <table:table-cell office:value-type="float" office:value="88147" table:style-name="ce9">
            <text:p>88.147</text:p>
          </table:table-cell>
          <table:table-cell office:value-type="float" office:value="0" table:style-name="ce9">
            <text:p>0</text:p>
          </table:table-cell>
          <table:table-cell office:value-type="float" office:value="387404" table:style-name="ce9">
            <text:p>387.404</text:p>
          </table:table-cell>
          <table:table-cell office:value-type="float" office:value="778012" table:style-name="ce9">
            <text:p>778.0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552512" table:style-name="ce9">
            <text:p>552.512</text:p>
          </table:table-cell>
          <table:table-cell office:value-type="float" office:value="884016" table:style-name="ce9">
            <text:p>884.0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66188" table:style-name="ce9">
            <text:p>466.188</text:p>
          </table:table-cell>
          <table:table-cell office:value-type="float" office:value="950457" table:style-name="ce9">
            <text:p>950.45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50619" table:style-name="ce9">
            <text:p>150.619</text:p>
          </table:table-cell>
          <table:table-cell office:value-type="float" office:value="593011" table:style-name="ce9">
            <text:p>593.0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2572" table:style-name="ce9">
            <text:p>132.572</text:p>
          </table:table-cell>
          <table:table-cell office:value-type="float" office:value="576780" table:style-name="ce9">
            <text:p>576.78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283519" table:style-name="ce9">
            <text:p>283.519</text:p>
          </table:table-cell>
          <table:table-cell office:value-type="float" office:value="709906" table:style-name="ce9">
            <text:p>709.906</text:p>
          </table:table-cell>
          <table:table-cell office:value-type="float" office:value="43100" table:style-name="ce9">
            <text:p>43.100</text:p>
          </table:table-cell>
          <table:table-cell office:value-type="float" office:value="0" table:style-name="ce9">
            <text:p>0</text:p>
          </table:table-cell>
          <table:table-cell office:value-type="float" office:value="223503" table:style-name="ce9">
            <text:p>223.503</text:p>
          </table:table-cell>
          <table:table-cell office:value-type="float" office:value="669312" table:style-name="ce9">
            <text:p>669.3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2082604" table:style-name="ce9">
            <text:p>2.082.604</text:p>
          </table:table-cell>
          <table:table-cell office:value-type="float" office:value="3054307" table:style-name="ce9">
            <text:p>3.054.307</text:p>
          </table:table-cell>
          <table:table-cell office:value-type="float" office:value="92361" table:style-name="ce9">
            <text:p>92.361</text:p>
          </table:table-cell>
          <table:table-cell office:value-type="float" office:value="32026" table:style-name="ce9">
            <text:p>32.026</text:p>
          </table:table-cell>
          <table:table-cell office:value-type="float" office:value="2460610" table:style-name="ce9">
            <text:p>2.460.610</text:p>
          </table:table-cell>
          <table:table-cell office:value-type="float" office:value="2568952" table:style-name="ce9">
            <text:p>2.568.952</text:p>
          </table:table-cell>
          <table:table-cell office:value-type="float" office:value="23365" table:style-name="ce9">
            <text:p>23.365</text:p>
          </table:table-cell>
          <table:table-cell office:value-type="float" office:value="135980" table:style-name="ce9">
            <text:p>135.98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2138719" table:style-name="ce9">
            <text:p>2.138.719</text:p>
          </table:table-cell>
          <table:table-cell office:value-type="float" office:value="2072629" table:style-name="ce9">
            <text:p>2.072.629</text:p>
          </table:table-cell>
          <table:table-cell office:value-type="float" office:value="97380" table:style-name="ce9">
            <text:p>97.380</text:p>
          </table:table-cell>
          <table:table-cell office:value-type="float" office:value="0" table:style-name="ce9">
            <text:p>0</text:p>
          </table:table-cell>
          <table:table-cell office:value-type="float" office:value="2098042" table:style-name="ce9">
            <text:p>2.098.042</text:p>
          </table:table-cell>
          <table:table-cell office:value-type="float" office:value="2371503" table:style-name="ce9">
            <text:p>2.371.503</text:p>
          </table:table-cell>
          <table:table-cell office:value-type="float" office:value="0" table:style-name="ce9">
            <text:p>0</text:p>
          </table:table-cell>
          <table:table-cell office:value-type="float" office:value="310590" table:style-name="ce9">
            <text:p>310.59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1395799" table:style-name="ce9">
            <text:p>1.395.799</text:p>
          </table:table-cell>
          <table:table-cell office:value-type="float" office:value="1465433" table:style-name="ce9">
            <text:p>1.465.43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626791" table:style-name="ce9">
            <text:p>1.626.791</text:p>
          </table:table-cell>
          <table:table-cell office:value-type="float" office:value="1716464" table:style-name="ce9">
            <text:p>1.716.46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1003186" table:style-name="ce9">
            <text:p>1.003.186</text:p>
          </table:table-cell>
          <table:table-cell office:value-type="float" office:value="1099923" table:style-name="ce9">
            <text:p>1.099.923</text:p>
          </table:table-cell>
          <table:table-cell office:value-type="float" office:value="0" table:style-name="ce9">
            <text:p>0</text:p>
          </table:table-cell>
          <table:table-cell office:value-type="float" office:value="32026" table:style-name="ce9">
            <text:p>32.026</text:p>
          </table:table-cell>
          <table:table-cell office:value-type="float" office:value="381855" table:style-name="ce9">
            <text:p>381.855</text:p>
          </table:table-cell>
          <table:table-cell office:value-type="float" office:value="601162" table:style-name="ce9">
            <text:p>601.16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1686182" table:style-name="ce9">
            <text:p>1.686.182</text:p>
          </table:table-cell>
          <table:table-cell office:value-type="float" office:value="1854911" table:style-name="ce9">
            <text:p>1.854.911</text:p>
          </table:table-cell>
          <table:table-cell office:value-type="float" office:value="140703" table:style-name="ce9">
            <text:p>140.703</text:p>
          </table:table-cell>
          <table:table-cell office:value-type="float" office:value="0" table:style-name="ce9">
            <text:p>0</text:p>
          </table:table-cell>
          <table:table-cell office:value-type="float" office:value="1700558" table:style-name="ce9">
            <text:p>1.700.558</text:p>
          </table:table-cell>
          <table:table-cell office:value-type="float" office:value="1780054" table:style-name="ce9">
            <text:p>1.780.054</text:p>
          </table:table-cell>
          <table:table-cell office:value-type="float" office:value="0" table:style-name="ce9">
            <text:p>0</text:p>
          </table:table-cell>
          <table:table-cell office:value-type="float" office:value="310590" table:style-name="ce9">
            <text:p>310.59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1419627" table:style-name="ce9">
            <text:p>1.419.627</text:p>
          </table:table-cell>
          <table:table-cell office:value-type="float" office:value="1238141" table:style-name="ce9">
            <text:p>1.238.14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632470" table:style-name="ce9">
            <text:p>1.632.470</text:p>
          </table:table-cell>
          <table:table-cell office:value-type="float" office:value="1320995" table:style-name="ce9">
            <text:p>1.320.99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1666308" table:style-name="ce9">
            <text:p>1.666.308</text:p>
          </table:table-cell>
          <table:table-cell office:value-type="float" office:value="1727392" table:style-name="ce9">
            <text:p>1.727.39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255785" table:style-name="ce9">
            <text:p>2.255.785</text:p>
          </table:table-cell>
          <table:table-cell office:value-type="float" office:value="2079157" table:style-name="ce9">
            <text:p>2.079.157</text:p>
          </table:table-cell>
          <table:table-cell office:value-type="float" office:value="23365" table:style-name="ce9">
            <text:p>23.365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2270304" table:style-name="ce9">
            <text:p>2.270.304</text:p>
          </table:table-cell>
          <table:table-cell office:value-type="float" office:value="2208861" table:style-name="ce9">
            <text:p>2.208.861</text:p>
          </table:table-cell>
          <table:table-cell office:value-type="float" office:value="43100" table:style-name="ce9">
            <text:p>43.100</text:p>
          </table:table-cell>
          <table:table-cell office:value-type="float" office:value="0" table:style-name="ce9">
            <text:p>0</text:p>
          </table:table-cell>
          <table:table-cell office:value-type="float" office:value="1865626" table:style-name="ce9">
            <text:p>1.865.626</text:p>
          </table:table-cell>
          <table:table-cell office:value-type="float" office:value="2024270" table:style-name="ce9">
            <text:p>2.024.270</text:p>
          </table:table-cell>
          <table:table-cell office:value-type="float" office:value="0" table:style-name="ce9">
            <text:p>0</text:p>
          </table:table-cell>
          <table:table-cell office:value-type="float" office:value="135980" table:style-name="ce9">
            <text:p>135.98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1893387" table:style-name="ce9">
            <text:p>1.893.387</text:p>
          </table:table-cell>
          <table:table-cell office:value-type="float" office:value="1617110" table:style-name="ce9">
            <text:p>1.617.110</text:p>
          </table:table-cell>
          <table:table-cell office:value-type="float" office:value="38748" table:style-name="ce9">
            <text:p>38.748</text:p>
          </table:table-cell>
          <table:table-cell office:value-type="float" office:value="0" table:style-name="ce9">
            <text:p>0</text:p>
          </table:table-cell>
          <table:table-cell office:value-type="float" office:value="1703416" table:style-name="ce9">
            <text:p>1.703.416</text:p>
          </table:table-cell>
          <table:table-cell office:value-type="float" office:value="1943784" table:style-name="ce9">
            <text:p>1.943.78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1917864" table:style-name="ce9">
            <text:p>1.917.864</text:p>
          </table:table-cell>
          <table:table-cell office:value-type="float" office:value="2834514" table:style-name="ce9">
            <text:p>2.834.514</text:p>
          </table:table-cell>
          <table:table-cell office:value-type="float" office:value="144835" table:style-name="ce9">
            <text:p>144.835</text:p>
          </table:table-cell>
          <table:table-cell office:value-type="float" office:value="0" table:style-name="ce9">
            <text:p>0</text:p>
          </table:table-cell>
          <table:table-cell office:value-type="float" office:value="2106202" table:style-name="ce9">
            <text:p>2.106.202</text:p>
          </table:table-cell>
          <table:table-cell office:value-type="float" office:value="2736729" table:style-name="ce9">
            <text:p>2.736.72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2497877" table:style-name="ce9">
            <text:p>2.497.877</text:p>
          </table:table-cell>
          <table:table-cell office:value-type="float" office:value="2365764" table:style-name="ce9">
            <text:p>2.365.76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94306" table:style-name="ce9">
            <text:p>1.794.306</text:p>
          </table:table-cell>
          <table:table-cell office:value-type="float" office:value="3108365" table:style-name="ce9">
            <text:p>3.108.365</text:p>
          </table:table-cell>
          <table:table-cell office:value-type="float" office:value="0" table:style-name="ce9">
            <text:p>0</text:p>
          </table:table-cell>
          <table:table-cell office:value-type="float" office:value="323601" table:style-name="ce9">
            <text:p>323.601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2540959" table:style-name="ce9">
            <text:p>2.540.959</text:p>
          </table:table-cell>
          <table:table-cell office:value-type="float" office:value="2252779" table:style-name="ce9">
            <text:p>2.252.77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619686" table:style-name="ce9">
            <text:p>2.619.686</text:p>
          </table:table-cell>
          <table:table-cell office:value-type="float" office:value="2439646" table:style-name="ce9">
            <text:p>2.439.64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1944574" table:style-name="ce9">
            <text:p>1.944.574</text:p>
          </table:table-cell>
          <table:table-cell office:value-type="float" office:value="2158412" table:style-name="ce9">
            <text:p>2.158.4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935673" table:style-name="ce9">
            <text:p>1.935.673</text:p>
          </table:table-cell>
          <table:table-cell office:value-type="float" office:value="2320183" table:style-name="ce9">
            <text:p>2.320.18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1434368" table:style-name="ce9">
            <text:p>1.434.368</text:p>
          </table:table-cell>
          <table:table-cell office:value-type="float" office:value="614348" table:style-name="ce9">
            <text:p>614.34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00720" table:style-name="ce9">
            <text:p>1.300.720</text:p>
          </table:table-cell>
          <table:table-cell office:value-type="float" office:value="973466" table:style-name="ce9">
            <text:p>973.46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1286220" table:style-name="ce9">
            <text:p>1.286.220</text:p>
          </table:table-cell>
          <table:table-cell office:value-type="float" office:value="519117" table:style-name="ce9">
            <text:p>519.11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19058" table:style-name="ce9">
            <text:p>1.319.058</text:p>
          </table:table-cell>
          <table:table-cell office:value-type="float" office:value="464395" table:style-name="ce9">
            <text:p>464.39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684477" table:style-name="ce9">
            <text:p>684.477</text:p>
          </table:table-cell>
          <table:table-cell office:value-type="float" office:value="455026" table:style-name="ce9">
            <text:p>455.02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1282" table:style-name="ce9">
            <text:p>121.282</text:p>
          </table:table-cell>
          <table:table-cell office:value-type="float" office:value="815538" table:style-name="ce9">
            <text:p>815.538</text:p>
          </table:table-cell>
          <table:table-cell office:value-type="float" office:value="23365" table:style-name="ce9">
            <text:p>23.365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535836" table:style-name="ce9">
            <text:p>535.836</text:p>
          </table:table-cell>
          <table:table-cell office:value-type="float" office:value="1367826" table:style-name="ce9">
            <text:p>1.367.826</text:p>
          </table:table-cell>
          <table:table-cell office:value-type="float" office:value="0" table:style-name="ce9">
            <text:p>0</text:p>
          </table:table-cell>
          <table:table-cell office:value-type="float" office:value="32026" table:style-name="ce9">
            <text:p>32.026</text:p>
          </table:table-cell>
          <table:table-cell office:value-type="float" office:value="727745" table:style-name="ce9">
            <text:p>727.745</text:p>
          </table:table-cell>
          <table:table-cell office:value-type="float" office:value="1295866" table:style-name="ce9">
            <text:p>1.295.86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763204" table:style-name="ce9">
            <text:p>763.204</text:p>
          </table:table-cell>
          <table:table-cell office:value-type="float" office:value="864046" table:style-name="ce9">
            <text:p>864.04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74008" table:style-name="ce9">
            <text:p>874.008</text:p>
          </table:table-cell>
          <table:table-cell office:value-type="float" office:value="899463" table:style-name="ce9">
            <text:p>899.46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1922112" table:style-name="ce9">
            <text:p>1.922.112</text:p>
          </table:table-cell>
          <table:table-cell office:value-type="float" office:value="373840" table:style-name="ce9">
            <text:p>373.84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926004" table:style-name="ce9">
            <text:p>1.926.004</text:p>
          </table:table-cell>
          <table:table-cell office:value-type="float" office:value="636183" table:style-name="ce9">
            <text:p>636.18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431176" table:style-name="ce9">
            <text:p>2.431.176</text:p>
          </table:table-cell>
          <table:table-cell office:value-type="float" office:value="2318098" table:style-name="ce9">
            <text:p>2.318.09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312072" table:style-name="ce9">
            <text:p>2.312.072</text:p>
          </table:table-cell>
          <table:table-cell office:value-type="float" office:value="2588330" table:style-name="ce9">
            <text:p>2.588.3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003098" table:style-name="ce9">
            <text:p>3.003.098</text:p>
          </table:table-cell>
          <table:table-cell office:value-type="float" office:value="3719232" table:style-name="ce9">
            <text:p>3.719.232</text:p>
          </table:table-cell>
          <table:table-cell office:value-type="float" office:value="38748" table:style-name="ce9">
            <text:p>38.748</text:p>
          </table:table-cell>
          <table:table-cell office:value-type="float" office:value="0" table:style-name="ce9">
            <text:p>0</text:p>
          </table:table-cell>
          <table:table-cell office:value-type="float" office:value="2801017" table:style-name="ce9">
            <text:p>2.801.017</text:p>
          </table:table-cell>
          <table:table-cell office:value-type="float" office:value="3499812" table:style-name="ce9">
            <text:p>3.499.812</text:p>
          </table:table-cell>
          <table:table-cell office:value-type="float" office:value="0" table:style-name="ce9">
            <text:p>0</text:p>
          </table:table-cell>
          <table:table-cell office:value-type="float" office:value="310590" table:style-name="ce9">
            <text:p>310.59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767872" table:style-name="ce9">
            <text:p>1.767.872</text:p>
          </table:table-cell>
          <table:table-cell office:value-type="float" office:value="2519712" table:style-name="ce9">
            <text:p>2.519.712</text:p>
          </table:table-cell>
          <table:table-cell office:value-type="float" office:value="144362" table:style-name="ce9">
            <text:p>144.362</text:p>
          </table:table-cell>
          <table:table-cell office:value-type="float" office:value="32026" table:style-name="ce9">
            <text:p>32.026</text:p>
          </table:table-cell>
          <table:table-cell office:value-type="float" office:value="1855244" table:style-name="ce9">
            <text:p>1.855.244</text:p>
          </table:table-cell>
          <table:table-cell office:value-type="float" office:value="2507409" table:style-name="ce9">
            <text:p>2.507.409</text:p>
          </table:table-cell>
          <table:table-cell office:value-type="float" office:value="23365" table:style-name="ce9">
            <text:p>23.365</text:p>
          </table:table-cell>
          <table:table-cell office:value-type="float" office:value="135980" table:style-name="ce9">
            <text:p>135.98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2666137" table:style-name="ce9">
            <text:p>2.666.137</text:p>
          </table:table-cell>
          <table:table-cell office:value-type="float" office:value="2757108" table:style-name="ce9">
            <text:p>2.757.10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977161" table:style-name="ce9">
            <text:p>2.977.161</text:p>
          </table:table-cell>
          <table:table-cell office:value-type="float" office:value="2699575" table:style-name="ce9">
            <text:p>2.699.57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2435548" table:style-name="ce9">
            <text:p>2.435.548</text:p>
          </table:table-cell>
          <table:table-cell office:value-type="float" office:value="3188864" table:style-name="ce9">
            <text:p>3.188.864</text:p>
          </table:table-cell>
          <table:table-cell office:value-type="float" office:value="144835" table:style-name="ce9">
            <text:p>144.835</text:p>
          </table:table-cell>
          <table:table-cell office:value-type="float" office:value="32026" table:style-name="ce9">
            <text:p>32.026</text:p>
          </table:table-cell>
          <table:table-cell office:value-type="float" office:value="2745764" table:style-name="ce9">
            <text:p>2.745.764</text:p>
          </table:table-cell>
          <table:table-cell office:value-type="float" office:value="2969690" table:style-name="ce9">
            <text:p>2.969.690</text:p>
          </table:table-cell>
          <table:table-cell office:value-type="float" office:value="23365" table:style-name="ce9">
            <text:p>23.365</text:p>
          </table:table-cell>
          <table:table-cell office:value-type="float" office:value="323601" table:style-name="ce9">
            <text:p>323.601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7" table:style-name="ta1">
        <table:table-column table:style-name="co1" table:number-columns-repeated="2" table:default-cell-style-name="ce1"/>
        <table:table-column table:style-name="co2" table:number-columns-repeated="16" table:default-cell-style-name="ce1"/>
        <table:table-column table:style-name="co3" table:number-columns-repeated="16366" table:default-cell-style-name="ce1"/>
        <table:table-row table:style-name="ro1">
          <table:table-cell office:value-type="string" table:style-name="ce5">
            <text:p>C7 - USUÁRIOS DE INTERNET, POR ATIVIDADES REALIZADAS NA INTERNET - MULTIMÍD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Margem de erro do total</text:p>
          </table:table-cell>
          <table:covered-table-cell/>
          <table:table-cell office:value-type="string" table:number-columns-spanned="4" table:number-rows-spanned="1" table:style-name="ce4">
            <text:p>Ouviu música pela Internet</text:p>
          </table:table-cell>
          <table:covered-table-cell table:number-columns-repeated="3"/>
          <table:table-cell office:value-type="string" table:number-columns-spanned="4" table:number-rows-spanned="1" table:style-name="ce4">
            <text:p>Assistiu a vídeos, programas, filmes ou séries pela Internet</text:p>
          </table:table-cell>
          <table:covered-table-cell table:number-columns-repeated="3"/>
          <table:table-cell office:value-type="string" table:number-columns-spanned="4" table:number-rows-spanned="1" table:style-name="ce4">
            <text:p>Leu jornais, revistas ou notícias pela Internet</text:p>
          </table:table-cell>
          <table:covered-table-cell table:number-columns-repeated="3"/>
          <table:table-cell office:value-type="string" table:number-columns-spanned="4" table:number-rows-spanned="1" table:style-name="ce4">
            <text:p>Acompanhou transmissões de áudio ou vídeo em tempo real</text:p>
          </table:table-cell>
          <table:covered-table-cell table:number-columns-repeated="3"/>
          <table:table-cell table:style-name="ce8"/>
          <table:table-cell table:number-columns-repeated="16365"/>
        </table:table-row>
        <table:table-row table:style-name="ro3">
          <table:covered-table-cell/>
          <table:covered-table-cell/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table:style-name="ce8"/>
          <table:table-cell table:number-columns-repeated="16365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3756366" table:style-name="ce9">
            <text:p>3.756.366</text:p>
          </table:table-cell>
          <table:table-cell office:value-type="float" office:value="3718750" table:style-name="ce9">
            <text:p>3.718.75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884392" table:style-name="ce9">
            <text:p>2.884.392</text:p>
          </table:table-cell>
          <table:table-cell office:value-type="float" office:value="2801355" table:style-name="ce9">
            <text:p>2.801.355</text:p>
          </table:table-cell>
          <table:table-cell office:value-type="float" office:value="104417" table:style-name="ce9">
            <text:p>104.417</text:p>
          </table:table-cell>
          <table:table-cell office:value-type="string" table:style-name="ce9">
            <text:p>-</text:p>
          </table:table-cell>
          <table:table-cell office:value-type="float" office:value="3438323" table:style-name="ce9">
            <text:p>3.438.323</text:p>
          </table:table-cell>
          <table:table-cell office:value-type="float" office:value="3598616" table:style-name="ce9">
            <text:p>3.598.616</text:p>
          </table:table-cell>
          <table:table-cell office:value-type="string" table:style-name="ce9">
            <text:p>-</text:p>
          </table:table-cell>
          <table:table-cell office:value-type="float" office:value="143765" table:style-name="ce9">
            <text:p>143.765</text:p>
          </table:table-cell>
          <table:table-cell office:value-type="float" office:value="3392362" table:style-name="ce9">
            <text:p>3.392.362</text:p>
          </table:table-cell>
          <table:table-cell office:value-type="float" office:value="4124156" table:style-name="ce9">
            <text:p>4.124.156</text:p>
          </table:table-cell>
          <table:table-cell office:value-type="float" office:value="50411" table:style-name="ce9">
            <text:p>50.411</text:p>
          </table:table-cell>
          <table:table-cell office:value-type="float" office:value="72729" table:style-name="ce9">
            <text:p>72.729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3695236" table:style-name="ce9">
            <text:p>3.695.236</text:p>
          </table:table-cell>
          <table:table-cell office:value-type="float" office:value="3434532" table:style-name="ce9">
            <text:p>3.434.53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869158" table:style-name="ce9">
            <text:p>2.869.158</text:p>
          </table:table-cell>
          <table:table-cell office:value-type="float" office:value="2445804" table:style-name="ce9">
            <text:p>2.445.804</text:p>
          </table:table-cell>
          <table:table-cell office:value-type="float" office:value="104417" table:style-name="ce9">
            <text:p>104.417</text:p>
          </table:table-cell>
          <table:table-cell office:value-type="string" table:style-name="ce9">
            <text:p>-</text:p>
          </table:table-cell>
          <table:table-cell office:value-type="float" office:value="3245124" table:style-name="ce9">
            <text:p>3.245.124</text:p>
          </table:table-cell>
          <table:table-cell office:value-type="float" office:value="3213733" table:style-name="ce9">
            <text:p>3.213.733</text:p>
          </table:table-cell>
          <table:table-cell office:value-type="string" table:style-name="ce9">
            <text:p>-</text:p>
          </table:table-cell>
          <table:table-cell office:value-type="float" office:value="143765" table:style-name="ce9">
            <text:p>143.765</text:p>
          </table:table-cell>
          <table:table-cell office:value-type="float" office:value="3402307" table:style-name="ce9">
            <text:p>3.402.307</text:p>
          </table:table-cell>
          <table:table-cell office:value-type="float" office:value="4112152" table:style-name="ce9">
            <text:p>4.112.152</text:p>
          </table:table-cell>
          <table:table-cell office:value-type="float" office:value="50411" table:style-name="ce9">
            <text:p>50.411</text:p>
          </table:table-cell>
          <table:table-cell office:value-type="float" office:value="62380" table:style-name="ce9">
            <text:p>62.38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388454" table:style-name="ce9">
            <text:p>1.388.454</text:p>
          </table:table-cell>
          <table:table-cell office:value-type="float" office:value="1163413" table:style-name="ce9">
            <text:p>1.163.41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256590" table:style-name="ce9">
            <text:p>1.256.590</text:p>
          </table:table-cell>
          <table:table-cell office:value-type="float" office:value="1152544" table:style-name="ce9">
            <text:p>1.152.54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03038" table:style-name="ce9">
            <text:p>1.403.038</text:p>
          </table:table-cell>
          <table:table-cell office:value-type="float" office:value="1207961" table:style-name="ce9">
            <text:p>1.207.96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54551" table:style-name="ce9">
            <text:p>1.254.551</text:p>
          </table:table-cell>
          <table:table-cell office:value-type="float" office:value="1315548" table:style-name="ce9">
            <text:p>1.315.548</text:p>
          </table:table-cell>
          <table:table-cell office:value-type="float" office:value="0" table:style-name="ce9">
            <text:p>0</text:p>
          </table:table-cell>
          <table:table-cell office:value-type="float" office:value="32026" table:style-name="ce9">
            <text:p>32.026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2899518" table:style-name="ce9">
            <text:p>2.899.518</text:p>
          </table:table-cell>
          <table:table-cell office:value-type="float" office:value="2717911" table:style-name="ce9">
            <text:p>2.717.91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54764" table:style-name="ce9">
            <text:p>2.354.764</text:p>
          </table:table-cell>
          <table:table-cell office:value-type="float" office:value="1778099" table:style-name="ce9">
            <text:p>1.778.099</text:p>
          </table:table-cell>
          <table:table-cell office:value-type="float" office:value="104417" table:style-name="ce9">
            <text:p>104.417</text:p>
          </table:table-cell>
          <table:table-cell office:value-type="string" table:style-name="ce9">
            <text:p>-</text:p>
          </table:table-cell>
          <table:table-cell office:value-type="float" office:value="2369587" table:style-name="ce9">
            <text:p>2.369.587</text:p>
          </table:table-cell>
          <table:table-cell office:value-type="float" office:value="2145337" table:style-name="ce9">
            <text:p>2.145.337</text:p>
          </table:table-cell>
          <table:table-cell office:value-type="string" table:style-name="ce9">
            <text:p>-</text:p>
          </table:table-cell>
          <table:table-cell office:value-type="float" office:value="15584" table:style-name="ce9">
            <text:p>15.584</text:p>
          </table:table-cell>
          <table:table-cell office:value-type="float" office:value="2475161" table:style-name="ce9">
            <text:p>2.475.161</text:p>
          </table:table-cell>
          <table:table-cell office:value-type="float" office:value="3018020" table:style-name="ce9">
            <text:p>3.018.020</text:p>
          </table:table-cell>
          <table:table-cell office:value-type="float" office:value="0" table:style-name="ce9">
            <text:p>0</text:p>
          </table:table-cell>
          <table:table-cell office:value-type="float" office:value="62380" table:style-name="ce9">
            <text:p>62.38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2412936" table:style-name="ce9">
            <text:p>2.412.936</text:p>
          </table:table-cell>
          <table:table-cell office:value-type="float" office:value="2215372" table:style-name="ce9">
            <text:p>2.215.37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896178" table:style-name="ce9">
            <text:p>1.896.178</text:p>
          </table:table-cell>
          <table:table-cell office:value-type="float" office:value="1374131" table:style-name="ce9">
            <text:p>1.374.13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136930" table:style-name="ce9">
            <text:p>2.136.930</text:p>
          </table:table-cell>
          <table:table-cell office:value-type="float" office:value="1973228" table:style-name="ce9">
            <text:p>1.973.22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549066" table:style-name="ce9">
            <text:p>2.549.066</text:p>
          </table:table-cell>
          <table:table-cell office:value-type="float" office:value="2403850" table:style-name="ce9">
            <text:p>2.403.850</text:p>
          </table:table-cell>
          <table:table-cell office:value-type="float" office:value="23566" table:style-name="ce9">
            <text:p>23.566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1198519" table:style-name="ce9">
            <text:p>1.198.519</text:p>
          </table:table-cell>
          <table:table-cell office:value-type="float" office:value="1279002" table:style-name="ce9">
            <text:p>1.279.00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314241" table:style-name="ce9">
            <text:p>1.314.241</text:p>
          </table:table-cell>
          <table:table-cell office:value-type="float" office:value="1248973" table:style-name="ce9">
            <text:p>1.248.97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55503" table:style-name="ce9">
            <text:p>1.255.503</text:p>
          </table:table-cell>
          <table:table-cell office:value-type="float" office:value="1325839" table:style-name="ce9">
            <text:p>1.325.83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418077" table:style-name="ce9">
            <text:p>1.418.077</text:p>
          </table:table-cell>
          <table:table-cell office:value-type="float" office:value="1444210" table:style-name="ce9">
            <text:p>1.444.2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723884" table:style-name="ce9">
            <text:p>723.884</text:p>
          </table:table-cell>
          <table:table-cell office:value-type="float" office:value="690637" table:style-name="ce9">
            <text:p>690.63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46659" table:style-name="ce9">
            <text:p>746.659</text:p>
          </table:table-cell>
          <table:table-cell office:value-type="float" office:value="601976" table:style-name="ce9">
            <text:p>601.97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26266" table:style-name="ce9">
            <text:p>726.266</text:p>
          </table:table-cell>
          <table:table-cell office:value-type="float" office:value="743665" table:style-name="ce9">
            <text:p>743.66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32080" table:style-name="ce9">
            <text:p>732.080</text:p>
          </table:table-cell>
          <table:table-cell office:value-type="float" office:value="808620" table:style-name="ce9">
            <text:p>808.620</text:p>
          </table:table-cell>
          <table:table-cell office:value-type="float" office:value="0" table:style-name="ce9">
            <text:p>0</text:p>
          </table:table-cell>
          <table:table-cell office:value-type="float" office:value="32026" table:style-name="ce9">
            <text:p>32.026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843702" table:style-name="ce9">
            <text:p>843.702</text:p>
          </table:table-cell>
          <table:table-cell office:value-type="float" office:value="965400" table:style-name="ce9">
            <text:p>965.40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47373" table:style-name="ce9">
            <text:p>947.373</text:p>
          </table:table-cell>
          <table:table-cell office:value-type="float" office:value="867473" table:style-name="ce9">
            <text:p>867.47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04150" table:style-name="ce9">
            <text:p>1.104.150</text:p>
          </table:table-cell>
          <table:table-cell office:value-type="float" office:value="807009" table:style-name="ce9">
            <text:p>807.009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893583" table:style-name="ce9">
            <text:p>893.583</text:p>
          </table:table-cell>
          <table:table-cell office:value-type="float" office:value="1092548" table:style-name="ce9">
            <text:p>1.092.548</text:p>
          </table:table-cell>
          <table:table-cell office:value-type="float" office:value="47267" table:style-name="ce9">
            <text:p>47.267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466956" table:style-name="ce9">
            <text:p>2.466.956</text:p>
          </table:table-cell>
          <table:table-cell office:value-type="float" office:value="1991882" table:style-name="ce9">
            <text:p>1.991.88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422359" table:style-name="ce9">
            <text:p>2.422.359</text:p>
          </table:table-cell>
          <table:table-cell office:value-type="float" office:value="1952167" table:style-name="ce9">
            <text:p>1.952.167</text:p>
          </table:table-cell>
          <table:table-cell office:value-type="float" office:value="104417" table:style-name="ce9">
            <text:p>104.417</text:p>
          </table:table-cell>
          <table:table-cell office:value-type="string" table:style-name="ce9">
            <text:p>-</text:p>
          </table:table-cell>
          <table:table-cell office:value-type="float" office:value="2555014" table:style-name="ce9">
            <text:p>2.555.014</text:p>
          </table:table-cell>
          <table:table-cell office:value-type="float" office:value="2558657" table:style-name="ce9">
            <text:p>2.558.6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547665" table:style-name="ce9">
            <text:p>2.547.665</text:p>
          </table:table-cell>
          <table:table-cell office:value-type="float" office:value="2229791" table:style-name="ce9">
            <text:p>2.229.791</text:p>
          </table:table-cell>
          <table:table-cell office:value-type="float" office:value="23566" table:style-name="ce9">
            <text:p>23.566</text:p>
          </table:table-cell>
          <table:table-cell office:value-type="float" office:value="32026" table:style-name="ce9">
            <text:p>32.026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3343081" table:style-name="ce9">
            <text:p>3.343.081</text:p>
          </table:table-cell>
          <table:table-cell office:value-type="float" office:value="3264885" table:style-name="ce9">
            <text:p>3.264.88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703066" table:style-name="ce9">
            <text:p>2.703.066</text:p>
          </table:table-cell>
          <table:table-cell office:value-type="float" office:value="2175991" table:style-name="ce9">
            <text:p>2.175.99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197800" table:style-name="ce9">
            <text:p>3.197.800</text:p>
          </table:table-cell>
          <table:table-cell office:value-type="float" office:value="2782354" table:style-name="ce9">
            <text:p>2.782.354</text:p>
          </table:table-cell>
          <table:table-cell office:value-type="string" table:style-name="ce9">
            <text:p>-</text:p>
          </table:table-cell>
          <table:table-cell office:value-type="float" office:value="143765" table:style-name="ce9">
            <text:p>143.765</text:p>
          </table:table-cell>
          <table:table-cell office:value-type="float" office:value="3297365" table:style-name="ce9">
            <text:p>3.297.365</text:p>
          </table:table-cell>
          <table:table-cell office:value-type="float" office:value="3469827" table:style-name="ce9">
            <text:p>3.469.827</text:p>
          </table:table-cell>
          <table:table-cell office:value-type="float" office:value="47267" table:style-name="ce9">
            <text:p>47.267</text:p>
          </table:table-cell>
          <table:table-cell office:value-type="float" office:value="62380" table:style-name="ce9">
            <text:p>62.38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3793041" table:style-name="ce9">
            <text:p>3.793.041</text:p>
          </table:table-cell>
          <table:table-cell office:value-type="float" office:value="2780369" table:style-name="ce9">
            <text:p>2.780.36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853907" table:style-name="ce9">
            <text:p>3.853.907</text:p>
          </table:table-cell>
          <table:table-cell office:value-type="float" office:value="2207233" table:style-name="ce9">
            <text:p>2.207.23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639321" table:style-name="ce9">
            <text:p>3.639.321</text:p>
          </table:table-cell>
          <table:table-cell office:value-type="float" office:value="2620177" table:style-name="ce9">
            <text:p>2.620.177</text:p>
          </table:table-cell>
          <table:table-cell office:value-type="string" table:style-name="ce9">
            <text:p>-</text:p>
          </table:table-cell>
          <table:table-cell office:value-type="float" office:value="15584" table:style-name="ce9">
            <text:p>15.584</text:p>
          </table:table-cell>
          <table:table-cell office:value-type="float" office:value="3655499" table:style-name="ce9">
            <text:p>3.655.499</text:p>
          </table:table-cell>
          <table:table-cell office:value-type="float" office:value="2723352" table:style-name="ce9">
            <text:p>2.723.352</text:p>
          </table:table-cell>
          <table:table-cell office:value-type="float" office:value="0" table:style-name="ce9">
            <text:p>0</text:p>
          </table:table-cell>
          <table:table-cell office:value-type="float" office:value="72729" table:style-name="ce9">
            <text:p>72.729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3860560" table:style-name="ce9">
            <text:p>3.860.560</text:p>
          </table:table-cell>
          <table:table-cell office:value-type="float" office:value="3033795" table:style-name="ce9">
            <text:p>3.033.79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506077" table:style-name="ce9">
            <text:p>3.506.077</text:p>
          </table:table-cell>
          <table:table-cell office:value-type="float" office:value="2099817" table:style-name="ce9">
            <text:p>2.099.81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700040" table:style-name="ce9">
            <text:p>3.700.040</text:p>
          </table:table-cell>
          <table:table-cell office:value-type="float" office:value="2620697" table:style-name="ce9">
            <text:p>2.620.69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532833" table:style-name="ce9">
            <text:p>3.532.833</text:p>
          </table:table-cell>
          <table:table-cell office:value-type="float" office:value="3374750" table:style-name="ce9">
            <text:p>3.374.750</text:p>
          </table:table-cell>
          <table:table-cell office:value-type="float" office:value="50411" table:style-name="ce9">
            <text:p>50.411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2115484" table:style-name="ce9">
            <text:p>2.115.484</text:p>
          </table:table-cell>
          <table:table-cell office:value-type="float" office:value="1065618" table:style-name="ce9">
            <text:p>1.065.61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941367" table:style-name="ce9">
            <text:p>1.941.367</text:p>
          </table:table-cell>
          <table:table-cell office:value-type="float" office:value="1223503" table:style-name="ce9">
            <text:p>1.223.50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919444" table:style-name="ce9">
            <text:p>1.919.444</text:p>
          </table:table-cell>
          <table:table-cell office:value-type="float" office:value="1133633" table:style-name="ce9">
            <text:p>1.133.633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1877722" table:style-name="ce9">
            <text:p>1.877.722</text:p>
          </table:table-cell>
          <table:table-cell office:value-type="float" office:value="1468906" table:style-name="ce9">
            <text:p>1.468.90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716981" table:style-name="ce9">
            <text:p>716.981</text:p>
          </table:table-cell>
          <table:table-cell office:value-type="float" office:value="356594" table:style-name="ce9">
            <text:p>356.59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21368" table:style-name="ce9">
            <text:p>621.368</text:p>
          </table:table-cell>
          <table:table-cell office:value-type="float" office:value="577354" table:style-name="ce9">
            <text:p>577.354</text:p>
          </table:table-cell>
          <table:table-cell office:value-type="float" office:value="104417" table:style-name="ce9">
            <text:p>104.417</text:p>
          </table:table-cell>
          <table:table-cell office:value-type="string" table:style-name="ce9">
            <text:p>-</text:p>
          </table:table-cell>
          <table:table-cell office:value-type="float" office:value="574995" table:style-name="ce9">
            <text:p>574.995</text:p>
          </table:table-cell>
          <table:table-cell office:value-type="float" office:value="560934" table:style-name="ce9">
            <text:p>560.93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35241" table:style-name="ce9">
            <text:p>535.241</text:p>
          </table:table-cell>
          <table:table-cell office:value-type="float" office:value="610792" table:style-name="ce9">
            <text:p>610.79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971316" table:style-name="ce9">
            <text:p>971.316</text:p>
          </table:table-cell>
          <table:table-cell office:value-type="float" office:value="343616" table:style-name="ce9">
            <text:p>343.61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61046" table:style-name="ce9">
            <text:p>961.046</text:p>
          </table:table-cell>
          <table:table-cell office:value-type="float" office:value="338861" table:style-name="ce9">
            <text:p>338.86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75338" table:style-name="ce9">
            <text:p>975.338</text:p>
          </table:table-cell>
          <table:table-cell office:value-type="float" office:value="351143" table:style-name="ce9">
            <text:p>351.14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75877" table:style-name="ce9">
            <text:p>575.877</text:p>
          </table:table-cell>
          <table:table-cell office:value-type="float" office:value="915792" table:style-name="ce9">
            <text:p>915.79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443485" table:style-name="ce9">
            <text:p>443.485</text:p>
          </table:table-cell>
          <table:table-cell office:value-type="float" office:value="362046" table:style-name="ce9">
            <text:p>362.04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83792" table:style-name="ce9">
            <text:p>483.792</text:p>
          </table:table-cell>
          <table:table-cell office:value-type="float" office:value="338433" table:style-name="ce9">
            <text:p>338.43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12341" table:style-name="ce9">
            <text:p>312.341</text:p>
          </table:table-cell>
          <table:table-cell office:value-type="float" office:value="479679" table:style-name="ce9">
            <text:p>479.67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97119" table:style-name="ce9">
            <text:p>397.119</text:p>
          </table:table-cell>
          <table:table-cell office:value-type="float" office:value="415128" table:style-name="ce9">
            <text:p>415.12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689750" table:style-name="ce9">
            <text:p>689.750</text:p>
          </table:table-cell>
          <table:table-cell office:value-type="float" office:value="270461" table:style-name="ce9">
            <text:p>270.46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77718" table:style-name="ce9">
            <text:p>577.718</text:p>
          </table:table-cell>
          <table:table-cell office:value-type="float" office:value="291199" table:style-name="ce9">
            <text:p>291.19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34193" table:style-name="ce9">
            <text:p>234.193</text:p>
          </table:table-cell>
          <table:table-cell office:value-type="float" office:value="694324" table:style-name="ce9">
            <text:p>694.32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61568" table:style-name="ce9">
            <text:p>261.568</text:p>
          </table:table-cell>
          <table:table-cell office:value-type="float" office:value="679309" table:style-name="ce9">
            <text:p>679.30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2345050" table:style-name="ce9">
            <text:p>2.345.050</text:p>
          </table:table-cell>
          <table:table-cell office:value-type="float" office:value="2429595" table:style-name="ce9">
            <text:p>2.429.59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416963" table:style-name="ce9">
            <text:p>2.416.963</text:p>
          </table:table-cell>
          <table:table-cell office:value-type="float" office:value="2004638" table:style-name="ce9">
            <text:p>2.004.63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309002" table:style-name="ce9">
            <text:p>2.309.002</text:p>
          </table:table-cell>
          <table:table-cell office:value-type="float" office:value="2488627" table:style-name="ce9">
            <text:p>2.488.627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2274105" table:style-name="ce9">
            <text:p>2.274.105</text:p>
          </table:table-cell>
          <table:table-cell office:value-type="float" office:value="2977063" table:style-name="ce9">
            <text:p>2.977.063</text:p>
          </table:table-cell>
          <table:table-cell office:value-type="float" office:value="47267" table:style-name="ce9">
            <text:p>47.267</text:p>
          </table:table-cell>
          <table:table-cell office:value-type="float" office:value="72729" table:style-name="ce9">
            <text:p>72.729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1942168" table:style-name="ce9">
            <text:p>1.942.168</text:p>
          </table:table-cell>
          <table:table-cell office:value-type="float" office:value="1653874" table:style-name="ce9">
            <text:p>1.653.87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423692" table:style-name="ce9">
            <text:p>1.423.692</text:p>
          </table:table-cell>
          <table:table-cell office:value-type="float" office:value="1329677" table:style-name="ce9">
            <text:p>1.329.67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113086" table:style-name="ce9">
            <text:p>2.113.086</text:p>
          </table:table-cell>
          <table:table-cell office:value-type="float" office:value="2084432" table:style-name="ce9">
            <text:p>2.084.432</text:p>
          </table:table-cell>
          <table:table-cell office:value-type="string" table:style-name="ce9">
            <text:p>-</text:p>
          </table:table-cell>
          <table:table-cell office:value-type="float" office:value="15584" table:style-name="ce9">
            <text:p>15.584</text:p>
          </table:table-cell>
          <table:table-cell office:value-type="float" office:value="1980816" table:style-name="ce9">
            <text:p>1.980.816</text:p>
          </table:table-cell>
          <table:table-cell office:value-type="float" office:value="1912481" table:style-name="ce9">
            <text:p>1.912.481</text:p>
          </table:table-cell>
          <table:table-cell office:value-type="float" office:value="23566" table:style-name="ce9">
            <text:p>23.566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2224550" table:style-name="ce9">
            <text:p>2.224.550</text:p>
          </table:table-cell>
          <table:table-cell office:value-type="float" office:value="2168034" table:style-name="ce9">
            <text:p>2.168.03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414801" table:style-name="ce9">
            <text:p>1.414.801</text:p>
          </table:table-cell>
          <table:table-cell office:value-type="float" office:value="1314213" table:style-name="ce9">
            <text:p>1.314.213</text:p>
          </table:table-cell>
          <table:table-cell office:value-type="float" office:value="104417" table:style-name="ce9">
            <text:p>104.417</text:p>
          </table:table-cell>
          <table:table-cell office:value-type="string" table:style-name="ce9">
            <text:p>-</text:p>
          </table:table-cell>
          <table:table-cell office:value-type="float" office:value="1251245" table:style-name="ce9">
            <text:p>1.251.245</text:p>
          </table:table-cell>
          <table:table-cell office:value-type="float" office:value="1289730" table:style-name="ce9">
            <text:p>1.289.73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955118" table:style-name="ce9">
            <text:p>1.955.118</text:p>
          </table:table-cell>
          <table:table-cell office:value-type="float" office:value="2026210" table:style-name="ce9">
            <text:p>2.026.2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931598" table:style-name="ce9">
            <text:p>931.598</text:p>
          </table:table-cell>
          <table:table-cell office:value-type="float" office:value="840676" table:style-name="ce9">
            <text:p>840.67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61497" table:style-name="ce9">
            <text:p>961.497</text:p>
          </table:table-cell>
          <table:table-cell office:value-type="float" office:value="832233" table:style-name="ce9">
            <text:p>832.23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93781" table:style-name="ce9">
            <text:p>993.781</text:p>
          </table:table-cell>
          <table:table-cell office:value-type="float" office:value="1050151" table:style-name="ce9">
            <text:p>1.050.151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1384294" table:style-name="ce9">
            <text:p>1.384.294</text:p>
          </table:table-cell>
          <table:table-cell office:value-type="float" office:value="1352268" table:style-name="ce9">
            <text:p>1.352.268</text:p>
          </table:table-cell>
          <table:table-cell office:value-type="float" office:value="0" table:style-name="ce9">
            <text:p>0</text:p>
          </table:table-cell>
          <table:table-cell office:value-type="float" office:value="32026" table:style-name="ce9">
            <text:p>32.026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1334361" table:style-name="ce9">
            <text:p>1.334.361</text:p>
          </table:table-cell>
          <table:table-cell office:value-type="float" office:value="1337036" table:style-name="ce9">
            <text:p>1.337.03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70231" table:style-name="ce9">
            <text:p>870.231</text:p>
          </table:table-cell>
          <table:table-cell office:value-type="float" office:value="885861" table:style-name="ce9">
            <text:p>885.86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55164" table:style-name="ce9">
            <text:p>1.455.164</text:p>
          </table:table-cell>
          <table:table-cell office:value-type="float" office:value="1439018" table:style-name="ce9">
            <text:p>1.439.01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356748" table:style-name="ce9">
            <text:p>1.356.748</text:p>
          </table:table-cell>
          <table:table-cell office:value-type="float" office:value="1380744" table:style-name="ce9">
            <text:p>1.380.744</text:p>
          </table:table-cell>
          <table:table-cell office:value-type="float" office:value="23566" table:style-name="ce9">
            <text:p>23.566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1244442" table:style-name="ce9">
            <text:p>1.244.442</text:p>
          </table:table-cell>
          <table:table-cell office:value-type="float" office:value="769344" table:style-name="ce9">
            <text:p>769.34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382147" table:style-name="ce9">
            <text:p>1.382.147</text:p>
          </table:table-cell>
          <table:table-cell office:value-type="float" office:value="1055958" table:style-name="ce9">
            <text:p>1.055.95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399265" table:style-name="ce9">
            <text:p>1.399.265</text:p>
          </table:table-cell>
          <table:table-cell office:value-type="float" office:value="1122140" table:style-name="ce9">
            <text:p>1.122.14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53950" table:style-name="ce9">
            <text:p>1.553.950</text:p>
          </table:table-cell>
          <table:table-cell office:value-type="float" office:value="1305364" table:style-name="ce9">
            <text:p>1.305.36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1560223" table:style-name="ce9">
            <text:p>1.560.223</text:p>
          </table:table-cell>
          <table:table-cell office:value-type="float" office:value="1374828" table:style-name="ce9">
            <text:p>1.374.82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486980" table:style-name="ce9">
            <text:p>1.486.980</text:p>
          </table:table-cell>
          <table:table-cell office:value-type="float" office:value="1196317" table:style-name="ce9">
            <text:p>1.196.31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687589" table:style-name="ce9">
            <text:p>1.687.589</text:p>
          </table:table-cell>
          <table:table-cell office:value-type="float" office:value="1425988" table:style-name="ce9">
            <text:p>1.425.98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58902" table:style-name="ce9">
            <text:p>1.558.902</text:p>
          </table:table-cell>
          <table:table-cell office:value-type="float" office:value="1763985" table:style-name="ce9">
            <text:p>1.763.98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2548590" table:style-name="ce9">
            <text:p>2.548.590</text:p>
          </table:table-cell>
          <table:table-cell office:value-type="float" office:value="2468173" table:style-name="ce9">
            <text:p>2.468.17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048459" table:style-name="ce9">
            <text:p>2.048.459</text:p>
          </table:table-cell>
          <table:table-cell office:value-type="float" office:value="1663340" table:style-name="ce9">
            <text:p>1.663.340</text:p>
          </table:table-cell>
          <table:table-cell office:value-type="float" office:value="104417" table:style-name="ce9">
            <text:p>104.417</text:p>
          </table:table-cell>
          <table:table-cell office:value-type="string" table:style-name="ce9">
            <text:p>-</text:p>
          </table:table-cell>
          <table:table-cell office:value-type="float" office:value="1931465" table:style-name="ce9">
            <text:p>1.931.465</text:p>
          </table:table-cell>
          <table:table-cell office:value-type="float" office:value="1919701" table:style-name="ce9">
            <text:p>1.919.70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419255" table:style-name="ce9">
            <text:p>2.419.255</text:p>
          </table:table-cell>
          <table:table-cell office:value-type="float" office:value="2310555" table:style-name="ce9">
            <text:p>2.310.555</text:p>
          </table:table-cell>
          <table:table-cell office:value-type="float" office:value="0" table:style-name="ce9">
            <text:p>0</text:p>
          </table:table-cell>
          <table:table-cell office:value-type="float" office:value="62380" table:style-name="ce9">
            <text:p>62.38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1571402" table:style-name="ce9">
            <text:p>1.571.402</text:p>
          </table:table-cell>
          <table:table-cell office:value-type="float" office:value="1718715" table:style-name="ce9">
            <text:p>1.718.71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971785" table:style-name="ce9">
            <text:p>1.971.785</text:p>
          </table:table-cell>
          <table:table-cell office:value-type="float" office:value="1458580" table:style-name="ce9">
            <text:p>1.458.58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31997" table:style-name="ce9">
            <text:p>1.831.997</text:p>
          </table:table-cell>
          <table:table-cell office:value-type="float" office:value="1553441" table:style-name="ce9">
            <text:p>1.553.441</text:p>
          </table:table-cell>
          <table:table-cell office:value-type="string" table:style-name="ce9">
            <text:p>-</text:p>
          </table:table-cell>
          <table:table-cell office:value-type="float" office:value="15584" table:style-name="ce9">
            <text:p>15.584</text:p>
          </table:table-cell>
          <table:table-cell office:value-type="float" office:value="1784955" table:style-name="ce9">
            <text:p>1.784.955</text:p>
          </table:table-cell>
          <table:table-cell office:value-type="float" office:value="1495692" table:style-name="ce9">
            <text:p>1.495.692</text:p>
          </table:table-cell>
          <table:table-cell office:value-type="float" office:value="47267" table:style-name="ce9">
            <text:p>47.267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2885180" table:style-name="ce9">
            <text:p>2.885.180</text:p>
          </table:table-cell>
          <table:table-cell office:value-type="float" office:value="2335232" table:style-name="ce9">
            <text:p>2.335.23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843813" table:style-name="ce9">
            <text:p>2.843.813</text:p>
          </table:table-cell>
          <table:table-cell office:value-type="float" office:value="1927801" table:style-name="ce9">
            <text:p>1.927.80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799314" table:style-name="ce9">
            <text:p>2.799.314</text:p>
          </table:table-cell>
          <table:table-cell office:value-type="float" office:value="2231815" table:style-name="ce9">
            <text:p>2.231.815</text:p>
          </table:table-cell>
          <table:table-cell office:value-type="string" table:style-name="ce9">
            <text:p>-</text:p>
          </table:table-cell>
          <table:table-cell office:value-type="float" office:value="15584" table:style-name="ce9">
            <text:p>15.584</text:p>
          </table:table-cell>
          <table:table-cell office:value-type="float" office:value="1861270" table:style-name="ce9">
            <text:p>1.861.270</text:p>
          </table:table-cell>
          <table:table-cell office:value-type="float" office:value="2880283" table:style-name="ce9">
            <text:p>2.880.283</text:p>
          </table:table-cell>
          <table:table-cell office:value-type="float" office:value="50411" table:style-name="ce9">
            <text:p>50.411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3167058" table:style-name="ce9">
            <text:p>3.167.058</text:p>
          </table:table-cell>
          <table:table-cell office:value-type="float" office:value="1743849" table:style-name="ce9">
            <text:p>1.743.84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212594" table:style-name="ce9">
            <text:p>3.212.594</text:p>
          </table:table-cell>
          <table:table-cell office:value-type="float" office:value="1814145" table:style-name="ce9">
            <text:p>1.814.14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954615" table:style-name="ce9">
            <text:p>2.954.615</text:p>
          </table:table-cell>
          <table:table-cell office:value-type="float" office:value="2277707" table:style-name="ce9">
            <text:p>2.277.707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2962810" table:style-name="ce9">
            <text:p>2.962.810</text:p>
          </table:table-cell>
          <table:table-cell office:value-type="float" office:value="2348256" table:style-name="ce9">
            <text:p>2.348.25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2954485" table:style-name="ce9">
            <text:p>2.954.485</text:p>
          </table:table-cell>
          <table:table-cell office:value-type="float" office:value="2282836" table:style-name="ce9">
            <text:p>2.282.83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290434" table:style-name="ce9">
            <text:p>3.290.434</text:p>
          </table:table-cell>
          <table:table-cell office:value-type="float" office:value="906038" table:style-name="ce9">
            <text:p>906.038</text:p>
          </table:table-cell>
          <table:table-cell office:value-type="float" office:value="104417" table:style-name="ce9">
            <text:p>104.417</text:p>
          </table:table-cell>
          <table:table-cell office:value-type="string" table:style-name="ce9">
            <text:p>-</text:p>
          </table:table-cell>
          <table:table-cell office:value-type="float" office:value="2822787" table:style-name="ce9">
            <text:p>2.822.787</text:p>
          </table:table-cell>
          <table:table-cell office:value-type="float" office:value="1747665" table:style-name="ce9">
            <text:p>1.747.66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00950" table:style-name="ce9">
            <text:p>2.800.950</text:p>
          </table:table-cell>
          <table:table-cell office:value-type="float" office:value="2670149" table:style-name="ce9">
            <text:p>2.670.14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2619765" table:style-name="ce9">
            <text:p>2.619.765</text:p>
          </table:table-cell>
          <table:table-cell office:value-type="float" office:value="1058007" table:style-name="ce9">
            <text:p>1.058.00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595681" table:style-name="ce9">
            <text:p>2.595.681</text:p>
          </table:table-cell>
          <table:table-cell office:value-type="float" office:value="1075955" table:style-name="ce9">
            <text:p>1.075.95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621250" table:style-name="ce9">
            <text:p>2.621.250</text:p>
          </table:table-cell>
          <table:table-cell office:value-type="float" office:value="891855" table:style-name="ce9">
            <text:p>891.85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653140" table:style-name="ce9">
            <text:p>2.653.140</text:p>
          </table:table-cell>
          <table:table-cell office:value-type="float" office:value="1195933" table:style-name="ce9">
            <text:p>1.195.933</text:p>
          </table:table-cell>
          <table:table-cell office:value-type="float" office:value="0" table:style-name="ce9">
            <text:p>0</text:p>
          </table:table-cell>
          <table:table-cell office:value-type="float" office:value="62380" table:style-name="ce9">
            <text:p>62.380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1344179" table:style-name="ce9">
            <text:p>1.344.179</text:p>
          </table:table-cell>
          <table:table-cell office:value-type="float" office:value="1037369" table:style-name="ce9">
            <text:p>1.037.36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436084" table:style-name="ce9">
            <text:p>1.436.084</text:p>
          </table:table-cell>
          <table:table-cell office:value-type="float" office:value="667252" table:style-name="ce9">
            <text:p>667.25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21347" table:style-name="ce9">
            <text:p>1.421.347</text:p>
          </table:table-cell>
          <table:table-cell office:value-type="float" office:value="890404" table:style-name="ce9">
            <text:p>890.40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362196" table:style-name="ce9">
            <text:p>1.362.196</text:p>
          </table:table-cell>
          <table:table-cell office:value-type="float" office:value="988976" table:style-name="ce9">
            <text:p>988.97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1259627" table:style-name="ce9">
            <text:p>1.259.627</text:p>
          </table:table-cell>
          <table:table-cell office:value-type="float" office:value="616808" table:style-name="ce9">
            <text:p>616.80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359900" table:style-name="ce9">
            <text:p>1.359.900</text:p>
          </table:table-cell>
          <table:table-cell office:value-type="float" office:value="462799" table:style-name="ce9">
            <text:p>462.79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381948" table:style-name="ce9">
            <text:p>1.381.948</text:p>
          </table:table-cell>
          <table:table-cell office:value-type="float" office:value="366194" table:style-name="ce9">
            <text:p>366.19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335211" table:style-name="ce9">
            <text:p>1.335.211</text:p>
          </table:table-cell>
          <table:table-cell office:value-type="float" office:value="660635" table:style-name="ce9">
            <text:p>660.63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482535" table:style-name="ce9">
            <text:p>482.535</text:p>
          </table:table-cell>
          <table:table-cell office:value-type="float" office:value="617099" table:style-name="ce9">
            <text:p>617.09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36388" table:style-name="ce9">
            <text:p>536.388</text:p>
          </table:table-cell>
          <table:table-cell office:value-type="float" office:value="597462" table:style-name="ce9">
            <text:p>597.46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61798" table:style-name="ce9">
            <text:p>361.798</text:p>
          </table:table-cell>
          <table:table-cell office:value-type="float" office:value="772907" table:style-name="ce9">
            <text:p>772.90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19237" table:style-name="ce9">
            <text:p>419.237</text:p>
          </table:table-cell>
          <table:table-cell office:value-type="float" office:value="706330" table:style-name="ce9">
            <text:p>706.3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1480659" table:style-name="ce9">
            <text:p>1.480.659</text:p>
          </table:table-cell>
          <table:table-cell office:value-type="float" office:value="353451" table:style-name="ce9">
            <text:p>353.45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294679" table:style-name="ce9">
            <text:p>1.294.679</text:p>
          </table:table-cell>
          <table:table-cell office:value-type="float" office:value="615162" table:style-name="ce9">
            <text:p>615.16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62686" table:style-name="ce9">
            <text:p>1.162.686</text:p>
          </table:table-cell>
          <table:table-cell office:value-type="float" office:value="770841" table:style-name="ce9">
            <text:p>770.84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01604" table:style-name="ce9">
            <text:p>1.201.604</text:p>
          </table:table-cell>
          <table:table-cell office:value-type="float" office:value="776830" table:style-name="ce9">
            <text:p>776.830</text:p>
          </table:table-cell>
          <table:table-cell office:value-type="float" office:value="0" table:style-name="ce9">
            <text:p>0</text:p>
          </table:table-cell>
          <table:table-cell office:value-type="float" office:value="32026" table:style-name="ce9">
            <text:p>32.026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888826" table:style-name="ce9">
            <text:p>888.826</text:p>
          </table:table-cell>
          <table:table-cell office:value-type="float" office:value="650049" table:style-name="ce9">
            <text:p>650.04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24095" table:style-name="ce9">
            <text:p>1.024.095</text:p>
          </table:table-cell>
          <table:table-cell office:value-type="float" office:value="499127" table:style-name="ce9">
            <text:p>499.12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61023" table:style-name="ce9">
            <text:p>761.023</text:p>
          </table:table-cell>
          <table:table-cell office:value-type="float" office:value="857765" table:style-name="ce9">
            <text:p>857.76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93187" table:style-name="ce9">
            <text:p>693.187</text:p>
          </table:table-cell>
          <table:table-cell office:value-type="float" office:value="955291" table:style-name="ce9">
            <text:p>955.29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1885055" table:style-name="ce9">
            <text:p>1.885.055</text:p>
          </table:table-cell>
          <table:table-cell office:value-type="float" office:value="866388" table:style-name="ce9">
            <text:p>866.38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956055" table:style-name="ce9">
            <text:p>1.956.055</text:p>
          </table:table-cell>
          <table:table-cell office:value-type="float" office:value="775444" table:style-name="ce9">
            <text:p>775.44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61423" table:style-name="ce9">
            <text:p>1.861.423</text:p>
          </table:table-cell>
          <table:table-cell office:value-type="float" office:value="814689" table:style-name="ce9">
            <text:p>814.68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946146" table:style-name="ce9">
            <text:p>1.946.146</text:p>
          </table:table-cell>
          <table:table-cell office:value-type="float" office:value="973322" table:style-name="ce9">
            <text:p>973.32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729120" table:style-name="ce9">
            <text:p>2.729.120</text:p>
          </table:table-cell>
          <table:table-cell office:value-type="float" office:value="2047326" table:style-name="ce9">
            <text:p>2.047.32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628157" table:style-name="ce9">
            <text:p>2.628.157</text:p>
          </table:table-cell>
          <table:table-cell office:value-type="float" office:value="1117853" table:style-name="ce9">
            <text:p>1.117.853</text:p>
          </table:table-cell>
          <table:table-cell office:value-type="float" office:value="104417" table:style-name="ce9">
            <text:p>104.417</text:p>
          </table:table-cell>
          <table:table-cell office:value-type="string" table:style-name="ce9">
            <text:p>-</text:p>
          </table:table-cell>
          <table:table-cell office:value-type="float" office:value="2814177" table:style-name="ce9">
            <text:p>2.814.177</text:p>
          </table:table-cell>
          <table:table-cell office:value-type="float" office:value="1367501" table:style-name="ce9">
            <text:p>1.367.501</text:p>
          </table:table-cell>
          <table:table-cell office:value-type="string" table:style-name="ce9">
            <text:p>-</text:p>
          </table:table-cell>
          <table:table-cell office:value-type="float" office:value="15584" table:style-name="ce9">
            <text:p>15.584</text:p>
          </table:table-cell>
          <table:table-cell office:value-type="float" office:value="2467215" table:style-name="ce9">
            <text:p>2.467.215</text:p>
          </table:table-cell>
          <table:table-cell office:value-type="float" office:value="2155059" table:style-name="ce9">
            <text:p>2.155.05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612394" table:style-name="ce9">
            <text:p>3.612.394</text:p>
          </table:table-cell>
          <table:table-cell office:value-type="float" office:value="2504478" table:style-name="ce9">
            <text:p>2.504.47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839504" table:style-name="ce9">
            <text:p>3.839.504</text:p>
          </table:table-cell>
          <table:table-cell office:value-type="float" office:value="2032192" table:style-name="ce9">
            <text:p>2.032.19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375181" table:style-name="ce9">
            <text:p>3.375.181</text:p>
          </table:table-cell>
          <table:table-cell office:value-type="float" office:value="2733735" table:style-name="ce9">
            <text:p>2.733.735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3398133" table:style-name="ce9">
            <text:p>3.398.133</text:p>
          </table:table-cell>
          <table:table-cell office:value-type="float" office:value="3084686" table:style-name="ce9">
            <text:p>3.084.686</text:p>
          </table:table-cell>
          <table:table-cell office:value-type="float" office:value="50411" table:style-name="ce9">
            <text:p>50.411</text:p>
          </table:table-cell>
          <table:table-cell office:value-type="float" office:value="62380" table:style-name="ce9">
            <text:p>62.38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374043" table:style-name="ce9">
            <text:p>2.374.043</text:p>
          </table:table-cell>
          <table:table-cell office:value-type="float" office:value="2093090" table:style-name="ce9">
            <text:p>2.093.09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48007" table:style-name="ce9">
            <text:p>2.348.007</text:p>
          </table:table-cell>
          <table:table-cell office:value-type="float" office:value="1900250" table:style-name="ce9">
            <text:p>1.900.25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324949" table:style-name="ce9">
            <text:p>2.324.949</text:p>
          </table:table-cell>
          <table:table-cell office:value-type="float" office:value="2180488" table:style-name="ce9">
            <text:p>2.180.48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832590" table:style-name="ce9">
            <text:p>1.832.590</text:p>
          </table:table-cell>
          <table:table-cell office:value-type="float" office:value="2193131" table:style-name="ce9">
            <text:p>2.193.131</text:p>
          </table:table-cell>
          <table:table-cell office:value-type="float" office:value="0" table:style-name="ce9">
            <text:p>0</text:p>
          </table:table-cell>
          <table:table-cell office:value-type="float" office:value="32026" table:style-name="ce9">
            <text:p>32.026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2573580" table:style-name="ce9">
            <text:p>2.573.580</text:p>
          </table:table-cell>
          <table:table-cell office:value-type="float" office:value="2430984" table:style-name="ce9">
            <text:p>2.430.98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789513" table:style-name="ce9">
            <text:p>2.789.513</text:p>
          </table:table-cell>
          <table:table-cell office:value-type="float" office:value="2380867" table:style-name="ce9">
            <text:p>2.380.867</text:p>
          </table:table-cell>
          <table:table-cell office:value-type="float" office:value="104417" table:style-name="ce9">
            <text:p>104.417</text:p>
          </table:table-cell>
          <table:table-cell office:value-type="string" table:style-name="ce9">
            <text:p>-</text:p>
          </table:table-cell>
          <table:table-cell office:value-type="float" office:value="2692759" table:style-name="ce9">
            <text:p>2.692.759</text:p>
          </table:table-cell>
          <table:table-cell office:value-type="float" office:value="2480849" table:style-name="ce9">
            <text:p>2.480.849</text:p>
          </table:table-cell>
          <table:table-cell office:value-type="string" table:style-name="ce9">
            <text:p>-</text:p>
          </table:table-cell>
          <table:table-cell office:value-type="float" office:value="143765" table:style-name="ce9">
            <text:p>143.765</text:p>
          </table:table-cell>
          <table:table-cell office:value-type="float" office:value="2643835" table:style-name="ce9">
            <text:p>2.643.835</text:p>
          </table:table-cell>
          <table:table-cell office:value-type="float" office:value="2599886" table:style-name="ce9">
            <text:p>2.599.886</text:p>
          </table:table-cell>
          <table:table-cell office:value-type="float" office:value="23566" table:style-name="ce9">
            <text:p>23.566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3213796" table:style-name="ce9">
            <text:p>3.213.796</text:p>
          </table:table-cell>
          <table:table-cell office:value-type="float" office:value="2912058" table:style-name="ce9">
            <text:p>2.912.05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607895" table:style-name="ce9">
            <text:p>2.607.895</text:p>
          </table:table-cell>
          <table:table-cell office:value-type="float" office:value="2151830" table:style-name="ce9">
            <text:p>2.151.83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595965" table:style-name="ce9">
            <text:p>2.595.965</text:p>
          </table:table-cell>
          <table:table-cell office:value-type="float" office:value="2404112" table:style-name="ce9">
            <text:p>2.404.11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56062" table:style-name="ce9">
            <text:p>2.856.062</text:p>
          </table:table-cell>
          <table:table-cell office:value-type="float" office:value="3205160" table:style-name="ce9">
            <text:p>3.205.160</text:p>
          </table:table-cell>
          <table:table-cell office:value-type="float" office:value="47267" table:style-name="ce9">
            <text:p>47.267</text:p>
          </table:table-cell>
          <table:table-cell office:value-type="float" office:value="72729" table:style-name="ce9">
            <text:p>72.729</text:p>
          </table:table-cell>
          <table:table-cell table:number-columns-repeated="16366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8" table:style-name="ta1">
        <table:table-column table:style-name="co1" table:number-columns-repeated="2" table:default-cell-style-name="ce1"/>
        <table:table-column table:style-name="co2" table:number-columns-repeated="16" table:default-cell-style-name="ce1"/>
        <table:table-column table:style-name="co3" table:number-columns-repeated="16366" table:default-cell-style-name="ce1"/>
        <table:table-row table:style-name="ro1">
          <table:table-cell office:value-type="string" table:style-name="ce5">
            <text:p>C8 - USUÁRIOS DE INTERNET, POR ATIVIDADES REALIZADAS NA INTERNET - EDUCAÇÃO E TRABALH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Margem de erro do total</text:p>
          </table:table-cell>
          <table:covered-table-cell/>
          <table:table-cell office:value-type="string" table:number-columns-spanned="4" table:number-rows-spanned="1" table:style-name="ce4">
            <text:p>Realizou atividades ou pesquisas escolares</text:p>
          </table:table-cell>
          <table:covered-table-cell table:number-columns-repeated="3"/>
          <table:table-cell office:value-type="string" table:number-columns-spanned="4" table:number-rows-spanned="1" table:style-name="ce4">
            <text:p>Fez cursos a distância</text:p>
          </table:table-cell>
          <table:covered-table-cell table:number-columns-repeated="3"/>
          <table:table-cell office:value-type="string" table:number-columns-spanned="4" table:number-rows-spanned="1" table:style-name="ce4">
            <text:p>Estudou pela Internet por conta própria</text:p>
          </table:table-cell>
          <table:covered-table-cell table:number-columns-repeated="3"/>
          <table:table-cell office:value-type="string" table:number-columns-spanned="4" table:number-rows-spanned="1" table:style-name="ce4">
            <text:p>Realizou atividades de trabalho</text:p>
          </table:table-cell>
          <table:covered-table-cell table:number-columns-repeated="3"/>
          <table:table-cell table:style-name="ce8"/>
          <table:table-cell table:number-columns-repeated="16365"/>
        </table:table-row>
        <table:table-row table:style-name="ro3">
          <table:covered-table-cell/>
          <table:covered-table-cell/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table:style-name="ce8"/>
          <table:table-cell table:number-columns-repeated="16365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984091" table:style-name="ce9">
            <text:p>2.984.091</text:p>
          </table:table-cell>
          <table:table-cell office:value-type="float" office:value="3554003" table:style-name="ce9">
            <text:p>3.554.00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02103" table:style-name="ce9">
            <text:p>2.802.103</text:p>
          </table:table-cell>
          <table:table-cell office:value-type="float" office:value="3512260" table:style-name="ce9">
            <text:p>3.512.260</text:p>
          </table:table-cell>
          <table:table-cell office:value-type="string" table:style-name="ce9">
            <text:p>-</text:p>
          </table:table-cell>
          <table:table-cell office:value-type="float" office:value="55788" table:style-name="ce9">
            <text:p>55.788</text:p>
          </table:table-cell>
          <table:table-cell office:value-type="float" office:value="3528271" table:style-name="ce9">
            <text:p>3.528.271</text:p>
          </table:table-cell>
          <table:table-cell office:value-type="float" office:value="3601049" table:style-name="ce9">
            <text:p>3.601.04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119887" table:style-name="ce9">
            <text:p>3.119.887</text:p>
          </table:table-cell>
          <table:table-cell office:value-type="float" office:value="3661499" table:style-name="ce9">
            <text:p>3.661.499</text:p>
          </table:table-cell>
          <table:table-cell office:value-type="string" table:style-name="ce9">
            <text:p>-</text:p>
          </table:table-cell>
          <table:table-cell office:value-type="float" office:value="108310" table:style-name="ce9">
            <text:p>108.31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949128" table:style-name="ce9">
            <text:p>2.949.128</text:p>
          </table:table-cell>
          <table:table-cell office:value-type="float" office:value="3371762" table:style-name="ce9">
            <text:p>3.371.76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34806" table:style-name="ce9">
            <text:p>2.834.806</text:p>
          </table:table-cell>
          <table:table-cell office:value-type="float" office:value="3496643" table:style-name="ce9">
            <text:p>3.496.643</text:p>
          </table:table-cell>
          <table:table-cell office:value-type="string" table:style-name="ce9">
            <text:p>-</text:p>
          </table:table-cell>
          <table:table-cell office:value-type="float" office:value="55788" table:style-name="ce9">
            <text:p>55.788</text:p>
          </table:table-cell>
          <table:table-cell office:value-type="float" office:value="3560582" table:style-name="ce9">
            <text:p>3.560.582</text:p>
          </table:table-cell>
          <table:table-cell office:value-type="float" office:value="3446667" table:style-name="ce9">
            <text:p>3.446.66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049612" table:style-name="ce9">
            <text:p>3.049.612</text:p>
          </table:table-cell>
          <table:table-cell office:value-type="float" office:value="3408331" table:style-name="ce9">
            <text:p>3.408.331</text:p>
          </table:table-cell>
          <table:table-cell office:value-type="string" table:style-name="ce9">
            <text:p>-</text:p>
          </table:table-cell>
          <table:table-cell office:value-type="float" office:value="100284" table:style-name="ce9">
            <text:p>100.284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187870" table:style-name="ce9">
            <text:p>1.187.870</text:p>
          </table:table-cell>
          <table:table-cell office:value-type="float" office:value="1066523" table:style-name="ce9">
            <text:p>1.066.52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28401" table:style-name="ce9">
            <text:p>728.401</text:p>
          </table:table-cell>
          <table:table-cell office:value-type="float" office:value="1404575" table:style-name="ce9">
            <text:p>1.404.57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23214" table:style-name="ce9">
            <text:p>923.214</text:p>
          </table:table-cell>
          <table:table-cell office:value-type="float" office:value="1277082" table:style-name="ce9">
            <text:p>1.277.08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04277" table:style-name="ce9">
            <text:p>1.004.277</text:p>
          </table:table-cell>
          <table:table-cell office:value-type="float" office:value="1291626" table:style-name="ce9">
            <text:p>1.291.626</text:p>
          </table:table-cell>
          <table:table-cell office:value-type="string" table:style-name="ce9">
            <text:p>-</text:p>
          </table:table-cell>
          <table:table-cell office:value-type="float" office:value="31484" table:style-name="ce9">
            <text:p>31.484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2487482" table:style-name="ce9">
            <text:p>2.487.482</text:p>
          </table:table-cell>
          <table:table-cell office:value-type="float" office:value="2719183" table:style-name="ce9">
            <text:p>2.719.18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393986" table:style-name="ce9">
            <text:p>2.393.986</text:p>
          </table:table-cell>
          <table:table-cell office:value-type="float" office:value="2838188" table:style-name="ce9">
            <text:p>2.838.18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941556" table:style-name="ce9">
            <text:p>2.941.556</text:p>
          </table:table-cell>
          <table:table-cell office:value-type="float" office:value="2998619" table:style-name="ce9">
            <text:p>2.998.61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73379" table:style-name="ce9">
            <text:p>2.273.379</text:p>
          </table:table-cell>
          <table:table-cell office:value-type="float" office:value="2802574" table:style-name="ce9">
            <text:p>2.802.57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1959558" table:style-name="ce9">
            <text:p>1.959.558</text:p>
          </table:table-cell>
          <table:table-cell office:value-type="float" office:value="1800416" table:style-name="ce9">
            <text:p>1.800.41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44852" table:style-name="ce9">
            <text:p>1.044.852</text:p>
          </table:table-cell>
          <table:table-cell office:value-type="float" office:value="1790348" table:style-name="ce9">
            <text:p>1.790.34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087909" table:style-name="ce9">
            <text:p>2.087.909</text:p>
          </table:table-cell>
          <table:table-cell office:value-type="float" office:value="1907987" table:style-name="ce9">
            <text:p>1.907.98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78488" table:style-name="ce9">
            <text:p>1.878.488</text:p>
          </table:table-cell>
          <table:table-cell office:value-type="float" office:value="1776006" table:style-name="ce9">
            <text:p>1.776.00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1128254" table:style-name="ce9">
            <text:p>1.128.254</text:p>
          </table:table-cell>
          <table:table-cell office:value-type="float" office:value="1310024" table:style-name="ce9">
            <text:p>1.310.02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24333" table:style-name="ce9">
            <text:p>1.124.333</text:p>
          </table:table-cell>
          <table:table-cell office:value-type="float" office:value="1315609" table:style-name="ce9">
            <text:p>1.315.60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383319" table:style-name="ce9">
            <text:p>1.383.319</text:p>
          </table:table-cell>
          <table:table-cell office:value-type="float" office:value="1584052" table:style-name="ce9">
            <text:p>1.584.05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95598" table:style-name="ce9">
            <text:p>1.195.598</text:p>
          </table:table-cell>
          <table:table-cell office:value-type="float" office:value="1363987" table:style-name="ce9">
            <text:p>1.363.98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750643" table:style-name="ce9">
            <text:p>750.643</text:p>
          </table:table-cell>
          <table:table-cell office:value-type="float" office:value="777056" table:style-name="ce9">
            <text:p>777.05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78968" table:style-name="ce9">
            <text:p>678.968</text:p>
          </table:table-cell>
          <table:table-cell office:value-type="float" office:value="807831" table:style-name="ce9">
            <text:p>807.831</text:p>
          </table:table-cell>
          <table:table-cell office:value-type="string" table:style-name="ce9">
            <text:p>-</text:p>
          </table:table-cell>
          <table:table-cell office:value-type="float" office:value="55788" table:style-name="ce9">
            <text:p>55.788</text:p>
          </table:table-cell>
          <table:table-cell office:value-type="float" office:value="638774" table:style-name="ce9">
            <text:p>638.774</text:p>
          </table:table-cell>
          <table:table-cell office:value-type="float" office:value="590671" table:style-name="ce9">
            <text:p>590.67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91609" table:style-name="ce9">
            <text:p>691.609</text:p>
          </table:table-cell>
          <table:table-cell office:value-type="float" office:value="947211" table:style-name="ce9">
            <text:p>947.211</text:p>
          </table:table-cell>
          <table:table-cell office:value-type="string" table:style-name="ce9">
            <text:p>-</text:p>
          </table:table-cell>
          <table:table-cell office:value-type="float" office:value="108310" table:style-name="ce9">
            <text:p>108.31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1041719" table:style-name="ce9">
            <text:p>1.041.719</text:p>
          </table:table-cell>
          <table:table-cell office:value-type="float" office:value="993930" table:style-name="ce9">
            <text:p>993.93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56231" table:style-name="ce9">
            <text:p>756.231</text:p>
          </table:table-cell>
          <table:table-cell office:value-type="float" office:value="981782" table:style-name="ce9">
            <text:p>981.78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64813" table:style-name="ce9">
            <text:p>864.813</text:p>
          </table:table-cell>
          <table:table-cell office:value-type="float" office:value="959370" table:style-name="ce9">
            <text:p>959.37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72149" table:style-name="ce9">
            <text:p>772.149</text:p>
          </table:table-cell>
          <table:table-cell office:value-type="float" office:value="955721" table:style-name="ce9">
            <text:p>955.72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500610" table:style-name="ce9">
            <text:p>2.500.610</text:p>
          </table:table-cell>
          <table:table-cell office:value-type="float" office:value="3117970" table:style-name="ce9">
            <text:p>3.117.97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062793" table:style-name="ce9">
            <text:p>2.062.793</text:p>
          </table:table-cell>
          <table:table-cell office:value-type="float" office:value="2436144" table:style-name="ce9">
            <text:p>2.436.14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30653" table:style-name="ce9">
            <text:p>2.830.653</text:p>
          </table:table-cell>
          <table:table-cell office:value-type="float" office:value="2571536" table:style-name="ce9">
            <text:p>2.571.53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574505" table:style-name="ce9">
            <text:p>2.574.505</text:p>
          </table:table-cell>
          <table:table-cell office:value-type="float" office:value="2803730" table:style-name="ce9">
            <text:p>2.803.730</text:p>
          </table:table-cell>
          <table:table-cell office:value-type="string" table:style-name="ce9">
            <text:p>-</text:p>
          </table:table-cell>
          <table:table-cell office:value-type="float" office:value="91654" table:style-name="ce9">
            <text:p>91.654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2577178" table:style-name="ce9">
            <text:p>2.577.178</text:p>
          </table:table-cell>
          <table:table-cell office:value-type="float" office:value="2801098" table:style-name="ce9">
            <text:p>2.801.09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213248" table:style-name="ce9">
            <text:p>2.213.248</text:p>
          </table:table-cell>
          <table:table-cell office:value-type="float" office:value="3057573" table:style-name="ce9">
            <text:p>3.057.573</text:p>
          </table:table-cell>
          <table:table-cell office:value-type="string" table:style-name="ce9">
            <text:p>-</text:p>
          </table:table-cell>
          <table:table-cell office:value-type="float" office:value="55788" table:style-name="ce9">
            <text:p>55.788</text:p>
          </table:table-cell>
          <table:table-cell office:value-type="float" office:value="2852890" table:style-name="ce9">
            <text:p>2.852.890</text:p>
          </table:table-cell>
          <table:table-cell office:value-type="float" office:value="3034447" table:style-name="ce9">
            <text:p>3.034.44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575653" table:style-name="ce9">
            <text:p>2.575.653</text:p>
          </table:table-cell>
          <table:table-cell office:value-type="float" office:value="2844441" table:style-name="ce9">
            <text:p>2.844.441</text:p>
          </table:table-cell>
          <table:table-cell office:value-type="string" table:style-name="ce9">
            <text:p>-</text:p>
          </table:table-cell>
          <table:table-cell office:value-type="float" office:value="53761" table:style-name="ce9">
            <text:p>53.761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2194780" table:style-name="ce9">
            <text:p>2.194.780</text:p>
          </table:table-cell>
          <table:table-cell office:value-type="float" office:value="4007781" table:style-name="ce9">
            <text:p>4.007.78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786273" table:style-name="ce9">
            <text:p>2.786.273</text:p>
          </table:table-cell>
          <table:table-cell office:value-type="float" office:value="3782887" table:style-name="ce9">
            <text:p>3.782.88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108363" table:style-name="ce9">
            <text:p>3.108.363</text:p>
          </table:table-cell>
          <table:table-cell office:value-type="float" office:value="3921171" table:style-name="ce9">
            <text:p>3.921.17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083709" table:style-name="ce9">
            <text:p>3.083.709</text:p>
          </table:table-cell>
          <table:table-cell office:value-type="float" office:value="3778946" table:style-name="ce9">
            <text:p>3.778.946</text:p>
          </table:table-cell>
          <table:table-cell office:value-type="string" table:style-name="ce9">
            <text:p>-</text:p>
          </table:table-cell>
          <table:table-cell office:value-type="float" office:value="32026" table:style-name="ce9">
            <text:p>32.026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2738279" table:style-name="ce9">
            <text:p>2.738.279</text:p>
          </table:table-cell>
          <table:table-cell office:value-type="float" office:value="3229334" table:style-name="ce9">
            <text:p>3.229.33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16697" table:style-name="ce9">
            <text:p>1.616.697</text:p>
          </table:table-cell>
          <table:table-cell office:value-type="float" office:value="3827121" table:style-name="ce9">
            <text:p>3.827.121</text:p>
          </table:table-cell>
          <table:table-cell office:value-type="string" table:style-name="ce9">
            <text:p>-</text:p>
          </table:table-cell>
          <table:table-cell office:value-type="float" office:value="55788" table:style-name="ce9">
            <text:p>55.788</text:p>
          </table:table-cell>
          <table:table-cell office:value-type="float" office:value="3157872" table:style-name="ce9">
            <text:p>3.157.872</text:p>
          </table:table-cell>
          <table:table-cell office:value-type="float" office:value="3293844" table:style-name="ce9">
            <text:p>3.293.84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390341" table:style-name="ce9">
            <text:p>2.390.341</text:p>
          </table:table-cell>
          <table:table-cell office:value-type="float" office:value="3349411" table:style-name="ce9">
            <text:p>3.349.411</text:p>
          </table:table-cell>
          <table:table-cell office:value-type="string" table:style-name="ce9">
            <text:p>-</text:p>
          </table:table-cell>
          <table:table-cell office:value-type="float" office:value="86861" table:style-name="ce9">
            <text:p>86.861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1753497" table:style-name="ce9">
            <text:p>1.753.497</text:p>
          </table:table-cell>
          <table:table-cell office:value-type="float" office:value="1586236" table:style-name="ce9">
            <text:p>1.586.23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78875" table:style-name="ce9">
            <text:p>1.078.875</text:p>
          </table:table-cell>
          <table:table-cell office:value-type="float" office:value="2069415" table:style-name="ce9">
            <text:p>2.069.41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61788" table:style-name="ce9">
            <text:p>1.561.788</text:p>
          </table:table-cell>
          <table:table-cell office:value-type="float" office:value="1817398" table:style-name="ce9">
            <text:p>1.817.39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366845" table:style-name="ce9">
            <text:p>1.366.845</text:p>
          </table:table-cell>
          <table:table-cell office:value-type="float" office:value="1748361" table:style-name="ce9">
            <text:p>1.748.361</text:p>
          </table:table-cell>
          <table:table-cell office:value-type="string" table:style-name="ce9">
            <text:p>-</text:p>
          </table:table-cell>
          <table:table-cell office:value-type="float" office:value="24992" table:style-name="ce9">
            <text:p>24.992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492489" table:style-name="ce9">
            <text:p>492.489</text:p>
          </table:table-cell>
          <table:table-cell office:value-type="float" office:value="715119" table:style-name="ce9">
            <text:p>715.11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32894" table:style-name="ce9">
            <text:p>232.894</text:p>
          </table:table-cell>
          <table:table-cell office:value-type="float" office:value="773779" table:style-name="ce9">
            <text:p>773.77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49249" table:style-name="ce9">
            <text:p>449.249</text:p>
          </table:table-cell>
          <table:table-cell office:value-type="float" office:value="702873" table:style-name="ce9">
            <text:p>702.87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13706" table:style-name="ce9">
            <text:p>313.706</text:p>
          </table:table-cell>
          <table:table-cell office:value-type="float" office:value="764633" table:style-name="ce9">
            <text:p>764.633</text:p>
          </table:table-cell>
          <table:table-cell office:value-type="string" table:style-name="ce9">
            <text:p>-</text:p>
          </table:table-cell>
          <table:table-cell office:value-type="float" office:value="25414" table:style-name="ce9">
            <text:p>25.414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638764" table:style-name="ce9">
            <text:p>638.764</text:p>
          </table:table-cell>
          <table:table-cell office:value-type="float" office:value="867179" table:style-name="ce9">
            <text:p>867.17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96971" table:style-name="ce9">
            <text:p>196.971</text:p>
          </table:table-cell>
          <table:table-cell office:value-type="float" office:value="1032109" table:style-name="ce9">
            <text:p>1.032.10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06628" table:style-name="ce9">
            <text:p>906.628</text:p>
          </table:table-cell>
          <table:table-cell office:value-type="float" office:value="623393" table:style-name="ce9">
            <text:p>623.39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47015" table:style-name="ce9">
            <text:p>947.015</text:p>
          </table:table-cell>
          <table:table-cell office:value-type="float" office:value="455274" table:style-name="ce9">
            <text:p>455.27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451882" table:style-name="ce9">
            <text:p>451.882</text:p>
          </table:table-cell>
          <table:table-cell office:value-type="float" office:value="352306" table:style-name="ce9">
            <text:p>352.30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6455" table:style-name="ce9">
            <text:p>76.455</text:p>
          </table:table-cell>
          <table:table-cell office:value-type="float" office:value="609914" table:style-name="ce9">
            <text:p>609.91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09418" table:style-name="ce9">
            <text:p>409.418</text:p>
          </table:table-cell>
          <table:table-cell office:value-type="float" office:value="375016" table:style-name="ce9">
            <text:p>375.01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71585" table:style-name="ce9">
            <text:p>371.585</text:p>
          </table:table-cell>
          <table:table-cell office:value-type="float" office:value="543367" table:style-name="ce9">
            <text:p>543.367</text:p>
          </table:table-cell>
          <table:table-cell office:value-type="string" table:style-name="ce9">
            <text:p>-</text:p>
          </table:table-cell>
          <table:table-cell office:value-type="float" office:value="23860" table:style-name="ce9">
            <text:p>23.860</text:p>
          </table:table-cell>
          <table:table-cell table:number-columns-repeated="16366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103477" table:style-name="ce9">
            <text:p>103.477</text:p>
          </table:table-cell>
          <table:table-cell office:value-type="float" office:value="694333" table:style-name="ce9">
            <text:p>694.33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0531" table:style-name="ce9">
            <text:p>50.531</text:p>
          </table:table-cell>
          <table:table-cell office:value-type="float" office:value="695669" table:style-name="ce9">
            <text:p>695.66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12625" table:style-name="ce9">
            <text:p>212.625</text:p>
          </table:table-cell>
          <table:table-cell office:value-type="float" office:value="660711" table:style-name="ce9">
            <text:p>660.7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7848" table:style-name="ce9">
            <text:p>147.848</text:p>
          </table:table-cell>
          <table:table-cell office:value-type="float" office:value="666438" table:style-name="ce9">
            <text:p>666.43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1789509" table:style-name="ce9">
            <text:p>1.789.509</text:p>
          </table:table-cell>
          <table:table-cell office:value-type="float" office:value="2183357" table:style-name="ce9">
            <text:p>2.183.3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28334" table:style-name="ce9">
            <text:p>1.028.334</text:p>
          </table:table-cell>
          <table:table-cell office:value-type="float" office:value="2273874" table:style-name="ce9">
            <text:p>2.273.87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559812" table:style-name="ce9">
            <text:p>2.559.812</text:p>
          </table:table-cell>
          <table:table-cell office:value-type="float" office:value="2688101" table:style-name="ce9">
            <text:p>2.688.10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944595" table:style-name="ce9">
            <text:p>1.944.595</text:p>
          </table:table-cell>
          <table:table-cell office:value-type="float" office:value="2437845" table:style-name="ce9">
            <text:p>2.437.845</text:p>
          </table:table-cell>
          <table:table-cell office:value-type="string" table:style-name="ce9">
            <text:p>-</text:p>
          </table:table-cell>
          <table:table-cell office:value-type="float" office:value="87574" table:style-name="ce9">
            <text:p>87.574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1810602" table:style-name="ce9">
            <text:p>1.810.602</text:p>
          </table:table-cell>
          <table:table-cell office:value-type="float" office:value="1871271" table:style-name="ce9">
            <text:p>1.871.27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93969" table:style-name="ce9">
            <text:p>1.793.969</text:p>
          </table:table-cell>
          <table:table-cell office:value-type="float" office:value="1887436" table:style-name="ce9">
            <text:p>1.887.436</text:p>
          </table:table-cell>
          <table:table-cell office:value-type="string" table:style-name="ce9">
            <text:p>-</text:p>
          </table:table-cell>
          <table:table-cell office:value-type="float" office:value="55788" table:style-name="ce9">
            <text:p>55.788</text:p>
          </table:table-cell>
          <table:table-cell office:value-type="float" office:value="1829028" table:style-name="ce9">
            <text:p>1.829.028</text:p>
          </table:table-cell>
          <table:table-cell office:value-type="float" office:value="1899003" table:style-name="ce9">
            <text:p>1.899.00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01284" table:style-name="ce9">
            <text:p>1.801.284</text:p>
          </table:table-cell>
          <table:table-cell office:value-type="float" office:value="2082896" table:style-name="ce9">
            <text:p>2.082.896</text:p>
          </table:table-cell>
          <table:table-cell office:value-type="string" table:style-name="ce9">
            <text:p>-</text:p>
          </table:table-cell>
          <table:table-cell office:value-type="float" office:value="29230" table:style-name="ce9">
            <text:p>29.23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2048260" table:style-name="ce9">
            <text:p>2.048.260</text:p>
          </table:table-cell>
          <table:table-cell office:value-type="float" office:value="2092171" table:style-name="ce9">
            <text:p>2.092.17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093149" table:style-name="ce9">
            <text:p>2.093.149</text:p>
          </table:table-cell>
          <table:table-cell office:value-type="float" office:value="2129439" table:style-name="ce9">
            <text:p>2.129.43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943580" table:style-name="ce9">
            <text:p>1.943.580</text:p>
          </table:table-cell>
          <table:table-cell office:value-type="float" office:value="1905780" table:style-name="ce9">
            <text:p>1.905.78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70024" table:style-name="ce9">
            <text:p>1.870.024</text:p>
          </table:table-cell>
          <table:table-cell office:value-type="float" office:value="1829541" table:style-name="ce9">
            <text:p>1.829.54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716592" table:style-name="ce9">
            <text:p>716.592</text:p>
          </table:table-cell>
          <table:table-cell office:value-type="float" office:value="581065" table:style-name="ce9">
            <text:p>581.06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96709" table:style-name="ce9">
            <text:p>796.709</text:p>
          </table:table-cell>
          <table:table-cell office:value-type="float" office:value="937140" table:style-name="ce9">
            <text:p>937.14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50810" table:style-name="ce9">
            <text:p>1.250.810</text:p>
          </table:table-cell>
          <table:table-cell office:value-type="float" office:value="1219095" table:style-name="ce9">
            <text:p>1.219.09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77725" table:style-name="ce9">
            <text:p>1.277.725</text:p>
          </table:table-cell>
          <table:table-cell office:value-type="float" office:value="1291133" table:style-name="ce9">
            <text:p>1.291.133</text:p>
          </table:table-cell>
          <table:table-cell office:value-type="string" table:style-name="ce9">
            <text:p>-</text:p>
          </table:table-cell>
          <table:table-cell office:value-type="float" office:value="74194" table:style-name="ce9">
            <text:p>74.194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1560091" table:style-name="ce9">
            <text:p>1.560.091</text:p>
          </table:table-cell>
          <table:table-cell office:value-type="float" office:value="1498133" table:style-name="ce9">
            <text:p>1.498.13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38194" table:style-name="ce9">
            <text:p>1.538.194</text:p>
          </table:table-cell>
          <table:table-cell office:value-type="float" office:value="1549853" table:style-name="ce9">
            <text:p>1.549.85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427861" table:style-name="ce9">
            <text:p>1.427.861</text:p>
          </table:table-cell>
          <table:table-cell office:value-type="float" office:value="1506880" table:style-name="ce9">
            <text:p>1.506.88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48330" table:style-name="ce9">
            <text:p>1.448.330</text:p>
          </table:table-cell>
          <table:table-cell office:value-type="float" office:value="1533310" table:style-name="ce9">
            <text:p>1.533.310</text:p>
          </table:table-cell>
          <table:table-cell office:value-type="string" table:style-name="ce9">
            <text:p>-</text:p>
          </table:table-cell>
          <table:table-cell office:value-type="float" office:value="36748" table:style-name="ce9">
            <text:p>36.748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1275159" table:style-name="ce9">
            <text:p>1.275.159</text:p>
          </table:table-cell>
          <table:table-cell office:value-type="float" office:value="1369986" table:style-name="ce9">
            <text:p>1.369.98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39485" table:style-name="ce9">
            <text:p>1.039.485</text:p>
          </table:table-cell>
          <table:table-cell office:value-type="float" office:value="1274550" table:style-name="ce9">
            <text:p>1.274.55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35703" table:style-name="ce9">
            <text:p>1.235.703</text:p>
          </table:table-cell>
          <table:table-cell office:value-type="float" office:value="1260816" table:style-name="ce9">
            <text:p>1.260.81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573358" table:style-name="ce9">
            <text:p>1.573.358</text:p>
          </table:table-cell>
          <table:table-cell office:value-type="float" office:value="1526909" table:style-name="ce9">
            <text:p>1.526.909</text:p>
          </table:table-cell>
          <table:table-cell office:value-type="string" table:style-name="ce9">
            <text:p>-</text:p>
          </table:table-cell>
          <table:table-cell office:value-type="float" office:value="10654" table:style-name="ce9">
            <text:p>10.654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1564161" table:style-name="ce9">
            <text:p>1.564.161</text:p>
          </table:table-cell>
          <table:table-cell office:value-type="float" office:value="1932871" table:style-name="ce9">
            <text:p>1.932.87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31896" table:style-name="ce9">
            <text:p>1.631.896</text:p>
          </table:table-cell>
          <table:table-cell office:value-type="float" office:value="1791124" table:style-name="ce9">
            <text:p>1.791.124</text:p>
          </table:table-cell>
          <table:table-cell office:value-type="string" table:style-name="ce9">
            <text:p>-</text:p>
          </table:table-cell>
          <table:table-cell office:value-type="float" office:value="55788" table:style-name="ce9">
            <text:p>55.788</text:p>
          </table:table-cell>
          <table:table-cell office:value-type="float" office:value="2077185" table:style-name="ce9">
            <text:p>2.077.185</text:p>
          </table:table-cell>
          <table:table-cell office:value-type="float" office:value="1763892" table:style-name="ce9">
            <text:p>1.763.89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70141" table:style-name="ce9">
            <text:p>1.870.141</text:p>
          </table:table-cell>
          <table:table-cell office:value-type="float" office:value="1901529" table:style-name="ce9">
            <text:p>1.901.52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1475824" table:style-name="ce9">
            <text:p>1.475.824</text:p>
          </table:table-cell>
          <table:table-cell office:value-type="float" office:value="2000671" table:style-name="ce9">
            <text:p>2.000.67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32638" table:style-name="ce9">
            <text:p>1.232.638</text:p>
          </table:table-cell>
          <table:table-cell office:value-type="float" office:value="1779176" table:style-name="ce9">
            <text:p>1.779.17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32053" table:style-name="ce9">
            <text:p>1.632.053</text:p>
          </table:table-cell>
          <table:table-cell office:value-type="float" office:value="1992102" table:style-name="ce9">
            <text:p>1.992.10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798041" table:style-name="ce9">
            <text:p>1.798.041</text:p>
          </table:table-cell>
          <table:table-cell office:value-type="float" office:value="1889700" table:style-name="ce9">
            <text:p>1.889.700</text:p>
          </table:table-cell>
          <table:table-cell office:value-type="string" table:style-name="ce9">
            <text:p>-</text:p>
          </table:table-cell>
          <table:table-cell office:value-type="float" office:value="35549" table:style-name="ce9">
            <text:p>35.549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755806" table:style-name="ce9">
            <text:p>755.806</text:p>
          </table:table-cell>
          <table:table-cell office:value-type="float" office:value="1866885" table:style-name="ce9">
            <text:p>1.866.88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27795" table:style-name="ce9">
            <text:p>427.795</text:p>
          </table:table-cell>
          <table:table-cell office:value-type="float" office:value="1906025" table:style-name="ce9">
            <text:p>1.906.02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44063" table:style-name="ce9">
            <text:p>1.044.063</text:p>
          </table:table-cell>
          <table:table-cell office:value-type="float" office:value="1903005" table:style-name="ce9">
            <text:p>1.903.00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05656" table:style-name="ce9">
            <text:p>1.005.656</text:p>
          </table:table-cell>
          <table:table-cell office:value-type="float" office:value="1985571" table:style-name="ce9">
            <text:p>1.985.57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2415021" table:style-name="ce9">
            <text:p>2.415.021</text:p>
          </table:table-cell>
          <table:table-cell office:value-type="float" office:value="2756747" table:style-name="ce9">
            <text:p>2.756.74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78276" table:style-name="ce9">
            <text:p>1.278.276</text:p>
          </table:table-cell>
          <table:table-cell office:value-type="float" office:value="3277696" table:style-name="ce9">
            <text:p>3.277.69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977449" table:style-name="ce9">
            <text:p>1.977.449</text:p>
          </table:table-cell>
          <table:table-cell office:value-type="float" office:value="2639857" table:style-name="ce9">
            <text:p>2.639.85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68369" table:style-name="ce9">
            <text:p>1.868.369</text:p>
          </table:table-cell>
          <table:table-cell office:value-type="float" office:value="2915940" table:style-name="ce9">
            <text:p>2.915.940</text:p>
          </table:table-cell>
          <table:table-cell office:value-type="string" table:style-name="ce9">
            <text:p>-</text:p>
          </table:table-cell>
          <table:table-cell office:value-type="float" office:value="38432" table:style-name="ce9">
            <text:p>38.432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2037381" table:style-name="ce9">
            <text:p>2.037.381</text:p>
          </table:table-cell>
          <table:table-cell office:value-type="float" office:value="2742044" table:style-name="ce9">
            <text:p>2.742.04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61772" table:style-name="ce9">
            <text:p>1.161.772</text:p>
          </table:table-cell>
          <table:table-cell office:value-type="float" office:value="3009654" table:style-name="ce9">
            <text:p>3.009.65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827027" table:style-name="ce9">
            <text:p>1.827.027</text:p>
          </table:table-cell>
          <table:table-cell office:value-type="float" office:value="2675802" table:style-name="ce9">
            <text:p>2.675.80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319485" table:style-name="ce9">
            <text:p>2.319.485</text:p>
          </table:table-cell>
          <table:table-cell office:value-type="float" office:value="2898073" table:style-name="ce9">
            <text:p>2.898.073</text:p>
          </table:table-cell>
          <table:table-cell office:value-type="string" table:style-name="ce9">
            <text:p>-</text:p>
          </table:table-cell>
          <table:table-cell office:value-type="float" office:value="60258" table:style-name="ce9">
            <text:p>60.258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1956553" table:style-name="ce9">
            <text:p>1.956.553</text:p>
          </table:table-cell>
          <table:table-cell office:value-type="float" office:value="2942168" table:style-name="ce9">
            <text:p>2.942.16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20594" table:style-name="ce9">
            <text:p>1.220.594</text:p>
          </table:table-cell>
          <table:table-cell office:value-type="float" office:value="3225851" table:style-name="ce9">
            <text:p>3.225.85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364140" table:style-name="ce9">
            <text:p>2.364.140</text:p>
          </table:table-cell>
          <table:table-cell office:value-type="float" office:value="2796935" table:style-name="ce9">
            <text:p>2.796.93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590774" table:style-name="ce9">
            <text:p>1.590.774</text:p>
          </table:table-cell>
          <table:table-cell office:value-type="float" office:value="3204792" table:style-name="ce9">
            <text:p>3.204.792</text:p>
          </table:table-cell>
          <table:table-cell office:value-type="string" table:style-name="ce9">
            <text:p>-</text:p>
          </table:table-cell>
          <table:table-cell office:value-type="float" office:value="29896" table:style-name="ce9">
            <text:p>29.896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2205818" table:style-name="ce9">
            <text:p>2.205.818</text:p>
          </table:table-cell>
          <table:table-cell office:value-type="float" office:value="2010041" table:style-name="ce9">
            <text:p>2.010.04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189244" table:style-name="ce9">
            <text:p>2.189.244</text:p>
          </table:table-cell>
          <table:table-cell office:value-type="float" office:value="1777064" table:style-name="ce9">
            <text:p>1.777.06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516406" table:style-name="ce9">
            <text:p>2.516.406</text:p>
          </table:table-cell>
          <table:table-cell office:value-type="float" office:value="1328048" table:style-name="ce9">
            <text:p>1.328.04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947137" table:style-name="ce9">
            <text:p>1.947.137</text:p>
          </table:table-cell>
          <table:table-cell office:value-type="float" office:value="2050653" table:style-name="ce9">
            <text:p>2.050.65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1091855" table:style-name="ce9">
            <text:p>1.091.855</text:p>
          </table:table-cell>
          <table:table-cell office:value-type="float" office:value="1134292" table:style-name="ce9">
            <text:p>1.134.29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18019" table:style-name="ce9">
            <text:p>1.118.019</text:p>
          </table:table-cell>
          <table:table-cell office:value-type="float" office:value="1122800" table:style-name="ce9">
            <text:p>1.122.8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315678" table:style-name="ce9">
            <text:p>1.315.678</text:p>
          </table:table-cell>
          <table:table-cell office:value-type="float" office:value="1036635" table:style-name="ce9">
            <text:p>1.036.63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39230" table:style-name="ce9">
            <text:p>1.139.230</text:p>
          </table:table-cell>
          <table:table-cell office:value-type="float" office:value="1189906" table:style-name="ce9">
            <text:p>1.189.906</text:p>
          </table:table-cell>
          <table:table-cell office:value-type="string" table:style-name="ce9">
            <text:p>-</text:p>
          </table:table-cell>
          <table:table-cell office:value-type="float" office:value="25995" table:style-name="ce9">
            <text:p>25.995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754189" table:style-name="ce9">
            <text:p>754.189</text:p>
          </table:table-cell>
          <table:table-cell office:value-type="float" office:value="1201748" table:style-name="ce9">
            <text:p>1.201.74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93251" table:style-name="ce9">
            <text:p>993.251</text:p>
          </table:table-cell>
          <table:table-cell office:value-type="float" office:value="1002637" table:style-name="ce9">
            <text:p>1.002.63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49229" table:style-name="ce9">
            <text:p>1.049.229</text:p>
          </table:table-cell>
          <table:table-cell office:value-type="float" office:value="936652" table:style-name="ce9">
            <text:p>936.65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369425" table:style-name="ce9">
            <text:p>1.369.425</text:p>
          </table:table-cell>
          <table:table-cell office:value-type="float" office:value="672740" table:style-name="ce9">
            <text:p>672.74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492254" table:style-name="ce9">
            <text:p>492.254</text:p>
          </table:table-cell>
          <table:table-cell office:value-type="float" office:value="626123" table:style-name="ce9">
            <text:p>626.12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90646" table:style-name="ce9">
            <text:p>190.646</text:p>
          </table:table-cell>
          <table:table-cell office:value-type="float" office:value="818892" table:style-name="ce9">
            <text:p>818.892</text:p>
          </table:table-cell>
          <table:table-cell office:value-type="string" table:style-name="ce9">
            <text:p>-</text:p>
          </table:table-cell>
          <table:table-cell office:value-type="float" office:value="55788" table:style-name="ce9">
            <text:p>55.788</text:p>
          </table:table-cell>
          <table:table-cell office:value-type="float" office:value="459034" table:style-name="ce9">
            <text:p>459.034</text:p>
          </table:table-cell>
          <table:table-cell office:value-type="float" office:value="628285" table:style-name="ce9">
            <text:p>628.28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2473" table:style-name="ce9">
            <text:p>142.473</text:p>
          </table:table-cell>
          <table:table-cell office:value-type="float" office:value="838632" table:style-name="ce9">
            <text:p>838.63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1117091" table:style-name="ce9">
            <text:p>1.117.091</text:p>
          </table:table-cell>
          <table:table-cell office:value-type="float" office:value="1012925" table:style-name="ce9">
            <text:p>1.012.92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17190" table:style-name="ce9">
            <text:p>317.190</text:p>
          </table:table-cell>
          <table:table-cell office:value-type="float" office:value="1479026" table:style-name="ce9">
            <text:p>1.479.02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08132" table:style-name="ce9">
            <text:p>908.132</text:p>
          </table:table-cell>
          <table:table-cell office:value-type="float" office:value="960801" table:style-name="ce9">
            <text:p>960.80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41776" table:style-name="ce9">
            <text:p>741.776</text:p>
          </table:table-cell>
          <table:table-cell office:value-type="float" office:value="1289710" table:style-name="ce9">
            <text:p>1.289.710</text:p>
          </table:table-cell>
          <table:table-cell office:value-type="string" table:style-name="ce9">
            <text:p>-</text:p>
          </table:table-cell>
          <table:table-cell office:value-type="float" office:value="41957" table:style-name="ce9">
            <text:p>41.957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809164" table:style-name="ce9">
            <text:p>809.164</text:p>
          </table:table-cell>
          <table:table-cell office:value-type="float" office:value="755889" table:style-name="ce9">
            <text:p>755.88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51760" table:style-name="ce9">
            <text:p>551.760</text:p>
          </table:table-cell>
          <table:table-cell office:value-type="float" office:value="855992" table:style-name="ce9">
            <text:p>855.99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18417" table:style-name="ce9">
            <text:p>918.417</text:p>
          </table:table-cell>
          <table:table-cell office:value-type="float" office:value="769754" table:style-name="ce9">
            <text:p>769.75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97800" table:style-name="ce9">
            <text:p>697.800</text:p>
          </table:table-cell>
          <table:table-cell office:value-type="float" office:value="768381" table:style-name="ce9">
            <text:p>768.38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655265" table:style-name="ce9">
            <text:p>655.265</text:p>
          </table:table-cell>
          <table:table-cell office:value-type="float" office:value="1865894" table:style-name="ce9">
            <text:p>1.865.89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69946" table:style-name="ce9">
            <text:p>1.769.946</text:p>
          </table:table-cell>
          <table:table-cell office:value-type="float" office:value="1058733" table:style-name="ce9">
            <text:p>1.058.73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93685" table:style-name="ce9">
            <text:p>1.793.685</text:p>
          </table:table-cell>
          <table:table-cell office:value-type="float" office:value="913559" table:style-name="ce9">
            <text:p>913.55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791744" table:style-name="ce9">
            <text:p>1.791.744</text:p>
          </table:table-cell>
          <table:table-cell office:value-type="float" office:value="847940" table:style-name="ce9">
            <text:p>847.94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563476" table:style-name="ce9">
            <text:p>2.563.476</text:p>
          </table:table-cell>
          <table:table-cell office:value-type="float" office:value="2186363" table:style-name="ce9">
            <text:p>2.186.36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516971" table:style-name="ce9">
            <text:p>2.516.971</text:p>
          </table:table-cell>
          <table:table-cell office:value-type="float" office:value="2377911" table:style-name="ce9">
            <text:p>2.377.91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470533" table:style-name="ce9">
            <text:p>2.470.533</text:p>
          </table:table-cell>
          <table:table-cell office:value-type="float" office:value="2178200" table:style-name="ce9">
            <text:p>2.178.20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36102" table:style-name="ce9">
            <text:p>2.236.102</text:p>
          </table:table-cell>
          <table:table-cell office:value-type="float" office:value="2321734" table:style-name="ce9">
            <text:p>2.321.73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2946938" table:style-name="ce9">
            <text:p>2.946.938</text:p>
          </table:table-cell>
          <table:table-cell office:value-type="float" office:value="3148106" table:style-name="ce9">
            <text:p>3.148.10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30758" table:style-name="ce9">
            <text:p>1.630.758</text:p>
          </table:table-cell>
          <table:table-cell office:value-type="float" office:value="3522791" table:style-name="ce9">
            <text:p>3.522.79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068583" table:style-name="ce9">
            <text:p>3.068.583</text:p>
          </table:table-cell>
          <table:table-cell office:value-type="float" office:value="3405401" table:style-name="ce9">
            <text:p>3.405.40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148356" table:style-name="ce9">
            <text:p>3.148.356</text:p>
          </table:table-cell>
          <table:table-cell office:value-type="float" office:value="3421655" table:style-name="ce9">
            <text:p>3.421.655</text:p>
          </table:table-cell>
          <table:table-cell office:value-type="string" table:style-name="ce9">
            <text:p>-</text:p>
          </table:table-cell>
          <table:table-cell office:value-type="float" office:value="85114" table:style-name="ce9">
            <text:p>85.114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995676" table:style-name="ce9">
            <text:p>1.995.676</text:p>
          </table:table-cell>
          <table:table-cell office:value-type="float" office:value="2333608" table:style-name="ce9">
            <text:p>2.333.60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54711" table:style-name="ce9">
            <text:p>1.054.711</text:p>
          </table:table-cell>
          <table:table-cell office:value-type="float" office:value="2663991" table:style-name="ce9">
            <text:p>2.663.991</text:p>
          </table:table-cell>
          <table:table-cell office:value-type="string" table:style-name="ce9">
            <text:p>-</text:p>
          </table:table-cell>
          <table:table-cell office:value-type="float" office:value="55788" table:style-name="ce9">
            <text:p>55.788</text:p>
          </table:table-cell>
          <table:table-cell office:value-type="float" office:value="1654101" table:style-name="ce9">
            <text:p>1.654.101</text:p>
          </table:table-cell>
          <table:table-cell office:value-type="float" office:value="2446736" table:style-name="ce9">
            <text:p>2.446.73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329693" table:style-name="ce9">
            <text:p>1.329.693</text:p>
          </table:table-cell>
          <table:table-cell office:value-type="float" office:value="2449703" table:style-name="ce9">
            <text:p>2.449.703</text:p>
          </table:table-cell>
          <table:table-cell office:value-type="string" table:style-name="ce9">
            <text:p>-</text:p>
          </table:table-cell>
          <table:table-cell office:value-type="float" office:value="66047" table:style-name="ce9">
            <text:p>66.047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2654770" table:style-name="ce9">
            <text:p>2.654.770</text:p>
          </table:table-cell>
          <table:table-cell office:value-type="float" office:value="3062758" table:style-name="ce9">
            <text:p>3.062.75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185702" table:style-name="ce9">
            <text:p>2.185.702</text:p>
          </table:table-cell>
          <table:table-cell office:value-type="float" office:value="2524447" table:style-name="ce9">
            <text:p>2.524.447</text:p>
          </table:table-cell>
          <table:table-cell office:value-type="string" table:style-name="ce9">
            <text:p>-</text:p>
          </table:table-cell>
          <table:table-cell office:value-type="float" office:value="55788" table:style-name="ce9">
            <text:p>55.788</text:p>
          </table:table-cell>
          <table:table-cell office:value-type="float" office:value="2124837" table:style-name="ce9">
            <text:p>2.124.837</text:p>
          </table:table-cell>
          <table:table-cell office:value-type="float" office:value="2437728" table:style-name="ce9">
            <text:p>2.437.72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327862" table:style-name="ce9">
            <text:p>2.327.862</text:p>
          </table:table-cell>
          <table:table-cell office:value-type="float" office:value="2178181" table:style-name="ce9">
            <text:p>2.178.181</text:p>
          </table:table-cell>
          <table:table-cell office:value-type="string" table:style-name="ce9">
            <text:p>-</text:p>
          </table:table-cell>
          <table:table-cell office:value-type="float" office:value="24992" table:style-name="ce9">
            <text:p>24.992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2592503" table:style-name="ce9">
            <text:p>2.592.503</text:p>
          </table:table-cell>
          <table:table-cell office:value-type="float" office:value="2623282" table:style-name="ce9">
            <text:p>2.623.28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026747" table:style-name="ce9">
            <text:p>2.026.747</text:p>
          </table:table-cell>
          <table:table-cell office:value-type="float" office:value="2630819" table:style-name="ce9">
            <text:p>2.630.81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043565" table:style-name="ce9">
            <text:p>3.043.565</text:p>
          </table:table-cell>
          <table:table-cell office:value-type="float" office:value="3077301" table:style-name="ce9">
            <text:p>3.077.30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030394" table:style-name="ce9">
            <text:p>2.030.394</text:p>
          </table:table-cell>
          <table:table-cell office:value-type="float" office:value="3081834" table:style-name="ce9">
            <text:p>3.081.834</text:p>
          </table:table-cell>
          <table:table-cell office:value-type="string" table:style-name="ce9">
            <text:p>-</text:p>
          </table:table-cell>
          <table:table-cell office:value-type="float" office:value="104046" table:style-name="ce9">
            <text:p>104.046</text:p>
          </table:table-cell>
          <table:table-cell table:number-columns-repeated="16366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9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C9 - USUÁRIOS DE INTERNET, POR ATIVIDADES REALIZADAS NA INTERNET - DOWNLOADS, CRIAÇÃO E COMPARTILHAMENTO DE CONTEÚD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Margem de erro do total</text:p>
          </table:table-cell>
          <table:covered-table-cell/>
          <table:table-cell office:value-type="string" table:number-columns-spanned="4" table:number-rows-spanned="1" table:style-name="ce4">
            <text:p>Compartilhou conteúdo na Internet</text:p>
          </table:table-cell>
          <table:covered-table-cell table:number-columns-repeated="3"/>
          <table:table-cell office:value-type="string" table:number-columns-spanned="4" table:number-rows-spanned="1" table:style-name="ce4">
            <text:p>Criou ou atualizou blogs, páginas na Internet ou websites</text:p>
          </table:table-cell>
          <table:covered-table-cell table:number-columns-repeated="3"/>
          <table:table-cell office:value-type="string" table:number-columns-spanned="4" table:number-rows-spanned="1" table:style-name="ce4">
            <text:p>Postou na Internet textos, imagens, fotos, vídeos ou músicas que criou</text:p>
          </table:table-cell>
          <table:covered-table-cell table:number-columns-repeated="3"/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3036416" table:style-name="ce9">
            <text:p>3.036.416</text:p>
          </table:table-cell>
          <table:table-cell office:value-type="float" office:value="3111574" table:style-name="ce9">
            <text:p>3.111.574</text:p>
          </table:table-cell>
          <table:table-cell office:value-type="float" office:value="28684" table:style-name="ce9">
            <text:p>28.684</text:p>
          </table:table-cell>
          <table:table-cell office:value-type="float" office:value="55788" table:style-name="ce9">
            <text:p>55.788</text:p>
          </table:table-cell>
          <table:table-cell office:value-type="float" office:value="3214849" table:style-name="ce9">
            <text:p>3.214.849</text:p>
          </table:table-cell>
          <table:table-cell office:value-type="float" office:value="4091684" table:style-name="ce9">
            <text:p>4.091.684</text:p>
          </table:table-cell>
          <table:table-cell office:value-type="float" office:value="290011" table:style-name="ce9">
            <text:p>290.011</text:p>
          </table:table-cell>
          <table:table-cell office:value-type="string" table:style-name="ce9">
            <text:p>-</text:p>
          </table:table-cell>
          <table:table-cell office:value-type="float" office:value="3189359" table:style-name="ce9">
            <text:p>3.189.359</text:p>
          </table:table-cell>
          <table:table-cell office:value-type="float" office:value="3299056" table:style-name="ce9">
            <text:p>3.299.056</text:p>
          </table:table-cell>
          <table:table-cell office:value-type="float" office:value="68086" table:style-name="ce9">
            <text:p>68.086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940867" table:style-name="ce9">
            <text:p>2.940.867</text:p>
          </table:table-cell>
          <table:table-cell office:value-type="float" office:value="2938225" table:style-name="ce9">
            <text:p>2.938.225</text:p>
          </table:table-cell>
          <table:table-cell office:value-type="float" office:value="28684" table:style-name="ce9">
            <text:p>28.684</text:p>
          </table:table-cell>
          <table:table-cell office:value-type="float" office:value="55788" table:style-name="ce9">
            <text:p>55.788</text:p>
          </table:table-cell>
          <table:table-cell office:value-type="float" office:value="3090158" table:style-name="ce9">
            <text:p>3.090.158</text:p>
          </table:table-cell>
          <table:table-cell office:value-type="float" office:value="4007994" table:style-name="ce9">
            <text:p>4.007.994</text:p>
          </table:table-cell>
          <table:table-cell office:value-type="float" office:value="290011" table:style-name="ce9">
            <text:p>290.011</text:p>
          </table:table-cell>
          <table:table-cell office:value-type="string" table:style-name="ce9">
            <text:p>-</text:p>
          </table:table-cell>
          <table:table-cell office:value-type="float" office:value="3081179" table:style-name="ce9">
            <text:p>3.081.179</text:p>
          </table:table-cell>
          <table:table-cell office:value-type="float" office:value="3206506" table:style-name="ce9">
            <text:p>3.206.506</text:p>
          </table:table-cell>
          <table:table-cell office:value-type="float" office:value="68086" table:style-name="ce9">
            <text:p>68.086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141311" table:style-name="ce9">
            <text:p>1.141.311</text:p>
          </table:table-cell>
          <table:table-cell office:value-type="float" office:value="1139489" table:style-name="ce9">
            <text:p>1.139.48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12479" table:style-name="ce9">
            <text:p>812.479</text:p>
          </table:table-cell>
          <table:table-cell office:value-type="float" office:value="1351302" table:style-name="ce9">
            <text:p>1.351.30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45537" table:style-name="ce9">
            <text:p>845.537</text:p>
          </table:table-cell>
          <table:table-cell office:value-type="float" office:value="1350407" table:style-name="ce9">
            <text:p>1.350.40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1998268" table:style-name="ce9">
            <text:p>1.998.268</text:p>
          </table:table-cell>
          <table:table-cell office:value-type="float" office:value="1812053" table:style-name="ce9">
            <text:p>1.812.0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345937" table:style-name="ce9">
            <text:p>2.345.937</text:p>
          </table:table-cell>
          <table:table-cell office:value-type="float" office:value="3281852" table:style-name="ce9">
            <text:p>3.281.852</text:p>
          </table:table-cell>
          <table:table-cell office:value-type="float" office:value="186179" table:style-name="ce9">
            <text:p>186.179</text:p>
          </table:table-cell>
          <table:table-cell office:value-type="string" table:style-name="ce9">
            <text:p>-</text:p>
          </table:table-cell>
          <table:table-cell office:value-type="float" office:value="2324449" table:style-name="ce9">
            <text:p>2.324.449</text:p>
          </table:table-cell>
          <table:table-cell office:value-type="float" office:value="2655408" table:style-name="ce9">
            <text:p>2.655.40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1969982" table:style-name="ce9">
            <text:p>1.969.982</text:p>
          </table:table-cell>
          <table:table-cell office:value-type="float" office:value="1739694" table:style-name="ce9">
            <text:p>1.739.694</text:p>
          </table:table-cell>
          <table:table-cell office:value-type="float" office:value="28684" table:style-name="ce9">
            <text:p>28.684</text:p>
          </table:table-cell>
          <table:table-cell office:value-type="float" office:value="0" table:style-name="ce9">
            <text:p>0</text:p>
          </table:table-cell>
          <table:table-cell office:value-type="float" office:value="1401832" table:style-name="ce9">
            <text:p>1.401.832</text:p>
          </table:table-cell>
          <table:table-cell office:value-type="float" office:value="1936114" table:style-name="ce9">
            <text:p>1.936.114</text:p>
          </table:table-cell>
          <table:table-cell office:value-type="float" office:value="236283" table:style-name="ce9">
            <text:p>236.283</text:p>
          </table:table-cell>
          <table:table-cell office:value-type="string" table:style-name="ce9">
            <text:p>-</text:p>
          </table:table-cell>
          <table:table-cell office:value-type="float" office:value="1622805" table:style-name="ce9">
            <text:p>1.622.805</text:p>
          </table:table-cell>
          <table:table-cell office:value-type="float" office:value="1555382" table:style-name="ce9">
            <text:p>1.555.382</text:p>
          </table:table-cell>
          <table:table-cell office:value-type="float" office:value="68086" table:style-name="ce9">
            <text:p>68.086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1361750" table:style-name="ce9">
            <text:p>1.361.750</text:p>
          </table:table-cell>
          <table:table-cell office:value-type="float" office:value="1370319" table:style-name="ce9">
            <text:p>1.370.3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77494" table:style-name="ce9">
            <text:p>977.494</text:p>
          </table:table-cell>
          <table:table-cell office:value-type="float" office:value="1232199" table:style-name="ce9">
            <text:p>1.232.199</text:p>
          </table:table-cell>
          <table:table-cell office:value-type="float" office:value="50952" table:style-name="ce9">
            <text:p>50.952</text:p>
          </table:table-cell>
          <table:table-cell office:value-type="string" table:style-name="ce9">
            <text:p>-</text:p>
          </table:table-cell>
          <table:table-cell office:value-type="float" office:value="1323150" table:style-name="ce9">
            <text:p>1.323.150</text:p>
          </table:table-cell>
          <table:table-cell office:value-type="float" office:value="1387290" table:style-name="ce9">
            <text:p>1.387.29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839777" table:style-name="ce9">
            <text:p>839.777</text:p>
          </table:table-cell>
          <table:table-cell office:value-type="float" office:value="593357" table:style-name="ce9">
            <text:p>593.357</text:p>
          </table:table-cell>
          <table:table-cell office:value-type="float" office:value="0" table:style-name="ce9">
            <text:p>0</text:p>
          </table:table-cell>
          <table:table-cell office:value-type="float" office:value="55788" table:style-name="ce9">
            <text:p>55.788</text:p>
          </table:table-cell>
          <table:table-cell office:value-type="float" office:value="507781" table:style-name="ce9">
            <text:p>507.781</text:p>
          </table:table-cell>
          <table:table-cell office:value-type="float" office:value="788804" table:style-name="ce9">
            <text:p>788.80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28272" table:style-name="ce9">
            <text:p>528.272</text:p>
          </table:table-cell>
          <table:table-cell office:value-type="float" office:value="687870" table:style-name="ce9">
            <text:p>687.87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851466" table:style-name="ce9">
            <text:p>851.466</text:p>
          </table:table-cell>
          <table:table-cell office:value-type="float" office:value="987960" table:style-name="ce9">
            <text:p>987.96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53503" table:style-name="ce9">
            <text:p>853.503</text:p>
          </table:table-cell>
          <table:table-cell office:value-type="float" office:value="1012478" table:style-name="ce9">
            <text:p>1.012.47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55604" table:style-name="ce9">
            <text:p>655.604</text:p>
          </table:table-cell>
          <table:table-cell office:value-type="float" office:value="759634" table:style-name="ce9">
            <text:p>759.63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086826" table:style-name="ce9">
            <text:p>2.086.826</text:p>
          </table:table-cell>
          <table:table-cell office:value-type="float" office:value="2004814" table:style-name="ce9">
            <text:p>2.004.8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964222" table:style-name="ce9">
            <text:p>1.964.222</text:p>
          </table:table-cell>
          <table:table-cell office:value-type="float" office:value="2980572" table:style-name="ce9">
            <text:p>2.980.572</text:p>
          </table:table-cell>
          <table:table-cell office:value-type="float" office:value="23124" table:style-name="ce9">
            <text:p>23.124</text:p>
          </table:table-cell>
          <table:table-cell office:value-type="string" table:style-name="ce9">
            <text:p>-</text:p>
          </table:table-cell>
          <table:table-cell office:value-type="float" office:value="2078180" table:style-name="ce9">
            <text:p>2.078.180</text:p>
          </table:table-cell>
          <table:table-cell office:value-type="float" office:value="2535201" table:style-name="ce9">
            <text:p>2.535.20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2572737" table:style-name="ce9">
            <text:p>2.572.737</text:p>
          </table:table-cell>
          <table:table-cell office:value-type="float" office:value="2377126" table:style-name="ce9">
            <text:p>2.377.126</text:p>
          </table:table-cell>
          <table:table-cell office:value-type="float" office:value="28684" table:style-name="ce9">
            <text:p>28.684</text:p>
          </table:table-cell>
          <table:table-cell office:value-type="float" office:value="55788" table:style-name="ce9">
            <text:p>55.788</text:p>
          </table:table-cell>
          <table:table-cell office:value-type="float" office:value="2296190" table:style-name="ce9">
            <text:p>2.296.190</text:p>
          </table:table-cell>
          <table:table-cell office:value-type="float" office:value="3010789" table:style-name="ce9">
            <text:p>3.010.789</text:p>
          </table:table-cell>
          <table:table-cell office:value-type="float" office:value="287339" table:style-name="ce9">
            <text:p>287.339</text:p>
          </table:table-cell>
          <table:table-cell office:value-type="string" table:style-name="ce9">
            <text:p>-</text:p>
          </table:table-cell>
          <table:table-cell office:value-type="float" office:value="2455579" table:style-name="ce9">
            <text:p>2.455.579</text:p>
          </table:table-cell>
          <table:table-cell office:value-type="float" office:value="2939679" table:style-name="ce9">
            <text:p>2.939.679</text:p>
          </table:table-cell>
          <table:table-cell office:value-type="float" office:value="68086" table:style-name="ce9">
            <text:p>68.086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3573797" table:style-name="ce9">
            <text:p>3.573.797</text:p>
          </table:table-cell>
          <table:table-cell office:value-type="float" office:value="2609772" table:style-name="ce9">
            <text:p>2.609.772</text:p>
          </table:table-cell>
          <table:table-cell office:value-type="float" office:value="28684" table:style-name="ce9">
            <text:p>28.684</text:p>
          </table:table-cell>
          <table:table-cell office:value-type="float" office:value="0" table:style-name="ce9">
            <text:p>0</text:p>
          </table:table-cell>
          <table:table-cell office:value-type="float" office:value="2156828" table:style-name="ce9">
            <text:p>2.156.828</text:p>
          </table:table-cell>
          <table:table-cell office:value-type="float" office:value="4698111" table:style-name="ce9">
            <text:p>4.698.111</text:p>
          </table:table-cell>
          <table:table-cell office:value-type="float" office:value="189993" table:style-name="ce9">
            <text:p>189.993</text:p>
          </table:table-cell>
          <table:table-cell office:value-type="string" table:style-name="ce9">
            <text:p>-</text:p>
          </table:table-cell>
          <table:table-cell office:value-type="float" office:value="2956596" table:style-name="ce9">
            <text:p>2.956.596</text:p>
          </table:table-cell>
          <table:table-cell office:value-type="float" office:value="4004646" table:style-name="ce9">
            <text:p>4.004.646</text:p>
          </table:table-cell>
          <table:table-cell office:value-type="float" office:value="28684" table:style-name="ce9">
            <text:p>28.684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3432779" table:style-name="ce9">
            <text:p>3.432.779</text:p>
          </table:table-cell>
          <table:table-cell office:value-type="float" office:value="2295486" table:style-name="ce9">
            <text:p>2.295.486</text:p>
          </table:table-cell>
          <table:table-cell office:value-type="float" office:value="0" table:style-name="ce9">
            <text:p>0</text:p>
          </table:table-cell>
          <table:table-cell office:value-type="float" office:value="55788" table:style-name="ce9">
            <text:p>55.788</text:p>
          </table:table-cell>
          <table:table-cell office:value-type="float" office:value="2058655" table:style-name="ce9">
            <text:p>2.058.655</text:p>
          </table:table-cell>
          <table:table-cell office:value-type="float" office:value="3564828" table:style-name="ce9">
            <text:p>3.564.828</text:p>
          </table:table-cell>
          <table:table-cell office:value-type="float" office:value="23124" table:style-name="ce9">
            <text:p>23.124</text:p>
          </table:table-cell>
          <table:table-cell office:value-type="string" table:style-name="ce9">
            <text:p>-</text:p>
          </table:table-cell>
          <table:table-cell office:value-type="float" office:value="2284546" table:style-name="ce9">
            <text:p>2.284.546</text:p>
          </table:table-cell>
          <table:table-cell office:value-type="float" office:value="3825023" table:style-name="ce9">
            <text:p>3.825.02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2197224" table:style-name="ce9">
            <text:p>2.197.224</text:p>
          </table:table-cell>
          <table:table-cell office:value-type="float" office:value="989442" table:style-name="ce9">
            <text:p>989.44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60081" table:style-name="ce9">
            <text:p>1.260.081</text:p>
          </table:table-cell>
          <table:table-cell office:value-type="float" office:value="1990673" table:style-name="ce9">
            <text:p>1.990.673</text:p>
          </table:table-cell>
          <table:table-cell office:value-type="float" office:value="236283" table:style-name="ce9">
            <text:p>236.283</text:p>
          </table:table-cell>
          <table:table-cell office:value-type="string" table:style-name="ce9">
            <text:p>-</text:p>
          </table:table-cell>
          <table:table-cell office:value-type="float" office:value="1438831" table:style-name="ce9">
            <text:p>1.438.831</text:p>
          </table:table-cell>
          <table:table-cell office:value-type="float" office:value="1985164" table:style-name="ce9">
            <text:p>1.985.164</text:p>
          </table:table-cell>
          <table:table-cell office:value-type="float" office:value="58608" table:style-name="ce9">
            <text:p>58.608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662970" table:style-name="ce9">
            <text:p>662.970</text:p>
          </table:table-cell>
          <table:table-cell office:value-type="float" office:value="475019" table:style-name="ce9">
            <text:p>475.0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3331" table:style-name="ce9">
            <text:p>213.331</text:p>
          </table:table-cell>
          <table:table-cell office:value-type="float" office:value="768198" table:style-name="ce9">
            <text:p>768.19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32565" table:style-name="ce9">
            <text:p>232.565</text:p>
          </table:table-cell>
          <table:table-cell office:value-type="float" office:value="742912" table:style-name="ce9">
            <text:p>742.91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576950" table:style-name="ce9">
            <text:p>576.950</text:p>
          </table:table-cell>
          <table:table-cell office:value-type="float" office:value="939877" table:style-name="ce9">
            <text:p>939.87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09730" table:style-name="ce9">
            <text:p>509.730</text:p>
          </table:table-cell>
          <table:table-cell office:value-type="float" office:value="971174" table:style-name="ce9">
            <text:p>971.17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86732" table:style-name="ce9">
            <text:p>286.732</text:p>
          </table:table-cell>
          <table:table-cell office:value-type="float" office:value="1000351" table:style-name="ce9">
            <text:p>1.000.35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610973" table:style-name="ce9">
            <text:p>610.973</text:p>
          </table:table-cell>
          <table:table-cell office:value-type="float" office:value="227724" table:style-name="ce9">
            <text:p>227.72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1782" table:style-name="ce9">
            <text:p>101.782</text:p>
          </table:table-cell>
          <table:table-cell office:value-type="float" office:value="574810" table:style-name="ce9">
            <text:p>574.8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3040" table:style-name="ce9">
            <text:p>63.040</text:p>
          </table:table-cell>
          <table:table-cell office:value-type="float" office:value="625340" table:style-name="ce9">
            <text:p>625.34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280140" table:style-name="ce9">
            <text:p>280.140</text:p>
          </table:table-cell>
          <table:table-cell office:value-type="float" office:value="688488" table:style-name="ce9">
            <text:p>688.488</text:p>
          </table:table-cell>
          <table:table-cell office:value-type="float" office:value="28684" table:style-name="ce9">
            <text:p>28.684</text:p>
          </table:table-cell>
          <table:table-cell office:value-type="float" office:value="0" table:style-name="ce9">
            <text:p>0</text:p>
          </table:table-cell>
          <table:table-cell office:value-type="float" office:value="59202" table:style-name="ce9">
            <text:p>59.202</text:p>
          </table:table-cell>
          <table:table-cell office:value-type="float" office:value="695004" table:style-name="ce9">
            <text:p>695.004</text:p>
          </table:table-cell>
          <table:table-cell office:value-type="float" office:value="23124" table:style-name="ce9">
            <text:p>23.124</text:p>
          </table:table-cell>
          <table:table-cell office:value-type="string" table:style-name="ce9">
            <text:p>-</text:p>
          </table:table-cell>
          <table:table-cell office:value-type="float" office:value="148979" table:style-name="ce9">
            <text:p>148.979</text:p>
          </table:table-cell>
          <table:table-cell office:value-type="float" office:value="727647" table:style-name="ce9">
            <text:p>727.647</text:p>
          </table:table-cell>
          <table:table-cell office:value-type="float" office:value="28684" table:style-name="ce9">
            <text:p>28.684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2434199" table:style-name="ce9">
            <text:p>2.434.199</text:p>
          </table:table-cell>
          <table:table-cell office:value-type="float" office:value="2368401" table:style-name="ce9">
            <text:p>2.368.40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93044" table:style-name="ce9">
            <text:p>1.593.044</text:p>
          </table:table-cell>
          <table:table-cell office:value-type="float" office:value="2455685" table:style-name="ce9">
            <text:p>2.455.685</text:p>
          </table:table-cell>
          <table:table-cell office:value-type="float" office:value="281979" table:style-name="ce9">
            <text:p>281.979</text:p>
          </table:table-cell>
          <table:table-cell office:value-type="string" table:style-name="ce9">
            <text:p>-</text:p>
          </table:table-cell>
          <table:table-cell office:value-type="float" office:value="2342510" table:style-name="ce9">
            <text:p>2.342.510</text:p>
          </table:table-cell>
          <table:table-cell office:value-type="float" office:value="2510894" table:style-name="ce9">
            <text:p>2.510.894</text:p>
          </table:table-cell>
          <table:table-cell office:value-type="float" office:value="58608" table:style-name="ce9">
            <text:p>58.608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1969355" table:style-name="ce9">
            <text:p>1.969.355</text:p>
          </table:table-cell>
          <table:table-cell office:value-type="float" office:value="1709529" table:style-name="ce9">
            <text:p>1.709.529</text:p>
          </table:table-cell>
          <table:table-cell office:value-type="float" office:value="0" table:style-name="ce9">
            <text:p>0</text:p>
          </table:table-cell>
          <table:table-cell office:value-type="float" office:value="55788" table:style-name="ce9">
            <text:p>55.788</text:p>
          </table:table-cell>
          <table:table-cell office:value-type="float" office:value="1733975" table:style-name="ce9">
            <text:p>1.733.975</text:p>
          </table:table-cell>
          <table:table-cell office:value-type="float" office:value="2043319" table:style-name="ce9">
            <text:p>2.043.319</text:p>
          </table:table-cell>
          <table:table-cell office:value-type="float" office:value="43382" table:style-name="ce9">
            <text:p>43.382</text:p>
          </table:table-cell>
          <table:table-cell office:value-type="string" table:style-name="ce9">
            <text:p>-</text:p>
          </table:table-cell>
          <table:table-cell office:value-type="float" office:value="2280987" table:style-name="ce9">
            <text:p>2.280.987</text:p>
          </table:table-cell>
          <table:table-cell office:value-type="float" office:value="2192950" table:style-name="ce9">
            <text:p>2.192.95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1451314" table:style-name="ce9">
            <text:p>1.451.314</text:p>
          </table:table-cell>
          <table:table-cell office:value-type="float" office:value="1391749" table:style-name="ce9">
            <text:p>1.391.74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096440" table:style-name="ce9">
            <text:p>2.096.440</text:p>
          </table:table-cell>
          <table:table-cell office:value-type="float" office:value="2323076" table:style-name="ce9">
            <text:p>2.323.07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910029" table:style-name="ce9">
            <text:p>1.910.029</text:p>
          </table:table-cell>
          <table:table-cell office:value-type="float" office:value="1890523" table:style-name="ce9">
            <text:p>1.890.52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1312061" table:style-name="ce9">
            <text:p>1.312.061</text:p>
          </table:table-cell>
          <table:table-cell office:value-type="float" office:value="1294363" table:style-name="ce9">
            <text:p>1.294.36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33882" table:style-name="ce9">
            <text:p>733.882</text:p>
          </table:table-cell>
          <table:table-cell office:value-type="float" office:value="768195" table:style-name="ce9">
            <text:p>768.19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52317" table:style-name="ce9">
            <text:p>952.317</text:p>
          </table:table-cell>
          <table:table-cell office:value-type="float" office:value="1057617" table:style-name="ce9">
            <text:p>1.057.61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1354626" table:style-name="ce9">
            <text:p>1.354.626</text:p>
          </table:table-cell>
          <table:table-cell office:value-type="float" office:value="1337178" table:style-name="ce9">
            <text:p>1.337.17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77457" table:style-name="ce9">
            <text:p>1.277.457</text:p>
          </table:table-cell>
          <table:table-cell office:value-type="float" office:value="1429260" table:style-name="ce9">
            <text:p>1.429.26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739262" table:style-name="ce9">
            <text:p>1.739.262</text:p>
          </table:table-cell>
          <table:table-cell office:value-type="float" office:value="1713026" table:style-name="ce9">
            <text:p>1.713.02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1504021" table:style-name="ce9">
            <text:p>1.504.021</text:p>
          </table:table-cell>
          <table:table-cell office:value-type="float" office:value="1150615" table:style-name="ce9">
            <text:p>1.150.6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52739" table:style-name="ce9">
            <text:p>1.252.739</text:p>
          </table:table-cell>
          <table:table-cell office:value-type="float" office:value="1385281" table:style-name="ce9">
            <text:p>1.385.28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559127" table:style-name="ce9">
            <text:p>1.559.127</text:p>
          </table:table-cell>
          <table:table-cell office:value-type="float" office:value="1469905" table:style-name="ce9">
            <text:p>1.469.90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1509655" table:style-name="ce9">
            <text:p>1.509.655</text:p>
          </table:table-cell>
          <table:table-cell office:value-type="float" office:value="1487577" table:style-name="ce9">
            <text:p>1.487.577</text:p>
          </table:table-cell>
          <table:table-cell office:value-type="float" office:value="0" table:style-name="ce9">
            <text:p>0</text:p>
          </table:table-cell>
          <table:table-cell office:value-type="float" office:value="55788" table:style-name="ce9">
            <text:p>55.788</text:p>
          </table:table-cell>
          <table:table-cell office:value-type="float" office:value="1197432" table:style-name="ce9">
            <text:p>1.197.432</text:p>
          </table:table-cell>
          <table:table-cell office:value-type="float" office:value="1679688" table:style-name="ce9">
            <text:p>1.679.688</text:p>
          </table:table-cell>
          <table:table-cell office:value-type="float" office:value="147799" table:style-name="ce9">
            <text:p>147.799</text:p>
          </table:table-cell>
          <table:table-cell office:value-type="string" table:style-name="ce9">
            <text:p>-</text:p>
          </table:table-cell>
          <table:table-cell office:value-type="float" office:value="1567599" table:style-name="ce9">
            <text:p>1.567.599</text:p>
          </table:table-cell>
          <table:table-cell office:value-type="float" office:value="2006521" table:style-name="ce9">
            <text:p>2.006.521</text:p>
          </table:table-cell>
          <table:table-cell office:value-type="float" office:value="58608" table:style-name="ce9">
            <text:p>58.608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1896679" table:style-name="ce9">
            <text:p>1.896.679</text:p>
          </table:table-cell>
          <table:table-cell office:value-type="float" office:value="1559404" table:style-name="ce9">
            <text:p>1.559.404</text:p>
          </table:table-cell>
          <table:table-cell office:value-type="float" office:value="28684" table:style-name="ce9">
            <text:p>28.684</text:p>
          </table:table-cell>
          <table:table-cell office:value-type="float" office:value="0" table:style-name="ce9">
            <text:p>0</text:p>
          </table:table-cell>
          <table:table-cell office:value-type="float" office:value="1312710" table:style-name="ce9">
            <text:p>1.312.710</text:p>
          </table:table-cell>
          <table:table-cell office:value-type="float" office:value="1760089" table:style-name="ce9">
            <text:p>1.760.089</text:p>
          </table:table-cell>
          <table:table-cell office:value-type="float" office:value="148491" table:style-name="ce9">
            <text:p>148.491</text:p>
          </table:table-cell>
          <table:table-cell office:value-type="string" table:style-name="ce9">
            <text:p>-</text:p>
          </table:table-cell>
          <table:table-cell office:value-type="float" office:value="1506386" table:style-name="ce9">
            <text:p>1.506.386</text:p>
          </table:table-cell>
          <table:table-cell office:value-type="float" office:value="2031565" table:style-name="ce9">
            <text:p>2.031.565</text:p>
          </table:table-cell>
          <table:table-cell office:value-type="float" office:value="28684" table:style-name="ce9">
            <text:p>28.684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1851561" table:style-name="ce9">
            <text:p>1.851.561</text:p>
          </table:table-cell>
          <table:table-cell office:value-type="float" office:value="1484414" table:style-name="ce9">
            <text:p>1.484.4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26964" table:style-name="ce9">
            <text:p>1.526.964</text:p>
          </table:table-cell>
          <table:table-cell office:value-type="float" office:value="1966298" table:style-name="ce9">
            <text:p>1.966.298</text:p>
          </table:table-cell>
          <table:table-cell office:value-type="float" office:value="236283" table:style-name="ce9">
            <text:p>236.283</text:p>
          </table:table-cell>
          <table:table-cell office:value-type="string" table:style-name="ce9">
            <text:p>-</text:p>
          </table:table-cell>
          <table:table-cell office:value-type="float" office:value="1084051" table:style-name="ce9">
            <text:p>1.084.051</text:p>
          </table:table-cell>
          <table:table-cell office:value-type="float" office:value="1828672" table:style-name="ce9">
            <text:p>1.828.67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2765686" table:style-name="ce9">
            <text:p>2.765.686</text:p>
          </table:table-cell>
          <table:table-cell office:value-type="float" office:value="2181043" table:style-name="ce9">
            <text:p>2.181.04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00614" table:style-name="ce9">
            <text:p>1.400.614</text:p>
          </table:table-cell>
          <table:table-cell office:value-type="float" office:value="3346009" table:style-name="ce9">
            <text:p>3.346.009</text:p>
          </table:table-cell>
          <table:table-cell office:value-type="float" office:value="23124" table:style-name="ce9">
            <text:p>23.124</text:p>
          </table:table-cell>
          <table:table-cell office:value-type="string" table:style-name="ce9">
            <text:p>-</text:p>
          </table:table-cell>
          <table:table-cell office:value-type="float" office:value="2047834" table:style-name="ce9">
            <text:p>2.047.834</text:p>
          </table:table-cell>
          <table:table-cell office:value-type="float" office:value="2667219" table:style-name="ce9">
            <text:p>2.667.219</text:p>
          </table:table-cell>
          <table:table-cell office:value-type="float" office:value="58608" table:style-name="ce9">
            <text:p>58.608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2935267" table:style-name="ce9">
            <text:p>2.935.267</text:p>
          </table:table-cell>
          <table:table-cell office:value-type="float" office:value="1869539" table:style-name="ce9">
            <text:p>1.869.539</text:p>
          </table:table-cell>
          <table:table-cell office:value-type="float" office:value="28684" table:style-name="ce9">
            <text:p>28.684</text:p>
          </table:table-cell>
          <table:table-cell office:value-type="float" office:value="0" table:style-name="ce9">
            <text:p>0</text:p>
          </table:table-cell>
          <table:table-cell office:value-type="float" office:value="1364353" table:style-name="ce9">
            <text:p>1.364.353</text:p>
          </table:table-cell>
          <table:table-cell office:value-type="float" office:value="3042991" table:style-name="ce9">
            <text:p>3.042.991</text:p>
          </table:table-cell>
          <table:table-cell office:value-type="float" office:value="281979" table:style-name="ce9">
            <text:p>281.979</text:p>
          </table:table-cell>
          <table:table-cell office:value-type="string" table:style-name="ce9">
            <text:p>-</text:p>
          </table:table-cell>
          <table:table-cell office:value-type="float" office:value="1645901" table:style-name="ce9">
            <text:p>1.645.901</text:p>
          </table:table-cell>
          <table:table-cell office:value-type="float" office:value="2849836" table:style-name="ce9">
            <text:p>2.849.836</text:p>
          </table:table-cell>
          <table:table-cell office:value-type="float" office:value="28684" table:style-name="ce9">
            <text:p>28.684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3138505" table:style-name="ce9">
            <text:p>3.138.505</text:p>
          </table:table-cell>
          <table:table-cell office:value-type="float" office:value="1348556" table:style-name="ce9">
            <text:p>1.348.55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03257" table:style-name="ce9">
            <text:p>2.103.257</text:p>
          </table:table-cell>
          <table:table-cell office:value-type="float" office:value="2919089" table:style-name="ce9">
            <text:p>2.919.08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583764" table:style-name="ce9">
            <text:p>1.583.764</text:p>
          </table:table-cell>
          <table:table-cell office:value-type="float" office:value="3025096" table:style-name="ce9">
            <text:p>3.025.09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2602793" table:style-name="ce9">
            <text:p>2.602.793</text:p>
          </table:table-cell>
          <table:table-cell office:value-type="float" office:value="822235" table:style-name="ce9">
            <text:p>822.23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08357" table:style-name="ce9">
            <text:p>1.008.357</text:p>
          </table:table-cell>
          <table:table-cell office:value-type="float" office:value="2741515" table:style-name="ce9">
            <text:p>2.741.51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749982" table:style-name="ce9">
            <text:p>1.749.982</text:p>
          </table:table-cell>
          <table:table-cell office:value-type="float" office:value="2473206" table:style-name="ce9">
            <text:p>2.473.20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1224681" table:style-name="ce9">
            <text:p>1.224.681</text:p>
          </table:table-cell>
          <table:table-cell office:value-type="float" office:value="1138769" table:style-name="ce9">
            <text:p>1.138.76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23412" table:style-name="ce9">
            <text:p>523.412</text:p>
          </table:table-cell>
          <table:table-cell office:value-type="float" office:value="1409711" table:style-name="ce9">
            <text:p>1.409.7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94402" table:style-name="ce9">
            <text:p>694.402</text:p>
          </table:table-cell>
          <table:table-cell office:value-type="float" office:value="1383783" table:style-name="ce9">
            <text:p>1.383.78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1386182" table:style-name="ce9">
            <text:p>1.386.182</text:p>
          </table:table-cell>
          <table:table-cell office:value-type="float" office:value="240159" table:style-name="ce9">
            <text:p>240.15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20826" table:style-name="ce9">
            <text:p>820.826</text:p>
          </table:table-cell>
          <table:table-cell office:value-type="float" office:value="1123701" table:style-name="ce9">
            <text:p>1.123.701</text:p>
          </table:table-cell>
          <table:table-cell office:value-type="float" office:value="43382" table:style-name="ce9">
            <text:p>43.382</text:p>
          </table:table-cell>
          <table:table-cell office:value-type="string" table:style-name="ce9">
            <text:p>-</text:p>
          </table:table-cell>
          <table:table-cell office:value-type="float" office:value="777517" table:style-name="ce9">
            <text:p>777.517</text:p>
          </table:table-cell>
          <table:table-cell office:value-type="float" office:value="1142127" table:style-name="ce9">
            <text:p>1.142.12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435202" table:style-name="ce9">
            <text:p>435.202</text:p>
          </table:table-cell>
          <table:table-cell office:value-type="float" office:value="687695" table:style-name="ce9">
            <text:p>687.695</text:p>
          </table:table-cell>
          <table:table-cell office:value-type="float" office:value="0" table:style-name="ce9">
            <text:p>0</text:p>
          </table:table-cell>
          <table:table-cell office:value-type="float" office:value="55788" table:style-name="ce9">
            <text:p>55.788</text:p>
          </table:table-cell>
          <table:table-cell office:value-type="float" office:value="111974" table:style-name="ce9">
            <text:p>111.974</text:p>
          </table:table-cell>
          <table:table-cell office:value-type="float" office:value="830731" table:style-name="ce9">
            <text:p>830.73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69520" table:style-name="ce9">
            <text:p>269.520</text:p>
          </table:table-cell>
          <table:table-cell office:value-type="float" office:value="774584" table:style-name="ce9">
            <text:p>774.58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1191902" table:style-name="ce9">
            <text:p>1.191.902</text:p>
          </table:table-cell>
          <table:table-cell office:value-type="float" office:value="879206" table:style-name="ce9">
            <text:p>879.20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02280" table:style-name="ce9">
            <text:p>802.280</text:p>
          </table:table-cell>
          <table:table-cell office:value-type="float" office:value="1202796" table:style-name="ce9">
            <text:p>1.202.79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70790" table:style-name="ce9">
            <text:p>870.790</text:p>
          </table:table-cell>
          <table:table-cell office:value-type="float" office:value="1051074" table:style-name="ce9">
            <text:p>1.051.07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065349" table:style-name="ce9">
            <text:p>1.065.349</text:p>
          </table:table-cell>
          <table:table-cell office:value-type="float" office:value="468054" table:style-name="ce9">
            <text:p>468.05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04428" table:style-name="ce9">
            <text:p>204.428</text:p>
          </table:table-cell>
          <table:table-cell office:value-type="float" office:value="1094980" table:style-name="ce9">
            <text:p>1.094.98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01159" table:style-name="ce9">
            <text:p>601.159</text:p>
          </table:table-cell>
          <table:table-cell office:value-type="float" office:value="906444" table:style-name="ce9">
            <text:p>906.44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1764659" table:style-name="ce9">
            <text:p>1.764.659</text:p>
          </table:table-cell>
          <table:table-cell office:value-type="float" office:value="884104" table:style-name="ce9">
            <text:p>884.10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42653" table:style-name="ce9">
            <text:p>542.653</text:p>
          </table:table-cell>
          <table:table-cell office:value-type="float" office:value="1962473" table:style-name="ce9">
            <text:p>1.962.47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63813" table:style-name="ce9">
            <text:p>563.813</text:p>
          </table:table-cell>
          <table:table-cell office:value-type="float" office:value="1944805" table:style-name="ce9">
            <text:p>1.944.80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851712" table:style-name="ce9">
            <text:p>2.851.712</text:p>
          </table:table-cell>
          <table:table-cell office:value-type="float" office:value="1260822" table:style-name="ce9">
            <text:p>1.260.82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78712" table:style-name="ce9">
            <text:p>1.578.712</text:p>
          </table:table-cell>
          <table:table-cell office:value-type="float" office:value="2630044" table:style-name="ce9">
            <text:p>2.630.044</text:p>
          </table:table-cell>
          <table:table-cell office:value-type="float" office:value="43382" table:style-name="ce9">
            <text:p>43.382</text:p>
          </table:table-cell>
          <table:table-cell office:value-type="string" table:style-name="ce9">
            <text:p>-</text:p>
          </table:table-cell>
          <table:table-cell office:value-type="float" office:value="2194306" table:style-name="ce9">
            <text:p>2.194.306</text:p>
          </table:table-cell>
          <table:table-cell office:value-type="float" office:value="2510088" table:style-name="ce9">
            <text:p>2.510.08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621262" table:style-name="ce9">
            <text:p>3.621.262</text:p>
          </table:table-cell>
          <table:table-cell office:value-type="float" office:value="2399087" table:style-name="ce9">
            <text:p>2.399.087</text:p>
          </table:table-cell>
          <table:table-cell office:value-type="float" office:value="28684" table:style-name="ce9">
            <text:p>28.684</text:p>
          </table:table-cell>
          <table:table-cell office:value-type="float" office:value="0" table:style-name="ce9">
            <text:p>0</text:p>
          </table:table-cell>
          <table:table-cell office:value-type="float" office:value="2424781" table:style-name="ce9">
            <text:p>2.424.781</text:p>
          </table:table-cell>
          <table:table-cell office:value-type="float" office:value="3849772" table:style-name="ce9">
            <text:p>3.849.772</text:p>
          </table:table-cell>
          <table:table-cell office:value-type="float" office:value="147799" table:style-name="ce9">
            <text:p>147.799</text:p>
          </table:table-cell>
          <table:table-cell office:value-type="string" table:style-name="ce9">
            <text:p>-</text:p>
          </table:table-cell>
          <table:table-cell office:value-type="float" office:value="2166469" table:style-name="ce9">
            <text:p>2.166.469</text:p>
          </table:table-cell>
          <table:table-cell office:value-type="float" office:value="3615556" table:style-name="ce9">
            <text:p>3.615.556</text:p>
          </table:table-cell>
          <table:table-cell office:value-type="float" office:value="28684" table:style-name="ce9">
            <text:p>28.684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064387" table:style-name="ce9">
            <text:p>2.064.387</text:p>
          </table:table-cell>
          <table:table-cell office:value-type="float" office:value="2021824" table:style-name="ce9">
            <text:p>2.021.824</text:p>
          </table:table-cell>
          <table:table-cell office:value-type="float" office:value="0" table:style-name="ce9">
            <text:p>0</text:p>
          </table:table-cell>
          <table:table-cell office:value-type="float" office:value="55788" table:style-name="ce9">
            <text:p>55.788</text:p>
          </table:table-cell>
          <table:table-cell office:value-type="float" office:value="1371890" table:style-name="ce9">
            <text:p>1.371.890</text:p>
          </table:table-cell>
          <table:table-cell office:value-type="float" office:value="2603345" table:style-name="ce9">
            <text:p>2.603.345</text:p>
          </table:table-cell>
          <table:table-cell office:value-type="float" office:value="270555" table:style-name="ce9">
            <text:p>270.555</text:p>
          </table:table-cell>
          <table:table-cell office:value-type="string" table:style-name="ce9">
            <text:p>-</text:p>
          </table:table-cell>
          <table:table-cell office:value-type="float" office:value="1805897" table:style-name="ce9">
            <text:p>1.805.897</text:p>
          </table:table-cell>
          <table:table-cell office:value-type="float" office:value="2378408" table:style-name="ce9">
            <text:p>2.378.408</text:p>
          </table:table-cell>
          <table:table-cell office:value-type="float" office:value="58608" table:style-name="ce9">
            <text:p>58.608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2441498" table:style-name="ce9">
            <text:p>2.441.498</text:p>
          </table:table-cell>
          <table:table-cell office:value-type="float" office:value="2225371" table:style-name="ce9">
            <text:p>2.225.371</text:p>
          </table:table-cell>
          <table:table-cell office:value-type="float" office:value="28684" table:style-name="ce9">
            <text:p>28.684</text:p>
          </table:table-cell>
          <table:table-cell office:value-type="float" office:value="55788" table:style-name="ce9">
            <text:p>55.788</text:p>
          </table:table-cell>
          <table:table-cell office:value-type="float" office:value="2115322" table:style-name="ce9">
            <text:p>2.115.322</text:p>
          </table:table-cell>
          <table:table-cell office:value-type="float" office:value="2517918" table:style-name="ce9">
            <text:p>2.517.918</text:p>
          </table:table-cell>
          <table:table-cell office:value-type="float" office:value="152632" table:style-name="ce9">
            <text:p>152.632</text:p>
          </table:table-cell>
          <table:table-cell office:value-type="string" table:style-name="ce9">
            <text:p>-</text:p>
          </table:table-cell>
          <table:table-cell office:value-type="float" office:value="2354060" table:style-name="ce9">
            <text:p>2.354.060</text:p>
          </table:table-cell>
          <table:table-cell office:value-type="float" office:value="2379775" table:style-name="ce9">
            <text:p>2.379.775</text:p>
          </table:table-cell>
          <table:table-cell office:value-type="float" office:value="68086" table:style-name="ce9">
            <text:p>68.086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2629555" table:style-name="ce9">
            <text:p>2.629.555</text:p>
          </table:table-cell>
          <table:table-cell office:value-type="float" office:value="2252244" table:style-name="ce9">
            <text:p>2.252.24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72820" table:style-name="ce9">
            <text:p>2.172.820</text:p>
          </table:table-cell>
          <table:table-cell office:value-type="float" office:value="2906992" table:style-name="ce9">
            <text:p>2.906.992</text:p>
          </table:table-cell>
          <table:table-cell office:value-type="float" office:value="267850" table:style-name="ce9">
            <text:p>267.850</text:p>
          </table:table-cell>
          <table:table-cell office:value-type="string" table:style-name="ce9">
            <text:p>-</text:p>
          </table:table-cell>
          <table:table-cell office:value-type="float" office:value="2506352" table:style-name="ce9">
            <text:p>2.506.352</text:p>
          </table:table-cell>
          <table:table-cell office:value-type="float" office:value="2618854" table:style-name="ce9">
            <text:p>2.618.85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5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5">
            <text:p>C15 - INDIVÍDUOS QUE NUNCA UTILIZARAM INTERNET, POR MOTIVO DECLARADO PARA NUNCA TER UTILIZAD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pessoas que nunca acessaram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 do total</text:p>
          </table:table-cell>
          <table:covered-table-cell/>
          <table:table-cell office:value-type="string" table:number-columns-spanned="1" table:number-rows-spanned="2" table:style-name="ce4">
            <text:p>Por falta de necessidade</text:p>
          </table:table-cell>
          <table:table-cell office:value-type="string" table:number-columns-spanned="1" table:number-rows-spanned="2" table:style-name="ce4">
            <text:p>Por falta de interesse</text:p>
          </table:table-cell>
          <table:table-cell office:value-type="string" table:number-columns-spanned="1" table:number-rows-spanned="2" table:style-name="ce4">
            <text:p>Por falta de habilidade com o computador</text:p>
          </table:table-cell>
          <table:table-cell office:value-type="string" table:number-columns-spanned="1" table:number-rows-spanned="2" table:style-name="ce4">
            <text:p>Por não ter onde usar</text:p>
          </table:table-cell>
          <table:table-cell office:value-type="string" table:number-columns-spanned="1" table:number-rows-spanned="2" table:style-name="ce4">
            <text:p>Por ser muito caro</text:p>
          </table:table-cell>
          <table:table-cell office:value-type="string" table:number-columns-spanned="1" table:number-rows-spanned="2" table:style-name="ce4">
            <text:p>Por preocupações com segurança ou privacidade</text:p>
          </table:table-cell>
          <table:table-cell office:value-type="string" table:number-columns-spanned="1" table:number-rows-spanned="2" table:style-name="ce4">
            <text:p>Para evitar o contato com conteúdo perigoso</text:p>
          </table:table-cell>
          <table:table-cell office:value-type="string" table:number-columns-spanned="1" table:number-rows-spanned="2" table:style-name="ce4">
            <text:p>Por não ter Internet em casa</text:p>
          </table:table-cell>
          <table:table-cell office:value-type="string" table:number-columns-spanned="1" table:number-rows-spanned="2" table:style-name="ce4">
            <text:p>Por outro motivo</text:p>
          </table:table-cell>
          <table:table-cell table:style-name="ce8"/>
          <table:table-cell table:number-columns-repeated="1637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862160" table:style-name="ce9">
            <text:p>1.862.160</text:p>
          </table:table-cell>
          <table:table-cell office:value-type="float" office:value="2325444" table:style-name="ce9">
            <text:p>2.325.444</text:p>
          </table:table-cell>
          <table:table-cell office:value-type="float" office:value="2423518" table:style-name="ce9">
            <text:p>2.423.518</text:p>
          </table:table-cell>
          <table:table-cell office:value-type="float" office:value="1922584" table:style-name="ce9">
            <text:p>1.922.584</text:p>
          </table:table-cell>
          <table:table-cell office:value-type="float" office:value="1850202" table:style-name="ce9">
            <text:p>1.850.202</text:p>
          </table:table-cell>
          <table:table-cell office:value-type="float" office:value="2241034" table:style-name="ce9">
            <text:p>2.241.034</text:p>
          </table:table-cell>
          <table:table-cell office:value-type="float" office:value="2467892" table:style-name="ce9">
            <text:p>2.467.892</text:p>
          </table:table-cell>
          <table:table-cell office:value-type="float" office:value="1484065" table:style-name="ce9">
            <text:p>1.484.065</text:p>
          </table:table-cell>
          <table:table-cell office:value-type="float" office:value="2186414" table:style-name="ce9">
            <text:p>2.186.414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656237" table:style-name="ce9">
            <text:p>1.656.237</text:p>
          </table:table-cell>
          <table:table-cell office:value-type="float" office:value="2301140" table:style-name="ce9">
            <text:p>2.301.140</text:p>
          </table:table-cell>
          <table:table-cell office:value-type="float" office:value="2317761" table:style-name="ce9">
            <text:p>2.317.761</text:p>
          </table:table-cell>
          <table:table-cell office:value-type="float" office:value="1708459" table:style-name="ce9">
            <text:p>1.708.459</text:p>
          </table:table-cell>
          <table:table-cell office:value-type="float" office:value="1473678" table:style-name="ce9">
            <text:p>1.473.678</text:p>
          </table:table-cell>
          <table:table-cell office:value-type="float" office:value="2031420" table:style-name="ce9">
            <text:p>2.031.420</text:p>
          </table:table-cell>
          <table:table-cell office:value-type="float" office:value="2305236" table:style-name="ce9">
            <text:p>2.305.236</text:p>
          </table:table-cell>
          <table:table-cell office:value-type="float" office:value="1195153" table:style-name="ce9">
            <text:p>1.195.153</text:p>
          </table:table-cell>
          <table:table-cell office:value-type="float" office:value="2143469" table:style-name="ce9">
            <text:p>2.143.46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878370" table:style-name="ce9">
            <text:p>878.370</text:p>
          </table:table-cell>
          <table:table-cell office:value-type="float" office:value="849160" table:style-name="ce9">
            <text:p>849.160</text:p>
          </table:table-cell>
          <table:table-cell office:value-type="float" office:value="1112399" table:style-name="ce9">
            <text:p>1.112.399</text:p>
          </table:table-cell>
          <table:table-cell office:value-type="float" office:value="772584" table:style-name="ce9">
            <text:p>772.584</text:p>
          </table:table-cell>
          <table:table-cell office:value-type="float" office:value="879778" table:style-name="ce9">
            <text:p>879.778</text:p>
          </table:table-cell>
          <table:table-cell office:value-type="float" office:value="898694" table:style-name="ce9">
            <text:p>898.694</text:p>
          </table:table-cell>
          <table:table-cell office:value-type="float" office:value="793269" table:style-name="ce9">
            <text:p>793.269</text:p>
          </table:table-cell>
          <table:table-cell office:value-type="float" office:value="660692" table:style-name="ce9">
            <text:p>660.692</text:p>
          </table:table-cell>
          <table:table-cell office:value-type="float" office:value="1225528" table:style-name="ce9">
            <text:p>1.225.528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1278583" table:style-name="ce9">
            <text:p>1.278.583</text:p>
          </table:table-cell>
          <table:table-cell office:value-type="float" office:value="1999070" table:style-name="ce9">
            <text:p>1.999.070</text:p>
          </table:table-cell>
          <table:table-cell office:value-type="float" office:value="1931840" table:style-name="ce9">
            <text:p>1.931.840</text:p>
          </table:table-cell>
          <table:table-cell office:value-type="float" office:value="1248515" table:style-name="ce9">
            <text:p>1.248.515</text:p>
          </table:table-cell>
          <table:table-cell office:value-type="float" office:value="1067156" table:style-name="ce9">
            <text:p>1.067.156</text:p>
          </table:table-cell>
          <table:table-cell office:value-type="float" office:value="1315995" table:style-name="ce9">
            <text:p>1.315.995</text:p>
          </table:table-cell>
          <table:table-cell office:value-type="float" office:value="1850764" table:style-name="ce9">
            <text:p>1.850.764</text:p>
          </table:table-cell>
          <table:table-cell office:value-type="float" office:value="779732" table:style-name="ce9">
            <text:p>779.732</text:p>
          </table:table-cell>
          <table:table-cell office:value-type="float" office:value="1929212" table:style-name="ce9">
            <text:p>1.929.21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1169661" table:style-name="ce9">
            <text:p>1.169.661</text:p>
          </table:table-cell>
          <table:table-cell office:value-type="float" office:value="1342345" table:style-name="ce9">
            <text:p>1.342.345</text:p>
          </table:table-cell>
          <table:table-cell office:value-type="float" office:value="1401727" table:style-name="ce9">
            <text:p>1.401.727</text:p>
          </table:table-cell>
          <table:table-cell office:value-type="float" office:value="1207134" table:style-name="ce9">
            <text:p>1.207.134</text:p>
          </table:table-cell>
          <table:table-cell office:value-type="float" office:value="1097398" table:style-name="ce9">
            <text:p>1.097.398</text:p>
          </table:table-cell>
          <table:table-cell office:value-type="float" office:value="1438570" table:style-name="ce9">
            <text:p>1.438.570</text:p>
          </table:table-cell>
          <table:table-cell office:value-type="float" office:value="1139824" table:style-name="ce9">
            <text:p>1.139.824</text:p>
          </table:table-cell>
          <table:table-cell office:value-type="float" office:value="946217" table:style-name="ce9">
            <text:p>946.217</text:p>
          </table:table-cell>
          <table:table-cell office:value-type="float" office:value="1455762" table:style-name="ce9">
            <text:p>1.455.76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620400" table:style-name="ce9">
            <text:p>620.400</text:p>
          </table:table-cell>
          <table:table-cell office:value-type="float" office:value="785962" table:style-name="ce9">
            <text:p>785.962</text:p>
          </table:table-cell>
          <table:table-cell office:value-type="float" office:value="796297" table:style-name="ce9">
            <text:p>796.297</text:p>
          </table:table-cell>
          <table:table-cell office:value-type="float" office:value="491493" table:style-name="ce9">
            <text:p>491.493</text:p>
          </table:table-cell>
          <table:table-cell office:value-type="float" office:value="741435" table:style-name="ce9">
            <text:p>741.435</text:p>
          </table:table-cell>
          <table:table-cell office:value-type="float" office:value="652739" table:style-name="ce9">
            <text:p>652.739</text:p>
          </table:table-cell>
          <table:table-cell office:value-type="float" office:value="610546" table:style-name="ce9">
            <text:p>610.546</text:p>
          </table:table-cell>
          <table:table-cell office:value-type="float" office:value="484168" table:style-name="ce9">
            <text:p>484.168</text:p>
          </table:table-cell>
          <table:table-cell office:value-type="float" office:value="846089" table:style-name="ce9">
            <text:p>846.08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447667" table:style-name="ce9">
            <text:p>447.667</text:p>
          </table:table-cell>
          <table:table-cell office:value-type="float" office:value="419696" table:style-name="ce9">
            <text:p>419.696</text:p>
          </table:table-cell>
          <table:table-cell office:value-type="float" office:value="425672" table:style-name="ce9">
            <text:p>425.672</text:p>
          </table:table-cell>
          <table:table-cell office:value-type="float" office:value="425709" table:style-name="ce9">
            <text:p>425.709</text:p>
          </table:table-cell>
          <table:table-cell office:value-type="float" office:value="433692" table:style-name="ce9">
            <text:p>433.692</text:p>
          </table:table-cell>
          <table:table-cell office:value-type="float" office:value="412616" table:style-name="ce9">
            <text:p>412.616</text:p>
          </table:table-cell>
          <table:table-cell office:value-type="float" office:value="413730" table:style-name="ce9">
            <text:p>413.730</text:p>
          </table:table-cell>
          <table:table-cell office:value-type="float" office:value="404043" table:style-name="ce9">
            <text:p>404.043</text:p>
          </table:table-cell>
          <table:table-cell office:value-type="float" office:value="430895" table:style-name="ce9">
            <text:p>430.89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286044" table:style-name="ce9">
            <text:p>286.044</text:p>
          </table:table-cell>
          <table:table-cell office:value-type="float" office:value="466054" table:style-name="ce9">
            <text:p>466.054</text:p>
          </table:table-cell>
          <table:table-cell office:value-type="float" office:value="390686" table:style-name="ce9">
            <text:p>390.686</text:p>
          </table:table-cell>
          <table:table-cell office:value-type="float" office:value="279807" table:style-name="ce9">
            <text:p>279.807</text:p>
          </table:table-cell>
          <table:table-cell office:value-type="float" office:value="309600" table:style-name="ce9">
            <text:p>309.600</text:p>
          </table:table-cell>
          <table:table-cell office:value-type="float" office:value="337316" table:style-name="ce9">
            <text:p>337.316</text:p>
          </table:table-cell>
          <table:table-cell office:value-type="float" office:value="323790" table:style-name="ce9">
            <text:p>323.790</text:p>
          </table:table-cell>
          <table:table-cell office:value-type="float" office:value="365050" table:style-name="ce9">
            <text:p>365.050</text:p>
          </table:table-cell>
          <table:table-cell office:value-type="float" office:value="513648" table:style-name="ce9">
            <text:p>513.648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1357097" table:style-name="ce9">
            <text:p>1.357.097</text:p>
          </table:table-cell>
          <table:table-cell office:value-type="float" office:value="1907678" table:style-name="ce9">
            <text:p>1.907.678</text:p>
          </table:table-cell>
          <table:table-cell office:value-type="float" office:value="1726419" table:style-name="ce9">
            <text:p>1.726.419</text:p>
          </table:table-cell>
          <table:table-cell office:value-type="float" office:value="1338381" table:style-name="ce9">
            <text:p>1.338.381</text:p>
          </table:table-cell>
          <table:table-cell office:value-type="float" office:value="1135172" table:style-name="ce9">
            <text:p>1.135.172</text:p>
          </table:table-cell>
          <table:table-cell office:value-type="float" office:value="1414499" table:style-name="ce9">
            <text:p>1.414.499</text:p>
          </table:table-cell>
          <table:table-cell office:value-type="float" office:value="1385468" table:style-name="ce9">
            <text:p>1.385.468</text:p>
          </table:table-cell>
          <table:table-cell office:value-type="float" office:value="965944" table:style-name="ce9">
            <text:p>965.944</text:p>
          </table:table-cell>
          <table:table-cell office:value-type="float" office:value="1885799" table:style-name="ce9">
            <text:p>1.885.79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1326378" table:style-name="ce9">
            <text:p>1.326.378</text:p>
          </table:table-cell>
          <table:table-cell office:value-type="float" office:value="1488575" table:style-name="ce9">
            <text:p>1.488.575</text:p>
          </table:table-cell>
          <table:table-cell office:value-type="float" office:value="1494391" table:style-name="ce9">
            <text:p>1.494.391</text:p>
          </table:table-cell>
          <table:table-cell office:value-type="float" office:value="1271141" table:style-name="ce9">
            <text:p>1.271.141</text:p>
          </table:table-cell>
          <table:table-cell office:value-type="float" office:value="1478033" table:style-name="ce9">
            <text:p>1.478.033</text:p>
          </table:table-cell>
          <table:table-cell office:value-type="float" office:value="1524144" table:style-name="ce9">
            <text:p>1.524.144</text:p>
          </table:table-cell>
          <table:table-cell office:value-type="float" office:value="1687722" table:style-name="ce9">
            <text:p>1.687.722</text:p>
          </table:table-cell>
          <table:table-cell office:value-type="float" office:value="1112432" table:style-name="ce9">
            <text:p>1.112.432</text:p>
          </table:table-cell>
          <table:table-cell office:value-type="float" office:value="1852724" table:style-name="ce9">
            <text:p>1.852.724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1054171" table:style-name="ce9">
            <text:p>1.054.171</text:p>
          </table:table-cell>
          <table:table-cell office:value-type="float" office:value="1849833" table:style-name="ce9">
            <text:p>1.849.833</text:p>
          </table:table-cell>
          <table:table-cell office:value-type="float" office:value="1267254" table:style-name="ce9">
            <text:p>1.267.254</text:p>
          </table:table-cell>
          <table:table-cell office:value-type="float" office:value="1039611" table:style-name="ce9">
            <text:p>1.039.611</text:p>
          </table:table-cell>
          <table:table-cell office:value-type="float" office:value="853713" table:style-name="ce9">
            <text:p>853.713</text:p>
          </table:table-cell>
          <table:table-cell office:value-type="float" office:value="1152161" table:style-name="ce9">
            <text:p>1.152.161</text:p>
          </table:table-cell>
          <table:table-cell office:value-type="float" office:value="1038313" table:style-name="ce9">
            <text:p>1.038.313</text:p>
          </table:table-cell>
          <table:table-cell office:value-type="float" office:value="597490" table:style-name="ce9">
            <text:p>597.490</text:p>
          </table:table-cell>
          <table:table-cell office:value-type="float" office:value="1947424" table:style-name="ce9">
            <text:p>1.947.42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1370303" table:style-name="ce9">
            <text:p>1.370.303</text:p>
          </table:table-cell>
          <table:table-cell office:value-type="float" office:value="1868944" table:style-name="ce9">
            <text:p>1.868.944</text:p>
          </table:table-cell>
          <table:table-cell office:value-type="float" office:value="1957736" table:style-name="ce9">
            <text:p>1.957.736</text:p>
          </table:table-cell>
          <table:table-cell office:value-type="float" office:value="1417371" table:style-name="ce9">
            <text:p>1.417.371</text:p>
          </table:table-cell>
          <table:table-cell office:value-type="float" office:value="1440463" table:style-name="ce9">
            <text:p>1.440.463</text:p>
          </table:table-cell>
          <table:table-cell office:value-type="float" office:value="1535585" table:style-name="ce9">
            <text:p>1.535.585</text:p>
          </table:table-cell>
          <table:table-cell office:value-type="float" office:value="1868176" table:style-name="ce9">
            <text:p>1.868.176</text:p>
          </table:table-cell>
          <table:table-cell office:value-type="float" office:value="1265164" table:style-name="ce9">
            <text:p>1.265.164</text:p>
          </table:table-cell>
          <table:table-cell office:value-type="float" office:value="2137689" table:style-name="ce9">
            <text:p>2.137.68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490681" table:style-name="ce9">
            <text:p>490.681</text:p>
          </table:table-cell>
          <table:table-cell office:value-type="float" office:value="533817" table:style-name="ce9">
            <text:p>533.817</text:p>
          </table:table-cell>
          <table:table-cell office:value-type="float" office:value="701116" table:style-name="ce9">
            <text:p>701.116</text:p>
          </table:table-cell>
          <table:table-cell office:value-type="float" office:value="422481" table:style-name="ce9">
            <text:p>422.481</text:p>
          </table:table-cell>
          <table:table-cell office:value-type="float" office:value="600346" table:style-name="ce9">
            <text:p>600.346</text:p>
          </table:table-cell>
          <table:table-cell office:value-type="float" office:value="489316" table:style-name="ce9">
            <text:p>489.316</text:p>
          </table:table-cell>
          <table:table-cell office:value-type="float" office:value="564458" table:style-name="ce9">
            <text:p>564.458</text:p>
          </table:table-cell>
          <table:table-cell office:value-type="float" office:value="361426" table:style-name="ce9">
            <text:p>361.426</text:p>
          </table:table-cell>
          <table:table-cell office:value-type="float" office:value="848910" table:style-name="ce9">
            <text:p>848.91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401509" table:style-name="ce9">
            <text:p>401.509</text:p>
          </table:table-cell>
          <table:table-cell office:value-type="float" office:value="311149" table:style-name="ce9">
            <text:p>311.149</text:p>
          </table:table-cell>
          <table:table-cell office:value-type="float" office:value="426196" table:style-name="ce9">
            <text:p>426.196</text:p>
          </table:table-cell>
          <table:table-cell office:value-type="float" office:value="316651" table:style-name="ce9">
            <text:p>316.651</text:p>
          </table:table-cell>
          <table:table-cell office:value-type="float" office:value="419793" table:style-name="ce9">
            <text:p>419.793</text:p>
          </table:table-cell>
          <table:table-cell office:value-type="float" office:value="418575" table:style-name="ce9">
            <text:p>418.575</text:p>
          </table:table-cell>
          <table:table-cell office:value-type="float" office:value="399675" table:style-name="ce9">
            <text:p>399.675</text:p>
          </table:table-cell>
          <table:table-cell office:value-type="float" office:value="280810" table:style-name="ce9">
            <text:p>280.810</text:p>
          </table:table-cell>
          <table:table-cell office:value-type="float" office:value="431133" table:style-name="ce9">
            <text:p>431.13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239759" table:style-name="ce9">
            <text:p>239.759</text:p>
          </table:table-cell>
          <table:table-cell office:value-type="float" office:value="218177" table:style-name="ce9">
            <text:p>218.177</text:p>
          </table:table-cell>
          <table:table-cell office:value-type="float" office:value="219422" table:style-name="ce9">
            <text:p>219.422</text:p>
          </table:table-cell>
          <table:table-cell office:value-type="float" office:value="115692" table:style-name="ce9">
            <text:p>115.692</text:p>
          </table:table-cell>
          <table:table-cell office:value-type="float" office:value="178684" table:style-name="ce9">
            <text:p>178.684</text:p>
          </table:table-cell>
          <table:table-cell office:value-type="float" office:value="165162" table:style-name="ce9">
            <text:p>165.162</text:p>
          </table:table-cell>
          <table:table-cell office:value-type="float" office:value="163388" table:style-name="ce9">
            <text:p>163.388</text:p>
          </table:table-cell>
          <table:table-cell office:value-type="float" office:value="88098" table:style-name="ce9">
            <text:p>88.098</text:p>
          </table:table-cell>
          <table:table-cell office:value-type="float" office:value="247898" table:style-name="ce9">
            <text:p>247.89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61108" table:style-name="ce9">
            <text:p>161.108</text:p>
          </table:table-cell>
          <table:table-cell office:value-type="float" office:value="131977" table:style-name="ce9">
            <text:p>131.977</text:p>
          </table:table-cell>
          <table:table-cell office:value-type="float" office:value="183846" table:style-name="ce9">
            <text:p>183.846</text:p>
          </table:table-cell>
          <table:table-cell office:value-type="float" office:value="71881" table:style-name="ce9">
            <text:p>71.881</text:p>
          </table:table-cell>
          <table:table-cell office:value-type="float" office:value="232736" table:style-name="ce9">
            <text:p>232.736</text:p>
          </table:table-cell>
          <table:table-cell office:value-type="float" office:value="124176" table:style-name="ce9">
            <text:p>124.176</text:p>
          </table:table-cell>
          <table:table-cell office:value-type="float" office:value="95294" table:style-name="ce9">
            <text:p>95.294</text:p>
          </table:table-cell>
          <table:table-cell office:value-type="float" office:value="182665" table:style-name="ce9">
            <text:p>182.665</text:p>
          </table:table-cell>
          <table:table-cell office:value-type="float" office:value="320404" table:style-name="ce9">
            <text:p>320.404</text:p>
          </table:table-cell>
          <table:table-cell table:number-columns-repeated="16373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629679" table:style-name="ce9">
            <text:p>629.679</text:p>
          </table:table-cell>
          <table:table-cell office:value-type="float" office:value="758913" table:style-name="ce9">
            <text:p>758.913</text:p>
          </table:table-cell>
          <table:table-cell office:value-type="float" office:value="819738" table:style-name="ce9">
            <text:p>819.738</text:p>
          </table:table-cell>
          <table:table-cell office:value-type="float" office:value="679802" table:style-name="ce9">
            <text:p>679.802</text:p>
          </table:table-cell>
          <table:table-cell office:value-type="float" office:value="669082" table:style-name="ce9">
            <text:p>669.082</text:p>
          </table:table-cell>
          <table:table-cell office:value-type="float" office:value="795394" table:style-name="ce9">
            <text:p>795.394</text:p>
          </table:table-cell>
          <table:table-cell office:value-type="float" office:value="729588" table:style-name="ce9">
            <text:p>729.588</text:p>
          </table:table-cell>
          <table:table-cell office:value-type="float" office:value="644728" table:style-name="ce9">
            <text:p>644.728</text:p>
          </table:table-cell>
          <table:table-cell office:value-type="float" office:value="753937" table:style-name="ce9">
            <text:p>753.937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1630334" table:style-name="ce9">
            <text:p>1.630.334</text:p>
          </table:table-cell>
          <table:table-cell office:value-type="float" office:value="2072979" table:style-name="ce9">
            <text:p>2.072.979</text:p>
          </table:table-cell>
          <table:table-cell office:value-type="float" office:value="2059338" table:style-name="ce9">
            <text:p>2.059.338</text:p>
          </table:table-cell>
          <table:table-cell office:value-type="float" office:value="1506832" table:style-name="ce9">
            <text:p>1.506.832</text:p>
          </table:table-cell>
          <table:table-cell office:value-type="float" office:value="1518828" table:style-name="ce9">
            <text:p>1.518.828</text:p>
          </table:table-cell>
          <table:table-cell office:value-type="float" office:value="1710937" table:style-name="ce9">
            <text:p>1.710.937</text:p>
          </table:table-cell>
          <table:table-cell office:value-type="float" office:value="2027123" table:style-name="ce9">
            <text:p>2.027.123</text:p>
          </table:table-cell>
          <table:table-cell office:value-type="float" office:value="1243779" table:style-name="ce9">
            <text:p>1.243.779</text:p>
          </table:table-cell>
          <table:table-cell office:value-type="float" office:value="2076677" table:style-name="ce9">
            <text:p>2.076.677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600005" table:style-name="ce9">
            <text:p>600.005</text:p>
          </table:table-cell>
          <table:table-cell office:value-type="float" office:value="577285" table:style-name="ce9">
            <text:p>577.285</text:p>
          </table:table-cell>
          <table:table-cell office:value-type="float" office:value="609446" table:style-name="ce9">
            <text:p>609.446</text:p>
          </table:table-cell>
          <table:table-cell office:value-type="float" office:value="541503" table:style-name="ce9">
            <text:p>541.503</text:p>
          </table:table-cell>
          <table:table-cell office:value-type="float" office:value="581295" table:style-name="ce9">
            <text:p>581.295</text:p>
          </table:table-cell>
          <table:table-cell office:value-type="float" office:value="781423" table:style-name="ce9">
            <text:p>781.423</text:p>
          </table:table-cell>
          <table:table-cell office:value-type="float" office:value="585082" table:style-name="ce9">
            <text:p>585.082</text:p>
          </table:table-cell>
          <table:table-cell office:value-type="float" office:value="435132" table:style-name="ce9">
            <text:p>435.132</text:p>
          </table:table-cell>
          <table:table-cell office:value-type="float" office:value="817937" table:style-name="ce9">
            <text:p>817.937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159804" table:style-name="ce9">
            <text:p>159.804</text:p>
          </table:table-cell>
          <table:table-cell office:value-type="float" office:value="174358" table:style-name="ce9">
            <text:p>174.358</text:p>
          </table:table-cell>
          <table:table-cell office:value-type="float" office:value="171299" table:style-name="ce9">
            <text:p>171.299</text:p>
          </table:table-cell>
          <table:table-cell office:value-type="float" office:value="128534" table:style-name="ce9">
            <text:p>128.534</text:p>
          </table:table-cell>
          <table:table-cell office:value-type="float" office:value="132990" table:style-name="ce9">
            <text:p>132.990</text:p>
          </table:table-cell>
          <table:table-cell office:value-type="float" office:value="144219" table:style-name="ce9">
            <text:p>144.219</text:p>
          </table:table-cell>
          <table:table-cell office:value-type="float" office:value="144219" table:style-name="ce9">
            <text:p>144.219</text:p>
          </table:table-cell>
          <table:table-cell office:value-type="float" office:value="128534" table:style-name="ce9">
            <text:p>128.534</text:p>
          </table:table-cell>
          <table:table-cell office:value-type="float" office:value="174358" table:style-name="ce9">
            <text:p>174.358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173914" table:style-name="ce9">
            <text:p>173.914</text:p>
          </table:table-cell>
          <table:table-cell office:value-type="float" office:value="54324" table:style-name="ce9">
            <text:p>54.324</text:p>
          </table:table-cell>
          <table:table-cell office:value-type="float" office:value="164290" table:style-name="ce9">
            <text:p>164.290</text:p>
          </table:table-cell>
          <table:table-cell office:value-type="float" office:value="162124" table:style-name="ce9">
            <text:p>162.124</text:p>
          </table:table-cell>
          <table:table-cell office:value-type="float" office:value="179969" table:style-name="ce9">
            <text:p>179.969</text:p>
          </table:table-cell>
          <table:table-cell office:value-type="float" office:value="108195" table:style-name="ce9">
            <text:p>108.195</text:p>
          </table:table-cell>
          <table:table-cell office:value-type="float" office:value="136788" table:style-name="ce9">
            <text:p>136.788</text:p>
          </table:table-cell>
          <table:table-cell office:value-type="float" office:value="107287" table:style-name="ce9">
            <text:p>107.287</text:p>
          </table:table-cell>
          <table:table-cell office:value-type="float" office:value="179391" table:style-name="ce9">
            <text:p>179.39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167004" table:style-name="ce9">
            <text:p>167.004</text:p>
          </table:table-cell>
          <table:table-cell office:value-type="float" office:value="51125" table:style-name="ce9">
            <text:p>51.125</text:p>
          </table:table-cell>
          <table:table-cell office:value-type="float" office:value="254672" table:style-name="ce9">
            <text:p>254.672</text:p>
          </table:table-cell>
          <table:table-cell office:value-type="float" office:value="282067" table:style-name="ce9">
            <text:p>282.067</text:p>
          </table:table-cell>
          <table:table-cell office:value-type="float" office:value="211633" table:style-name="ce9">
            <text:p>211.633</text:p>
          </table:table-cell>
          <table:table-cell office:value-type="float" office:value="178206" table:style-name="ce9">
            <text:p>178.206</text:p>
          </table:table-cell>
          <table:table-cell office:value-type="float" office:value="86323" table:style-name="ce9">
            <text:p>86.323</text:p>
          </table:table-cell>
          <table:table-cell office:value-type="float" office:value="264838" table:style-name="ce9">
            <text:p>264.838</text:p>
          </table:table-cell>
          <table:table-cell office:value-type="float" office:value="403590" table:style-name="ce9">
            <text:p>403.59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770100" table:style-name="ce9">
            <text:p>770.100</text:p>
          </table:table-cell>
          <table:table-cell office:value-type="float" office:value="722290" table:style-name="ce9">
            <text:p>722.290</text:p>
          </table:table-cell>
          <table:table-cell office:value-type="float" office:value="752098" table:style-name="ce9">
            <text:p>752.098</text:p>
          </table:table-cell>
          <table:table-cell office:value-type="float" office:value="757722" table:style-name="ce9">
            <text:p>757.722</text:p>
          </table:table-cell>
          <table:table-cell office:value-type="float" office:value="769627" table:style-name="ce9">
            <text:p>769.627</text:p>
          </table:table-cell>
          <table:table-cell office:value-type="float" office:value="736035" table:style-name="ce9">
            <text:p>736.035</text:p>
          </table:table-cell>
          <table:table-cell office:value-type="float" office:value="733651" table:style-name="ce9">
            <text:p>733.651</text:p>
          </table:table-cell>
          <table:table-cell office:value-type="float" office:value="775172" table:style-name="ce9">
            <text:p>775.172</text:p>
          </table:table-cell>
          <table:table-cell office:value-type="float" office:value="768228" table:style-name="ce9">
            <text:p>768.22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730375" table:style-name="ce9">
            <text:p>730.375</text:p>
          </table:table-cell>
          <table:table-cell office:value-type="float" office:value="731310" table:style-name="ce9">
            <text:p>731.310</text:p>
          </table:table-cell>
          <table:table-cell office:value-type="float" office:value="781553" table:style-name="ce9">
            <text:p>781.553</text:p>
          </table:table-cell>
          <table:table-cell office:value-type="float" office:value="613681" table:style-name="ce9">
            <text:p>613.681</text:p>
          </table:table-cell>
          <table:table-cell office:value-type="float" office:value="892870" table:style-name="ce9">
            <text:p>892.870</text:p>
          </table:table-cell>
          <table:table-cell office:value-type="float" office:value="740090" table:style-name="ce9">
            <text:p>740.090</text:p>
          </table:table-cell>
          <table:table-cell office:value-type="float" office:value="591599" table:style-name="ce9">
            <text:p>591.599</text:p>
          </table:table-cell>
          <table:table-cell office:value-type="float" office:value="569121" table:style-name="ce9">
            <text:p>569.121</text:p>
          </table:table-cell>
          <table:table-cell office:value-type="float" office:value="957893" table:style-name="ce9">
            <text:p>957.89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863843" table:style-name="ce9">
            <text:p>863.843</text:p>
          </table:table-cell>
          <table:table-cell office:value-type="float" office:value="748232" table:style-name="ce9">
            <text:p>748.232</text:p>
          </table:table-cell>
          <table:table-cell office:value-type="float" office:value="1088478" table:style-name="ce9">
            <text:p>1.088.478</text:p>
          </table:table-cell>
          <table:table-cell office:value-type="float" office:value="811901" table:style-name="ce9">
            <text:p>811.901</text:p>
          </table:table-cell>
          <table:table-cell office:value-type="float" office:value="896567" table:style-name="ce9">
            <text:p>896.567</text:p>
          </table:table-cell>
          <table:table-cell office:value-type="float" office:value="948448" table:style-name="ce9">
            <text:p>948.448</text:p>
          </table:table-cell>
          <table:table-cell office:value-type="float" office:value="811363" table:style-name="ce9">
            <text:p>811.363</text:p>
          </table:table-cell>
          <table:table-cell office:value-type="float" office:value="674423" table:style-name="ce9">
            <text:p>674.423</text:p>
          </table:table-cell>
          <table:table-cell office:value-type="float" office:value="1246088" table:style-name="ce9">
            <text:p>1.246.08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1258284" table:style-name="ce9">
            <text:p>1.258.284</text:p>
          </table:table-cell>
          <table:table-cell office:value-type="float" office:value="1886216" table:style-name="ce9">
            <text:p>1.886.216</text:p>
          </table:table-cell>
          <table:table-cell office:value-type="float" office:value="1735045" table:style-name="ce9">
            <text:p>1.735.045</text:p>
          </table:table-cell>
          <table:table-cell office:value-type="float" office:value="1249126" table:style-name="ce9">
            <text:p>1.249.126</text:p>
          </table:table-cell>
          <table:table-cell office:value-type="float" office:value="1089410" table:style-name="ce9">
            <text:p>1.089.410</text:p>
          </table:table-cell>
          <table:table-cell office:value-type="float" office:value="1383487" table:style-name="ce9">
            <text:p>1.383.487</text:p>
          </table:table-cell>
          <table:table-cell office:value-type="float" office:value="1821789" table:style-name="ce9">
            <text:p>1.821.789</text:p>
          </table:table-cell>
          <table:table-cell office:value-type="float" office:value="696138" table:style-name="ce9">
            <text:p>696.138</text:p>
          </table:table-cell>
          <table:table-cell office:value-type="float" office:value="1834059" table:style-name="ce9">
            <text:p>1.834.059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1387736" table:style-name="ce9">
            <text:p>1.387.736</text:p>
          </table:table-cell>
          <table:table-cell office:value-type="float" office:value="1989690" table:style-name="ce9">
            <text:p>1.989.690</text:p>
          </table:table-cell>
          <table:table-cell office:value-type="float" office:value="1736259" table:style-name="ce9">
            <text:p>1.736.259</text:p>
          </table:table-cell>
          <table:table-cell office:value-type="float" office:value="1314196" table:style-name="ce9">
            <text:p>1.314.196</text:p>
          </table:table-cell>
          <table:table-cell office:value-type="float" office:value="1349736" table:style-name="ce9">
            <text:p>1.349.736</text:p>
          </table:table-cell>
          <table:table-cell office:value-type="float" office:value="1716578" table:style-name="ce9">
            <text:p>1.716.578</text:p>
          </table:table-cell>
          <table:table-cell office:value-type="float" office:value="1500045" table:style-name="ce9">
            <text:p>1.500.045</text:p>
          </table:table-cell>
          <table:table-cell office:value-type="float" office:value="1205001" table:style-name="ce9">
            <text:p>1.205.001</text:p>
          </table:table-cell>
          <table:table-cell office:value-type="float" office:value="1948961" table:style-name="ce9">
            <text:p>1.948.961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1032302" table:style-name="ce9">
            <text:p>1.032.302</text:p>
          </table:table-cell>
          <table:table-cell office:value-type="float" office:value="1253099" table:style-name="ce9">
            <text:p>1.253.099</text:p>
          </table:table-cell>
          <table:table-cell office:value-type="float" office:value="1246872" table:style-name="ce9">
            <text:p>1.246.872</text:p>
          </table:table-cell>
          <table:table-cell office:value-type="float" office:value="883084" table:style-name="ce9">
            <text:p>883.084</text:p>
          </table:table-cell>
          <table:table-cell office:value-type="float" office:value="916668" table:style-name="ce9">
            <text:p>916.668</text:p>
          </table:table-cell>
          <table:table-cell office:value-type="float" office:value="1257527" table:style-name="ce9">
            <text:p>1.257.527</text:p>
          </table:table-cell>
          <table:table-cell office:value-type="float" office:value="1115112" table:style-name="ce9">
            <text:p>1.115.112</text:p>
          </table:table-cell>
          <table:table-cell office:value-type="float" office:value="607563" table:style-name="ce9">
            <text:p>607.563</text:p>
          </table:table-cell>
          <table:table-cell office:value-type="float" office:value="1354276" table:style-name="ce9">
            <text:p>1.354.276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483252" table:style-name="ce9">
            <text:p>483.252</text:p>
          </table:table-cell>
          <table:table-cell office:value-type="float" office:value="819542" table:style-name="ce9">
            <text:p>819.542</text:p>
          </table:table-cell>
          <table:table-cell office:value-type="float" office:value="941166" table:style-name="ce9">
            <text:p>941.166</text:p>
          </table:table-cell>
          <table:table-cell office:value-type="float" office:value="456054" table:style-name="ce9">
            <text:p>456.054</text:p>
          </table:table-cell>
          <table:table-cell office:value-type="float" office:value="498814" table:style-name="ce9">
            <text:p>498.814</text:p>
          </table:table-cell>
          <table:table-cell office:value-type="float" office:value="471206" table:style-name="ce9">
            <text:p>471.206</text:p>
          </table:table-cell>
          <table:table-cell office:value-type="float" office:value="747325" table:style-name="ce9">
            <text:p>747.325</text:p>
          </table:table-cell>
          <table:table-cell office:value-type="float" office:value="451906" table:style-name="ce9">
            <text:p>451.906</text:p>
          </table:table-cell>
          <table:table-cell office:value-type="float" office:value="1000457" table:style-name="ce9">
            <text:p>1.000.457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359777" table:style-name="ce9">
            <text:p>359.777</text:p>
          </table:table-cell>
          <table:table-cell office:value-type="float" office:value="362437" table:style-name="ce9">
            <text:p>362.437</text:p>
          </table:table-cell>
          <table:table-cell office:value-type="float" office:value="400432" table:style-name="ce9">
            <text:p>400.432</text:p>
          </table:table-cell>
          <table:table-cell office:value-type="float" office:value="336161" table:style-name="ce9">
            <text:p>336.161</text:p>
          </table:table-cell>
          <table:table-cell office:value-type="float" office:value="360699" table:style-name="ce9">
            <text:p>360.699</text:p>
          </table:table-cell>
          <table:table-cell office:value-type="float" office:value="314403" table:style-name="ce9">
            <text:p>314.403</text:p>
          </table:table-cell>
          <table:table-cell office:value-type="float" office:value="335705" table:style-name="ce9">
            <text:p>335.705</text:p>
          </table:table-cell>
          <table:table-cell office:value-type="float" office:value="312339" table:style-name="ce9">
            <text:p>312.339</text:p>
          </table:table-cell>
          <table:table-cell office:value-type="float" office:value="406962" table:style-name="ce9">
            <text:p>406.962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91148" table:style-name="ce9">
            <text:p>91.148</text:p>
          </table:table-cell>
          <table:table-cell office:value-type="float" office:value="93686" table:style-name="ce9">
            <text:p>93.686</text:p>
          </table:table-cell>
          <table:table-cell office:value-type="float" office:value="94625" table:style-name="ce9">
            <text:p>94.625</text:p>
          </table:table-cell>
          <table:table-cell office:value-type="float" office:value="0" table:style-name="ce9">
            <text:p>0</text:p>
          </table:table-cell>
          <table:table-cell office:value-type="float" office:value="22494" table:style-name="ce9">
            <text:p>22.494</text:p>
          </table:table-cell>
          <table:table-cell office:value-type="float" office:value="33742" table:style-name="ce9">
            <text:p>33.742</text:p>
          </table:table-cell>
          <table:table-cell office:value-type="float" office:value="33776" table:style-name="ce9">
            <text:p>33.776</text:p>
          </table:table-cell>
          <table:table-cell office:value-type="float" office:value="2074" table:style-name="ce9">
            <text:p>2.074</text:p>
          </table:table-cell>
          <table:table-cell office:value-type="float" office:value="94589" table:style-name="ce9">
            <text:p>94.589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15083" table:style-name="ce9">
            <text:p>15.083</text:p>
          </table:table-cell>
          <table:table-cell office:value-type="float" office:value="75045" table:style-name="ce9">
            <text:p>75.045</text:p>
          </table:table-cell>
          <table:table-cell office:value-type="float" office:value="75045" table:style-name="ce9">
            <text:p>75.045</text:p>
          </table:table-cell>
          <table:table-cell office:value-type="float" office:value="74303" table:style-name="ce9">
            <text:p>74.303</text:p>
          </table:table-cell>
          <table:table-cell office:value-type="float" office:value="0" table:style-name="ce9">
            <text:p>0</text:p>
          </table:table-cell>
          <table:table-cell office:value-type="float" office:value="75045" table:style-name="ce9">
            <text:p>75.045</text:p>
          </table:table-cell>
          <table:table-cell office:value-type="float" office:value="75045" table:style-name="ce9">
            <text:p>75.045</text:p>
          </table:table-cell>
          <table:table-cell office:value-type="float" office:value="0" table:style-name="ce9">
            <text:p>0</text:p>
          </table:table-cell>
          <table:table-cell office:value-type="float" office:value="75045" table:style-name="ce9">
            <text:p>75.04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432813" table:style-name="ce9">
            <text:p>432.813</text:p>
          </table:table-cell>
          <table:table-cell office:value-type="float" office:value="438077" table:style-name="ce9">
            <text:p>438.077</text:p>
          </table:table-cell>
          <table:table-cell office:value-type="float" office:value="439163" table:style-name="ce9">
            <text:p>439.163</text:p>
          </table:table-cell>
          <table:table-cell office:value-type="float" office:value="178371" table:style-name="ce9">
            <text:p>178.371</text:p>
          </table:table-cell>
          <table:table-cell office:value-type="float" office:value="445167" table:style-name="ce9">
            <text:p>445.167</text:p>
          </table:table-cell>
          <table:table-cell office:value-type="float" office:value="415288" table:style-name="ce9">
            <text:p>415.288</text:p>
          </table:table-cell>
          <table:table-cell office:value-type="float" office:value="426916" table:style-name="ce9">
            <text:p>426.916</text:p>
          </table:table-cell>
          <table:table-cell office:value-type="float" office:value="161645" table:style-name="ce9">
            <text:p>161.645</text:p>
          </table:table-cell>
          <table:table-cell office:value-type="float" office:value="449853" table:style-name="ce9">
            <text:p>449.85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330072" table:style-name="ce9">
            <text:p>330.072</text:p>
          </table:table-cell>
          <table:table-cell office:value-type="float" office:value="874892" table:style-name="ce9">
            <text:p>874.892</text:p>
          </table:table-cell>
          <table:table-cell office:value-type="float" office:value="362037" table:style-name="ce9">
            <text:p>362.037</text:p>
          </table:table-cell>
          <table:table-cell office:value-type="float" office:value="327631" table:style-name="ce9">
            <text:p>327.631</text:p>
          </table:table-cell>
          <table:table-cell office:value-type="float" office:value="519244" table:style-name="ce9">
            <text:p>519.244</text:p>
          </table:table-cell>
          <table:table-cell office:value-type="float" office:value="217635" table:style-name="ce9">
            <text:p>217.635</text:p>
          </table:table-cell>
          <table:table-cell office:value-type="float" office:value="175397" table:style-name="ce9">
            <text:p>175.397</text:p>
          </table:table-cell>
          <table:table-cell office:value-type="float" office:value="170896" table:style-name="ce9">
            <text:p>170.896</text:p>
          </table:table-cell>
          <table:table-cell office:value-type="float" office:value="947788" table:style-name="ce9">
            <text:p>947.78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88164" table:style-name="ce9">
            <text:p>88.164</text:p>
          </table:table-cell>
          <table:table-cell office:value-type="float" office:value="116503" table:style-name="ce9">
            <text:p>116.503</text:p>
          </table:table-cell>
          <table:table-cell office:value-type="float" office:value="84135" table:style-name="ce9">
            <text:p>84.135</text:p>
          </table:table-cell>
          <table:table-cell office:value-type="float" office:value="0" table:style-name="ce9">
            <text:p>0</text:p>
          </table:table-cell>
          <table:table-cell office:value-type="float" office:value="42782" table:style-name="ce9">
            <text:p>42.782</text:p>
          </table:table-cell>
          <table:table-cell office:value-type="float" office:value="42782" table:style-name="ce9">
            <text:p>42.782</text:p>
          </table:table-cell>
          <table:table-cell office:value-type="float" office:value="37828" table:style-name="ce9">
            <text:p>37.828</text:p>
          </table:table-cell>
          <table:table-cell office:value-type="float" office:value="37828" table:style-name="ce9">
            <text:p>37.828</text:p>
          </table:table-cell>
          <table:table-cell office:value-type="float" office:value="119380" table:style-name="ce9">
            <text:p>119.380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92671" table:style-name="ce9">
            <text:p>92.671</text:p>
          </table:table-cell>
          <table:table-cell office:value-type="float" office:value="116163" table:style-name="ce9">
            <text:p>116.163</text:p>
          </table:table-cell>
          <table:table-cell office:value-type="float" office:value="119680" table:style-name="ce9">
            <text:p>119.680</text:p>
          </table:table-cell>
          <table:table-cell office:value-type="float" office:value="74303" table:style-name="ce9">
            <text:p>74.303</text:p>
          </table:table-cell>
          <table:table-cell office:value-type="float" office:value="0" table:style-name="ce9">
            <text:p>0</text:p>
          </table:table-cell>
          <table:table-cell office:value-type="float" office:value="76514" table:style-name="ce9">
            <text:p>76.514</text:p>
          </table:table-cell>
          <table:table-cell office:value-type="float" office:value="74303" table:style-name="ce9">
            <text:p>74.303</text:p>
          </table:table-cell>
          <table:table-cell office:value-type="float" office:value="0" table:style-name="ce9">
            <text:p>0</text:p>
          </table:table-cell>
          <table:table-cell office:value-type="float" office:value="119680" table:style-name="ce9">
            <text:p>119.68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00263" table:style-name="ce9">
            <text:p>200.263</text:p>
          </table:table-cell>
          <table:table-cell office:value-type="float" office:value="199631" table:style-name="ce9">
            <text:p>199.631</text:p>
          </table:table-cell>
          <table:table-cell office:value-type="float" office:value="236264" table:style-name="ce9">
            <text:p>236.264</text:p>
          </table:table-cell>
          <table:table-cell office:value-type="float" office:value="200679" table:style-name="ce9">
            <text:p>200.679</text:p>
          </table:table-cell>
          <table:table-cell office:value-type="float" office:value="202773" table:style-name="ce9">
            <text:p>202.773</text:p>
          </table:table-cell>
          <table:table-cell office:value-type="float" office:value="201734" table:style-name="ce9">
            <text:p>201.734</text:p>
          </table:table-cell>
          <table:table-cell office:value-type="float" office:value="169011" table:style-name="ce9">
            <text:p>169.011</text:p>
          </table:table-cell>
          <table:table-cell office:value-type="float" office:value="147235" table:style-name="ce9">
            <text:p>147.235</text:p>
          </table:table-cell>
          <table:table-cell office:value-type="float" office:value="246783" table:style-name="ce9">
            <text:p>246.78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976926" table:style-name="ce9">
            <text:p>976.926</text:p>
          </table:table-cell>
          <table:table-cell office:value-type="float" office:value="1500243" table:style-name="ce9">
            <text:p>1.500.243</text:p>
          </table:table-cell>
          <table:table-cell office:value-type="float" office:value="1585377" table:style-name="ce9">
            <text:p>1.585.377</text:p>
          </table:table-cell>
          <table:table-cell office:value-type="float" office:value="881718" table:style-name="ce9">
            <text:p>881.718</text:p>
          </table:table-cell>
          <table:table-cell office:value-type="float" office:value="828828" table:style-name="ce9">
            <text:p>828.828</text:p>
          </table:table-cell>
          <table:table-cell office:value-type="float" office:value="1042577" table:style-name="ce9">
            <text:p>1.042.577</text:p>
          </table:table-cell>
          <table:table-cell office:value-type="float" office:value="1428240" table:style-name="ce9">
            <text:p>1.428.240</text:p>
          </table:table-cell>
          <table:table-cell office:value-type="float" office:value="519283" table:style-name="ce9">
            <text:p>519.283</text:p>
          </table:table-cell>
          <table:table-cell office:value-type="float" office:value="1651108" table:style-name="ce9">
            <text:p>1.651.10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649831" table:style-name="ce9">
            <text:p>1.649.831</text:p>
          </table:table-cell>
          <table:table-cell office:value-type="float" office:value="2071412" table:style-name="ce9">
            <text:p>2.071.412</text:p>
          </table:table-cell>
          <table:table-cell office:value-type="float" office:value="2019559" table:style-name="ce9">
            <text:p>2.019.559</text:p>
          </table:table-cell>
          <table:table-cell office:value-type="float" office:value="1589438" table:style-name="ce9">
            <text:p>1.589.438</text:p>
          </table:table-cell>
          <table:table-cell office:value-type="float" office:value="1772065" table:style-name="ce9">
            <text:p>1.772.065</text:p>
          </table:table-cell>
          <table:table-cell office:value-type="float" office:value="1986216" table:style-name="ce9">
            <text:p>1.986.216</text:p>
          </table:table-cell>
          <table:table-cell office:value-type="float" office:value="1724315" table:style-name="ce9">
            <text:p>1.724.315</text:p>
          </table:table-cell>
          <table:table-cell office:value-type="float" office:value="1392008" table:style-name="ce9">
            <text:p>1.392.008</text:p>
          </table:table-cell>
          <table:table-cell office:value-type="float" office:value="2062215" table:style-name="ce9">
            <text:p>2.062.215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1088052" table:style-name="ce9">
            <text:p>1.088.052</text:p>
          </table:table-cell>
          <table:table-cell office:value-type="float" office:value="1035808" table:style-name="ce9">
            <text:p>1.035.808</text:p>
          </table:table-cell>
          <table:table-cell office:value-type="float" office:value="1299795" table:style-name="ce9">
            <text:p>1.299.795</text:p>
          </table:table-cell>
          <table:table-cell office:value-type="float" office:value="872040" table:style-name="ce9">
            <text:p>872.040</text:p>
          </table:table-cell>
          <table:table-cell office:value-type="float" office:value="910366" table:style-name="ce9">
            <text:p>910.366</text:p>
          </table:table-cell>
          <table:table-cell office:value-type="float" office:value="1085666" table:style-name="ce9">
            <text:p>1.085.666</text:p>
          </table:table-cell>
          <table:table-cell office:value-type="float" office:value="1063685" table:style-name="ce9">
            <text:p>1.063.685</text:p>
          </table:table-cell>
          <table:table-cell office:value-type="float" office:value="734577" table:style-name="ce9">
            <text:p>734.577</text:p>
          </table:table-cell>
          <table:table-cell office:value-type="float" office:value="1391194" table:style-name="ce9">
            <text:p>1.391.194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1556156" table:style-name="ce9">
            <text:p>1.556.156</text:p>
          </table:table-cell>
          <table:table-cell office:value-type="float" office:value="2323978" table:style-name="ce9">
            <text:p>2.323.978</text:p>
          </table:table-cell>
          <table:table-cell office:value-type="float" office:value="1851207" table:style-name="ce9">
            <text:p>1.851.207</text:p>
          </table:table-cell>
          <table:table-cell office:value-type="float" office:value="1600515" table:style-name="ce9">
            <text:p>1.600.515</text:p>
          </table:table-cell>
          <table:table-cell office:value-type="float" office:value="1705547" table:style-name="ce9">
            <text:p>1.705.547</text:p>
          </table:table-cell>
          <table:table-cell office:value-type="float" office:value="1825289" table:style-name="ce9">
            <text:p>1.825.289</text:p>
          </table:table-cell>
          <table:table-cell office:value-type="float" office:value="2063809" table:style-name="ce9">
            <text:p>2.063.809</text:p>
          </table:table-cell>
          <table:table-cell office:value-type="float" office:value="1312346" table:style-name="ce9">
            <text:p>1.312.346</text:p>
          </table:table-cell>
          <table:table-cell office:value-type="float" office:value="2108698" table:style-name="ce9">
            <text:p>2.108.698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5A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C15A - INDIVÍDUOS QUE NUNCA UTILIZARAM INTERNET, POR PRINCIPAL MOTIVO DECLARADO PARA NUNCA TER UTILIZAD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pessoas que nunca acessaram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 do total</text:p>
          </table:table-cell>
          <table:covered-table-cell/>
          <table:table-cell office:value-type="string" table:number-columns-spanned="1" table:number-rows-spanned="2" table:style-name="ce4">
            <text:p>Por falta de necessidade</text:p>
          </table:table-cell>
          <table:table-cell office:value-type="string" table:number-columns-spanned="1" table:number-rows-spanned="2" table:style-name="ce4">
            <text:p>Por falta de interesse</text:p>
          </table:table-cell>
          <table:table-cell office:value-type="string" table:number-columns-spanned="1" table:number-rows-spanned="2" table:style-name="ce4">
            <text:p>Por falta de habilidade com o computador</text:p>
          </table:table-cell>
          <table:table-cell office:value-type="string" table:number-columns-spanned="1" table:number-rows-spanned="2" table:style-name="ce4">
            <text:p>Por não ter onde usar</text:p>
          </table:table-cell>
          <table:table-cell office:value-type="string" table:number-columns-spanned="1" table:number-rows-spanned="2" table:style-name="ce4">
            <text:p>Por ser muito caro</text:p>
          </table:table-cell>
          <table:table-cell office:value-type="string" table:number-columns-spanned="1" table:number-rows-spanned="2" table:style-name="ce4">
            <text:p>Por preocupações com segurança ou privacidade</text:p>
          </table:table-cell>
          <table:table-cell office:value-type="string" table:number-columns-spanned="1" table:number-rows-spanned="2" table:style-name="ce4">
            <text:p>Para evitar o contato com conteúdo perigoso</text:p>
          </table:table-cell>
          <table:table-cell office:value-type="string" table:number-columns-spanned="1" table:number-rows-spanned="2" table:style-name="ce4">
            <text:p>Por não ter Internet em casa</text:p>
          </table:table-cell>
          <table:table-cell office:value-type="string" table:number-columns-spanned="1" table:number-rows-spanned="2" table:style-name="ce4">
            <text:p>Por outro motivo</text:p>
          </table:table-cell>
          <table:table-cell office:value-type="string" table:number-columns-spanned="1" table:number-rows-spanned="2" table:style-name="ce4">
            <text:p>Não sabe</text:p>
          </table:table-cell>
          <table:table-cell office:value-type="string" table:number-columns-spanned="1" table:number-rows-spanned="2" table:style-name="ce4">
            <text:p>Não respondeu</text:p>
          </table:table-cell>
          <table:table-cell office:value-type="string" table:number-columns-spanned="1" table:number-rows-spanned="2" table:style-name="ce4">
            <text:p>Não se aplica</text:p>
          </table:table-cell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747598" table:style-name="ce9">
            <text:p>747.598</text:p>
          </table:table-cell>
          <table:table-cell office:value-type="float" office:value="1990660" table:style-name="ce9">
            <text:p>1.990.660</text:p>
          </table:table-cell>
          <table:table-cell office:value-type="float" office:value="1592218" table:style-name="ce9">
            <text:p>1.592.218</text:p>
          </table:table-cell>
          <table:table-cell office:value-type="float" office:value="610795" table:style-name="ce9">
            <text:p>610.795</text:p>
          </table:table-cell>
          <table:table-cell office:value-type="float" office:value="950200" table:style-name="ce9">
            <text:p>950.200</text:p>
          </table:table-cell>
          <table:table-cell office:value-type="float" office:value="822635" table:style-name="ce9">
            <text:p>822.635</text:p>
          </table:table-cell>
          <table:table-cell office:value-type="float" office:value="644220" table:style-name="ce9">
            <text:p>644.220</text:p>
          </table:table-cell>
          <table:table-cell office:value-type="float" office:value="327123" table:style-name="ce9">
            <text:p>327.123</text:p>
          </table:table-cell>
          <table:table-cell office:value-type="float" office:value="134243" table:style-name="ce9">
            <text:p>134.243</text:p>
          </table:table-cell>
          <table:table-cell office:value-type="float" office:value="246869" table:style-name="ce9">
            <text:p>246.869</text:p>
          </table:table-cell>
          <table:table-cell office:value-type="float" office:value="157321" table:style-name="ce9">
            <text:p>157.32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673984" table:style-name="ce9">
            <text:p>673.984</text:p>
          </table:table-cell>
          <table:table-cell office:value-type="float" office:value="2004644" table:style-name="ce9">
            <text:p>2.004.644</text:p>
          </table:table-cell>
          <table:table-cell office:value-type="float" office:value="1332914" table:style-name="ce9">
            <text:p>1.332.914</text:p>
          </table:table-cell>
          <table:table-cell office:value-type="float" office:value="547430" table:style-name="ce9">
            <text:p>547.430</text:p>
          </table:table-cell>
          <table:table-cell office:value-type="float" office:value="809528" table:style-name="ce9">
            <text:p>809.528</text:p>
          </table:table-cell>
          <table:table-cell office:value-type="float" office:value="818906" table:style-name="ce9">
            <text:p>818.906</text:p>
          </table:table-cell>
          <table:table-cell office:value-type="float" office:value="337483" table:style-name="ce9">
            <text:p>337.483</text:p>
          </table:table-cell>
          <table:table-cell office:value-type="float" office:value="91843" table:style-name="ce9">
            <text:p>91.843</text:p>
          </table:table-cell>
          <table:table-cell office:value-type="float" office:value="99007" table:style-name="ce9">
            <text:p>99.007</text:p>
          </table:table-cell>
          <table:table-cell office:value-type="float" office:value="195501" table:style-name="ce9">
            <text:p>195.501</text:p>
          </table:table-cell>
          <table:table-cell office:value-type="float" office:value="85256" table:style-name="ce9">
            <text:p>85.256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312586" table:style-name="ce9">
            <text:p>312.586</text:p>
          </table:table-cell>
          <table:table-cell office:value-type="float" office:value="500247" table:style-name="ce9">
            <text:p>500.247</text:p>
          </table:table-cell>
          <table:table-cell office:value-type="float" office:value="867789" table:style-name="ce9">
            <text:p>867.789</text:p>
          </table:table-cell>
          <table:table-cell office:value-type="float" office:value="267668" table:style-name="ce9">
            <text:p>267.668</text:p>
          </table:table-cell>
          <table:table-cell office:value-type="float" office:value="581969" table:style-name="ce9">
            <text:p>581.969</text:p>
          </table:table-cell>
          <table:table-cell office:value-type="float" office:value="21955" table:style-name="ce9">
            <text:p>21.955</text:p>
          </table:table-cell>
          <table:table-cell office:value-type="float" office:value="474660" table:style-name="ce9">
            <text:p>474.660</text:p>
          </table:table-cell>
          <table:table-cell office:value-type="float" office:value="307515" table:style-name="ce9">
            <text:p>307.515</text:p>
          </table:table-cell>
          <table:table-cell office:value-type="float" office:value="67577" table:style-name="ce9">
            <text:p>67.577</text:p>
          </table:table-cell>
          <table:table-cell office:value-type="float" office:value="150396" table:style-name="ce9">
            <text:p>150.396</text:p>
          </table:table-cell>
          <table:table-cell office:value-type="float" office:value="136661" table:style-name="ce9">
            <text:p>136.66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465857" table:style-name="ce9">
            <text:p>465.857</text:p>
          </table:table-cell>
          <table:table-cell office:value-type="float" office:value="1843116" table:style-name="ce9">
            <text:p>1.843.116</text:p>
          </table:table-cell>
          <table:table-cell office:value-type="float" office:value="1024617" table:style-name="ce9">
            <text:p>1.024.617</text:p>
          </table:table-cell>
          <table:table-cell office:value-type="float" office:value="361209" table:style-name="ce9">
            <text:p>361.209</text:p>
          </table:table-cell>
          <table:table-cell office:value-type="float" office:value="560697" table:style-name="ce9">
            <text:p>560.697</text:p>
          </table:table-cell>
          <table:table-cell office:value-type="float" office:value="821984" table:style-name="ce9">
            <text:p>821.984</text:p>
          </table:table-cell>
          <table:table-cell office:value-type="float" office:value="539372" table:style-name="ce9">
            <text:p>539.372</text:p>
          </table:table-cell>
          <table:table-cell office:value-type="float" office:value="77190" table:style-name="ce9">
            <text:p>77.190</text:p>
          </table:table-cell>
          <table:table-cell office:value-type="float" office:value="86930" table:style-name="ce9">
            <text:p>86.930</text:p>
          </table:table-cell>
          <table:table-cell office:value-type="float" office:value="53785" table:style-name="ce9">
            <text:p>53.785</text:p>
          </table:table-cell>
          <table:table-cell office:value-type="float" office:value="145150" table:style-name="ce9">
            <text:p>145.15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461023" table:style-name="ce9">
            <text:p>461.023</text:p>
          </table:table-cell>
          <table:table-cell office:value-type="float" office:value="714332" table:style-name="ce9">
            <text:p>714.332</text:p>
          </table:table-cell>
          <table:table-cell office:value-type="float" office:value="921009" table:style-name="ce9">
            <text:p>921.009</text:p>
          </table:table-cell>
          <table:table-cell office:value-type="float" office:value="454888" table:style-name="ce9">
            <text:p>454.888</text:p>
          </table:table-cell>
          <table:table-cell office:value-type="float" office:value="712496" table:style-name="ce9">
            <text:p>712.496</text:p>
          </table:table-cell>
          <table:table-cell office:value-type="float" office:value="18298" table:style-name="ce9">
            <text:p>18.298</text:p>
          </table:table-cell>
          <table:table-cell office:value-type="float" office:value="171921" table:style-name="ce9">
            <text:p>171.921</text:p>
          </table:table-cell>
          <table:table-cell office:value-type="float" office:value="290629" table:style-name="ce9">
            <text:p>290.629</text:p>
          </table:table-cell>
          <table:table-cell office:value-type="float" office:value="0" table:style-name="ce9">
            <text:p>0</text:p>
          </table:table-cell>
          <table:table-cell office:value-type="float" office:value="214677" table:style-name="ce9">
            <text:p>214.677</text:p>
          </table:table-cell>
          <table:table-cell office:value-type="float" office:value="91112" table:style-name="ce9">
            <text:p>91.112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262093" table:style-name="ce9">
            <text:p>262.093</text:p>
          </table:table-cell>
          <table:table-cell office:value-type="float" office:value="639981" table:style-name="ce9">
            <text:p>639.981</text:p>
          </table:table-cell>
          <table:table-cell office:value-type="float" office:value="557816" table:style-name="ce9">
            <text:p>557.816</text:p>
          </table:table-cell>
          <table:table-cell office:value-type="float" office:value="117768" table:style-name="ce9">
            <text:p>117.768</text:p>
          </table:table-cell>
          <table:table-cell office:value-type="float" office:value="337407" table:style-name="ce9">
            <text:p>337.407</text:p>
          </table:table-cell>
          <table:table-cell office:value-type="float" office:value="103038" table:style-name="ce9">
            <text:p>103.038</text:p>
          </table:table-cell>
          <table:table-cell office:value-type="float" office:value="267342" table:style-name="ce9">
            <text:p>267.342</text:p>
          </table:table-cell>
          <table:table-cell office:value-type="float" office:value="12601" table:style-name="ce9">
            <text:p>12.601</text:p>
          </table:table-cell>
          <table:table-cell office:value-type="float" office:value="0" table:style-name="ce9">
            <text:p>0</text:p>
          </table:table-cell>
          <table:table-cell office:value-type="float" office:value="73869" table:style-name="ce9">
            <text:p>73.869</text:p>
          </table:table-cell>
          <table:table-cell office:value-type="float" office:value="21036" table:style-name="ce9">
            <text:p>21.036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97630" table:style-name="ce9">
            <text:p>97.630</text:p>
          </table:table-cell>
          <table:table-cell office:value-type="float" office:value="109514" table:style-name="ce9">
            <text:p>109.514</text:p>
          </table:table-cell>
          <table:table-cell office:value-type="float" office:value="353956" table:style-name="ce9">
            <text:p>353.956</text:p>
          </table:table-cell>
          <table:table-cell office:value-type="float" office:value="109672" table:style-name="ce9">
            <text:p>109.672</text:p>
          </table:table-cell>
          <table:table-cell office:value-type="float" office:value="168913" table:style-name="ce9">
            <text:p>168.913</text:p>
          </table:table-cell>
          <table:table-cell office:value-type="float" office:value="0" table:style-name="ce9">
            <text:p>0</text:p>
          </table:table-cell>
          <table:table-cell office:value-type="float" office:value="75979" table:style-name="ce9">
            <text:p>75.979</text:p>
          </table:table-cell>
          <table:table-cell office:value-type="float" office:value="107321" table:style-name="ce9">
            <text:p>107.321</text:p>
          </table:table-cell>
          <table:table-cell office:value-type="float" office:value="77947" table:style-name="ce9">
            <text:p>77.947</text:p>
          </table:table-cell>
          <table:table-cell office:value-type="float" office:value="65637" table:style-name="ce9">
            <text:p>65.637</text:p>
          </table:table-cell>
          <table:table-cell office:value-type="float" office:value="27547" table:style-name="ce9">
            <text:p>27.547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242168" table:style-name="ce9">
            <text:p>242.168</text:p>
          </table:table-cell>
          <table:table-cell office:value-type="float" office:value="349473" table:style-name="ce9">
            <text:p>349.473</text:p>
          </table:table-cell>
          <table:table-cell office:value-type="float" office:value="228256" table:style-name="ce9">
            <text:p>228.256</text:p>
          </table:table-cell>
          <table:table-cell office:value-type="float" office:value="11278" table:style-name="ce9">
            <text:p>11.278</text:p>
          </table:table-cell>
          <table:table-cell office:value-type="float" office:value="183393" table:style-name="ce9">
            <text:p>183.393</text:p>
          </table:table-cell>
          <table:table-cell office:value-type="float" office:value="16552" table:style-name="ce9">
            <text:p>16.552</text:p>
          </table:table-cell>
          <table:table-cell office:value-type="float" office:value="7709" table:style-name="ce9">
            <text:p>7.709</text:p>
          </table:table-cell>
          <table:table-cell office:value-type="float" office:value="33866" table:style-name="ce9">
            <text:p>33.866</text:p>
          </table:table-cell>
          <table:table-cell office:value-type="float" office:value="41915" table:style-name="ce9">
            <text:p>41.915</text:p>
          </table:table-cell>
          <table:table-cell office:value-type="float" office:value="31420" table:style-name="ce9">
            <text:p>31.42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605391" table:style-name="ce9">
            <text:p>605.391</text:p>
          </table:table-cell>
          <table:table-cell office:value-type="float" office:value="1974788" table:style-name="ce9">
            <text:p>1.974.788</text:p>
          </table:table-cell>
          <table:table-cell office:value-type="float" office:value="1126550" table:style-name="ce9">
            <text:p>1.126.550</text:p>
          </table:table-cell>
          <table:table-cell office:value-type="float" office:value="450262" table:style-name="ce9">
            <text:p>450.262</text:p>
          </table:table-cell>
          <table:table-cell office:value-type="float" office:value="629739" table:style-name="ce9">
            <text:p>629.739</text:p>
          </table:table-cell>
          <table:table-cell office:value-type="float" office:value="697893" table:style-name="ce9">
            <text:p>697.893</text:p>
          </table:table-cell>
          <table:table-cell office:value-type="float" office:value="104832" table:style-name="ce9">
            <text:p>104.832</text:p>
          </table:table-cell>
          <table:table-cell office:value-type="float" office:value="71819" table:style-name="ce9">
            <text:p>71.819</text:p>
          </table:table-cell>
          <table:table-cell office:value-type="float" office:value="115581" table:style-name="ce9">
            <text:p>115.581</text:p>
          </table:table-cell>
          <table:table-cell office:value-type="float" office:value="232879" table:style-name="ce9">
            <text:p>232.879</text:p>
          </table:table-cell>
          <table:table-cell office:value-type="float" office:value="109038" table:style-name="ce9">
            <text:p>109.038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386130" table:style-name="ce9">
            <text:p>386.130</text:p>
          </table:table-cell>
          <table:table-cell office:value-type="float" office:value="940802" table:style-name="ce9">
            <text:p>940.802</text:p>
          </table:table-cell>
          <table:table-cell office:value-type="float" office:value="1080905" table:style-name="ce9">
            <text:p>1.080.905</text:p>
          </table:table-cell>
          <table:table-cell office:value-type="float" office:value="416719" table:style-name="ce9">
            <text:p>416.719</text:p>
          </table:table-cell>
          <table:table-cell office:value-type="float" office:value="798636" table:style-name="ce9">
            <text:p>798.636</text:p>
          </table:table-cell>
          <table:table-cell office:value-type="float" office:value="359577" table:style-name="ce9">
            <text:p>359.577</text:p>
          </table:table-cell>
          <table:table-cell office:value-type="float" office:value="629021" table:style-name="ce9">
            <text:p>629.021</text:p>
          </table:table-cell>
          <table:table-cell office:value-type="float" office:value="324586" table:style-name="ce9">
            <text:p>324.586</text:p>
          </table:table-cell>
          <table:table-cell office:value-type="float" office:value="62099" table:style-name="ce9">
            <text:p>62.099</text:p>
          </table:table-cell>
          <table:table-cell office:value-type="float" office:value="110054" table:style-name="ce9">
            <text:p>110.054</text:p>
          </table:table-cell>
          <table:table-cell office:value-type="float" office:value="131746" table:style-name="ce9">
            <text:p>131.746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386112" table:style-name="ce9">
            <text:p>386.112</text:p>
          </table:table-cell>
          <table:table-cell office:value-type="float" office:value="1928074" table:style-name="ce9">
            <text:p>1.928.074</text:p>
          </table:table-cell>
          <table:table-cell office:value-type="float" office:value="739005" table:style-name="ce9">
            <text:p>739.005</text:p>
          </table:table-cell>
          <table:table-cell office:value-type="float" office:value="140463" table:style-name="ce9">
            <text:p>140.463</text:p>
          </table:table-cell>
          <table:table-cell office:value-type="float" office:value="468210" table:style-name="ce9">
            <text:p>468.210</text:p>
          </table:table-cell>
          <table:table-cell office:value-type="float" office:value="509144" table:style-name="ce9">
            <text:p>509.144</text:p>
          </table:table-cell>
          <table:table-cell office:value-type="float" office:value="236222" table:style-name="ce9">
            <text:p>236.222</text:p>
          </table:table-cell>
          <table:table-cell office:value-type="float" office:value="153008" table:style-name="ce9">
            <text:p>153.008</text:p>
          </table:table-cell>
          <table:table-cell office:value-type="float" office:value="89934" table:style-name="ce9">
            <text:p>89.934</text:p>
          </table:table-cell>
          <table:table-cell office:value-type="float" office:value="171121" table:style-name="ce9">
            <text:p>171.121</text:p>
          </table:table-cell>
          <table:table-cell office:value-type="float" office:value="65849" table:style-name="ce9">
            <text:p>65.849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415057" table:style-name="ce9">
            <text:p>415.057</text:p>
          </table:table-cell>
          <table:table-cell office:value-type="float" office:value="1055601" table:style-name="ce9">
            <text:p>1.055.601</text:p>
          </table:table-cell>
          <table:table-cell office:value-type="float" office:value="1163301" table:style-name="ce9">
            <text:p>1.163.301</text:p>
          </table:table-cell>
          <table:table-cell office:value-type="float" office:value="533097" table:style-name="ce9">
            <text:p>533.097</text:p>
          </table:table-cell>
          <table:table-cell office:value-type="float" office:value="918541" table:style-name="ce9">
            <text:p>918.541</text:p>
          </table:table-cell>
          <table:table-cell office:value-type="float" office:value="597472" table:style-name="ce9">
            <text:p>597.472</text:p>
          </table:table-cell>
          <table:table-cell office:value-type="float" office:value="476380" table:style-name="ce9">
            <text:p>476.380</text:p>
          </table:table-cell>
          <table:table-cell office:value-type="float" office:value="228915" table:style-name="ce9">
            <text:p>228.915</text:p>
          </table:table-cell>
          <table:table-cell office:value-type="float" office:value="77267" table:style-name="ce9">
            <text:p>77.267</text:p>
          </table:table-cell>
          <table:table-cell office:value-type="float" office:value="99929" table:style-name="ce9">
            <text:p>99.929</text:p>
          </table:table-cell>
          <table:table-cell office:value-type="float" office:value="48380" table:style-name="ce9">
            <text:p>48.38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297436" table:style-name="ce9">
            <text:p>297.436</text:p>
          </table:table-cell>
          <table:table-cell office:value-type="float" office:value="292579" table:style-name="ce9">
            <text:p>292.579</text:p>
          </table:table-cell>
          <table:table-cell office:value-type="float" office:value="410930" table:style-name="ce9">
            <text:p>410.930</text:p>
          </table:table-cell>
          <table:table-cell office:value-type="float" office:value="112334" table:style-name="ce9">
            <text:p>112.334</text:p>
          </table:table-cell>
          <table:table-cell office:value-type="float" office:value="350247" table:style-name="ce9">
            <text:p>350.247</text:p>
          </table:table-cell>
          <table:table-cell office:value-type="float" office:value="12409" table:style-name="ce9">
            <text:p>12.409</text:p>
          </table:table-cell>
          <table:table-cell office:value-type="float" office:value="315780" table:style-name="ce9">
            <text:p>315.780</text:p>
          </table:table-cell>
          <table:table-cell office:value-type="float" office:value="132385" table:style-name="ce9">
            <text:p>132.385</text:p>
          </table:table-cell>
          <table:table-cell office:value-type="float" office:value="48172" table:style-name="ce9">
            <text:p>48.172</text:p>
          </table:table-cell>
          <table:table-cell office:value-type="float" office:value="156374" table:style-name="ce9">
            <text:p>156.374</text:p>
          </table:table-cell>
          <table:table-cell office:value-type="float" office:value="83499" table:style-name="ce9">
            <text:p>83.499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244784" table:style-name="ce9">
            <text:p>244.784</text:p>
          </table:table-cell>
          <table:table-cell office:value-type="float" office:value="0" table:style-name="ce9">
            <text:p>0</text:p>
          </table:table-cell>
          <table:table-cell office:value-type="float" office:value="128029" table:style-name="ce9">
            <text:p>128.029</text:p>
          </table:table-cell>
          <table:table-cell office:value-type="float" office:value="300621" table:style-name="ce9">
            <text:p>300.621</text:p>
          </table:table-cell>
          <table:table-cell office:value-type="float" office:value="151319" table:style-name="ce9">
            <text:p>151.319</text:p>
          </table:table-cell>
          <table:table-cell office:value-type="float" office:value="23182" table:style-name="ce9">
            <text:p>23.182</text:p>
          </table:table-cell>
          <table:table-cell office:value-type="float" office:value="0" table:style-name="ce9">
            <text:p>0</text:p>
          </table:table-cell>
          <table:table-cell office:value-type="float" office:value="74202" table:style-name="ce9">
            <text:p>74.20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6436" table:style-name="ce9">
            <text:p>6.436</text:p>
          </table:table-cell>
          <table:table-cell office:value-type="float" office:value="65381" table:style-name="ce9">
            <text:p>65.381</text:p>
          </table:table-cell>
          <table:table-cell office:value-type="float" office:value="154762" table:style-name="ce9">
            <text:p>154.762</text:p>
          </table:table-cell>
          <table:table-cell office:value-type="float" office:value="100861" table:style-name="ce9">
            <text:p>100.861</text:p>
          </table:table-cell>
          <table:table-cell office:value-type="float" office:value="83491" table:style-name="ce9">
            <text:p>83.49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5046" table:style-name="ce9">
            <text:p>25.046</text:p>
          </table:table-cell>
          <table:table-cell office:value-type="float" office:value="2934" table:style-name="ce9">
            <text:p>2.934</text:p>
          </table:table-cell>
          <table:table-cell office:value-type="float" office:value="0" table:style-name="ce9">
            <text:p>0</text:p>
          </table:table-cell>
          <table:table-cell office:value-type="float" office:value="125414" table:style-name="ce9">
            <text:p>125.414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53041" table:style-name="ce9">
            <text:p>153.041</text:p>
          </table:table-cell>
          <table:table-cell office:value-type="float" office:value="112997" table:style-name="ce9">
            <text:p>112.997</text:p>
          </table:table-cell>
          <table:table-cell office:value-type="float" office:value="132873" table:style-name="ce9">
            <text:p>132.873</text:p>
          </table:table-cell>
          <table:table-cell office:value-type="float" office:value="0" table:style-name="ce9">
            <text:p>0</text:p>
          </table:table-cell>
          <table:table-cell office:value-type="float" office:value="190727" table:style-name="ce9">
            <text:p>190.727</text:p>
          </table:table-cell>
          <table:table-cell office:value-type="float" office:value="86642" table:style-name="ce9">
            <text:p>86.642</text:p>
          </table:table-cell>
          <table:table-cell office:value-type="float" office:value="25874" table:style-name="ce9">
            <text:p>25.874</text:p>
          </table:table-cell>
          <table:table-cell office:value-type="float" office:value="4888" table:style-name="ce9">
            <text:p>4.888</text:p>
          </table:table-cell>
          <table:table-cell office:value-type="float" office:value="0" table:style-name="ce9">
            <text:p>0</text:p>
          </table:table-cell>
          <table:table-cell office:value-type="float" office:value="22280" table:style-name="ce9">
            <text:p>22.280</text:p>
          </table:table-cell>
          <table:table-cell office:value-type="float" office:value="65224" table:style-name="ce9">
            <text:p>65.224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297919" table:style-name="ce9">
            <text:p>297.919</text:p>
          </table:table-cell>
          <table:table-cell office:value-type="float" office:value="582220" table:style-name="ce9">
            <text:p>582.220</text:p>
          </table:table-cell>
          <table:table-cell office:value-type="float" office:value="652077" table:style-name="ce9">
            <text:p>652.077</text:p>
          </table:table-cell>
          <table:table-cell office:value-type="float" office:value="293637" table:style-name="ce9">
            <text:p>293.637</text:p>
          </table:table-cell>
          <table:table-cell office:value-type="float" office:value="539008" table:style-name="ce9">
            <text:p>539.008</text:p>
          </table:table-cell>
          <table:table-cell office:value-type="float" office:value="122008" table:style-name="ce9">
            <text:p>122.008</text:p>
          </table:table-cell>
          <table:table-cell office:value-type="float" office:value="213946" table:style-name="ce9">
            <text:p>213.946</text:p>
          </table:table-cell>
          <table:table-cell office:value-type="float" office:value="89589" table:style-name="ce9">
            <text:p>89.589</text:p>
          </table:table-cell>
          <table:table-cell office:value-type="float" office:value="110545" table:style-name="ce9">
            <text:p>110.545</text:p>
          </table:table-cell>
          <table:table-cell office:value-type="float" office:value="216961" table:style-name="ce9">
            <text:p>216.961</text:p>
          </table:table-cell>
          <table:table-cell office:value-type="float" office:value="144275" table:style-name="ce9">
            <text:p>144.275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612550" table:style-name="ce9">
            <text:p>612.550</text:p>
          </table:table-cell>
          <table:table-cell office:value-type="float" office:value="1893759" table:style-name="ce9">
            <text:p>1.893.759</text:p>
          </table:table-cell>
          <table:table-cell office:value-type="float" office:value="1333222" table:style-name="ce9">
            <text:p>1.333.222</text:p>
          </table:table-cell>
          <table:table-cell office:value-type="float" office:value="457761" table:style-name="ce9">
            <text:p>457.761</text:p>
          </table:table-cell>
          <table:table-cell office:value-type="float" office:value="674114" table:style-name="ce9">
            <text:p>674.114</text:p>
          </table:table-cell>
          <table:table-cell office:value-type="float" office:value="583697" table:style-name="ce9">
            <text:p>583.697</text:p>
          </table:table-cell>
          <table:table-cell office:value-type="float" office:value="591006" table:style-name="ce9">
            <text:p>591.006</text:p>
          </table:table-cell>
          <table:table-cell office:value-type="float" office:value="320167" table:style-name="ce9">
            <text:p>320.167</text:p>
          </table:table-cell>
          <table:table-cell office:value-type="float" office:value="55281" table:style-name="ce9">
            <text:p>55.281</text:p>
          </table:table-cell>
          <table:table-cell office:value-type="float" office:value="94095" table:style-name="ce9">
            <text:p>94.095</text:p>
          </table:table-cell>
          <table:table-cell office:value-type="float" office:value="62356" table:style-name="ce9">
            <text:p>62.356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262447" table:style-name="ce9">
            <text:p>262.447</text:p>
          </table:table-cell>
          <table:table-cell office:value-type="float" office:value="340741" table:style-name="ce9">
            <text:p>340.741</text:p>
          </table:table-cell>
          <table:table-cell office:value-type="float" office:value="374223" table:style-name="ce9">
            <text:p>374.223</text:p>
          </table:table-cell>
          <table:table-cell office:value-type="float" office:value="281051" table:style-name="ce9">
            <text:p>281.051</text:p>
          </table:table-cell>
          <table:table-cell office:value-type="float" office:value="475204" table:style-name="ce9">
            <text:p>475.204</text:p>
          </table:table-cell>
          <table:table-cell office:value-type="float" office:value="503269" table:style-name="ce9">
            <text:p>503.269</text:p>
          </table:table-cell>
          <table:table-cell office:value-type="float" office:value="102026" table:style-name="ce9">
            <text:p>102.026</text:p>
          </table:table-cell>
          <table:table-cell office:value-type="float" office:value="12455" table:style-name="ce9">
            <text:p>12.455</text:p>
          </table:table-cell>
          <table:table-cell office:value-type="float" office:value="33751" table:style-name="ce9">
            <text:p>33.751</text:p>
          </table:table-cell>
          <table:table-cell office:value-type="float" office:value="61709" table:style-name="ce9">
            <text:p>61.709</text:p>
          </table:table-cell>
          <table:table-cell office:value-type="float" office:value="50295" table:style-name="ce9">
            <text:p>50.295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84135" table:style-name="ce9">
            <text:p>84.135</text:p>
          </table:table-cell>
          <table:table-cell office:value-type="float" office:value="0" table:style-name="ce9">
            <text:p>0</text:p>
          </table:table-cell>
          <table:table-cell office:value-type="float" office:value="128534" table:style-name="ce9">
            <text:p>128.53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3781" table:style-name="ce9">
            <text:p>53.781</text:p>
          </table:table-cell>
          <table:table-cell office:value-type="float" office:value="25874" table:style-name="ce9">
            <text:p>25.87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107167" table:style-name="ce9">
            <text:p>107.167</text:p>
          </table:table-cell>
          <table:table-cell office:value-type="float" office:value="0" table:style-name="ce9">
            <text:p>0</text:p>
          </table:table-cell>
          <table:table-cell office:value-type="float" office:value="31375" table:style-name="ce9">
            <text:p>31.375</text:p>
          </table:table-cell>
          <table:table-cell office:value-type="float" office:value="92941" table:style-name="ce9">
            <text:p>92.941</text:p>
          </table:table-cell>
          <table:table-cell office:value-type="float" office:value="82233" table:style-name="ce9">
            <text:p>82.23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2260" table:style-name="ce9">
            <text:p>72.260</text:p>
          </table:table-cell>
          <table:table-cell office:value-type="float" office:value="0" table:style-name="ce9">
            <text:p>0</text:p>
          </table:table-cell>
          <table:table-cell office:value-type="float" office:value="23055" table:style-name="ce9">
            <text:p>23.055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21391" table:style-name="ce9">
            <text:p>21.391</text:p>
          </table:table-cell>
          <table:table-cell office:value-type="float" office:value="51125" table:style-name="ce9">
            <text:p>51.125</text:p>
          </table:table-cell>
          <table:table-cell office:value-type="float" office:value="169833" table:style-name="ce9">
            <text:p>169.833</text:p>
          </table:table-cell>
          <table:table-cell office:value-type="float" office:value="239606" table:style-name="ce9">
            <text:p>239.606</text:p>
          </table:table-cell>
          <table:table-cell office:value-type="float" office:value="178358" table:style-name="ce9">
            <text:p>178.35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6849" table:style-name="ce9">
            <text:p>106.84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121504" table:style-name="ce9">
            <text:p>121.504</text:p>
          </table:table-cell>
          <table:table-cell office:value-type="float" office:value="0" table:style-name="ce9">
            <text:p>0</text:p>
          </table:table-cell>
          <table:table-cell office:value-type="float" office:value="718011" table:style-name="ce9">
            <text:p>718.011</text:p>
          </table:table-cell>
          <table:table-cell office:value-type="float" office:value="0" table:style-name="ce9">
            <text:p>0</text:p>
          </table:table-cell>
          <table:table-cell office:value-type="float" office:value="61940" table:style-name="ce9">
            <text:p>61.940</text:p>
          </table:table-cell>
          <table:table-cell office:value-type="float" office:value="0" table:style-name="ce9">
            <text:p>0</text:p>
          </table:table-cell>
          <table:table-cell office:value-type="float" office:value="3556" table:style-name="ce9">
            <text:p>3.556</text:p>
          </table:table-cell>
          <table:table-cell office:value-type="float" office:value="214664" table:style-name="ce9">
            <text:p>214.664</text:p>
          </table:table-cell>
          <table:table-cell office:value-type="float" office:value="18355" table:style-name="ce9">
            <text:p>18.35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280372" table:style-name="ce9">
            <text:p>280.372</text:p>
          </table:table-cell>
          <table:table-cell office:value-type="float" office:value="354021" table:style-name="ce9">
            <text:p>354.021</text:p>
          </table:table-cell>
          <table:table-cell office:value-type="float" office:value="137246" table:style-name="ce9">
            <text:p>137.246</text:p>
          </table:table-cell>
          <table:table-cell office:value-type="float" office:value="298808" table:style-name="ce9">
            <text:p>298.808</text:p>
          </table:table-cell>
          <table:table-cell office:value-type="float" office:value="791864" table:style-name="ce9">
            <text:p>791.864</text:p>
          </table:table-cell>
          <table:table-cell office:value-type="float" office:value="0" table:style-name="ce9">
            <text:p>0</text:p>
          </table:table-cell>
          <table:table-cell office:value-type="float" office:value="162066" table:style-name="ce9">
            <text:p>162.06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6803" table:style-name="ce9">
            <text:p>16.803</text:p>
          </table:table-cell>
          <table:table-cell office:value-type="float" office:value="64347" table:style-name="ce9">
            <text:p>64.347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399179" table:style-name="ce9">
            <text:p>399.179</text:p>
          </table:table-cell>
          <table:table-cell office:value-type="float" office:value="353930" table:style-name="ce9">
            <text:p>353.930</text:p>
          </table:table-cell>
          <table:table-cell office:value-type="float" office:value="812611" table:style-name="ce9">
            <text:p>812.611</text:p>
          </table:table-cell>
          <table:table-cell office:value-type="float" office:value="316965" table:style-name="ce9">
            <text:p>316.965</text:p>
          </table:table-cell>
          <table:table-cell office:value-type="float" office:value="421902" table:style-name="ce9">
            <text:p>421.902</text:p>
          </table:table-cell>
          <table:table-cell office:value-type="float" office:value="363475" table:style-name="ce9">
            <text:p>363.475</text:p>
          </table:table-cell>
          <table:table-cell office:value-type="float" office:value="412318" table:style-name="ce9">
            <text:p>412.318</text:p>
          </table:table-cell>
          <table:table-cell office:value-type="float" office:value="182210" table:style-name="ce9">
            <text:p>182.210</text:p>
          </table:table-cell>
          <table:table-cell office:value-type="float" office:value="0" table:style-name="ce9">
            <text:p>0</text:p>
          </table:table-cell>
          <table:table-cell office:value-type="float" office:value="61792" table:style-name="ce9">
            <text:p>61.792</text:p>
          </table:table-cell>
          <table:table-cell office:value-type="float" office:value="50296" table:style-name="ce9">
            <text:p>50.296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590875" table:style-name="ce9">
            <text:p>590.875</text:p>
          </table:table-cell>
          <table:table-cell office:value-type="float" office:value="1983849" table:style-name="ce9">
            <text:p>1.983.849</text:p>
          </table:table-cell>
          <table:table-cell office:value-type="float" office:value="1065259" table:style-name="ce9">
            <text:p>1.065.259</text:p>
          </table:table-cell>
          <table:table-cell office:value-type="float" office:value="365889" table:style-name="ce9">
            <text:p>365.889</text:p>
          </table:table-cell>
          <table:table-cell office:value-type="float" office:value="557754" table:style-name="ce9">
            <text:p>557.754</text:p>
          </table:table-cell>
          <table:table-cell office:value-type="float" office:value="731741" table:style-name="ce9">
            <text:p>731.741</text:p>
          </table:table-cell>
          <table:table-cell office:value-type="float" office:value="409413" table:style-name="ce9">
            <text:p>409.413</text:p>
          </table:table-cell>
          <table:table-cell office:value-type="float" office:value="90942" table:style-name="ce9">
            <text:p>90.942</text:p>
          </table:table-cell>
          <table:table-cell office:value-type="float" office:value="90329" table:style-name="ce9">
            <text:p>90.329</text:p>
          </table:table-cell>
          <table:table-cell office:value-type="float" office:value="241485" table:style-name="ce9">
            <text:p>241.485</text:p>
          </table:table-cell>
          <table:table-cell office:value-type="float" office:value="153953" table:style-name="ce9">
            <text:p>153.95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512972" table:style-name="ce9">
            <text:p>512.972</text:p>
          </table:table-cell>
          <table:table-cell office:value-type="float" office:value="1872375" table:style-name="ce9">
            <text:p>1.872.375</text:p>
          </table:table-cell>
          <table:table-cell office:value-type="float" office:value="966886" table:style-name="ce9">
            <text:p>966.886</text:p>
          </table:table-cell>
          <table:table-cell office:value-type="float" office:value="373867" table:style-name="ce9">
            <text:p>373.867</text:p>
          </table:table-cell>
          <table:table-cell office:value-type="float" office:value="711262" table:style-name="ce9">
            <text:p>711.262</text:p>
          </table:table-cell>
          <table:table-cell office:value-type="float" office:value="354968" table:style-name="ce9">
            <text:p>354.968</text:p>
          </table:table-cell>
          <table:table-cell office:value-type="float" office:value="496678" table:style-name="ce9">
            <text:p>496.678</text:p>
          </table:table-cell>
          <table:table-cell office:value-type="float" office:value="317522" table:style-name="ce9">
            <text:p>317.522</text:p>
          </table:table-cell>
          <table:table-cell office:value-type="float" office:value="95858" table:style-name="ce9">
            <text:p>95.858</text:p>
          </table:table-cell>
          <table:table-cell office:value-type="float" office:value="155042" table:style-name="ce9">
            <text:p>155.042</text:p>
          </table:table-cell>
          <table:table-cell office:value-type="float" office:value="144066" table:style-name="ce9">
            <text:p>144.066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553735" table:style-name="ce9">
            <text:p>553.735</text:p>
          </table:table-cell>
          <table:table-cell office:value-type="float" office:value="704905" table:style-name="ce9">
            <text:p>704.905</text:p>
          </table:table-cell>
          <table:table-cell office:value-type="float" office:value="788175" table:style-name="ce9">
            <text:p>788.175</text:p>
          </table:table-cell>
          <table:table-cell office:value-type="float" office:value="440875" table:style-name="ce9">
            <text:p>440.875</text:p>
          </table:table-cell>
          <table:table-cell office:value-type="float" office:value="321121" table:style-name="ce9">
            <text:p>321.121</text:p>
          </table:table-cell>
          <table:table-cell office:value-type="float" office:value="693179" table:style-name="ce9">
            <text:p>693.179</text:p>
          </table:table-cell>
          <table:table-cell office:value-type="float" office:value="360816" table:style-name="ce9">
            <text:p>360.816</text:p>
          </table:table-cell>
          <table:table-cell office:value-type="float" office:value="65326" table:style-name="ce9">
            <text:p>65.326</text:p>
          </table:table-cell>
          <table:table-cell office:value-type="float" office:value="17292" table:style-name="ce9">
            <text:p>17.292</text:p>
          </table:table-cell>
          <table:table-cell office:value-type="float" office:value="203832" table:style-name="ce9">
            <text:p>203.832</text:p>
          </table:table-cell>
          <table:table-cell office:value-type="float" office:value="91788" table:style-name="ce9">
            <text:p>91.788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111243" table:style-name="ce9">
            <text:p>111.243</text:p>
          </table:table-cell>
          <table:table-cell office:value-type="float" office:value="818913" table:style-name="ce9">
            <text:p>818.913</text:p>
          </table:table-cell>
          <table:table-cell office:value-type="float" office:value="693797" table:style-name="ce9">
            <text:p>693.797</text:p>
          </table:table-cell>
          <table:table-cell office:value-type="float" office:value="94799" table:style-name="ce9">
            <text:p>94.799</text:p>
          </table:table-cell>
          <table:table-cell office:value-type="float" office:value="62606" table:style-name="ce9">
            <text:p>62.606</text:p>
          </table:table-cell>
          <table:table-cell office:value-type="float" office:value="88964" table:style-name="ce9">
            <text:p>88.964</text:p>
          </table:table-cell>
          <table:table-cell office:value-type="float" office:value="7950" table:style-name="ce9">
            <text:p>7.950</text:p>
          </table:table-cell>
          <table:table-cell office:value-type="float" office:value="2148" table:style-name="ce9">
            <text:p>2.148</text:p>
          </table:table-cell>
          <table:table-cell office:value-type="float" office:value="79329" table:style-name="ce9">
            <text:p>79.329</text:p>
          </table:table-cell>
          <table:table-cell office:value-type="float" office:value="51705" table:style-name="ce9">
            <text:p>51.7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17636" table:style-name="ce9">
            <text:p>17.636</text:p>
          </table:table-cell>
          <table:table-cell office:value-type="float" office:value="89792" table:style-name="ce9">
            <text:p>89.792</text:p>
          </table:table-cell>
          <table:table-cell office:value-type="float" office:value="354266" table:style-name="ce9">
            <text:p>354.266</text:p>
          </table:table-cell>
          <table:table-cell office:value-type="float" office:value="0" table:style-name="ce9">
            <text:p>0</text:p>
          </table:table-cell>
          <table:table-cell office:value-type="float" office:value="117791" table:style-name="ce9">
            <text:p>117.791</text:p>
          </table:table-cell>
          <table:table-cell office:value-type="float" office:value="0" table:style-name="ce9">
            <text:p>0</text:p>
          </table:table-cell>
          <table:table-cell office:value-type="float" office:value="12696" table:style-name="ce9">
            <text:p>12.69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2773" table:style-name="ce9">
            <text:p>22.77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0" table:style-name="ce9">
            <text:p>0</text:p>
          </table:table-cell>
          <table:table-cell office:value-type="float" office:value="86916" table:style-name="ce9">
            <text:p>86.916</text:p>
          </table:table-cell>
          <table:table-cell office:value-type="float" office:value="52928" table:style-name="ce9">
            <text:p>52.928</text:p>
          </table:table-cell>
          <table:table-cell office:value-type="float" office:value="0" table:style-name="ce9">
            <text:p>0</text:p>
          </table:table-cell>
          <table:table-cell office:value-type="float" office:value="22494" table:style-name="ce9">
            <text:p>22.49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074" table:style-name="ce9">
            <text:p>2.07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0" table:style-name="ce9">
            <text:p>0</text:p>
          </table:table-cell>
          <table:table-cell office:value-type="float" office:value="15083" table:style-name="ce9">
            <text:p>15.083</text:p>
          </table:table-cell>
          <table:table-cell office:value-type="float" office:value="74303" table:style-name="ce9">
            <text:p>74.30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89737" table:style-name="ce9">
            <text:p>89.737</text:p>
          </table:table-cell>
          <table:table-cell office:value-type="float" office:value="93167" table:style-name="ce9">
            <text:p>93.167</text:p>
          </table:table-cell>
          <table:table-cell office:value-type="float" office:value="2663" table:style-name="ce9">
            <text:p>2.663</text:p>
          </table:table-cell>
          <table:table-cell office:value-type="float" office:value="0" table:style-name="ce9">
            <text:p>0</text:p>
          </table:table-cell>
          <table:table-cell office:value-type="float" office:value="445119" table:style-name="ce9">
            <text:p>445.119</text:p>
          </table:table-cell>
          <table:table-cell office:value-type="float" office:value="0" table:style-name="ce9">
            <text:p>0</text:p>
          </table:table-cell>
          <table:table-cell office:value-type="float" office:value="7709" table:style-name="ce9">
            <text:p>7.709</text:p>
          </table:table-cell>
          <table:table-cell office:value-type="float" office:value="25046" table:style-name="ce9">
            <text:p>25.04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56927" table:style-name="ce9">
            <text:p>56.927</text:p>
          </table:table-cell>
          <table:table-cell office:value-type="float" office:value="793189" table:style-name="ce9">
            <text:p>793.189</text:p>
          </table:table-cell>
          <table:table-cell office:value-type="float" office:value="329476" table:style-name="ce9">
            <text:p>329.476</text:p>
          </table:table-cell>
          <table:table-cell office:value-type="float" office:value="0" table:style-name="ce9">
            <text:p>0</text:p>
          </table:table-cell>
          <table:table-cell office:value-type="float" office:value="408153" table:style-name="ce9">
            <text:p>408.153</text:p>
          </table:table-cell>
          <table:table-cell office:value-type="float" office:value="98893" table:style-name="ce9">
            <text:p>98.893</text:p>
          </table:table-cell>
          <table:table-cell office:value-type="float" office:value="2053" table:style-name="ce9">
            <text:p>2.0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4669" table:style-name="ce9">
            <text:p>74.669</text:p>
          </table:table-cell>
          <table:table-cell office:value-type="float" office:value="58471" table:style-name="ce9">
            <text:p>58.47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84135" table:style-name="ce9">
            <text:p>84.135</text:p>
          </table:table-cell>
          <table:table-cell office:value-type="float" office:value="70265" table:style-name="ce9">
            <text:p>70.26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2782" table:style-name="ce9">
            <text:p>42.78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0" table:style-name="ce9">
            <text:p>0</text:p>
          </table:table-cell>
          <table:table-cell office:value-type="float" office:value="86916" table:style-name="ce9">
            <text:p>86.916</text:p>
          </table:table-cell>
          <table:table-cell office:value-type="float" office:value="74303" table:style-name="ce9">
            <text:p>74.30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3182" table:style-name="ce9">
            <text:p>23.18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48815" table:style-name="ce9">
            <text:p>48.815</text:p>
          </table:table-cell>
          <table:table-cell office:value-type="float" office:value="113492" table:style-name="ce9">
            <text:p>113.492</text:p>
          </table:table-cell>
          <table:table-cell office:value-type="float" office:value="141307" table:style-name="ce9">
            <text:p>141.307</text:p>
          </table:table-cell>
          <table:table-cell office:value-type="float" office:value="0" table:style-name="ce9">
            <text:p>0</text:p>
          </table:table-cell>
          <table:table-cell office:value-type="float" office:value="147200" table:style-name="ce9">
            <text:p>147.200</text:p>
          </table:table-cell>
          <table:table-cell office:value-type="float" office:value="53781" table:style-name="ce9">
            <text:p>53.78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1709" table:style-name="ce9">
            <text:p>61.709</text:p>
          </table:table-cell>
          <table:table-cell office:value-type="float" office:value="22773" table:style-name="ce9">
            <text:p>22.77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78534" table:style-name="ce9">
            <text:p>378.534</text:p>
          </table:table-cell>
          <table:table-cell office:value-type="float" office:value="1047540" table:style-name="ce9">
            <text:p>1.047.540</text:p>
          </table:table-cell>
          <table:table-cell office:value-type="float" office:value="679100" table:style-name="ce9">
            <text:p>679.100</text:p>
          </table:table-cell>
          <table:table-cell office:value-type="float" office:value="478854" table:style-name="ce9">
            <text:p>478.854</text:p>
          </table:table-cell>
          <table:table-cell office:value-type="float" office:value="449700" table:style-name="ce9">
            <text:p>449.700</text:p>
          </table:table-cell>
          <table:table-cell office:value-type="float" office:value="678213" table:style-name="ce9">
            <text:p>678.213</text:p>
          </table:table-cell>
          <table:table-cell office:value-type="float" office:value="167364" table:style-name="ce9">
            <text:p>167.364</text:p>
          </table:table-cell>
          <table:table-cell office:value-type="float" office:value="69256" table:style-name="ce9">
            <text:p>69.256</text:p>
          </table:table-cell>
          <table:table-cell office:value-type="float" office:value="55436" table:style-name="ce9">
            <text:p>55.436</text:p>
          </table:table-cell>
          <table:table-cell office:value-type="float" office:value="172347" table:style-name="ce9">
            <text:p>172.347</text:p>
          </table:table-cell>
          <table:table-cell office:value-type="float" office:value="17612" table:style-name="ce9">
            <text:p>17.612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652574" table:style-name="ce9">
            <text:p>652.574</text:p>
          </table:table-cell>
          <table:table-cell office:value-type="float" office:value="1851015" table:style-name="ce9">
            <text:p>1.851.015</text:p>
          </table:table-cell>
          <table:table-cell office:value-type="float" office:value="1406182" table:style-name="ce9">
            <text:p>1.406.182</text:p>
          </table:table-cell>
          <table:table-cell office:value-type="float" office:value="402526" table:style-name="ce9">
            <text:p>402.526</text:p>
          </table:table-cell>
          <table:table-cell office:value-type="float" office:value="928315" table:style-name="ce9">
            <text:p>928.315</text:p>
          </table:table-cell>
          <table:table-cell office:value-type="float" office:value="393785" table:style-name="ce9">
            <text:p>393.785</text:p>
          </table:table-cell>
          <table:table-cell office:value-type="float" office:value="603552" table:style-name="ce9">
            <text:p>603.552</text:p>
          </table:table-cell>
          <table:table-cell office:value-type="float" office:value="318040" table:style-name="ce9">
            <text:p>318.040</text:p>
          </table:table-cell>
          <table:table-cell office:value-type="float" office:value="117582" table:style-name="ce9">
            <text:p>117.582</text:p>
          </table:table-cell>
          <table:table-cell office:value-type="float" office:value="177323" table:style-name="ce9">
            <text:p>177.323</text:p>
          </table:table-cell>
          <table:table-cell office:value-type="float" office:value="150625" table:style-name="ce9">
            <text:p>150.625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409504" table:style-name="ce9">
            <text:p>409.504</text:p>
          </table:table-cell>
          <table:table-cell office:value-type="float" office:value="665975" table:style-name="ce9">
            <text:p>665.975</text:p>
          </table:table-cell>
          <table:table-cell office:value-type="float" office:value="796506" table:style-name="ce9">
            <text:p>796.506</text:p>
          </table:table-cell>
          <table:table-cell office:value-type="float" office:value="450446" table:style-name="ce9">
            <text:p>450.446</text:p>
          </table:table-cell>
          <table:table-cell office:value-type="float" office:value="583065" table:style-name="ce9">
            <text:p>583.065</text:p>
          </table:table-cell>
          <table:table-cell office:value-type="float" office:value="669161" table:style-name="ce9">
            <text:p>669.161</text:p>
          </table:table-cell>
          <table:table-cell office:value-type="float" office:value="177893" table:style-name="ce9">
            <text:p>177.893</text:p>
          </table:table-cell>
          <table:table-cell office:value-type="float" office:value="105098" table:style-name="ce9">
            <text:p>105.098</text:p>
          </table:table-cell>
          <table:table-cell office:value-type="float" office:value="99007" table:style-name="ce9">
            <text:p>99.007</text:p>
          </table:table-cell>
          <table:table-cell office:value-type="float" office:value="105945" table:style-name="ce9">
            <text:p>105.945</text:p>
          </table:table-cell>
          <table:table-cell office:value-type="float" office:value="145270" table:style-name="ce9">
            <text:p>145.27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586597" table:style-name="ce9">
            <text:p>586.597</text:p>
          </table:table-cell>
          <table:table-cell office:value-type="float" office:value="1960842" table:style-name="ce9">
            <text:p>1.960.842</text:p>
          </table:table-cell>
          <table:table-cell office:value-type="float" office:value="1206483" table:style-name="ce9">
            <text:p>1.206.483</text:p>
          </table:table-cell>
          <table:table-cell office:value-type="float" office:value="452031" table:style-name="ce9">
            <text:p>452.031</text:p>
          </table:table-cell>
          <table:table-cell office:value-type="float" office:value="828173" table:style-name="ce9">
            <text:p>828.173</text:p>
          </table:table-cell>
          <table:table-cell office:value-type="float" office:value="389868" table:style-name="ce9">
            <text:p>389.868</text:p>
          </table:table-cell>
          <table:table-cell office:value-type="float" office:value="607334" table:style-name="ce9">
            <text:p>607.334</text:p>
          </table:table-cell>
          <table:table-cell office:value-type="float" office:value="306658" table:style-name="ce9">
            <text:p>306.658</text:p>
          </table:table-cell>
          <table:table-cell office:value-type="float" office:value="67577" table:style-name="ce9">
            <text:p>67.577</text:p>
          </table:table-cell>
          <table:table-cell office:value-type="float" office:value="240263" table:style-name="ce9">
            <text:p>240.263</text:p>
          </table:table-cell>
          <table:table-cell office:value-type="float" office:value="78112" table:style-name="ce9">
            <text:p>78.112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6" table:style-name="ta1">
        <table:table-column table:style-name="co1" table:number-columns-repeated="2" table:default-cell-style-name="ce1"/>
        <table:table-column table:style-name="co2" table:number-columns-repeated="7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5">
            <text:p>C16 - USUÁRIOS DE INTERNET, POR DISPOSITIVO UTILIZAD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Margem de erro do total</text:p>
          </table:table-cell>
          <table:covered-table-cell/>
          <table:table-cell office:value-type="string" table:number-columns-spanned="1" table:number-rows-spanned="2" table:style-name="ce4">
            <text:p>Total - Computador</text:p>
          </table:table-cell>
          <table:table-cell office:value-type="string" table:number-columns-spanned="3" table:number-rows-spanned="1" table:style-name="ce4">
            <text:p>Tipo de computador</text:p>
          </table:table-cell>
          <table:covered-table-cell table:number-columns-repeated="2"/>
          <table:table-cell office:value-type="string" table:number-columns-spanned="1" table:number-rows-spanned="2" table:style-name="ce4">
            <text:p>Telefone celular</text:p>
          </table:table-cell>
          <table:table-cell office:value-type="string" table:number-columns-spanned="1" table:number-rows-spanned="2" table:style-name="ce4">
            <text:p>Aparelho de videogame</text:p>
          </table:table-cell>
          <table:table-cell office:value-type="string" table:number-columns-spanned="1" table:number-rows-spanned="2" table:style-name="ce4">
            <text:p>Televisão</text:p>
          </table:table-cell>
          <table:table-cell table:style-name="ce8"/>
          <table:table-cell table:number-columns-repeated="16374"/>
        </table:table-row>
        <table:table-row table:style-name="ro3">
          <table:covered-table-cell/>
          <table:covered-table-cell/>
          <table:covered-table-cell/>
          <table:table-cell office:value-type="string" table:style-name="ce7">
            <text:p>Computador de mesa</text:p>
          </table:table-cell>
          <table:table-cell office:value-type="string" table:style-name="ce7">
            <text:p>Notebook</text:p>
          </table:table-cell>
          <table:table-cell office:value-type="string" table:style-name="ce7">
            <text:p>Tablet</text:p>
          </table:table-cell>
          <table:covered-table-cell/>
          <table:covered-table-cell/>
          <table:covered-table-cell/>
          <table:table-cell table:style-name="ce8"/>
          <table:table-cell table:number-columns-repeated="16374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3002256" table:style-name="ce9">
            <text:p>3.002.256</text:p>
          </table:table-cell>
          <table:table-cell office:value-type="float" office:value="3280952" table:style-name="ce9">
            <text:p>3.280.952</text:p>
          </table:table-cell>
          <table:table-cell office:value-type="float" office:value="3040123" table:style-name="ce9">
            <text:p>3.040.123</text:p>
          </table:table-cell>
          <table:table-cell office:value-type="float" office:value="2106621" table:style-name="ce9">
            <text:p>2.106.621</text:p>
          </table:table-cell>
          <table:table-cell office:value-type="float" office:value="2602736" table:style-name="ce9">
            <text:p>2.602.736</text:p>
          </table:table-cell>
          <table:table-cell office:value-type="float" office:value="2163379" table:style-name="ce9">
            <text:p>2.163.379</text:p>
          </table:table-cell>
          <table:table-cell office:value-type="float" office:value="3451208" table:style-name="ce9">
            <text:p>3.451.208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972493" table:style-name="ce9">
            <text:p>2.972.493</text:p>
          </table:table-cell>
          <table:table-cell office:value-type="float" office:value="3216501" table:style-name="ce9">
            <text:p>3.216.501</text:p>
          </table:table-cell>
          <table:table-cell office:value-type="float" office:value="3044274" table:style-name="ce9">
            <text:p>3.044.274</text:p>
          </table:table-cell>
          <table:table-cell office:value-type="float" office:value="2087543" table:style-name="ce9">
            <text:p>2.087.543</text:p>
          </table:table-cell>
          <table:table-cell office:value-type="float" office:value="2661217" table:style-name="ce9">
            <text:p>2.661.217</text:p>
          </table:table-cell>
          <table:table-cell office:value-type="float" office:value="2160456" table:style-name="ce9">
            <text:p>2.160.456</text:p>
          </table:table-cell>
          <table:table-cell office:value-type="float" office:value="3444386" table:style-name="ce9">
            <text:p>3.444.386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751603" table:style-name="ce9">
            <text:p>751.603</text:p>
          </table:table-cell>
          <table:table-cell office:value-type="float" office:value="634430" table:style-name="ce9">
            <text:p>634.430</text:p>
          </table:table-cell>
          <table:table-cell office:value-type="float" office:value="518966" table:style-name="ce9">
            <text:p>518.966</text:p>
          </table:table-cell>
          <table:table-cell office:value-type="float" office:value="260625" table:style-name="ce9">
            <text:p>260.625</text:p>
          </table:table-cell>
          <table:table-cell office:value-type="float" office:value="1161171" table:style-name="ce9">
            <text:p>1.161.171</text:p>
          </table:table-cell>
          <table:table-cell office:value-type="float" office:value="173997" table:style-name="ce9">
            <text:p>173.997</text:p>
          </table:table-cell>
          <table:table-cell office:value-type="float" office:value="1067066" table:style-name="ce9">
            <text:p>1.067.066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3057295" table:style-name="ce9">
            <text:p>3.057.295</text:p>
          </table:table-cell>
          <table:table-cell office:value-type="float" office:value="3080107" table:style-name="ce9">
            <text:p>3.080.107</text:p>
          </table:table-cell>
          <table:table-cell office:value-type="float" office:value="2760639" table:style-name="ce9">
            <text:p>2.760.639</text:p>
          </table:table-cell>
          <table:table-cell office:value-type="float" office:value="1666522" table:style-name="ce9">
            <text:p>1.666.522</text:p>
          </table:table-cell>
          <table:table-cell office:value-type="float" office:value="2164421" table:style-name="ce9">
            <text:p>2.164.421</text:p>
          </table:table-cell>
          <table:table-cell office:value-type="float" office:value="1790463" table:style-name="ce9">
            <text:p>1.790.463</text:p>
          </table:table-cell>
          <table:table-cell office:value-type="float" office:value="2745638" table:style-name="ce9">
            <text:p>2.745.638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1769288" table:style-name="ce9">
            <text:p>1.769.288</text:p>
          </table:table-cell>
          <table:table-cell office:value-type="float" office:value="1370142" table:style-name="ce9">
            <text:p>1.370.142</text:p>
          </table:table-cell>
          <table:table-cell office:value-type="float" office:value="1485380" table:style-name="ce9">
            <text:p>1.485.380</text:p>
          </table:table-cell>
          <table:table-cell office:value-type="float" office:value="824142" table:style-name="ce9">
            <text:p>824.142</text:p>
          </table:table-cell>
          <table:table-cell office:value-type="float" office:value="1488595" table:style-name="ce9">
            <text:p>1.488.595</text:p>
          </table:table-cell>
          <table:table-cell office:value-type="float" office:value="1118491" table:style-name="ce9">
            <text:p>1.118.491</text:p>
          </table:table-cell>
          <table:table-cell office:value-type="float" office:value="2034571" table:style-name="ce9">
            <text:p>2.034.571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1299704" table:style-name="ce9">
            <text:p>1.299.704</text:p>
          </table:table-cell>
          <table:table-cell office:value-type="float" office:value="1176916" table:style-name="ce9">
            <text:p>1.176.916</text:p>
          </table:table-cell>
          <table:table-cell office:value-type="float" office:value="1427725" table:style-name="ce9">
            <text:p>1.427.725</text:p>
          </table:table-cell>
          <table:table-cell office:value-type="float" office:value="751781" table:style-name="ce9">
            <text:p>751.781</text:p>
          </table:table-cell>
          <table:table-cell office:value-type="float" office:value="898052" table:style-name="ce9">
            <text:p>898.052</text:p>
          </table:table-cell>
          <table:table-cell office:value-type="float" office:value="698844" table:style-name="ce9">
            <text:p>698.844</text:p>
          </table:table-cell>
          <table:table-cell office:value-type="float" office:value="1186704" table:style-name="ce9">
            <text:p>1.186.704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687007" table:style-name="ce9">
            <text:p>687.007</text:p>
          </table:table-cell>
          <table:table-cell office:value-type="float" office:value="573140" table:style-name="ce9">
            <text:p>573.140</text:p>
          </table:table-cell>
          <table:table-cell office:value-type="float" office:value="570181" table:style-name="ce9">
            <text:p>570.181</text:p>
          </table:table-cell>
          <table:table-cell office:value-type="float" office:value="359009" table:style-name="ce9">
            <text:p>359.009</text:p>
          </table:table-cell>
          <table:table-cell office:value-type="float" office:value="613364" table:style-name="ce9">
            <text:p>613.364</text:p>
          </table:table-cell>
          <table:table-cell office:value-type="float" office:value="267590" table:style-name="ce9">
            <text:p>267.590</text:p>
          </table:table-cell>
          <table:table-cell office:value-type="float" office:value="619272" table:style-name="ce9">
            <text:p>619.272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1009047" table:style-name="ce9">
            <text:p>1.009.047</text:p>
          </table:table-cell>
          <table:table-cell office:value-type="float" office:value="998121" table:style-name="ce9">
            <text:p>998.121</text:p>
          </table:table-cell>
          <table:table-cell office:value-type="float" office:value="835778" table:style-name="ce9">
            <text:p>835.778</text:p>
          </table:table-cell>
          <table:table-cell office:value-type="float" office:value="561282" table:style-name="ce9">
            <text:p>561.282</text:p>
          </table:table-cell>
          <table:table-cell office:value-type="float" office:value="647373" table:style-name="ce9">
            <text:p>647.373</text:p>
          </table:table-cell>
          <table:table-cell office:value-type="float" office:value="508125" table:style-name="ce9">
            <text:p>508.125</text:p>
          </table:table-cell>
          <table:table-cell office:value-type="float" office:value="936724" table:style-name="ce9">
            <text:p>936.724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624673" table:style-name="ce9">
            <text:p>2.624.673</text:p>
          </table:table-cell>
          <table:table-cell office:value-type="float" office:value="2401441" table:style-name="ce9">
            <text:p>2.401.441</text:p>
          </table:table-cell>
          <table:table-cell office:value-type="float" office:value="2686513" table:style-name="ce9">
            <text:p>2.686.513</text:p>
          </table:table-cell>
          <table:table-cell office:value-type="float" office:value="1727195" table:style-name="ce9">
            <text:p>1.727.195</text:p>
          </table:table-cell>
          <table:table-cell office:value-type="float" office:value="2251035" table:style-name="ce9">
            <text:p>2.251.035</text:p>
          </table:table-cell>
          <table:table-cell office:value-type="float" office:value="2037358" table:style-name="ce9">
            <text:p>2.037.358</text:p>
          </table:table-cell>
          <table:table-cell office:value-type="float" office:value="2536675" table:style-name="ce9">
            <text:p>2.536.675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2449004" table:style-name="ce9">
            <text:p>2.449.004</text:p>
          </table:table-cell>
          <table:table-cell office:value-type="float" office:value="2284211" table:style-name="ce9">
            <text:p>2.284.211</text:p>
          </table:table-cell>
          <table:table-cell office:value-type="float" office:value="2494723" table:style-name="ce9">
            <text:p>2.494.723</text:p>
          </table:table-cell>
          <table:table-cell office:value-type="float" office:value="1168240" table:style-name="ce9">
            <text:p>1.168.240</text:p>
          </table:table-cell>
          <table:table-cell office:value-type="float" office:value="2112869" table:style-name="ce9">
            <text:p>2.112.869</text:p>
          </table:table-cell>
          <table:table-cell office:value-type="float" office:value="944337" table:style-name="ce9">
            <text:p>944.337</text:p>
          </table:table-cell>
          <table:table-cell office:value-type="float" office:value="2557274" table:style-name="ce9">
            <text:p>2.557.274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2845985" table:style-name="ce9">
            <text:p>2.845.985</text:p>
          </table:table-cell>
          <table:table-cell office:value-type="float" office:value="2810215" table:style-name="ce9">
            <text:p>2.810.215</text:p>
          </table:table-cell>
          <table:table-cell office:value-type="float" office:value="2921644" table:style-name="ce9">
            <text:p>2.921.644</text:p>
          </table:table-cell>
          <table:table-cell office:value-type="float" office:value="1938424" table:style-name="ce9">
            <text:p>1.938.424</text:p>
          </table:table-cell>
          <table:table-cell office:value-type="float" office:value="4475642" table:style-name="ce9">
            <text:p>4.475.642</text:p>
          </table:table-cell>
          <table:table-cell office:value-type="float" office:value="1700793" table:style-name="ce9">
            <text:p>1.700.793</text:p>
          </table:table-cell>
          <table:table-cell office:value-type="float" office:value="2853789" table:style-name="ce9">
            <text:p>2.853.789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2320563" table:style-name="ce9">
            <text:p>2.320.563</text:p>
          </table:table-cell>
          <table:table-cell office:value-type="float" office:value="1767389" table:style-name="ce9">
            <text:p>1.767.389</text:p>
          </table:table-cell>
          <table:table-cell office:value-type="float" office:value="2236838" table:style-name="ce9">
            <text:p>2.236.838</text:p>
          </table:table-cell>
          <table:table-cell office:value-type="float" office:value="991570" table:style-name="ce9">
            <text:p>991.570</text:p>
          </table:table-cell>
          <table:table-cell office:value-type="float" office:value="3922099" table:style-name="ce9">
            <text:p>3.922.099</text:p>
          </table:table-cell>
          <table:table-cell office:value-type="float" office:value="1205327" table:style-name="ce9">
            <text:p>1.205.327</text:p>
          </table:table-cell>
          <table:table-cell office:value-type="float" office:value="2782123" table:style-name="ce9">
            <text:p>2.782.123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1447011" table:style-name="ce9">
            <text:p>1.447.011</text:p>
          </table:table-cell>
          <table:table-cell office:value-type="float" office:value="843704" table:style-name="ce9">
            <text:p>843.704</text:p>
          </table:table-cell>
          <table:table-cell office:value-type="float" office:value="1295168" table:style-name="ce9">
            <text:p>1.295.168</text:p>
          </table:table-cell>
          <table:table-cell office:value-type="float" office:value="649577" table:style-name="ce9">
            <text:p>649.577</text:p>
          </table:table-cell>
          <table:table-cell office:value-type="float" office:value="2315062" table:style-name="ce9">
            <text:p>2.315.062</text:p>
          </table:table-cell>
          <table:table-cell office:value-type="float" office:value="1192033" table:style-name="ce9">
            <text:p>1.192.033</text:p>
          </table:table-cell>
          <table:table-cell office:value-type="float" office:value="1662176" table:style-name="ce9">
            <text:p>1.662.17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379372" table:style-name="ce9">
            <text:p>379.372</text:p>
          </table:table-cell>
          <table:table-cell office:value-type="float" office:value="237063" table:style-name="ce9">
            <text:p>237.063</text:p>
          </table:table-cell>
          <table:table-cell office:value-type="float" office:value="313759" table:style-name="ce9">
            <text:p>313.759</text:p>
          </table:table-cell>
          <table:table-cell office:value-type="float" office:value="202149" table:style-name="ce9">
            <text:p>202.149</text:p>
          </table:table-cell>
          <table:table-cell office:value-type="float" office:value="782031" table:style-name="ce9">
            <text:p>782.031</text:p>
          </table:table-cell>
          <table:table-cell office:value-type="float" office:value="200124" table:style-name="ce9">
            <text:p>200.124</text:p>
          </table:table-cell>
          <table:table-cell office:value-type="float" office:value="365644" table:style-name="ce9">
            <text:p>365.644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860410" table:style-name="ce9">
            <text:p>860.410</text:p>
          </table:table-cell>
          <table:table-cell office:value-type="float" office:value="861880" table:style-name="ce9">
            <text:p>861.880</text:p>
          </table:table-cell>
          <table:table-cell office:value-type="float" office:value="73869" table:style-name="ce9">
            <text:p>73.869</text:p>
          </table:table-cell>
          <table:table-cell office:value-type="float" office:value="67072" table:style-name="ce9">
            <text:p>67.072</text:p>
          </table:table-cell>
          <table:table-cell office:value-type="float" office:value="1030911" table:style-name="ce9">
            <text:p>1.030.911</text:p>
          </table:table-cell>
          <table:table-cell office:value-type="float" office:value="197534" table:style-name="ce9">
            <text:p>197.534</text:p>
          </table:table-cell>
          <table:table-cell office:value-type="float" office:value="896988" table:style-name="ce9">
            <text:p>896.988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257940" table:style-name="ce9">
            <text:p>257.940</text:p>
          </table:table-cell>
          <table:table-cell office:value-type="float" office:value="173250" table:style-name="ce9">
            <text:p>173.250</text:p>
          </table:table-cell>
          <table:table-cell office:value-type="float" office:value="70104" table:style-name="ce9">
            <text:p>70.104</text:p>
          </table:table-cell>
          <table:table-cell office:value-type="float" office:value="187608" table:style-name="ce9">
            <text:p>187.608</text:p>
          </table:table-cell>
          <table:table-cell office:value-type="float" office:value="616060" table:style-name="ce9">
            <text:p>616.060</text:p>
          </table:table-cell>
          <table:table-cell office:value-type="float" office:value="124924" table:style-name="ce9">
            <text:p>124.924</text:p>
          </table:table-cell>
          <table:table-cell office:value-type="float" office:value="319870" table:style-name="ce9">
            <text:p>319.870</text:p>
          </table:table-cell>
          <table:table-cell table:number-columns-repeated="16375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126572" table:style-name="ce9">
            <text:p>126.572</text:p>
          </table:table-cell>
          <table:table-cell office:value-type="float" office:value="122321" table:style-name="ce9">
            <text:p>122.321</text:p>
          </table:table-cell>
          <table:table-cell office:value-type="float" office:value="74760" table:style-name="ce9">
            <text:p>74.760</text:p>
          </table:table-cell>
          <table:table-cell office:value-type="float" office:value="49677" table:style-name="ce9">
            <text:p>49.677</text:p>
          </table:table-cell>
          <table:table-cell office:value-type="float" office:value="696616" table:style-name="ce9">
            <text:p>696.616</text:p>
          </table:table-cell>
          <table:table-cell office:value-type="float" office:value="35873" table:style-name="ce9">
            <text:p>35.873</text:p>
          </table:table-cell>
          <table:table-cell office:value-type="float" office:value="293667" table:style-name="ce9">
            <text:p>293.66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1997076" table:style-name="ce9">
            <text:p>1.997.076</text:p>
          </table:table-cell>
          <table:table-cell office:value-type="float" office:value="1626441" table:style-name="ce9">
            <text:p>1.626.441</text:p>
          </table:table-cell>
          <table:table-cell office:value-type="float" office:value="1182581" table:style-name="ce9">
            <text:p>1.182.581</text:p>
          </table:table-cell>
          <table:table-cell office:value-type="float" office:value="644585" table:style-name="ce9">
            <text:p>644.585</text:p>
          </table:table-cell>
          <table:table-cell office:value-type="float" office:value="2299683" table:style-name="ce9">
            <text:p>2.299.683</text:p>
          </table:table-cell>
          <table:table-cell office:value-type="float" office:value="1320616" table:style-name="ce9">
            <text:p>1.320.616</text:p>
          </table:table-cell>
          <table:table-cell office:value-type="float" office:value="2327831" table:style-name="ce9">
            <text:p>2.327.831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1931965" table:style-name="ce9">
            <text:p>1.931.965</text:p>
          </table:table-cell>
          <table:table-cell office:value-type="float" office:value="1710653" table:style-name="ce9">
            <text:p>1.710.653</text:p>
          </table:table-cell>
          <table:table-cell office:value-type="float" office:value="1935494" table:style-name="ce9">
            <text:p>1.935.494</text:p>
          </table:table-cell>
          <table:table-cell office:value-type="float" office:value="1590662" table:style-name="ce9">
            <text:p>1.590.662</text:p>
          </table:table-cell>
          <table:table-cell office:value-type="float" office:value="1019495" table:style-name="ce9">
            <text:p>1.019.495</text:p>
          </table:table-cell>
          <table:table-cell office:value-type="float" office:value="1032102" table:style-name="ce9">
            <text:p>1.032.102</text:p>
          </table:table-cell>
          <table:table-cell office:value-type="float" office:value="1844662" table:style-name="ce9">
            <text:p>1.844.66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1289340" table:style-name="ce9">
            <text:p>1.289.340</text:p>
          </table:table-cell>
          <table:table-cell office:value-type="float" office:value="1842175" table:style-name="ce9">
            <text:p>1.842.175</text:p>
          </table:table-cell>
          <table:table-cell office:value-type="float" office:value="1732922" table:style-name="ce9">
            <text:p>1.732.922</text:p>
          </table:table-cell>
          <table:table-cell office:value-type="float" office:value="1130523" table:style-name="ce9">
            <text:p>1.130.523</text:p>
          </table:table-cell>
          <table:table-cell office:value-type="float" office:value="687525" table:style-name="ce9">
            <text:p>687.525</text:p>
          </table:table-cell>
          <table:table-cell office:value-type="float" office:value="1672377" table:style-name="ce9">
            <text:p>1.672.377</text:p>
          </table:table-cell>
          <table:table-cell office:value-type="float" office:value="2351533" table:style-name="ce9">
            <text:p>2.351.533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1143560" table:style-name="ce9">
            <text:p>1.143.560</text:p>
          </table:table-cell>
          <table:table-cell office:value-type="float" office:value="1019704" table:style-name="ce9">
            <text:p>1.019.704</text:p>
          </table:table-cell>
          <table:table-cell office:value-type="float" office:value="730774" table:style-name="ce9">
            <text:p>730.774</text:p>
          </table:table-cell>
          <table:table-cell office:value-type="float" office:value="394392" table:style-name="ce9">
            <text:p>394.392</text:p>
          </table:table-cell>
          <table:table-cell office:value-type="float" office:value="827679" table:style-name="ce9">
            <text:p>827.679</text:p>
          </table:table-cell>
          <table:table-cell office:value-type="float" office:value="1064802" table:style-name="ce9">
            <text:p>1.064.802</text:p>
          </table:table-cell>
          <table:table-cell office:value-type="float" office:value="1123007" table:style-name="ce9">
            <text:p>1.123.00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1767239" table:style-name="ce9">
            <text:p>1.767.239</text:p>
          </table:table-cell>
          <table:table-cell office:value-type="float" office:value="1637133" table:style-name="ce9">
            <text:p>1.637.133</text:p>
          </table:table-cell>
          <table:table-cell office:value-type="float" office:value="1720713" table:style-name="ce9">
            <text:p>1.720.713</text:p>
          </table:table-cell>
          <table:table-cell office:value-type="float" office:value="1416484" table:style-name="ce9">
            <text:p>1.416.484</text:p>
          </table:table-cell>
          <table:table-cell office:value-type="float" office:value="508472" table:style-name="ce9">
            <text:p>508.472</text:p>
          </table:table-cell>
          <table:table-cell office:value-type="float" office:value="1210574" table:style-name="ce9">
            <text:p>1.210.574</text:p>
          </table:table-cell>
          <table:table-cell office:value-type="float" office:value="1558194" table:style-name="ce9">
            <text:p>1.558.194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1503172" table:style-name="ce9">
            <text:p>1.503.172</text:p>
          </table:table-cell>
          <table:table-cell office:value-type="float" office:value="1150904" table:style-name="ce9">
            <text:p>1.150.904</text:p>
          </table:table-cell>
          <table:table-cell office:value-type="float" office:value="1388977" table:style-name="ce9">
            <text:p>1.388.977</text:p>
          </table:table-cell>
          <table:table-cell office:value-type="float" office:value="732283" table:style-name="ce9">
            <text:p>732.283</text:p>
          </table:table-cell>
          <table:table-cell office:value-type="float" office:value="1056643" table:style-name="ce9">
            <text:p>1.056.643</text:p>
          </table:table-cell>
          <table:table-cell office:value-type="float" office:value="930826" table:style-name="ce9">
            <text:p>930.826</text:p>
          </table:table-cell>
          <table:table-cell office:value-type="float" office:value="1371041" table:style-name="ce9">
            <text:p>1.371.041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1729988" table:style-name="ce9">
            <text:p>1.729.988</text:p>
          </table:table-cell>
          <table:table-cell office:value-type="float" office:value="1720773" table:style-name="ce9">
            <text:p>1.720.773</text:p>
          </table:table-cell>
          <table:table-cell office:value-type="float" office:value="1541809" table:style-name="ce9">
            <text:p>1.541.809</text:p>
          </table:table-cell>
          <table:table-cell office:value-type="float" office:value="835560" table:style-name="ce9">
            <text:p>835.560</text:p>
          </table:table-cell>
          <table:table-cell office:value-type="float" office:value="1075875" table:style-name="ce9">
            <text:p>1.075.875</text:p>
          </table:table-cell>
          <table:table-cell office:value-type="float" office:value="1534183" table:style-name="ce9">
            <text:p>1.534.183</text:p>
          </table:table-cell>
          <table:table-cell office:value-type="float" office:value="1717736" table:style-name="ce9">
            <text:p>1.717.73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1766053" table:style-name="ce9">
            <text:p>1.766.053</text:p>
          </table:table-cell>
          <table:table-cell office:value-type="float" office:value="1397445" table:style-name="ce9">
            <text:p>1.397.445</text:p>
          </table:table-cell>
          <table:table-cell office:value-type="float" office:value="1805698" table:style-name="ce9">
            <text:p>1.805.698</text:p>
          </table:table-cell>
          <table:table-cell office:value-type="float" office:value="794142" table:style-name="ce9">
            <text:p>794.142</text:p>
          </table:table-cell>
          <table:table-cell office:value-type="float" office:value="1414460" table:style-name="ce9">
            <text:p>1.414.460</text:p>
          </table:table-cell>
          <table:table-cell office:value-type="float" office:value="353252" table:style-name="ce9">
            <text:p>353.252</text:p>
          </table:table-cell>
          <table:table-cell office:value-type="float" office:value="1719005" table:style-name="ce9">
            <text:p>1.719.005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1711386" table:style-name="ce9">
            <text:p>1.711.386</text:p>
          </table:table-cell>
          <table:table-cell office:value-type="float" office:value="1733500" table:style-name="ce9">
            <text:p>1.733.500</text:p>
          </table:table-cell>
          <table:table-cell office:value-type="float" office:value="1620577" table:style-name="ce9">
            <text:p>1.620.577</text:p>
          </table:table-cell>
          <table:table-cell office:value-type="float" office:value="594965" table:style-name="ce9">
            <text:p>594.965</text:p>
          </table:table-cell>
          <table:table-cell office:value-type="float" office:value="1917303" table:style-name="ce9">
            <text:p>1.917.303</text:p>
          </table:table-cell>
          <table:table-cell office:value-type="float" office:value="320133" table:style-name="ce9">
            <text:p>320.133</text:p>
          </table:table-cell>
          <table:table-cell office:value-type="float" office:value="1451731" table:style-name="ce9">
            <text:p>1.451.731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1359622" table:style-name="ce9">
            <text:p>1.359.622</text:p>
          </table:table-cell>
          <table:table-cell office:value-type="float" office:value="1195496" table:style-name="ce9">
            <text:p>1.195.496</text:p>
          </table:table-cell>
          <table:table-cell office:value-type="float" office:value="853509" table:style-name="ce9">
            <text:p>853.509</text:p>
          </table:table-cell>
          <table:table-cell office:value-type="float" office:value="588531" table:style-name="ce9">
            <text:p>588.531</text:p>
          </table:table-cell>
          <table:table-cell office:value-type="float" office:value="3483009" table:style-name="ce9">
            <text:p>3.483.009</text:p>
          </table:table-cell>
          <table:table-cell office:value-type="float" office:value="398993" table:style-name="ce9">
            <text:p>398.993</text:p>
          </table:table-cell>
          <table:table-cell office:value-type="float" office:value="1914591" table:style-name="ce9">
            <text:p>1.914.591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1751868" table:style-name="ce9">
            <text:p>1.751.868</text:p>
          </table:table-cell>
          <table:table-cell office:value-type="float" office:value="1481669" table:style-name="ce9">
            <text:p>1.481.669</text:p>
          </table:table-cell>
          <table:table-cell office:value-type="float" office:value="1345608" table:style-name="ce9">
            <text:p>1.345.608</text:p>
          </table:table-cell>
          <table:table-cell office:value-type="float" office:value="757404" table:style-name="ce9">
            <text:p>757.404</text:p>
          </table:table-cell>
          <table:table-cell office:value-type="float" office:value="3399752" table:style-name="ce9">
            <text:p>3.399.752</text:p>
          </table:table-cell>
          <table:table-cell office:value-type="float" office:value="823730" table:style-name="ce9">
            <text:p>823.730</text:p>
          </table:table-cell>
          <table:table-cell office:value-type="float" office:value="2133866" table:style-name="ce9">
            <text:p>2.133.866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2768666" table:style-name="ce9">
            <text:p>2.768.666</text:p>
          </table:table-cell>
          <table:table-cell office:value-type="float" office:value="2495051" table:style-name="ce9">
            <text:p>2.495.051</text:p>
          </table:table-cell>
          <table:table-cell office:value-type="float" office:value="2342948" table:style-name="ce9">
            <text:p>2.342.948</text:p>
          </table:table-cell>
          <table:table-cell office:value-type="float" office:value="552126" table:style-name="ce9">
            <text:p>552.126</text:p>
          </table:table-cell>
          <table:table-cell office:value-type="float" office:value="3174550" table:style-name="ce9">
            <text:p>3.174.550</text:p>
          </table:table-cell>
          <table:table-cell office:value-type="float" office:value="946158" table:style-name="ce9">
            <text:p>946.158</text:p>
          </table:table-cell>
          <table:table-cell office:value-type="float" office:value="1859377" table:style-name="ce9">
            <text:p>1.859.377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2293029" table:style-name="ce9">
            <text:p>2.293.029</text:p>
          </table:table-cell>
          <table:table-cell office:value-type="float" office:value="2178408" table:style-name="ce9">
            <text:p>2.178.408</text:p>
          </table:table-cell>
          <table:table-cell office:value-type="float" office:value="2297741" table:style-name="ce9">
            <text:p>2.297.741</text:p>
          </table:table-cell>
          <table:table-cell office:value-type="float" office:value="1592048" table:style-name="ce9">
            <text:p>1.592.048</text:p>
          </table:table-cell>
          <table:table-cell office:value-type="float" office:value="2739965" table:style-name="ce9">
            <text:p>2.739.965</text:p>
          </table:table-cell>
          <table:table-cell office:value-type="float" office:value="1848703" table:style-name="ce9">
            <text:p>1.848.703</text:p>
          </table:table-cell>
          <table:table-cell office:value-type="float" office:value="2605692" table:style-name="ce9">
            <text:p>2.605.692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1460832" table:style-name="ce9">
            <text:p>1.460.832</text:p>
          </table:table-cell>
          <table:table-cell office:value-type="float" office:value="1226656" table:style-name="ce9">
            <text:p>1.226.656</text:p>
          </table:table-cell>
          <table:table-cell office:value-type="float" office:value="1180886" table:style-name="ce9">
            <text:p>1.180.886</text:p>
          </table:table-cell>
          <table:table-cell office:value-type="float" office:value="569866" table:style-name="ce9">
            <text:p>569.866</text:p>
          </table:table-cell>
          <table:table-cell office:value-type="float" office:value="1444554" table:style-name="ce9">
            <text:p>1.444.554</text:p>
          </table:table-cell>
          <table:table-cell office:value-type="float" office:value="537004" table:style-name="ce9">
            <text:p>537.004</text:p>
          </table:table-cell>
          <table:table-cell office:value-type="float" office:value="1397335" table:style-name="ce9">
            <text:p>1.397.335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1449544" table:style-name="ce9">
            <text:p>1.449.544</text:p>
          </table:table-cell>
          <table:table-cell office:value-type="float" office:value="1232600" table:style-name="ce9">
            <text:p>1.232.600</text:p>
          </table:table-cell>
          <table:table-cell office:value-type="float" office:value="1268118" table:style-name="ce9">
            <text:p>1.268.118</text:p>
          </table:table-cell>
          <table:table-cell office:value-type="float" office:value="679835" table:style-name="ce9">
            <text:p>679.835</text:p>
          </table:table-cell>
          <table:table-cell office:value-type="float" office:value="1373297" table:style-name="ce9">
            <text:p>1.373.297</text:p>
          </table:table-cell>
          <table:table-cell office:value-type="float" office:value="421647" table:style-name="ce9">
            <text:p>421.647</text:p>
          </table:table-cell>
          <table:table-cell office:value-type="float" office:value="1176976" table:style-name="ce9">
            <text:p>1.176.97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157552" table:style-name="ce9">
            <text:p>157.552</text:p>
          </table:table-cell>
          <table:table-cell office:value-type="float" office:value="141600" table:style-name="ce9">
            <text:p>141.600</text:p>
          </table:table-cell>
          <table:table-cell office:value-type="float" office:value="93676" table:style-name="ce9">
            <text:p>93.676</text:p>
          </table:table-cell>
          <table:table-cell office:value-type="float" office:value="31621" table:style-name="ce9">
            <text:p>31.621</text:p>
          </table:table-cell>
          <table:table-cell office:value-type="float" office:value="840232" table:style-name="ce9">
            <text:p>840.232</text:p>
          </table:table-cell>
          <table:table-cell office:value-type="float" office:value="119430" table:style-name="ce9">
            <text:p>119.430</text:p>
          </table:table-cell>
          <table:table-cell office:value-type="float" office:value="425026" table:style-name="ce9">
            <text:p>425.02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1003796" table:style-name="ce9">
            <text:p>1.003.796</text:p>
          </table:table-cell>
          <table:table-cell office:value-type="float" office:value="501526" table:style-name="ce9">
            <text:p>501.526</text:p>
          </table:table-cell>
          <table:table-cell office:value-type="float" office:value="782857" table:style-name="ce9">
            <text:p>782.857</text:p>
          </table:table-cell>
          <table:table-cell office:value-type="float" office:value="224887" table:style-name="ce9">
            <text:p>224.887</text:p>
          </table:table-cell>
          <table:table-cell office:value-type="float" office:value="1556118" table:style-name="ce9">
            <text:p>1.556.118</text:p>
          </table:table-cell>
          <table:table-cell office:value-type="float" office:value="1020037" table:style-name="ce9">
            <text:p>1.020.037</text:p>
          </table:table-cell>
          <table:table-cell office:value-type="float" office:value="1367031" table:style-name="ce9">
            <text:p>1.367.031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841093" table:style-name="ce9">
            <text:p>841.093</text:p>
          </table:table-cell>
          <table:table-cell office:value-type="float" office:value="476278" table:style-name="ce9">
            <text:p>476.278</text:p>
          </table:table-cell>
          <table:table-cell office:value-type="float" office:value="751216" table:style-name="ce9">
            <text:p>751.216</text:p>
          </table:table-cell>
          <table:table-cell office:value-type="float" office:value="96326" table:style-name="ce9">
            <text:p>96.326</text:p>
          </table:table-cell>
          <table:table-cell office:value-type="float" office:value="1150025" table:style-name="ce9">
            <text:p>1.150.025</text:p>
          </table:table-cell>
          <table:table-cell office:value-type="float" office:value="0" table:style-name="ce9">
            <text:p>0</text:p>
          </table:table-cell>
          <table:table-cell office:value-type="float" office:value="563917" table:style-name="ce9">
            <text:p>563.917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1936015" table:style-name="ce9">
            <text:p>1.936.015</text:p>
          </table:table-cell>
          <table:table-cell office:value-type="float" office:value="1866526" table:style-name="ce9">
            <text:p>1.866.526</text:p>
          </table:table-cell>
          <table:table-cell office:value-type="float" office:value="1874937" table:style-name="ce9">
            <text:p>1.874.937</text:p>
          </table:table-cell>
          <table:table-cell office:value-type="float" office:value="574604" table:style-name="ce9">
            <text:p>574.604</text:p>
          </table:table-cell>
          <table:table-cell office:value-type="float" office:value="1991876" table:style-name="ce9">
            <text:p>1.991.876</text:p>
          </table:table-cell>
          <table:table-cell office:value-type="float" office:value="1574199" table:style-name="ce9">
            <text:p>1.574.199</text:p>
          </table:table-cell>
          <table:table-cell office:value-type="float" office:value="1947810" table:style-name="ce9">
            <text:p>1.947.81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442718" table:style-name="ce9">
            <text:p>2.442.718</text:p>
          </table:table-cell>
          <table:table-cell office:value-type="float" office:value="2275052" table:style-name="ce9">
            <text:p>2.275.052</text:p>
          </table:table-cell>
          <table:table-cell office:value-type="float" office:value="2698840" table:style-name="ce9">
            <text:p>2.698.840</text:p>
          </table:table-cell>
          <table:table-cell office:value-type="float" office:value="1900292" table:style-name="ce9">
            <text:p>1.900.292</text:p>
          </table:table-cell>
          <table:table-cell office:value-type="float" office:value="2941082" table:style-name="ce9">
            <text:p>2.941.082</text:p>
          </table:table-cell>
          <table:table-cell office:value-type="float" office:value="1137123" table:style-name="ce9">
            <text:p>1.137.123</text:p>
          </table:table-cell>
          <table:table-cell office:value-type="float" office:value="2508341" table:style-name="ce9">
            <text:p>2.508.341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2814616" table:style-name="ce9">
            <text:p>2.814.616</text:p>
          </table:table-cell>
          <table:table-cell office:value-type="float" office:value="2586019" table:style-name="ce9">
            <text:p>2.586.019</text:p>
          </table:table-cell>
          <table:table-cell office:value-type="float" office:value="2514122" table:style-name="ce9">
            <text:p>2.514.122</text:p>
          </table:table-cell>
          <table:table-cell office:value-type="float" office:value="961212" table:style-name="ce9">
            <text:p>961.212</text:p>
          </table:table-cell>
          <table:table-cell office:value-type="float" office:value="3927216" table:style-name="ce9">
            <text:p>3.927.216</text:p>
          </table:table-cell>
          <table:table-cell office:value-type="float" office:value="1778329" table:style-name="ce9">
            <text:p>1.778.329</text:p>
          </table:table-cell>
          <table:table-cell office:value-type="float" office:value="3534863" table:style-name="ce9">
            <text:p>3.534.86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019468" table:style-name="ce9">
            <text:p>1.019.468</text:p>
          </table:table-cell>
          <table:table-cell office:value-type="float" office:value="761765" table:style-name="ce9">
            <text:p>761.765</text:p>
          </table:table-cell>
          <table:table-cell office:value-type="float" office:value="889617" table:style-name="ce9">
            <text:p>889.617</text:p>
          </table:table-cell>
          <table:table-cell office:value-type="float" office:value="493586" table:style-name="ce9">
            <text:p>493.586</text:p>
          </table:table-cell>
          <table:table-cell office:value-type="float" office:value="2572822" table:style-name="ce9">
            <text:p>2.572.822</text:p>
          </table:table-cell>
          <table:table-cell office:value-type="float" office:value="430180" table:style-name="ce9">
            <text:p>430.180</text:p>
          </table:table-cell>
          <table:table-cell office:value-type="float" office:value="1634892" table:style-name="ce9">
            <text:p>1.634.892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2236801" table:style-name="ce9">
            <text:p>2.236.801</text:p>
          </table:table-cell>
          <table:table-cell office:value-type="float" office:value="2045294" table:style-name="ce9">
            <text:p>2.045.294</text:p>
          </table:table-cell>
          <table:table-cell office:value-type="float" office:value="2311350" table:style-name="ce9">
            <text:p>2.311.350</text:p>
          </table:table-cell>
          <table:table-cell office:value-type="float" office:value="1369328" table:style-name="ce9">
            <text:p>1.369.328</text:p>
          </table:table-cell>
          <table:table-cell office:value-type="float" office:value="1671603" table:style-name="ce9">
            <text:p>1.671.603</text:p>
          </table:table-cell>
          <table:table-cell office:value-type="float" office:value="1868912" table:style-name="ce9">
            <text:p>1.868.912</text:p>
          </table:table-cell>
          <table:table-cell office:value-type="float" office:value="2595599" table:style-name="ce9">
            <text:p>2.595.599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2916530" table:style-name="ce9">
            <text:p>2.916.530</text:p>
          </table:table-cell>
          <table:table-cell office:value-type="float" office:value="3091027" table:style-name="ce9">
            <text:p>3.091.027</text:p>
          </table:table-cell>
          <table:table-cell office:value-type="float" office:value="2327400" table:style-name="ce9">
            <text:p>2.327.400</text:p>
          </table:table-cell>
          <table:table-cell office:value-type="float" office:value="1689156" table:style-name="ce9">
            <text:p>1.689.156</text:p>
          </table:table-cell>
          <table:table-cell office:value-type="float" office:value="2375732" table:style-name="ce9">
            <text:p>2.375.732</text:p>
          </table:table-cell>
          <table:table-cell office:value-type="float" office:value="1565951" table:style-name="ce9">
            <text:p>1.565.951</text:p>
          </table:table-cell>
          <table:table-cell office:value-type="float" office:value="2641977" table:style-name="ce9">
            <text:p>2.641.977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6A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5">
            <text:p>C16A - USUÁRIOS DE INTERNET, POR DISPOSITIVO UTILIZADO DE FORMA EXCLUSIVA OU SIMULTÂN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 do total</text:p>
          </table:table-cell>
          <table:covered-table-cell/>
          <table:table-cell office:value-type="string" table:number-columns-spanned="1" table:number-rows-spanned="2" table:style-name="ce4">
            <text:p>Apenas computador</text:p>
          </table:table-cell>
          <table:table-cell office:value-type="string" table:number-columns-spanned="1" table:number-rows-spanned="2" table:style-name="ce4">
            <text:p>Apenas telefone celular</text:p>
          </table:table-cell>
          <table:table-cell office:value-type="string" table:number-columns-spanned="1" table:number-rows-spanned="2" table:style-name="ce4">
            <text:p>Ambos</text:p>
          </table:table-cell>
          <table:table-cell table:style-name="ce8"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946681" table:style-name="ce9">
            <text:p>946.681</text:p>
          </table:table-cell>
          <table:table-cell office:value-type="float" office:value="3672573" table:style-name="ce9">
            <text:p>3.672.573</text:p>
          </table:table-cell>
          <table:table-cell office:value-type="float" office:value="2853991" table:style-name="ce9">
            <text:p>2.853.991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946681" table:style-name="ce9">
            <text:p>946.681</text:p>
          </table:table-cell>
          <table:table-cell office:value-type="float" office:value="3586750" table:style-name="ce9">
            <text:p>3.586.750</text:p>
          </table:table-cell>
          <table:table-cell office:value-type="float" office:value="2870660" table:style-name="ce9">
            <text:p>2.870.660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0" table:style-name="ce9">
            <text:p>0</text:p>
          </table:table-cell>
          <table:table-cell office:value-type="float" office:value="1320743" table:style-name="ce9">
            <text:p>1.320.743</text:p>
          </table:table-cell>
          <table:table-cell office:value-type="float" office:value="751603" table:style-name="ce9">
            <text:p>751.603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760628" table:style-name="ce9">
            <text:p>760.628</text:p>
          </table:table-cell>
          <table:table-cell office:value-type="float" office:value="3190167" table:style-name="ce9">
            <text:p>3.190.167</text:p>
          </table:table-cell>
          <table:table-cell office:value-type="float" office:value="2856122" table:style-name="ce9">
            <text:p>2.856.12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131834" table:style-name="ce9">
            <text:p>131.834</text:p>
          </table:table-cell>
          <table:table-cell office:value-type="float" office:value="2110770" table:style-name="ce9">
            <text:p>2.110.770</text:p>
          </table:table-cell>
          <table:table-cell office:value-type="float" office:value="1774772" table:style-name="ce9">
            <text:p>1.774.77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23465" table:style-name="ce9">
            <text:p>23.465</text:p>
          </table:table-cell>
          <table:table-cell office:value-type="float" office:value="1355036" table:style-name="ce9">
            <text:p>1.355.036</text:p>
          </table:table-cell>
          <table:table-cell office:value-type="float" office:value="1299754" table:style-name="ce9">
            <text:p>1.299.754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23860" table:style-name="ce9">
            <text:p>23.860</text:p>
          </table:table-cell>
          <table:table-cell office:value-type="float" office:value="799292" table:style-name="ce9">
            <text:p>799.292</text:p>
          </table:table-cell>
          <table:table-cell office:value-type="float" office:value="686029" table:style-name="ce9">
            <text:p>686.029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530413" table:style-name="ce9">
            <text:p>530.413</text:p>
          </table:table-cell>
          <table:table-cell office:value-type="float" office:value="1063361" table:style-name="ce9">
            <text:p>1.063.361</text:p>
          </table:table-cell>
          <table:table-cell office:value-type="float" office:value="908222" table:style-name="ce9">
            <text:p>908.222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861578" table:style-name="ce9">
            <text:p>861.578</text:p>
          </table:table-cell>
          <table:table-cell office:value-type="float" office:value="2590165" table:style-name="ce9">
            <text:p>2.590.165</text:p>
          </table:table-cell>
          <table:table-cell office:value-type="float" office:value="2664995" table:style-name="ce9">
            <text:p>2.664.99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310623" table:style-name="ce9">
            <text:p>310.623</text:p>
          </table:table-cell>
          <table:table-cell office:value-type="float" office:value="3071146" table:style-name="ce9">
            <text:p>3.071.146</text:p>
          </table:table-cell>
          <table:table-cell office:value-type="float" office:value="2406544" table:style-name="ce9">
            <text:p>2.406.544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883074" table:style-name="ce9">
            <text:p>883.074</text:p>
          </table:table-cell>
          <table:table-cell office:value-type="float" office:value="3396845" table:style-name="ce9">
            <text:p>3.396.845</text:p>
          </table:table-cell>
          <table:table-cell office:value-type="float" office:value="2718461" table:style-name="ce9">
            <text:p>2.718.46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157229" table:style-name="ce9">
            <text:p>157.229</text:p>
          </table:table-cell>
          <table:table-cell office:value-type="float" office:value="3571061" table:style-name="ce9">
            <text:p>3.571.061</text:p>
          </table:table-cell>
          <table:table-cell office:value-type="float" office:value="2315329" table:style-name="ce9">
            <text:p>2.315.329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159204" table:style-name="ce9">
            <text:p>159.204</text:p>
          </table:table-cell>
          <table:table-cell office:value-type="float" office:value="1903995" table:style-name="ce9">
            <text:p>1.903.995</text:p>
          </table:table-cell>
          <table:table-cell office:value-type="float" office:value="1440105" table:style-name="ce9">
            <text:p>1.440.10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0" table:style-name="ce9">
            <text:p>0</text:p>
          </table:table-cell>
          <table:table-cell office:value-type="float" office:value="761396" table:style-name="ce9">
            <text:p>761.396</text:p>
          </table:table-cell>
          <table:table-cell office:value-type="float" office:value="379372" table:style-name="ce9">
            <text:p>379.372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0" table:style-name="ce9">
            <text:p>0</text:p>
          </table:table-cell>
          <table:table-cell office:value-type="float" office:value="677616" table:style-name="ce9">
            <text:p>677.616</text:p>
          </table:table-cell>
          <table:table-cell office:value-type="float" office:value="860410" table:style-name="ce9">
            <text:p>860.41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30340" table:style-name="ce9">
            <text:p>30.340</text:p>
          </table:table-cell>
          <table:table-cell office:value-type="float" office:value="501780" table:style-name="ce9">
            <text:p>501.780</text:p>
          </table:table-cell>
          <table:table-cell office:value-type="float" office:value="252908" table:style-name="ce9">
            <text:p>252.908</text:p>
          </table:table-cell>
          <table:table-cell table:number-columns-repeated="16379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0" table:style-name="ce9">
            <text:p>0</text:p>
          </table:table-cell>
          <table:table-cell office:value-type="float" office:value="692739" table:style-name="ce9">
            <text:p>692.739</text:p>
          </table:table-cell>
          <table:table-cell office:value-type="float" office:value="126572" table:style-name="ce9">
            <text:p>126.572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889270" table:style-name="ce9">
            <text:p>889.270</text:p>
          </table:table-cell>
          <table:table-cell office:value-type="float" office:value="2610853" table:style-name="ce9">
            <text:p>2.610.853</text:p>
          </table:table-cell>
          <table:table-cell office:value-type="float" office:value="1788457" table:style-name="ce9">
            <text:p>1.788.457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263819" table:style-name="ce9">
            <text:p>263.819</text:p>
          </table:table-cell>
          <table:table-cell office:value-type="float" office:value="2080378" table:style-name="ce9">
            <text:p>2.080.378</text:p>
          </table:table-cell>
          <table:table-cell office:value-type="float" office:value="1929591" table:style-name="ce9">
            <text:p>1.929.591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20371" table:style-name="ce9">
            <text:p>20.371</text:p>
          </table:table-cell>
          <table:table-cell office:value-type="float" office:value="1268757" table:style-name="ce9">
            <text:p>1.268.757</text:p>
          </table:table-cell>
          <table:table-cell office:value-type="float" office:value="1290546" table:style-name="ce9">
            <text:p>1.290.546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667239" table:style-name="ce9">
            <text:p>667.239</text:p>
          </table:table-cell>
          <table:table-cell office:value-type="float" office:value="1226941" table:style-name="ce9">
            <text:p>1.226.941</text:p>
          </table:table-cell>
          <table:table-cell office:value-type="float" office:value="993560" table:style-name="ce9">
            <text:p>993.56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30340" table:style-name="ce9">
            <text:p>30.340</text:p>
          </table:table-cell>
          <table:table-cell office:value-type="float" office:value="1929100" table:style-name="ce9">
            <text:p>1.929.100</text:p>
          </table:table-cell>
          <table:table-cell office:value-type="float" office:value="1767127" table:style-name="ce9">
            <text:p>1.767.127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134272" table:style-name="ce9">
            <text:p>134.272</text:p>
          </table:table-cell>
          <table:table-cell office:value-type="float" office:value="1350811" table:style-name="ce9">
            <text:p>1.350.811</text:p>
          </table:table-cell>
          <table:table-cell office:value-type="float" office:value="1510419" table:style-name="ce9">
            <text:p>1.510.41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14738" table:style-name="ce9">
            <text:p>14.738</text:p>
          </table:table-cell>
          <table:table-cell office:value-type="float" office:value="1698627" table:style-name="ce9">
            <text:p>1.698.627</text:p>
          </table:table-cell>
          <table:table-cell office:value-type="float" office:value="1729329" table:style-name="ce9">
            <text:p>1.729.32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294742" table:style-name="ce9">
            <text:p>294.742</text:p>
          </table:table-cell>
          <table:table-cell office:value-type="float" office:value="2122542" table:style-name="ce9">
            <text:p>2.122.542</text:p>
          </table:table-cell>
          <table:table-cell office:value-type="float" office:value="1803539" table:style-name="ce9">
            <text:p>1.803.53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531227" table:style-name="ce9">
            <text:p>531.227</text:p>
          </table:table-cell>
          <table:table-cell office:value-type="float" office:value="1937039" table:style-name="ce9">
            <text:p>1.937.039</text:p>
          </table:table-cell>
          <table:table-cell office:value-type="float" office:value="1676953" table:style-name="ce9">
            <text:p>1.676.953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57465" table:style-name="ce9">
            <text:p>57.465</text:p>
          </table:table-cell>
          <table:table-cell office:value-type="float" office:value="3129905" table:style-name="ce9">
            <text:p>3.129.905</text:p>
          </table:table-cell>
          <table:table-cell office:value-type="float" office:value="1354516" table:style-name="ce9">
            <text:p>1.354.516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357989" table:style-name="ce9">
            <text:p>357.989</text:p>
          </table:table-cell>
          <table:table-cell office:value-type="float" office:value="2764414" table:style-name="ce9">
            <text:p>2.764.414</text:p>
          </table:table-cell>
          <table:table-cell office:value-type="float" office:value="1690547" table:style-name="ce9">
            <text:p>1.690.547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657416" table:style-name="ce9">
            <text:p>657.416</text:p>
          </table:table-cell>
          <table:table-cell office:value-type="float" office:value="2664615" table:style-name="ce9">
            <text:p>2.664.615</text:p>
          </table:table-cell>
          <table:table-cell office:value-type="float" office:value="2391797" table:style-name="ce9">
            <text:p>2.391.797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101775" table:style-name="ce9">
            <text:p>101.775</text:p>
          </table:table-cell>
          <table:table-cell office:value-type="float" office:value="1655144" table:style-name="ce9">
            <text:p>1.655.144</text:p>
          </table:table-cell>
          <table:table-cell office:value-type="float" office:value="2296114" table:style-name="ce9">
            <text:p>2.296.114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531168" table:style-name="ce9">
            <text:p>531.168</text:p>
          </table:table-cell>
          <table:table-cell office:value-type="float" office:value="773347" table:style-name="ce9">
            <text:p>773.347</text:p>
          </table:table-cell>
          <table:table-cell office:value-type="float" office:value="1415027" table:style-name="ce9">
            <text:p>1.415.027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0" table:style-name="ce9">
            <text:p>0</text:p>
          </table:table-cell>
          <table:table-cell office:value-type="float" office:value="440015" table:style-name="ce9">
            <text:p>440.015</text:p>
          </table:table-cell>
          <table:table-cell office:value-type="float" office:value="1449544" table:style-name="ce9">
            <text:p>1.449.544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0" table:style-name="ce9">
            <text:p>0</text:p>
          </table:table-cell>
          <table:table-cell office:value-type="float" office:value="824793" table:style-name="ce9">
            <text:p>824.793</text:p>
          </table:table-cell>
          <table:table-cell office:value-type="float" office:value="157552" table:style-name="ce9">
            <text:p>157.552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0" table:style-name="ce9">
            <text:p>0</text:p>
          </table:table-cell>
          <table:table-cell office:value-type="float" office:value="1272695" table:style-name="ce9">
            <text:p>1.272.695</text:p>
          </table:table-cell>
          <table:table-cell office:value-type="float" office:value="1003796" table:style-name="ce9">
            <text:p>1.003.79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0" table:style-name="ce9">
            <text:p>0</text:p>
          </table:table-cell>
          <table:table-cell office:value-type="float" office:value="827086" table:style-name="ce9">
            <text:p>827.086</text:p>
          </table:table-cell>
          <table:table-cell office:value-type="float" office:value="841093" table:style-name="ce9">
            <text:p>841.093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0" table:style-name="ce9">
            <text:p>0</text:p>
          </table:table-cell>
          <table:table-cell office:value-type="float" office:value="610384" table:style-name="ce9">
            <text:p>610.384</text:p>
          </table:table-cell>
          <table:table-cell office:value-type="float" office:value="1936015" table:style-name="ce9">
            <text:p>1.936.01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676880" table:style-name="ce9">
            <text:p>676.880</text:p>
          </table:table-cell>
          <table:table-cell office:value-type="float" office:value="1643242" table:style-name="ce9">
            <text:p>1.643.242</text:p>
          </table:table-cell>
          <table:table-cell office:value-type="float" office:value="2615906" table:style-name="ce9">
            <text:p>2.615.90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577368" table:style-name="ce9">
            <text:p>577.368</text:p>
          </table:table-cell>
          <table:table-cell office:value-type="float" office:value="3848451" table:style-name="ce9">
            <text:p>3.848.451</text:p>
          </table:table-cell>
          <table:table-cell office:value-type="float" office:value="2741459" table:style-name="ce9">
            <text:p>2.741.45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55355" table:style-name="ce9">
            <text:p>255.355</text:p>
          </table:table-cell>
          <table:table-cell office:value-type="float" office:value="2492912" table:style-name="ce9">
            <text:p>2.492.912</text:p>
          </table:table-cell>
          <table:table-cell office:value-type="float" office:value="960132" table:style-name="ce9">
            <text:p>960.132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554043" table:style-name="ce9">
            <text:p>554.043</text:p>
          </table:table-cell>
          <table:table-cell office:value-type="float" office:value="2326047" table:style-name="ce9">
            <text:p>2.326.047</text:p>
          </table:table-cell>
          <table:table-cell office:value-type="float" office:value="2243254" table:style-name="ce9">
            <text:p>2.243.254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748814" table:style-name="ce9">
            <text:p>748.814</text:p>
          </table:table-cell>
          <table:table-cell office:value-type="float" office:value="2720420" table:style-name="ce9">
            <text:p>2.720.420</text:p>
          </table:table-cell>
          <table:table-cell office:value-type="float" office:value="2674515" table:style-name="ce9">
            <text:p>2.674.51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G3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G3 - USUÁRIOS DE INTERNET, POR ATIVIDADES DE INTERAÇÃO COM AUTORIDADES PÚBLIC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Margem de erro do total</text:p>
          </table:table-cell>
          <table:covered-table-cell/>
          <table:table-cell office:value-type="string" table:number-columns-spanned="4" table:number-rows-spanned="1" table:style-name="ce4">
            <text:p>Procurou informações oferecidas por sites de governo</text:p>
          </table:table-cell>
          <table:covered-table-cell table:number-columns-repeated="3"/>
          <table:table-cell office:value-type="string" table:number-columns-spanned="4" table:number-rows-spanned="1" table:style-name="ce4">
            <text:p>Realizou algum serviço público, como emitir documentos, preencher e enviar formulários ou pagar taxas e impostos pela Internet</text:p>
          </table:table-cell>
          <table:covered-table-cell table:number-columns-repeated="3"/>
          <table:table-cell office:value-type="string" table:number-columns-spanned="4" table:number-rows-spanned="1" table:style-name="ce4">
            <text:p>Não utilizou a Internet para realizar atividades de interação com autoridades públicas</text:p>
          </table:table-cell>
          <table:covered-table-cell table:number-columns-repeated="3"/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967198" table:style-name="ce9">
            <text:p>2.967.198</text:p>
          </table:table-cell>
          <table:table-cell office:value-type="float" office:value="3645161" table:style-name="ce9">
            <text:p>3.645.161</text:p>
          </table:table-cell>
          <table:table-cell office:value-type="float" office:value="320159" table:style-name="ce9">
            <text:p>320.159</text:p>
          </table:table-cell>
          <table:table-cell office:value-type="float" office:value="25310" table:style-name="ce9">
            <text:p>25.310</text:p>
          </table:table-cell>
          <table:table-cell office:value-type="float" office:value="3614645" table:style-name="ce9">
            <text:p>3.614.645</text:p>
          </table:table-cell>
          <table:table-cell office:value-type="float" office:value="3974613" table:style-name="ce9">
            <text:p>3.974.613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3466686" table:style-name="ce9">
            <text:p>3.466.68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899172" table:style-name="ce9">
            <text:p>2.899.172</text:p>
          </table:table-cell>
          <table:table-cell office:value-type="float" office:value="3733332" table:style-name="ce9">
            <text:p>3.733.332</text:p>
          </table:table-cell>
          <table:table-cell office:value-type="float" office:value="320159" table:style-name="ce9">
            <text:p>320.159</text:p>
          </table:table-cell>
          <table:table-cell office:value-type="float" office:value="25310" table:style-name="ce9">
            <text:p>25.310</text:p>
          </table:table-cell>
          <table:table-cell office:value-type="float" office:value="3621121" table:style-name="ce9">
            <text:p>3.621.121</text:p>
          </table:table-cell>
          <table:table-cell office:value-type="float" office:value="4035588" table:style-name="ce9">
            <text:p>4.035.588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3502975" table:style-name="ce9">
            <text:p>3.502.97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212035" table:style-name="ce9">
            <text:p>1.212.035</text:p>
          </table:table-cell>
          <table:table-cell office:value-type="float" office:value="1447474" table:style-name="ce9">
            <text:p>1.447.47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27908" table:style-name="ce9">
            <text:p>827.908</text:p>
          </table:table-cell>
          <table:table-cell office:value-type="float" office:value="1295161" table:style-name="ce9">
            <text:p>1.295.16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46650" table:style-name="ce9">
            <text:p>1.546.65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2282196" table:style-name="ce9">
            <text:p>2.282.196</text:p>
          </table:table-cell>
          <table:table-cell office:value-type="float" office:value="2887653" table:style-name="ce9">
            <text:p>2.887.653</text:p>
          </table:table-cell>
          <table:table-cell office:value-type="float" office:value="232966" table:style-name="ce9">
            <text:p>232.966</text:p>
          </table:table-cell>
          <table:table-cell office:value-type="float" office:value="25310" table:style-name="ce9">
            <text:p>25.310</text:p>
          </table:table-cell>
          <table:table-cell office:value-type="float" office:value="3080577" table:style-name="ce9">
            <text:p>3.080.577</text:p>
          </table:table-cell>
          <table:table-cell office:value-type="float" office:value="3327858" table:style-name="ce9">
            <text:p>3.327.85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43071" table:style-name="ce9">
            <text:p>2.843.07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1614362" table:style-name="ce9">
            <text:p>1.614.362</text:p>
          </table:table-cell>
          <table:table-cell office:value-type="float" office:value="1816768" table:style-name="ce9">
            <text:p>1.816.768</text:p>
          </table:table-cell>
          <table:table-cell office:value-type="float" office:value="103448" table:style-name="ce9">
            <text:p>103.448</text:p>
          </table:table-cell>
          <table:table-cell office:value-type="float" office:value="0" table:style-name="ce9">
            <text:p>0</text:p>
          </table:table-cell>
          <table:table-cell office:value-type="float" office:value="1542423" table:style-name="ce9">
            <text:p>1.542.423</text:p>
          </table:table-cell>
          <table:table-cell office:value-type="float" office:value="1564804" table:style-name="ce9">
            <text:p>1.564.80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15498" table:style-name="ce9">
            <text:p>1.715.49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1082372" table:style-name="ce9">
            <text:p>1.082.372</text:p>
          </table:table-cell>
          <table:table-cell office:value-type="float" office:value="1278531" table:style-name="ce9">
            <text:p>1.278.53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98323" table:style-name="ce9">
            <text:p>1.298.323</text:p>
          </table:table-cell>
          <table:table-cell office:value-type="float" office:value="1422159" table:style-name="ce9">
            <text:p>1.422.15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434753" table:style-name="ce9">
            <text:p>1.434.75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691417" table:style-name="ce9">
            <text:p>691.417</text:p>
          </table:table-cell>
          <table:table-cell office:value-type="float" office:value="686688" table:style-name="ce9">
            <text:p>686.68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49617" table:style-name="ce9">
            <text:p>649.617</text:p>
          </table:table-cell>
          <table:table-cell office:value-type="float" office:value="748320" table:style-name="ce9">
            <text:p>748.32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34718" table:style-name="ce9">
            <text:p>634.71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840777" table:style-name="ce9">
            <text:p>840.777</text:p>
          </table:table-cell>
          <table:table-cell office:value-type="float" office:value="748857" table:style-name="ce9">
            <text:p>748.857</text:p>
          </table:table-cell>
          <table:table-cell office:value-type="float" office:value="211759" table:style-name="ce9">
            <text:p>211.759</text:p>
          </table:table-cell>
          <table:table-cell office:value-type="float" office:value="0" table:style-name="ce9">
            <text:p>0</text:p>
          </table:table-cell>
          <table:table-cell office:value-type="float" office:value="869713" table:style-name="ce9">
            <text:p>869.713</text:p>
          </table:table-cell>
          <table:table-cell office:value-type="float" office:value="1011240" table:style-name="ce9">
            <text:p>1.011.240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807164" table:style-name="ce9">
            <text:p>807.16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093991" table:style-name="ce9">
            <text:p>2.093.991</text:p>
          </table:table-cell>
          <table:table-cell office:value-type="float" office:value="2552356" table:style-name="ce9">
            <text:p>2.552.35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834595" table:style-name="ce9">
            <text:p>2.834.595</text:p>
          </table:table-cell>
          <table:table-cell office:value-type="float" office:value="2949791" table:style-name="ce9">
            <text:p>2.949.79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578919" table:style-name="ce9">
            <text:p>2.578.91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2911093" table:style-name="ce9">
            <text:p>2.911.093</text:p>
          </table:table-cell>
          <table:table-cell office:value-type="float" office:value="3457724" table:style-name="ce9">
            <text:p>3.457.724</text:p>
          </table:table-cell>
          <table:table-cell office:value-type="float" office:value="320159" table:style-name="ce9">
            <text:p>320.159</text:p>
          </table:table-cell>
          <table:table-cell office:value-type="float" office:value="25310" table:style-name="ce9">
            <text:p>25.310</text:p>
          </table:table-cell>
          <table:table-cell office:value-type="float" office:value="2653809" table:style-name="ce9">
            <text:p>2.653.809</text:p>
          </table:table-cell>
          <table:table-cell office:value-type="float" office:value="3213307" table:style-name="ce9">
            <text:p>3.213.307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3070931" table:style-name="ce9">
            <text:p>3.070.93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2377221" table:style-name="ce9">
            <text:p>2.377.221</text:p>
          </table:table-cell>
          <table:table-cell office:value-type="float" office:value="3304222" table:style-name="ce9">
            <text:p>3.304.222</text:p>
          </table:table-cell>
          <table:table-cell office:value-type="float" office:value="232966" table:style-name="ce9">
            <text:p>232.966</text:p>
          </table:table-cell>
          <table:table-cell office:value-type="float" office:value="0" table:style-name="ce9">
            <text:p>0</text:p>
          </table:table-cell>
          <table:table-cell office:value-type="float" office:value="3524523" table:style-name="ce9">
            <text:p>3.524.523</text:p>
          </table:table-cell>
          <table:table-cell office:value-type="float" office:value="3150899" table:style-name="ce9">
            <text:p>3.150.89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293446" table:style-name="ce9">
            <text:p>2.293.44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3282079" table:style-name="ce9">
            <text:p>3.282.079</text:p>
          </table:table-cell>
          <table:table-cell office:value-type="float" office:value="3205528" table:style-name="ce9">
            <text:p>3.205.528</text:p>
          </table:table-cell>
          <table:table-cell office:value-type="float" office:value="103448" table:style-name="ce9">
            <text:p>103.448</text:p>
          </table:table-cell>
          <table:table-cell office:value-type="float" office:value="25310" table:style-name="ce9">
            <text:p>25.310</text:p>
          </table:table-cell>
          <table:table-cell office:value-type="float" office:value="2462662" table:style-name="ce9">
            <text:p>2.462.662</text:p>
          </table:table-cell>
          <table:table-cell office:value-type="float" office:value="3726057" table:style-name="ce9">
            <text:p>3.726.0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146837" table:style-name="ce9">
            <text:p>3.146.83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1564012" table:style-name="ce9">
            <text:p>1.564.012</text:p>
          </table:table-cell>
          <table:table-cell office:value-type="float" office:value="1511043" table:style-name="ce9">
            <text:p>1.511.04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11980" table:style-name="ce9">
            <text:p>1.411.980</text:p>
          </table:table-cell>
          <table:table-cell office:value-type="float" office:value="1933491" table:style-name="ce9">
            <text:p>1.933.491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1375517" table:style-name="ce9">
            <text:p>1.375.51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523221" table:style-name="ce9">
            <text:p>523.221</text:p>
          </table:table-cell>
          <table:table-cell office:value-type="float" office:value="629857" table:style-name="ce9">
            <text:p>629.85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57072" table:style-name="ce9">
            <text:p>357.072</text:p>
          </table:table-cell>
          <table:table-cell office:value-type="float" office:value="767841" table:style-name="ce9">
            <text:p>767.84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01089" table:style-name="ce9">
            <text:p>601.08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271947" table:style-name="ce9">
            <text:p>271.947</text:p>
          </table:table-cell>
          <table:table-cell office:value-type="float" office:value="983353" table:style-name="ce9">
            <text:p>983.353</text:p>
          </table:table-cell>
          <table:table-cell office:value-type="float" office:value="211759" table:style-name="ce9">
            <text:p>211.759</text:p>
          </table:table-cell>
          <table:table-cell office:value-type="float" office:value="0" table:style-name="ce9">
            <text:p>0</text:p>
          </table:table-cell>
          <table:table-cell office:value-type="float" office:value="463653" table:style-name="ce9">
            <text:p>463.653</text:p>
          </table:table-cell>
          <table:table-cell office:value-type="float" office:value="954704" table:style-name="ce9">
            <text:p>954.70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37447" table:style-name="ce9">
            <text:p>937.44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77049" table:style-name="ce9">
            <text:p>177.049</text:p>
          </table:table-cell>
          <table:table-cell office:value-type="float" office:value="594920" table:style-name="ce9">
            <text:p>594.92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6301" table:style-name="ce9">
            <text:p>46.301</text:p>
          </table:table-cell>
          <table:table-cell office:value-type="float" office:value="625485" table:style-name="ce9">
            <text:p>625.48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01075" table:style-name="ce9">
            <text:p>601.07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162026" table:style-name="ce9">
            <text:p>162.026</text:p>
          </table:table-cell>
          <table:table-cell office:value-type="float" office:value="713780" table:style-name="ce9">
            <text:p>713.78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0097" table:style-name="ce9">
            <text:p>100.097</text:p>
          </table:table-cell>
          <table:table-cell office:value-type="float" office:value="715543" table:style-name="ce9">
            <text:p>715.54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28864" table:style-name="ce9">
            <text:p>728.86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1999575" table:style-name="ce9">
            <text:p>1.999.575</text:p>
          </table:table-cell>
          <table:table-cell office:value-type="float" office:value="2815392" table:style-name="ce9">
            <text:p>2.815.39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846582" table:style-name="ce9">
            <text:p>1.846.582</text:p>
          </table:table-cell>
          <table:table-cell office:value-type="float" office:value="2546238" table:style-name="ce9">
            <text:p>2.546.238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3022817" table:style-name="ce9">
            <text:p>3.022.81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1677108" table:style-name="ce9">
            <text:p>1.677.108</text:p>
          </table:table-cell>
          <table:table-cell office:value-type="float" office:value="1841913" table:style-name="ce9">
            <text:p>1.841.913</text:p>
          </table:table-cell>
          <table:table-cell office:value-type="float" office:value="260438" table:style-name="ce9">
            <text:p>260.438</text:p>
          </table:table-cell>
          <table:table-cell office:value-type="float" office:value="25310" table:style-name="ce9">
            <text:p>25.310</text:p>
          </table:table-cell>
          <table:table-cell office:value-type="float" office:value="2295620" table:style-name="ce9">
            <text:p>2.295.620</text:p>
          </table:table-cell>
          <table:table-cell office:value-type="float" office:value="2270832" table:style-name="ce9">
            <text:p>2.270.83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003388" table:style-name="ce9">
            <text:p>2.003.38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1764008" table:style-name="ce9">
            <text:p>1.764.008</text:p>
          </table:table-cell>
          <table:table-cell office:value-type="float" office:value="1769118" table:style-name="ce9">
            <text:p>1.769.118</text:p>
          </table:table-cell>
          <table:table-cell office:value-type="float" office:value="211759" table:style-name="ce9">
            <text:p>211.759</text:p>
          </table:table-cell>
          <table:table-cell office:value-type="float" office:value="0" table:style-name="ce9">
            <text:p>0</text:p>
          </table:table-cell>
          <table:table-cell office:value-type="float" office:value="2038188" table:style-name="ce9">
            <text:p>2.038.188</text:p>
          </table:table-cell>
          <table:table-cell office:value-type="float" office:value="2115531" table:style-name="ce9">
            <text:p>2.115.53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32350" table:style-name="ce9">
            <text:p>1.532.35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851015" table:style-name="ce9">
            <text:p>851.015</text:p>
          </table:table-cell>
          <table:table-cell office:value-type="float" office:value="970362" table:style-name="ce9">
            <text:p>970.36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30283" table:style-name="ce9">
            <text:p>930.283</text:p>
          </table:table-cell>
          <table:table-cell office:value-type="float" office:value="1068789" table:style-name="ce9">
            <text:p>1.068.789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1250695" table:style-name="ce9">
            <text:p>1.250.69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1277108" table:style-name="ce9">
            <text:p>1.277.108</text:p>
          </table:table-cell>
          <table:table-cell office:value-type="float" office:value="1416985" table:style-name="ce9">
            <text:p>1.416.985</text:p>
          </table:table-cell>
          <table:table-cell office:value-type="float" office:value="103448" table:style-name="ce9">
            <text:p>103.448</text:p>
          </table:table-cell>
          <table:table-cell office:value-type="float" office:value="0" table:style-name="ce9">
            <text:p>0</text:p>
          </table:table-cell>
          <table:table-cell office:value-type="float" office:value="1709910" table:style-name="ce9">
            <text:p>1.709.910</text:p>
          </table:table-cell>
          <table:table-cell office:value-type="float" office:value="1762209" table:style-name="ce9">
            <text:p>1.762.20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21423" table:style-name="ce9">
            <text:p>1.721.42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1297056" table:style-name="ce9">
            <text:p>1.297.056</text:p>
          </table:table-cell>
          <table:table-cell office:value-type="float" office:value="1203812" table:style-name="ce9">
            <text:p>1.203.8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45871" table:style-name="ce9">
            <text:p>1.545.871</text:p>
          </table:table-cell>
          <table:table-cell office:value-type="float" office:value="1319668" table:style-name="ce9">
            <text:p>1.319.66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308702" table:style-name="ce9">
            <text:p>1.308.70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1811757" table:style-name="ce9">
            <text:p>1.811.757</text:p>
          </table:table-cell>
          <table:table-cell office:value-type="float" office:value="1893264" table:style-name="ce9">
            <text:p>1.893.26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41159" table:style-name="ce9">
            <text:p>1.541.159</text:p>
          </table:table-cell>
          <table:table-cell office:value-type="float" office:value="1666215" table:style-name="ce9">
            <text:p>1.666.21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69009" table:style-name="ce9">
            <text:p>1.769.00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2010925" table:style-name="ce9">
            <text:p>2.010.925</text:p>
          </table:table-cell>
          <table:table-cell office:value-type="float" office:value="1862890" table:style-name="ce9">
            <text:p>1.862.890</text:p>
          </table:table-cell>
          <table:table-cell office:value-type="float" office:value="0" table:style-name="ce9">
            <text:p>0</text:p>
          </table:table-cell>
          <table:table-cell office:value-type="float" office:value="25310" table:style-name="ce9">
            <text:p>25.310</text:p>
          </table:table-cell>
          <table:table-cell office:value-type="float" office:value="1684884" table:style-name="ce9">
            <text:p>1.684.884</text:p>
          </table:table-cell>
          <table:table-cell office:value-type="float" office:value="1804420" table:style-name="ce9">
            <text:p>1.804.42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44771" table:style-name="ce9">
            <text:p>1.644.77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1934064" table:style-name="ce9">
            <text:p>1.934.064</text:p>
          </table:table-cell>
          <table:table-cell office:value-type="float" office:value="1637683" table:style-name="ce9">
            <text:p>1.637.683</text:p>
          </table:table-cell>
          <table:table-cell office:value-type="float" office:value="306098" table:style-name="ce9">
            <text:p>306.098</text:p>
          </table:table-cell>
          <table:table-cell office:value-type="float" office:value="0" table:style-name="ce9">
            <text:p>0</text:p>
          </table:table-cell>
          <table:table-cell office:value-type="float" office:value="1814355" table:style-name="ce9">
            <text:p>1.814.355</text:p>
          </table:table-cell>
          <table:table-cell office:value-type="float" office:value="2040178" table:style-name="ce9">
            <text:p>2.040.17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79267" table:style-name="ce9">
            <text:p>1.579.26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1809439" table:style-name="ce9">
            <text:p>1.809.439</text:p>
          </table:table-cell>
          <table:table-cell office:value-type="float" office:value="3090633" table:style-name="ce9">
            <text:p>3.090.633</text:p>
          </table:table-cell>
          <table:table-cell office:value-type="float" office:value="0" table:style-name="ce9">
            <text:p>0</text:p>
          </table:table-cell>
          <table:table-cell office:value-type="float" office:value="25310" table:style-name="ce9">
            <text:p>25.310</text:p>
          </table:table-cell>
          <table:table-cell office:value-type="float" office:value="1266456" table:style-name="ce9">
            <text:p>1.266.456</text:p>
          </table:table-cell>
          <table:table-cell office:value-type="float" office:value="3246903" table:style-name="ce9">
            <text:p>3.246.90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933566" table:style-name="ce9">
            <text:p>2.933.56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2611650" table:style-name="ce9">
            <text:p>2.611.650</text:p>
          </table:table-cell>
          <table:table-cell office:value-type="float" office:value="2539359" table:style-name="ce9">
            <text:p>2.539.359</text:p>
          </table:table-cell>
          <table:table-cell office:value-type="float" office:value="260438" table:style-name="ce9">
            <text:p>260.438</text:p>
          </table:table-cell>
          <table:table-cell office:value-type="float" office:value="0" table:style-name="ce9">
            <text:p>0</text:p>
          </table:table-cell>
          <table:table-cell office:value-type="float" office:value="2336992" table:style-name="ce9">
            <text:p>2.336.992</text:p>
          </table:table-cell>
          <table:table-cell office:value-type="float" office:value="2725411" table:style-name="ce9">
            <text:p>2.725.411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2543256" table:style-name="ce9">
            <text:p>2.543.25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2454874" table:style-name="ce9">
            <text:p>2.454.874</text:p>
          </table:table-cell>
          <table:table-cell office:value-type="float" office:value="2324238" table:style-name="ce9">
            <text:p>2.324.238</text:p>
          </table:table-cell>
          <table:table-cell office:value-type="float" office:value="211759" table:style-name="ce9">
            <text:p>211.759</text:p>
          </table:table-cell>
          <table:table-cell office:value-type="float" office:value="0" table:style-name="ce9">
            <text:p>0</text:p>
          </table:table-cell>
          <table:table-cell office:value-type="float" office:value="2348995" table:style-name="ce9">
            <text:p>2.348.995</text:p>
          </table:table-cell>
          <table:table-cell office:value-type="float" office:value="2885510" table:style-name="ce9">
            <text:p>2.885.51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353419" table:style-name="ce9">
            <text:p>2.353.41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2083101" table:style-name="ce9">
            <text:p>2.083.101</text:p>
          </table:table-cell>
          <table:table-cell office:value-type="float" office:value="2110378" table:style-name="ce9">
            <text:p>2.110.37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289618" table:style-name="ce9">
            <text:p>2.289.618</text:p>
          </table:table-cell>
          <table:table-cell office:value-type="float" office:value="1760957" table:style-name="ce9">
            <text:p>1.760.9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60107" table:style-name="ce9">
            <text:p>1.560.10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1053292" table:style-name="ce9">
            <text:p>1.053.292</text:p>
          </table:table-cell>
          <table:table-cell office:value-type="float" office:value="1100278" table:style-name="ce9">
            <text:p>1.100.27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79080" table:style-name="ce9">
            <text:p>1.079.080</text:p>
          </table:table-cell>
          <table:table-cell office:value-type="float" office:value="1329180" table:style-name="ce9">
            <text:p>1.329.18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13708" table:style-name="ce9">
            <text:p>1.013.70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1334448" table:style-name="ce9">
            <text:p>1.334.448</text:p>
          </table:table-cell>
          <table:table-cell office:value-type="float" office:value="627951" table:style-name="ce9">
            <text:p>627.95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57570" table:style-name="ce9">
            <text:p>1.257.570</text:p>
          </table:table-cell>
          <table:table-cell office:value-type="float" office:value="739536" table:style-name="ce9">
            <text:p>739.53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64114" table:style-name="ce9">
            <text:p>564.1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189588" table:style-name="ce9">
            <text:p>189.588</text:p>
          </table:table-cell>
          <table:table-cell office:value-type="float" office:value="789648" table:style-name="ce9">
            <text:p>789.64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60015" table:style-name="ce9">
            <text:p>160.015</text:p>
          </table:table-cell>
          <table:table-cell office:value-type="float" office:value="805856" table:style-name="ce9">
            <text:p>805.85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57275" table:style-name="ce9">
            <text:p>757.27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437120" table:style-name="ce9">
            <text:p>437.120</text:p>
          </table:table-cell>
          <table:table-cell office:value-type="float" office:value="1275402" table:style-name="ce9">
            <text:p>1.275.40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73534" table:style-name="ce9">
            <text:p>673.534</text:p>
          </table:table-cell>
          <table:table-cell office:value-type="float" office:value="1317094" table:style-name="ce9">
            <text:p>1.317.09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44187" table:style-name="ce9">
            <text:p>1.144.18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805169" table:style-name="ce9">
            <text:p>805.169</text:p>
          </table:table-cell>
          <table:table-cell office:value-type="float" office:value="834353" table:style-name="ce9">
            <text:p>834.3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78919" table:style-name="ce9">
            <text:p>678.919</text:p>
          </table:table-cell>
          <table:table-cell office:value-type="float" office:value="960127" table:style-name="ce9">
            <text:p>960.12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39067" table:style-name="ce9">
            <text:p>839.06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1907731" table:style-name="ce9">
            <text:p>1.907.731</text:p>
          </table:table-cell>
          <table:table-cell office:value-type="float" office:value="808289" table:style-name="ce9">
            <text:p>808.28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60254" table:style-name="ce9">
            <text:p>1.760.254</text:p>
          </table:table-cell>
          <table:table-cell office:value-type="float" office:value="1020064" table:style-name="ce9">
            <text:p>1.020.06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71271" table:style-name="ce9">
            <text:p>771.27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094584" table:style-name="ce9">
            <text:p>2.094.584</text:p>
          </table:table-cell>
          <table:table-cell office:value-type="float" office:value="2459787" table:style-name="ce9">
            <text:p>2.459.787</text:p>
          </table:table-cell>
          <table:table-cell office:value-type="float" office:value="211759" table:style-name="ce9">
            <text:p>211.759</text:p>
          </table:table-cell>
          <table:table-cell office:value-type="float" office:value="0" table:style-name="ce9">
            <text:p>0</text:p>
          </table:table-cell>
          <table:table-cell office:value-type="float" office:value="2597510" table:style-name="ce9">
            <text:p>2.597.510</text:p>
          </table:table-cell>
          <table:table-cell office:value-type="float" office:value="2431428" table:style-name="ce9">
            <text:p>2.431.42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900024" table:style-name="ce9">
            <text:p>1.900.02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2881661" table:style-name="ce9">
            <text:p>2.881.661</text:p>
          </table:table-cell>
          <table:table-cell office:value-type="float" office:value="3284879" table:style-name="ce9">
            <text:p>3.284.879</text:p>
          </table:table-cell>
          <table:table-cell office:value-type="float" office:value="260438" table:style-name="ce9">
            <text:p>260.438</text:p>
          </table:table-cell>
          <table:table-cell office:value-type="float" office:value="25310" table:style-name="ce9">
            <text:p>25.310</text:p>
          </table:table-cell>
          <table:table-cell office:value-type="float" office:value="2713281" table:style-name="ce9">
            <text:p>2.713.281</text:p>
          </table:table-cell>
          <table:table-cell office:value-type="float" office:value="3844927" table:style-name="ce9">
            <text:p>3.844.927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3193396" table:style-name="ce9">
            <text:p>3.193.39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433739" table:style-name="ce9">
            <text:p>1.433.739</text:p>
          </table:table-cell>
          <table:table-cell office:value-type="float" office:value="2449857" table:style-name="ce9">
            <text:p>2.449.85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87612" table:style-name="ce9">
            <text:p>1.187.612</text:p>
          </table:table-cell>
          <table:table-cell office:value-type="float" office:value="2391500" table:style-name="ce9">
            <text:p>2.391.5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275067" table:style-name="ce9">
            <text:p>2.275.06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2271019" table:style-name="ce9">
            <text:p>2.271.019</text:p>
          </table:table-cell>
          <table:table-cell office:value-type="float" office:value="2560189" table:style-name="ce9">
            <text:p>2.560.189</text:p>
          </table:table-cell>
          <table:table-cell office:value-type="float" office:value="211759" table:style-name="ce9">
            <text:p>211.759</text:p>
          </table:table-cell>
          <table:table-cell office:value-type="float" office:value="25310" table:style-name="ce9">
            <text:p>25.310</text:p>
          </table:table-cell>
          <table:table-cell office:value-type="float" office:value="2535079" table:style-name="ce9">
            <text:p>2.535.079</text:p>
          </table:table-cell>
          <table:table-cell office:value-type="float" office:value="2351495" table:style-name="ce9">
            <text:p>2.351.495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2689577" table:style-name="ce9">
            <text:p>2.689.57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2354757" table:style-name="ce9">
            <text:p>2.354.757</text:p>
          </table:table-cell>
          <table:table-cell office:value-type="float" office:value="3313864" table:style-name="ce9">
            <text:p>3.313.864</text:p>
          </table:table-cell>
          <table:table-cell office:value-type="float" office:value="260438" table:style-name="ce9">
            <text:p>260.438</text:p>
          </table:table-cell>
          <table:table-cell office:value-type="float" office:value="0" table:style-name="ce9">
            <text:p>0</text:p>
          </table:table-cell>
          <table:table-cell office:value-type="float" office:value="2904093" table:style-name="ce9">
            <text:p>2.904.093</text:p>
          </table:table-cell>
          <table:table-cell office:value-type="float" office:value="3141730" table:style-name="ce9">
            <text:p>3.141.73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014477" table:style-name="ce9">
            <text:p>3.014.47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I1" table:style-name="ta1">
        <table:table-column table:style-name="co1" table:number-columns-repeated="2" table:default-cell-style-name="ce1"/>
        <table:table-column table:style-name="co2" table:number-columns-repeated="10" table:default-cell-style-name="ce1"/>
        <table:table-column table:style-name="co3" table:number-columns-repeated="16372" table:default-cell-style-name="ce1"/>
        <table:table-row table:style-name="ro1">
          <table:table-cell office:value-type="string" table:style-name="ce5">
            <text:p>I1 - USUÁRIOS DE COMPUTADOR, POR HABILIDADES PARA USO DO COMPUTAD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computador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 do total</text:p>
          </table:table-cell>
          <table:covered-table-cell/>
          <table:table-cell office:value-type="string" table:number-columns-spanned="1" table:number-rows-spanned="2" table:style-name="ce4">
            <text:p>Copiou ou moveu um arquivo ou uma pasta</text:p>
          </table:table-cell>
          <table:table-cell office:value-type="string" table:number-columns-spanned="1" table:number-rows-spanned="2" table:style-name="ce4">
            <text:p>Copiou e colou informações em um documento</text:p>
          </table:table-cell>
          <table:table-cell office:value-type="string" table:number-columns-spanned="1" table:number-rows-spanned="2" table:style-name="ce4">
            <text:p>Anexou arquivos em e-mails</text:p>
          </table:table-cell>
          <table:table-cell office:value-type="string" table:number-columns-spanned="1" table:number-rows-spanned="2" table:style-name="ce4">
            <text:p>Usou uma planilha de cálculo</text:p>
          </table:table-cell>
          <table:table-cell office:value-type="string" table:number-columns-spanned="1" table:number-rows-spanned="2" table:style-name="ce4">
            <text:p>Instalou novos equipamentos, como modem, impressora, câmera ou microfone</text:p>
          </table:table-cell>
          <table:table-cell office:value-type="string" table:number-columns-spanned="1" table:number-rows-spanned="2" table:style-name="ce4">
            <text:p>Instalou programas de computador ou aplicativo</text:p>
          </table:table-cell>
          <table:table-cell office:value-type="string" table:number-columns-spanned="1" table:number-rows-spanned="2" table:style-name="ce4">
            <text:p>Criou apresentações de slides</text:p>
          </table:table-cell>
          <table:table-cell office:value-type="string" table:number-columns-spanned="1" table:number-rows-spanned="2" table:style-name="ce4">
            <text:p>Transferiu arquivos entre computador e outros equipamentos ou dispositivos</text:p>
          </table:table-cell>
          <table:table-cell office:value-type="string" table:number-columns-spanned="1" table:number-rows-spanned="2" table:style-name="ce4">
            <text:p>Criou programa de computador usando linguagem de programação</text:p>
          </table:table-cell>
          <table:table-cell office:value-type="string" table:number-columns-spanned="1" table:number-rows-spanned="2" table:style-name="ce4">
            <text:p>Nenhuma dessas atividades</text:p>
          </table:table-cell>
          <table:table-cell table:style-name="ce8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991641" table:style-name="ce9">
            <text:p>2.991.641</text:p>
          </table:table-cell>
          <table:table-cell office:value-type="float" office:value="3212776" table:style-name="ce9">
            <text:p>3.212.776</text:p>
          </table:table-cell>
          <table:table-cell office:value-type="float" office:value="3181218" table:style-name="ce9">
            <text:p>3.181.218</text:p>
          </table:table-cell>
          <table:table-cell office:value-type="float" office:value="2362991" table:style-name="ce9">
            <text:p>2.362.991</text:p>
          </table:table-cell>
          <table:table-cell office:value-type="float" office:value="2617098" table:style-name="ce9">
            <text:p>2.617.098</text:p>
          </table:table-cell>
          <table:table-cell office:value-type="float" office:value="3030685" table:style-name="ce9">
            <text:p>3.030.685</text:p>
          </table:table-cell>
          <table:table-cell office:value-type="float" office:value="2536900" table:style-name="ce9">
            <text:p>2.536.900</text:p>
          </table:table-cell>
          <table:table-cell office:value-type="float" office:value="2960883" table:style-name="ce9">
            <text:p>2.960.883</text:p>
          </table:table-cell>
          <table:table-cell office:value-type="float" office:value="1264689" table:style-name="ce9">
            <text:p>1.264.689</text:p>
          </table:table-cell>
          <table:table-cell office:value-type="float" office:value="2738614" table:style-name="ce9">
            <text:p>2.738.614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3001125" table:style-name="ce9">
            <text:p>3.001.125</text:p>
          </table:table-cell>
          <table:table-cell office:value-type="float" office:value="3217858" table:style-name="ce9">
            <text:p>3.217.858</text:p>
          </table:table-cell>
          <table:table-cell office:value-type="float" office:value="3245807" table:style-name="ce9">
            <text:p>3.245.807</text:p>
          </table:table-cell>
          <table:table-cell office:value-type="float" office:value="2408788" table:style-name="ce9">
            <text:p>2.408.788</text:p>
          </table:table-cell>
          <table:table-cell office:value-type="float" office:value="2651931" table:style-name="ce9">
            <text:p>2.651.931</text:p>
          </table:table-cell>
          <table:table-cell office:value-type="float" office:value="3006427" table:style-name="ce9">
            <text:p>3.006.427</text:p>
          </table:table-cell>
          <table:table-cell office:value-type="float" office:value="2530839" table:style-name="ce9">
            <text:p>2.530.839</text:p>
          </table:table-cell>
          <table:table-cell office:value-type="float" office:value="2955560" table:style-name="ce9">
            <text:p>2.955.560</text:p>
          </table:table-cell>
          <table:table-cell office:value-type="float" office:value="1243269" table:style-name="ce9">
            <text:p>1.243.269</text:p>
          </table:table-cell>
          <table:table-cell office:value-type="float" office:value="2682680" table:style-name="ce9">
            <text:p>2.682.68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596004" table:style-name="ce9">
            <text:p>596.004</text:p>
          </table:table-cell>
          <table:table-cell office:value-type="float" office:value="499933" table:style-name="ce9">
            <text:p>499.933</text:p>
          </table:table-cell>
          <table:table-cell office:value-type="float" office:value="508096" table:style-name="ce9">
            <text:p>508.096</text:p>
          </table:table-cell>
          <table:table-cell office:value-type="float" office:value="401510" table:style-name="ce9">
            <text:p>401.510</text:p>
          </table:table-cell>
          <table:table-cell office:value-type="float" office:value="396623" table:style-name="ce9">
            <text:p>396.623</text:p>
          </table:table-cell>
          <table:table-cell office:value-type="float" office:value="456540" table:style-name="ce9">
            <text:p>456.540</text:p>
          </table:table-cell>
          <table:table-cell office:value-type="float" office:value="385713" table:style-name="ce9">
            <text:p>385.713</text:p>
          </table:table-cell>
          <table:table-cell office:value-type="float" office:value="540578" table:style-name="ce9">
            <text:p>540.578</text:p>
          </table:table-cell>
          <table:table-cell office:value-type="float" office:value="232729" table:style-name="ce9">
            <text:p>232.729</text:p>
          </table:table-cell>
          <table:table-cell office:value-type="float" office:value="529893" table:style-name="ce9">
            <text:p>529.893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2273138" table:style-name="ce9">
            <text:p>2.273.138</text:p>
          </table:table-cell>
          <table:table-cell office:value-type="float" office:value="2841632" table:style-name="ce9">
            <text:p>2.841.632</text:p>
          </table:table-cell>
          <table:table-cell office:value-type="float" office:value="2859509" table:style-name="ce9">
            <text:p>2.859.509</text:p>
          </table:table-cell>
          <table:table-cell office:value-type="float" office:value="2008189" table:style-name="ce9">
            <text:p>2.008.189</text:p>
          </table:table-cell>
          <table:table-cell office:value-type="float" office:value="2365669" table:style-name="ce9">
            <text:p>2.365.669</text:p>
          </table:table-cell>
          <table:table-cell office:value-type="float" office:value="2481100" table:style-name="ce9">
            <text:p>2.481.100</text:p>
          </table:table-cell>
          <table:table-cell office:value-type="float" office:value="2338852" table:style-name="ce9">
            <text:p>2.338.852</text:p>
          </table:table-cell>
          <table:table-cell office:value-type="float" office:value="2646743" table:style-name="ce9">
            <text:p>2.646.743</text:p>
          </table:table-cell>
          <table:table-cell office:value-type="float" office:value="706412" table:style-name="ce9">
            <text:p>706.412</text:p>
          </table:table-cell>
          <table:table-cell office:value-type="float" office:value="2428683" table:style-name="ce9">
            <text:p>2.428.68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1502270" table:style-name="ce9">
            <text:p>1.502.270</text:p>
          </table:table-cell>
          <table:table-cell office:value-type="float" office:value="1559849" table:style-name="ce9">
            <text:p>1.559.849</text:p>
          </table:table-cell>
          <table:table-cell office:value-type="float" office:value="1533730" table:style-name="ce9">
            <text:p>1.533.730</text:p>
          </table:table-cell>
          <table:table-cell office:value-type="float" office:value="1362110" table:style-name="ce9">
            <text:p>1.362.110</text:p>
          </table:table-cell>
          <table:table-cell office:value-type="float" office:value="671205" table:style-name="ce9">
            <text:p>671.205</text:p>
          </table:table-cell>
          <table:table-cell office:value-type="float" office:value="1611938" table:style-name="ce9">
            <text:p>1.611.938</text:p>
          </table:table-cell>
          <table:table-cell office:value-type="float" office:value="939669" table:style-name="ce9">
            <text:p>939.669</text:p>
          </table:table-cell>
          <table:table-cell office:value-type="float" office:value="1101781" table:style-name="ce9">
            <text:p>1.101.781</text:p>
          </table:table-cell>
          <table:table-cell office:value-type="float" office:value="506189" table:style-name="ce9">
            <text:p>506.189</text:p>
          </table:table-cell>
          <table:table-cell office:value-type="float" office:value="845262" table:style-name="ce9">
            <text:p>845.262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1182671" table:style-name="ce9">
            <text:p>1.182.671</text:p>
          </table:table-cell>
          <table:table-cell office:value-type="float" office:value="1110761" table:style-name="ce9">
            <text:p>1.110.761</text:p>
          </table:table-cell>
          <table:table-cell office:value-type="float" office:value="1030290" table:style-name="ce9">
            <text:p>1.030.290</text:p>
          </table:table-cell>
          <table:table-cell office:value-type="float" office:value="1000457" table:style-name="ce9">
            <text:p>1.000.457</text:p>
          </table:table-cell>
          <table:table-cell office:value-type="float" office:value="924453" table:style-name="ce9">
            <text:p>924.453</text:p>
          </table:table-cell>
          <table:table-cell office:value-type="float" office:value="1031034" table:style-name="ce9">
            <text:p>1.031.034</text:p>
          </table:table-cell>
          <table:table-cell office:value-type="float" office:value="1018963" table:style-name="ce9">
            <text:p>1.018.963</text:p>
          </table:table-cell>
          <table:table-cell office:value-type="float" office:value="936719" table:style-name="ce9">
            <text:p>936.719</text:p>
          </table:table-cell>
          <table:table-cell office:value-type="float" office:value="942992" table:style-name="ce9">
            <text:p>942.992</text:p>
          </table:table-cell>
          <table:table-cell office:value-type="float" office:value="677733" table:style-name="ce9">
            <text:p>677.73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689170" table:style-name="ce9">
            <text:p>689.170</text:p>
          </table:table-cell>
          <table:table-cell office:value-type="float" office:value="522807" table:style-name="ce9">
            <text:p>522.807</text:p>
          </table:table-cell>
          <table:table-cell office:value-type="float" office:value="708297" table:style-name="ce9">
            <text:p>708.297</text:p>
          </table:table-cell>
          <table:table-cell office:value-type="float" office:value="433101" table:style-name="ce9">
            <text:p>433.101</text:p>
          </table:table-cell>
          <table:table-cell office:value-type="float" office:value="418216" table:style-name="ce9">
            <text:p>418.216</text:p>
          </table:table-cell>
          <table:table-cell office:value-type="float" office:value="527697" table:style-name="ce9">
            <text:p>527.697</text:p>
          </table:table-cell>
          <table:table-cell office:value-type="float" office:value="428956" table:style-name="ce9">
            <text:p>428.956</text:p>
          </table:table-cell>
          <table:table-cell office:value-type="float" office:value="567186" table:style-name="ce9">
            <text:p>567.186</text:p>
          </table:table-cell>
          <table:table-cell office:value-type="float" office:value="262607" table:style-name="ce9">
            <text:p>262.607</text:p>
          </table:table-cell>
          <table:table-cell office:value-type="float" office:value="266106" table:style-name="ce9">
            <text:p>266.10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941244" table:style-name="ce9">
            <text:p>941.244</text:p>
          </table:table-cell>
          <table:table-cell office:value-type="float" office:value="699198" table:style-name="ce9">
            <text:p>699.198</text:p>
          </table:table-cell>
          <table:table-cell office:value-type="float" office:value="879370" table:style-name="ce9">
            <text:p>879.370</text:p>
          </table:table-cell>
          <table:table-cell office:value-type="float" office:value="583423" table:style-name="ce9">
            <text:p>583.423</text:p>
          </table:table-cell>
          <table:table-cell office:value-type="float" office:value="424690" table:style-name="ce9">
            <text:p>424.690</text:p>
          </table:table-cell>
          <table:table-cell office:value-type="float" office:value="733002" table:style-name="ce9">
            <text:p>733.002</text:p>
          </table:table-cell>
          <table:table-cell office:value-type="float" office:value="427372" table:style-name="ce9">
            <text:p>427.372</text:p>
          </table:table-cell>
          <table:table-cell office:value-type="float" office:value="808140" table:style-name="ce9">
            <text:p>808.140</text:p>
          </table:table-cell>
          <table:table-cell office:value-type="float" office:value="182408" table:style-name="ce9">
            <text:p>182.408</text:p>
          </table:table-cell>
          <table:table-cell office:value-type="float" office:value="834598" table:style-name="ce9">
            <text:p>834.598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420256" table:style-name="ce9">
            <text:p>2.420.256</text:p>
          </table:table-cell>
          <table:table-cell office:value-type="float" office:value="2542416" table:style-name="ce9">
            <text:p>2.542.416</text:p>
          </table:table-cell>
          <table:table-cell office:value-type="float" office:value="2349420" table:style-name="ce9">
            <text:p>2.349.420</text:p>
          </table:table-cell>
          <table:table-cell office:value-type="float" office:value="2071624" table:style-name="ce9">
            <text:p>2.071.624</text:p>
          </table:table-cell>
          <table:table-cell office:value-type="float" office:value="1985292" table:style-name="ce9">
            <text:p>1.985.292</text:p>
          </table:table-cell>
          <table:table-cell office:value-type="float" office:value="2746019" table:style-name="ce9">
            <text:p>2.746.019</text:p>
          </table:table-cell>
          <table:table-cell office:value-type="float" office:value="2318777" table:style-name="ce9">
            <text:p>2.318.777</text:p>
          </table:table-cell>
          <table:table-cell office:value-type="float" office:value="2337074" table:style-name="ce9">
            <text:p>2.337.074</text:p>
          </table:table-cell>
          <table:table-cell office:value-type="float" office:value="910172" table:style-name="ce9">
            <text:p>910.172</text:p>
          </table:table-cell>
          <table:table-cell office:value-type="float" office:value="1316495" table:style-name="ce9">
            <text:p>1.316.49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2375367" table:style-name="ce9">
            <text:p>2.375.367</text:p>
          </table:table-cell>
          <table:table-cell office:value-type="float" office:value="2362081" table:style-name="ce9">
            <text:p>2.362.081</text:p>
          </table:table-cell>
          <table:table-cell office:value-type="float" office:value="2489106" table:style-name="ce9">
            <text:p>2.489.106</text:p>
          </table:table-cell>
          <table:table-cell office:value-type="float" office:value="1677554" table:style-name="ce9">
            <text:p>1.677.554</text:p>
          </table:table-cell>
          <table:table-cell office:value-type="float" office:value="1722012" table:style-name="ce9">
            <text:p>1.722.012</text:p>
          </table:table-cell>
          <table:table-cell office:value-type="float" office:value="1753499" table:style-name="ce9">
            <text:p>1.753.499</text:p>
          </table:table-cell>
          <table:table-cell office:value-type="float" office:value="1666463" table:style-name="ce9">
            <text:p>1.666.463</text:p>
          </table:table-cell>
          <table:table-cell office:value-type="float" office:value="2210811" table:style-name="ce9">
            <text:p>2.210.811</text:p>
          </table:table-cell>
          <table:table-cell office:value-type="float" office:value="924701" table:style-name="ce9">
            <text:p>924.701</text:p>
          </table:table-cell>
          <table:table-cell office:value-type="float" office:value="2376528" table:style-name="ce9">
            <text:p>2.376.528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2699819" table:style-name="ce9">
            <text:p>2.699.819</text:p>
          </table:table-cell>
          <table:table-cell office:value-type="float" office:value="2904687" table:style-name="ce9">
            <text:p>2.904.687</text:p>
          </table:table-cell>
          <table:table-cell office:value-type="float" office:value="2836527" table:style-name="ce9">
            <text:p>2.836.527</text:p>
          </table:table-cell>
          <table:table-cell office:value-type="float" office:value="2077515" table:style-name="ce9">
            <text:p>2.077.515</text:p>
          </table:table-cell>
          <table:table-cell office:value-type="float" office:value="1864891" table:style-name="ce9">
            <text:p>1.864.891</text:p>
          </table:table-cell>
          <table:table-cell office:value-type="float" office:value="2508194" table:style-name="ce9">
            <text:p>2.508.194</text:p>
          </table:table-cell>
          <table:table-cell office:value-type="float" office:value="2281099" table:style-name="ce9">
            <text:p>2.281.099</text:p>
          </table:table-cell>
          <table:table-cell office:value-type="float" office:value="2740665" table:style-name="ce9">
            <text:p>2.740.665</text:p>
          </table:table-cell>
          <table:table-cell office:value-type="float" office:value="769063" table:style-name="ce9">
            <text:p>769.063</text:p>
          </table:table-cell>
          <table:table-cell office:value-type="float" office:value="2081472" table:style-name="ce9">
            <text:p>2.081.472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1837131" table:style-name="ce9">
            <text:p>1.837.131</text:p>
          </table:table-cell>
          <table:table-cell office:value-type="float" office:value="2130585" table:style-name="ce9">
            <text:p>2.130.585</text:p>
          </table:table-cell>
          <table:table-cell office:value-type="float" office:value="2120131" table:style-name="ce9">
            <text:p>2.120.131</text:p>
          </table:table-cell>
          <table:table-cell office:value-type="float" office:value="1455581" table:style-name="ce9">
            <text:p>1.455.581</text:p>
          </table:table-cell>
          <table:table-cell office:value-type="float" office:value="1658410" table:style-name="ce9">
            <text:p>1.658.410</text:p>
          </table:table-cell>
          <table:table-cell office:value-type="float" office:value="1852471" table:style-name="ce9">
            <text:p>1.852.471</text:p>
          </table:table-cell>
          <table:table-cell office:value-type="float" office:value="1282400" table:style-name="ce9">
            <text:p>1.282.400</text:p>
          </table:table-cell>
          <table:table-cell office:value-type="float" office:value="1575557" table:style-name="ce9">
            <text:p>1.575.557</text:p>
          </table:table-cell>
          <table:table-cell office:value-type="float" office:value="732769" table:style-name="ce9">
            <text:p>732.769</text:p>
          </table:table-cell>
          <table:table-cell office:value-type="float" office:value="1049289" table:style-name="ce9">
            <text:p>1.049.28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1304193" table:style-name="ce9">
            <text:p>1.304.193</text:p>
          </table:table-cell>
          <table:table-cell office:value-type="float" office:value="1232261" table:style-name="ce9">
            <text:p>1.232.261</text:p>
          </table:table-cell>
          <table:table-cell office:value-type="float" office:value="1311940" table:style-name="ce9">
            <text:p>1.311.940</text:p>
          </table:table-cell>
          <table:table-cell office:value-type="float" office:value="1097987" table:style-name="ce9">
            <text:p>1.097.987</text:p>
          </table:table-cell>
          <table:table-cell office:value-type="float" office:value="750554" table:style-name="ce9">
            <text:p>750.554</text:p>
          </table:table-cell>
          <table:table-cell office:value-type="float" office:value="1188365" table:style-name="ce9">
            <text:p>1.188.365</text:p>
          </table:table-cell>
          <table:table-cell office:value-type="float" office:value="1154104" table:style-name="ce9">
            <text:p>1.154.104</text:p>
          </table:table-cell>
          <table:table-cell office:value-type="float" office:value="1239243" table:style-name="ce9">
            <text:p>1.239.243</text:p>
          </table:table-cell>
          <table:table-cell office:value-type="float" office:value="842113" table:style-name="ce9">
            <text:p>842.113</text:p>
          </table:table-cell>
          <table:table-cell office:value-type="float" office:value="580302" table:style-name="ce9">
            <text:p>580.302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207634" table:style-name="ce9">
            <text:p>207.634</text:p>
          </table:table-cell>
          <table:table-cell office:value-type="float" office:value="158491" table:style-name="ce9">
            <text:p>158.491</text:p>
          </table:table-cell>
          <table:table-cell office:value-type="float" office:value="262022" table:style-name="ce9">
            <text:p>262.022</text:p>
          </table:table-cell>
          <table:table-cell office:value-type="float" office:value="253218" table:style-name="ce9">
            <text:p>253.218</text:p>
          </table:table-cell>
          <table:table-cell office:value-type="float" office:value="217560" table:style-name="ce9">
            <text:p>217.560</text:p>
          </table:table-cell>
          <table:table-cell office:value-type="float" office:value="194676" table:style-name="ce9">
            <text:p>194.676</text:p>
          </table:table-cell>
          <table:table-cell office:value-type="float" office:value="223729" table:style-name="ce9">
            <text:p>223.729</text:p>
          </table:table-cell>
          <table:table-cell office:value-type="float" office:value="304728" table:style-name="ce9">
            <text:p>304.728</text:p>
          </table:table-cell>
          <table:table-cell office:value-type="float" office:value="86695" table:style-name="ce9">
            <text:p>86.695</text:p>
          </table:table-cell>
          <table:table-cell office:value-type="float" office:value="102172" table:style-name="ce9">
            <text:p>102.172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85178" table:style-name="ce9">
            <text:p>185.178</text:p>
          </table:table-cell>
          <table:table-cell office:value-type="float" office:value="78495" table:style-name="ce9">
            <text:p>78.495</text:p>
          </table:table-cell>
          <table:table-cell office:value-type="float" office:value="81290" table:style-name="ce9">
            <text:p>81.290</text:p>
          </table:table-cell>
          <table:table-cell office:value-type="float" office:value="114284" table:style-name="ce9">
            <text:p>114.284</text:p>
          </table:table-cell>
          <table:table-cell office:value-type="float" office:value="64968" table:style-name="ce9">
            <text:p>64.968</text:p>
          </table:table-cell>
          <table:table-cell office:value-type="float" office:value="98214" table:style-name="ce9">
            <text:p>98.214</text:p>
          </table:table-cell>
          <table:table-cell office:value-type="float" office:value="76312" table:style-name="ce9">
            <text:p>76.312</text:p>
          </table:table-cell>
          <table:table-cell office:value-type="float" office:value="71514" table:style-name="ce9">
            <text:p>71.514</text:p>
          </table:table-cell>
          <table:table-cell office:value-type="float" office:value="0" table:style-name="ce9">
            <text:p>0</text:p>
          </table:table-cell>
          <table:table-cell office:value-type="float" office:value="843088" table:style-name="ce9">
            <text:p>843.088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70195" table:style-name="ce9">
            <text:p>170.195</text:p>
          </table:table-cell>
          <table:table-cell office:value-type="float" office:value="41418" table:style-name="ce9">
            <text:p>41.418</text:p>
          </table:table-cell>
          <table:table-cell office:value-type="float" office:value="0" table:style-name="ce9">
            <text:p>0</text:p>
          </table:table-cell>
          <table:table-cell office:value-type="float" office:value="172178" table:style-name="ce9">
            <text:p>172.178</text:p>
          </table:table-cell>
          <table:table-cell office:value-type="float" office:value="172178" table:style-name="ce9">
            <text:p>172.17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04296" table:style-name="ce9">
            <text:p>204.296</text:p>
          </table:table-cell>
          <table:table-cell table:number-columns-repeated="16372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37874" table:style-name="ce9">
            <text:p>37.874</text:p>
          </table:table-cell>
          <table:table-cell office:value-type="float" office:value="41371" table:style-name="ce9">
            <text:p>41.371</text:p>
          </table:table-cell>
          <table:table-cell office:value-type="float" office:value="37874" table:style-name="ce9">
            <text:p>37.87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7292" table:style-name="ce9">
            <text:p>77.292</text:p>
          </table:table-cell>
          <table:table-cell office:value-type="float" office:value="37874" table:style-name="ce9">
            <text:p>37.874</text:p>
          </table:table-cell>
          <table:table-cell office:value-type="float" office:value="37874" table:style-name="ce9">
            <text:p>37.874</text:p>
          </table:table-cell>
          <table:table-cell office:value-type="float" office:value="37874" table:style-name="ce9">
            <text:p>37.874</text:p>
          </table:table-cell>
          <table:table-cell office:value-type="float" office:value="173592" table:style-name="ce9">
            <text:p>173.592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1195130" table:style-name="ce9">
            <text:p>1.195.130</text:p>
          </table:table-cell>
          <table:table-cell office:value-type="float" office:value="1200778" table:style-name="ce9">
            <text:p>1.200.778</text:p>
          </table:table-cell>
          <table:table-cell office:value-type="float" office:value="1311272" table:style-name="ce9">
            <text:p>1.311.272</text:p>
          </table:table-cell>
          <table:table-cell office:value-type="float" office:value="953356" table:style-name="ce9">
            <text:p>953.356</text:p>
          </table:table-cell>
          <table:table-cell office:value-type="float" office:value="671591" table:style-name="ce9">
            <text:p>671.591</text:p>
          </table:table-cell>
          <table:table-cell office:value-type="float" office:value="1450740" table:style-name="ce9">
            <text:p>1.450.740</text:p>
          </table:table-cell>
          <table:table-cell office:value-type="float" office:value="493533" table:style-name="ce9">
            <text:p>493.533</text:p>
          </table:table-cell>
          <table:table-cell office:value-type="float" office:value="956464" table:style-name="ce9">
            <text:p>956.464</text:p>
          </table:table-cell>
          <table:table-cell office:value-type="float" office:value="547002" table:style-name="ce9">
            <text:p>547.002</text:p>
          </table:table-cell>
          <table:table-cell office:value-type="float" office:value="1532230" table:style-name="ce9">
            <text:p>1.532.23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1950575" table:style-name="ce9">
            <text:p>1.950.575</text:p>
          </table:table-cell>
          <table:table-cell office:value-type="float" office:value="2032317" table:style-name="ce9">
            <text:p>2.032.317</text:p>
          </table:table-cell>
          <table:table-cell office:value-type="float" office:value="2001572" table:style-name="ce9">
            <text:p>2.001.572</text:p>
          </table:table-cell>
          <table:table-cell office:value-type="float" office:value="1261552" table:style-name="ce9">
            <text:p>1.261.552</text:p>
          </table:table-cell>
          <table:table-cell office:value-type="float" office:value="1117143" table:style-name="ce9">
            <text:p>1.117.143</text:p>
          </table:table-cell>
          <table:table-cell office:value-type="float" office:value="1727075" table:style-name="ce9">
            <text:p>1.727.075</text:p>
          </table:table-cell>
          <table:table-cell office:value-type="float" office:value="1567136" table:style-name="ce9">
            <text:p>1.567.136</text:p>
          </table:table-cell>
          <table:table-cell office:value-type="float" office:value="1991266" table:style-name="ce9">
            <text:p>1.991.266</text:p>
          </table:table-cell>
          <table:table-cell office:value-type="float" office:value="824730" table:style-name="ce9">
            <text:p>824.730</text:p>
          </table:table-cell>
          <table:table-cell office:value-type="float" office:value="971946" table:style-name="ce9">
            <text:p>971.946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2032315" table:style-name="ce9">
            <text:p>2.032.315</text:p>
          </table:table-cell>
          <table:table-cell office:value-type="float" office:value="2173657" table:style-name="ce9">
            <text:p>2.173.657</text:p>
          </table:table-cell>
          <table:table-cell office:value-type="float" office:value="2121525" table:style-name="ce9">
            <text:p>2.121.525</text:p>
          </table:table-cell>
          <table:table-cell office:value-type="float" office:value="2149573" table:style-name="ce9">
            <text:p>2.149.573</text:p>
          </table:table-cell>
          <table:table-cell office:value-type="float" office:value="1963783" table:style-name="ce9">
            <text:p>1.963.783</text:p>
          </table:table-cell>
          <table:table-cell office:value-type="float" office:value="2286146" table:style-name="ce9">
            <text:p>2.286.146</text:p>
          </table:table-cell>
          <table:table-cell office:value-type="float" office:value="1853321" table:style-name="ce9">
            <text:p>1.853.321</text:p>
          </table:table-cell>
          <table:table-cell office:value-type="float" office:value="2048658" table:style-name="ce9">
            <text:p>2.048.658</text:p>
          </table:table-cell>
          <table:table-cell office:value-type="float" office:value="716420" table:style-name="ce9">
            <text:p>716.420</text:p>
          </table:table-cell>
          <table:table-cell office:value-type="float" office:value="1742571" table:style-name="ce9">
            <text:p>1.742.571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712634" table:style-name="ce9">
            <text:p>712.634</text:p>
          </table:table-cell>
          <table:table-cell office:value-type="float" office:value="671747" table:style-name="ce9">
            <text:p>671.747</text:p>
          </table:table-cell>
          <table:table-cell office:value-type="float" office:value="583302" table:style-name="ce9">
            <text:p>583.302</text:p>
          </table:table-cell>
          <table:table-cell office:value-type="float" office:value="567121" table:style-name="ce9">
            <text:p>567.121</text:p>
          </table:table-cell>
          <table:table-cell office:value-type="float" office:value="588334" table:style-name="ce9">
            <text:p>588.334</text:p>
          </table:table-cell>
          <table:table-cell office:value-type="float" office:value="992385" table:style-name="ce9">
            <text:p>992.385</text:p>
          </table:table-cell>
          <table:table-cell office:value-type="float" office:value="476011" table:style-name="ce9">
            <text:p>476.011</text:p>
          </table:table-cell>
          <table:table-cell office:value-type="float" office:value="727748" table:style-name="ce9">
            <text:p>727.748</text:p>
          </table:table-cell>
          <table:table-cell office:value-type="float" office:value="538997" table:style-name="ce9">
            <text:p>538.997</text:p>
          </table:table-cell>
          <table:table-cell office:value-type="float" office:value="624193" table:style-name="ce9">
            <text:p>624.193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1796937" table:style-name="ce9">
            <text:p>1.796.937</text:p>
          </table:table-cell>
          <table:table-cell office:value-type="float" office:value="1852214" table:style-name="ce9">
            <text:p>1.852.214</text:p>
          </table:table-cell>
          <table:table-cell office:value-type="float" office:value="1818580" table:style-name="ce9">
            <text:p>1.818.580</text:p>
          </table:table-cell>
          <table:table-cell office:value-type="float" office:value="1242678" table:style-name="ce9">
            <text:p>1.242.678</text:p>
          </table:table-cell>
          <table:table-cell office:value-type="float" office:value="1081475" table:style-name="ce9">
            <text:p>1.081.475</text:p>
          </table:table-cell>
          <table:table-cell office:value-type="float" office:value="1683323" table:style-name="ce9">
            <text:p>1.683.323</text:p>
          </table:table-cell>
          <table:table-cell office:value-type="float" office:value="1694230" table:style-name="ce9">
            <text:p>1.694.230</text:p>
          </table:table-cell>
          <table:table-cell office:value-type="float" office:value="1668701" table:style-name="ce9">
            <text:p>1.668.701</text:p>
          </table:table-cell>
          <table:table-cell office:value-type="float" office:value="863534" table:style-name="ce9">
            <text:p>863.534</text:p>
          </table:table-cell>
          <table:table-cell office:value-type="float" office:value="311464" table:style-name="ce9">
            <text:p>311.464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1489010" table:style-name="ce9">
            <text:p>1.489.010</text:p>
          </table:table-cell>
          <table:table-cell office:value-type="float" office:value="1456471" table:style-name="ce9">
            <text:p>1.456.471</text:p>
          </table:table-cell>
          <table:table-cell office:value-type="float" office:value="1441483" table:style-name="ce9">
            <text:p>1.441.483</text:p>
          </table:table-cell>
          <table:table-cell office:value-type="float" office:value="1343444" table:style-name="ce9">
            <text:p>1.343.444</text:p>
          </table:table-cell>
          <table:table-cell office:value-type="float" office:value="807711" table:style-name="ce9">
            <text:p>807.711</text:p>
          </table:table-cell>
          <table:table-cell office:value-type="float" office:value="1447846" table:style-name="ce9">
            <text:p>1.447.846</text:p>
          </table:table-cell>
          <table:table-cell office:value-type="float" office:value="717486" table:style-name="ce9">
            <text:p>717.486</text:p>
          </table:table-cell>
          <table:table-cell office:value-type="float" office:value="1398716" table:style-name="ce9">
            <text:p>1.398.716</text:p>
          </table:table-cell>
          <table:table-cell office:value-type="float" office:value="618630" table:style-name="ce9">
            <text:p>618.630</text:p>
          </table:table-cell>
          <table:table-cell office:value-type="float" office:value="734552" table:style-name="ce9">
            <text:p>734.552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1528548" table:style-name="ce9">
            <text:p>1.528.548</text:p>
          </table:table-cell>
          <table:table-cell office:value-type="float" office:value="1547254" table:style-name="ce9">
            <text:p>1.547.254</text:p>
          </table:table-cell>
          <table:table-cell office:value-type="float" office:value="1489206" table:style-name="ce9">
            <text:p>1.489.206</text:p>
          </table:table-cell>
          <table:table-cell office:value-type="float" office:value="1503103" table:style-name="ce9">
            <text:p>1.503.103</text:p>
          </table:table-cell>
          <table:table-cell office:value-type="float" office:value="1526500" table:style-name="ce9">
            <text:p>1.526.500</text:p>
          </table:table-cell>
          <table:table-cell office:value-type="float" office:value="1523456" table:style-name="ce9">
            <text:p>1.523.456</text:p>
          </table:table-cell>
          <table:table-cell office:value-type="float" office:value="1470238" table:style-name="ce9">
            <text:p>1.470.238</text:p>
          </table:table-cell>
          <table:table-cell office:value-type="float" office:value="1530460" table:style-name="ce9">
            <text:p>1.530.460</text:p>
          </table:table-cell>
          <table:table-cell office:value-type="float" office:value="535477" table:style-name="ce9">
            <text:p>535.477</text:p>
          </table:table-cell>
          <table:table-cell office:value-type="float" office:value="1174040" table:style-name="ce9">
            <text:p>1.174.04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1570364" table:style-name="ce9">
            <text:p>1.570.364</text:p>
          </table:table-cell>
          <table:table-cell office:value-type="float" office:value="1703510" table:style-name="ce9">
            <text:p>1.703.510</text:p>
          </table:table-cell>
          <table:table-cell office:value-type="float" office:value="1708324" table:style-name="ce9">
            <text:p>1.708.324</text:p>
          </table:table-cell>
          <table:table-cell office:value-type="float" office:value="1428353" table:style-name="ce9">
            <text:p>1.428.353</text:p>
          </table:table-cell>
          <table:table-cell office:value-type="float" office:value="1495890" table:style-name="ce9">
            <text:p>1.495.890</text:p>
          </table:table-cell>
          <table:table-cell office:value-type="float" office:value="1334297" table:style-name="ce9">
            <text:p>1.334.297</text:p>
          </table:table-cell>
          <table:table-cell office:value-type="float" office:value="746499" table:style-name="ce9">
            <text:p>746.499</text:p>
          </table:table-cell>
          <table:table-cell office:value-type="float" office:value="1340852" table:style-name="ce9">
            <text:p>1.340.852</text:p>
          </table:table-cell>
          <table:table-cell office:value-type="float" office:value="366500" table:style-name="ce9">
            <text:p>366.500</text:p>
          </table:table-cell>
          <table:table-cell office:value-type="float" office:value="961698" table:style-name="ce9">
            <text:p>961.698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794312" table:style-name="ce9">
            <text:p>794.312</text:p>
          </table:table-cell>
          <table:table-cell office:value-type="float" office:value="795440" table:style-name="ce9">
            <text:p>795.440</text:p>
          </table:table-cell>
          <table:table-cell office:value-type="float" office:value="901817" table:style-name="ce9">
            <text:p>901.817</text:p>
          </table:table-cell>
          <table:table-cell office:value-type="float" office:value="520086" table:style-name="ce9">
            <text:p>520.086</text:p>
          </table:table-cell>
          <table:table-cell office:value-type="float" office:value="387457" table:style-name="ce9">
            <text:p>387.457</text:p>
          </table:table-cell>
          <table:table-cell office:value-type="float" office:value="578219" table:style-name="ce9">
            <text:p>578.219</text:p>
          </table:table-cell>
          <table:table-cell office:value-type="float" office:value="81956" table:style-name="ce9">
            <text:p>81.956</text:p>
          </table:table-cell>
          <table:table-cell office:value-type="float" office:value="784595" table:style-name="ce9">
            <text:p>784.595</text:p>
          </table:table-cell>
          <table:table-cell office:value-type="float" office:value="163927" table:style-name="ce9">
            <text:p>163.927</text:p>
          </table:table-cell>
          <table:table-cell office:value-type="float" office:value="1688318" table:style-name="ce9">
            <text:p>1.688.318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1019585" table:style-name="ce9">
            <text:p>1.019.585</text:p>
          </table:table-cell>
          <table:table-cell office:value-type="float" office:value="954530" table:style-name="ce9">
            <text:p>954.530</text:p>
          </table:table-cell>
          <table:table-cell office:value-type="float" office:value="1082590" table:style-name="ce9">
            <text:p>1.082.590</text:p>
          </table:table-cell>
          <table:table-cell office:value-type="float" office:value="825910" table:style-name="ce9">
            <text:p>825.910</text:p>
          </table:table-cell>
          <table:table-cell office:value-type="float" office:value="407424" table:style-name="ce9">
            <text:p>407.424</text:p>
          </table:table-cell>
          <table:table-cell office:value-type="float" office:value="809327" table:style-name="ce9">
            <text:p>809.327</text:p>
          </table:table-cell>
          <table:table-cell office:value-type="float" office:value="666227" table:style-name="ce9">
            <text:p>666.227</text:p>
          </table:table-cell>
          <table:table-cell office:value-type="float" office:value="907620" table:style-name="ce9">
            <text:p>907.620</text:p>
          </table:table-cell>
          <table:table-cell office:value-type="float" office:value="272458" table:style-name="ce9">
            <text:p>272.458</text:p>
          </table:table-cell>
          <table:table-cell office:value-type="float" office:value="1087475" table:style-name="ce9">
            <text:p>1.087.475</text:p>
          </table:table-cell>
          <table:table-cell table:number-columns-repeated="16372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1432553" table:style-name="ce9">
            <text:p>1.432.553</text:p>
          </table:table-cell>
          <table:table-cell office:value-type="float" office:value="1497561" table:style-name="ce9">
            <text:p>1.497.561</text:p>
          </table:table-cell>
          <table:table-cell office:value-type="float" office:value="1418989" table:style-name="ce9">
            <text:p>1.418.989</text:p>
          </table:table-cell>
          <table:table-cell office:value-type="float" office:value="1326942" table:style-name="ce9">
            <text:p>1.326.942</text:p>
          </table:table-cell>
          <table:table-cell office:value-type="float" office:value="950955" table:style-name="ce9">
            <text:p>950.955</text:p>
          </table:table-cell>
          <table:table-cell office:value-type="float" office:value="1452705" table:style-name="ce9">
            <text:p>1.452.705</text:p>
          </table:table-cell>
          <table:table-cell office:value-type="float" office:value="913558" table:style-name="ce9">
            <text:p>913.558</text:p>
          </table:table-cell>
          <table:table-cell office:value-type="float" office:value="1432919" table:style-name="ce9">
            <text:p>1.432.919</text:p>
          </table:table-cell>
          <table:table-cell office:value-type="float" office:value="659366" table:style-name="ce9">
            <text:p>659.366</text:p>
          </table:table-cell>
          <table:table-cell office:value-type="float" office:value="1003306" table:style-name="ce9">
            <text:p>1.003.306</text:p>
          </table:table-cell>
          <table:table-cell table:number-columns-repeated="16372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1798166" table:style-name="ce9">
            <text:p>1.798.166</text:p>
          </table:table-cell>
          <table:table-cell office:value-type="float" office:value="1931524" table:style-name="ce9">
            <text:p>1.931.524</text:p>
          </table:table-cell>
          <table:table-cell office:value-type="float" office:value="2000167" table:style-name="ce9">
            <text:p>2.000.167</text:p>
          </table:table-cell>
          <table:table-cell office:value-type="float" office:value="1338936" table:style-name="ce9">
            <text:p>1.338.936</text:p>
          </table:table-cell>
          <table:table-cell office:value-type="float" office:value="1675186" table:style-name="ce9">
            <text:p>1.675.186</text:p>
          </table:table-cell>
          <table:table-cell office:value-type="float" office:value="1548512" table:style-name="ce9">
            <text:p>1.548.512</text:p>
          </table:table-cell>
          <table:table-cell office:value-type="float" office:value="946563" table:style-name="ce9">
            <text:p>946.563</text:p>
          </table:table-cell>
          <table:table-cell office:value-type="float" office:value="1498193" table:style-name="ce9">
            <text:p>1.498.193</text:p>
          </table:table-cell>
          <table:table-cell office:value-type="float" office:value="539980" table:style-name="ce9">
            <text:p>539.980</text:p>
          </table:table-cell>
          <table:table-cell office:value-type="float" office:value="1720870" table:style-name="ce9">
            <text:p>1.720.870</text:p>
          </table:table-cell>
          <table:table-cell table:number-columns-repeated="16372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2245277" table:style-name="ce9">
            <text:p>2.245.277</text:p>
          </table:table-cell>
          <table:table-cell office:value-type="float" office:value="2165853" table:style-name="ce9">
            <text:p>2.165.853</text:p>
          </table:table-cell>
          <table:table-cell office:value-type="float" office:value="2329328" table:style-name="ce9">
            <text:p>2.329.328</text:p>
          </table:table-cell>
          <table:table-cell office:value-type="float" office:value="1638491" table:style-name="ce9">
            <text:p>1.638.491</text:p>
          </table:table-cell>
          <table:table-cell office:value-type="float" office:value="1682373" table:style-name="ce9">
            <text:p>1.682.373</text:p>
          </table:table-cell>
          <table:table-cell office:value-type="float" office:value="1676023" table:style-name="ce9">
            <text:p>1.676.023</text:p>
          </table:table-cell>
          <table:table-cell office:value-type="float" office:value="2166615" table:style-name="ce9">
            <text:p>2.166.615</text:p>
          </table:table-cell>
          <table:table-cell office:value-type="float" office:value="2171892" table:style-name="ce9">
            <text:p>2.171.892</text:p>
          </table:table-cell>
          <table:table-cell office:value-type="float" office:value="348710" table:style-name="ce9">
            <text:p>348.710</text:p>
          </table:table-cell>
          <table:table-cell office:value-type="float" office:value="616422" table:style-name="ce9">
            <text:p>616.422</text:p>
          </table:table-cell>
          <table:table-cell table:number-columns-repeated="16372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1363541" table:style-name="ce9">
            <text:p>1.363.541</text:p>
          </table:table-cell>
          <table:table-cell office:value-type="float" office:value="1166041" table:style-name="ce9">
            <text:p>1.166.041</text:p>
          </table:table-cell>
          <table:table-cell office:value-type="float" office:value="1161268" table:style-name="ce9">
            <text:p>1.161.268</text:p>
          </table:table-cell>
          <table:table-cell office:value-type="float" office:value="917526" table:style-name="ce9">
            <text:p>917.526</text:p>
          </table:table-cell>
          <table:table-cell office:value-type="float" office:value="774173" table:style-name="ce9">
            <text:p>774.173</text:p>
          </table:table-cell>
          <table:table-cell office:value-type="float" office:value="1070833" table:style-name="ce9">
            <text:p>1.070.833</text:p>
          </table:table-cell>
          <table:table-cell office:value-type="float" office:value="821019" table:style-name="ce9">
            <text:p>821.019</text:p>
          </table:table-cell>
          <table:table-cell office:value-type="float" office:value="1245930" table:style-name="ce9">
            <text:p>1.245.930</text:p>
          </table:table-cell>
          <table:table-cell office:value-type="float" office:value="703002" table:style-name="ce9">
            <text:p>703.002</text:p>
          </table:table-cell>
          <table:table-cell office:value-type="float" office:value="566697" table:style-name="ce9">
            <text:p>566.697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1210057" table:style-name="ce9">
            <text:p>1.210.057</text:p>
          </table:table-cell>
          <table:table-cell office:value-type="float" office:value="1343156" table:style-name="ce9">
            <text:p>1.343.156</text:p>
          </table:table-cell>
          <table:table-cell office:value-type="float" office:value="1325400" table:style-name="ce9">
            <text:p>1.325.400</text:p>
          </table:table-cell>
          <table:table-cell office:value-type="float" office:value="1213467" table:style-name="ce9">
            <text:p>1.213.467</text:p>
          </table:table-cell>
          <table:table-cell office:value-type="float" office:value="687284" table:style-name="ce9">
            <text:p>687.284</text:p>
          </table:table-cell>
          <table:table-cell office:value-type="float" office:value="1115627" table:style-name="ce9">
            <text:p>1.115.627</text:p>
          </table:table-cell>
          <table:table-cell office:value-type="float" office:value="854800" table:style-name="ce9">
            <text:p>854.800</text:p>
          </table:table-cell>
          <table:table-cell office:value-type="float" office:value="1242608" table:style-name="ce9">
            <text:p>1.242.608</text:p>
          </table:table-cell>
          <table:table-cell office:value-type="float" office:value="196320" table:style-name="ce9">
            <text:p>196.320</text:p>
          </table:table-cell>
          <table:table-cell office:value-type="float" office:value="228089" table:style-name="ce9">
            <text:p>228.089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122768" table:style-name="ce9">
            <text:p>122.768</text:p>
          </table:table-cell>
          <table:table-cell office:value-type="float" office:value="120992" table:style-name="ce9">
            <text:p>120.992</text:p>
          </table:table-cell>
          <table:table-cell office:value-type="float" office:value="148302" table:style-name="ce9">
            <text:p>148.302</text:p>
          </table:table-cell>
          <table:table-cell office:value-type="float" office:value="69097" table:style-name="ce9">
            <text:p>69.097</text:p>
          </table:table-cell>
          <table:table-cell office:value-type="float" office:value="112969" table:style-name="ce9">
            <text:p>112.969</text:p>
          </table:table-cell>
          <table:table-cell office:value-type="float" office:value="108041" table:style-name="ce9">
            <text:p>108.041</text:p>
          </table:table-cell>
          <table:table-cell office:value-type="float" office:value="69097" table:style-name="ce9">
            <text:p>69.097</text:p>
          </table:table-cell>
          <table:table-cell office:value-type="float" office:value="120992" table:style-name="ce9">
            <text:p>120.992</text:p>
          </table:table-cell>
          <table:table-cell office:value-type="float" office:value="0" table:style-name="ce9">
            <text:p>0</text:p>
          </table:table-cell>
          <table:table-cell office:value-type="float" office:value="254945" table:style-name="ce9">
            <text:p>254.945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416702" table:style-name="ce9">
            <text:p>416.702</text:p>
          </table:table-cell>
          <table:table-cell office:value-type="float" office:value="419280" table:style-name="ce9">
            <text:p>419.280</text:p>
          </table:table-cell>
          <table:table-cell office:value-type="float" office:value="483718" table:style-name="ce9">
            <text:p>483.718</text:p>
          </table:table-cell>
          <table:table-cell office:value-type="float" office:value="777009" table:style-name="ce9">
            <text:p>777.009</text:p>
          </table:table-cell>
          <table:table-cell office:value-type="float" office:value="186720" table:style-name="ce9">
            <text:p>186.720</text:p>
          </table:table-cell>
          <table:table-cell office:value-type="float" office:value="320883" table:style-name="ce9">
            <text:p>320.883</text:p>
          </table:table-cell>
          <table:table-cell office:value-type="float" office:value="375042" table:style-name="ce9">
            <text:p>375.042</text:p>
          </table:table-cell>
          <table:table-cell office:value-type="float" office:value="457317" table:style-name="ce9">
            <text:p>457.317</text:p>
          </table:table-cell>
          <table:table-cell office:value-type="float" office:value="171766" table:style-name="ce9">
            <text:p>171.766</text:p>
          </table:table-cell>
          <table:table-cell office:value-type="float" office:value="505462" table:style-name="ce9">
            <text:p>505.462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627837" table:style-name="ce9">
            <text:p>627.837</text:p>
          </table:table-cell>
          <table:table-cell office:value-type="float" office:value="418110" table:style-name="ce9">
            <text:p>418.110</text:p>
          </table:table-cell>
          <table:table-cell office:value-type="float" office:value="487007" table:style-name="ce9">
            <text:p>487.007</text:p>
          </table:table-cell>
          <table:table-cell office:value-type="float" office:value="529791" table:style-name="ce9">
            <text:p>529.791</text:p>
          </table:table-cell>
          <table:table-cell office:value-type="float" office:value="307460" table:style-name="ce9">
            <text:p>307.460</text:p>
          </table:table-cell>
          <table:table-cell office:value-type="float" office:value="393273" table:style-name="ce9">
            <text:p>393.273</text:p>
          </table:table-cell>
          <table:table-cell office:value-type="float" office:value="694806" table:style-name="ce9">
            <text:p>694.806</text:p>
          </table:table-cell>
          <table:table-cell office:value-type="float" office:value="541351" table:style-name="ce9">
            <text:p>541.351</text:p>
          </table:table-cell>
          <table:table-cell office:value-type="float" office:value="370588" table:style-name="ce9">
            <text:p>370.588</text:p>
          </table:table-cell>
          <table:table-cell office:value-type="float" office:value="448759" table:style-name="ce9">
            <text:p>448.759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1784771" table:style-name="ce9">
            <text:p>1.784.771</text:p>
          </table:table-cell>
          <table:table-cell office:value-type="float" office:value="1735743" table:style-name="ce9">
            <text:p>1.735.743</text:p>
          </table:table-cell>
          <table:table-cell office:value-type="float" office:value="1754957" table:style-name="ce9">
            <text:p>1.754.957</text:p>
          </table:table-cell>
          <table:table-cell office:value-type="float" office:value="1861248" table:style-name="ce9">
            <text:p>1.861.248</text:p>
          </table:table-cell>
          <table:table-cell office:value-type="float" office:value="1511345" table:style-name="ce9">
            <text:p>1.511.345</text:p>
          </table:table-cell>
          <table:table-cell office:value-type="float" office:value="1806237" table:style-name="ce9">
            <text:p>1.806.237</text:p>
          </table:table-cell>
          <table:table-cell office:value-type="float" office:value="1603703" table:style-name="ce9">
            <text:p>1.603.703</text:p>
          </table:table-cell>
          <table:table-cell office:value-type="float" office:value="1772267" table:style-name="ce9">
            <text:p>1.772.267</text:p>
          </table:table-cell>
          <table:table-cell office:value-type="float" office:value="219010" table:style-name="ce9">
            <text:p>219.010</text:p>
          </table:table-cell>
          <table:table-cell office:value-type="float" office:value="49245" table:style-name="ce9">
            <text:p>49.245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581831" table:style-name="ce9">
            <text:p>2.581.831</text:p>
          </table:table-cell>
          <table:table-cell office:value-type="float" office:value="2712401" table:style-name="ce9">
            <text:p>2.712.401</text:p>
          </table:table-cell>
          <table:table-cell office:value-type="float" office:value="2550448" table:style-name="ce9">
            <text:p>2.550.448</text:p>
          </table:table-cell>
          <table:table-cell office:value-type="float" office:value="1649458" table:style-name="ce9">
            <text:p>1.649.458</text:p>
          </table:table-cell>
          <table:table-cell office:value-type="float" office:value="1960622" table:style-name="ce9">
            <text:p>1.960.622</text:p>
          </table:table-cell>
          <table:table-cell office:value-type="float" office:value="1571157" table:style-name="ce9">
            <text:p>1.571.157</text:p>
          </table:table-cell>
          <table:table-cell office:value-type="float" office:value="1879098" table:style-name="ce9">
            <text:p>1.879.098</text:p>
          </table:table-cell>
          <table:table-cell office:value-type="float" office:value="2475914" table:style-name="ce9">
            <text:p>2.475.914</text:p>
          </table:table-cell>
          <table:table-cell office:value-type="float" office:value="1019613" table:style-name="ce9">
            <text:p>1.019.613</text:p>
          </table:table-cell>
          <table:table-cell office:value-type="float" office:value="864961" table:style-name="ce9">
            <text:p>864.961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2015420" table:style-name="ce9">
            <text:p>2.015.420</text:p>
          </table:table-cell>
          <table:table-cell office:value-type="float" office:value="2026921" table:style-name="ce9">
            <text:p>2.026.921</text:p>
          </table:table-cell>
          <table:table-cell office:value-type="float" office:value="2069210" table:style-name="ce9">
            <text:p>2.069.210</text:p>
          </table:table-cell>
          <table:table-cell office:value-type="float" office:value="1780918" table:style-name="ce9">
            <text:p>1.780.918</text:p>
          </table:table-cell>
          <table:table-cell office:value-type="float" office:value="1147789" table:style-name="ce9">
            <text:p>1.147.789</text:p>
          </table:table-cell>
          <table:table-cell office:value-type="float" office:value="2042813" table:style-name="ce9">
            <text:p>2.042.813</text:p>
          </table:table-cell>
          <table:table-cell office:value-type="float" office:value="1354525" table:style-name="ce9">
            <text:p>1.354.525</text:p>
          </table:table-cell>
          <table:table-cell office:value-type="float" office:value="1886352" table:style-name="ce9">
            <text:p>1.886.352</text:p>
          </table:table-cell>
          <table:table-cell office:value-type="float" office:value="597573" table:style-name="ce9">
            <text:p>597.573</text:p>
          </table:table-cell>
          <table:table-cell office:value-type="float" office:value="2342595" table:style-name="ce9">
            <text:p>2.342.595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969660" table:style-name="ce9">
            <text:p>969.660</text:p>
          </table:table-cell>
          <table:table-cell office:value-type="float" office:value="833812" table:style-name="ce9">
            <text:p>833.812</text:p>
          </table:table-cell>
          <table:table-cell office:value-type="float" office:value="931402" table:style-name="ce9">
            <text:p>931.402</text:p>
          </table:table-cell>
          <table:table-cell office:value-type="float" office:value="675730" table:style-name="ce9">
            <text:p>675.730</text:p>
          </table:table-cell>
          <table:table-cell office:value-type="float" office:value="324385" table:style-name="ce9">
            <text:p>324.385</text:p>
          </table:table-cell>
          <table:table-cell office:value-type="float" office:value="737924" table:style-name="ce9">
            <text:p>737.924</text:p>
          </table:table-cell>
          <table:table-cell office:value-type="float" office:value="622334" table:style-name="ce9">
            <text:p>622.334</text:p>
          </table:table-cell>
          <table:table-cell office:value-type="float" office:value="867357" table:style-name="ce9">
            <text:p>867.357</text:p>
          </table:table-cell>
          <table:table-cell office:value-type="float" office:value="393723" table:style-name="ce9">
            <text:p>393.723</text:p>
          </table:table-cell>
          <table:table-cell office:value-type="float" office:value="840310" table:style-name="ce9">
            <text:p>840.310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2397266" table:style-name="ce9">
            <text:p>2.397.266</text:p>
          </table:table-cell>
          <table:table-cell office:value-type="float" office:value="2632956" table:style-name="ce9">
            <text:p>2.632.956</text:p>
          </table:table-cell>
          <table:table-cell office:value-type="float" office:value="2699454" table:style-name="ce9">
            <text:p>2.699.454</text:p>
          </table:table-cell>
          <table:table-cell office:value-type="float" office:value="2261127" table:style-name="ce9">
            <text:p>2.261.127</text:p>
          </table:table-cell>
          <table:table-cell office:value-type="float" office:value="2054826" table:style-name="ce9">
            <text:p>2.054.826</text:p>
          </table:table-cell>
          <table:table-cell office:value-type="float" office:value="2730589" table:style-name="ce9">
            <text:p>2.730.589</text:p>
          </table:table-cell>
          <table:table-cell office:value-type="float" office:value="2253426" table:style-name="ce9">
            <text:p>2.253.426</text:p>
          </table:table-cell>
          <table:table-cell office:value-type="float" office:value="2469961" table:style-name="ce9">
            <text:p>2.469.961</text:p>
          </table:table-cell>
          <table:table-cell office:value-type="float" office:value="970855" table:style-name="ce9">
            <text:p>970.855</text:p>
          </table:table-cell>
          <table:table-cell office:value-type="float" office:value="1279388" table:style-name="ce9">
            <text:p>1.279.388</text:p>
          </table:table-cell>
          <table:table-cell table:number-columns-repeated="16372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2039532" table:style-name="ce9">
            <text:p>2.039.532</text:p>
          </table:table-cell>
          <table:table-cell office:value-type="float" office:value="2453335" table:style-name="ce9">
            <text:p>2.453.335</text:p>
          </table:table-cell>
          <table:table-cell office:value-type="float" office:value="2325921" table:style-name="ce9">
            <text:p>2.325.921</text:p>
          </table:table-cell>
          <table:table-cell office:value-type="float" office:value="1119686" table:style-name="ce9">
            <text:p>1.119.686</text:p>
          </table:table-cell>
          <table:table-cell office:value-type="float" office:value="1752441" table:style-name="ce9">
            <text:p>1.752.441</text:p>
          </table:table-cell>
          <table:table-cell office:value-type="float" office:value="1452988" table:style-name="ce9">
            <text:p>1.452.988</text:p>
          </table:table-cell>
          <table:table-cell office:value-type="float" office:value="1480610" table:style-name="ce9">
            <text:p>1.480.610</text:p>
          </table:table-cell>
          <table:table-cell office:value-type="float" office:value="2075914" table:style-name="ce9">
            <text:p>2.075.914</text:p>
          </table:table-cell>
          <table:table-cell office:value-type="float" office:value="713935" table:style-name="ce9">
            <text:p>713.935</text:p>
          </table:table-cell>
          <table:table-cell office:value-type="float" office:value="2255213" table:style-name="ce9">
            <text:p>2.255.213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1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1 - INDIVÍDUOS QUE USARAM TELEFONE CELULAR NOS ÚLTIMOS TRÊS ME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a população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 do total</text:p>
          </table:table-cell>
          <table:covered-table-cell/>
          <table:table-cell office:value-type="string" table:number-columns-spanned="1" table:number-rows-spanned="2" table:style-name="ce4">
            <text:p>Sim</text:p>
          </table:table-cell>
          <table:table-cell office:value-type="string" table:number-columns-spanned="1" table:number-rows-spanned="2" table:style-name="ce4">
            <text:p>Não</text:p>
          </table:table-cell>
          <table:table-cell office:value-type="string" table:number-columns-spanned="1" table:number-rows-spanned="2" table:style-name="ce4">
            <text:p>Não sabe</text:p>
          </table:table-cell>
          <table:table-cell office:value-type="string" table:number-columns-spanned="1" table:number-rows-spanned="2" table:style-name="ce4">
            <text:p>Não respondeu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533843" table:style-name="ce9">
            <text:p>2.533.843</text:p>
          </table:table-cell>
          <table:table-cell office:value-type="float" office:value="2534149" table:style-name="ce9">
            <text:p>2.534.149</text:p>
          </table:table-cell>
          <table:table-cell office:value-type="float" office:value="5927" table:style-name="ce9">
            <text:p>5.927</text:p>
          </table:table-cell>
          <table:table-cell office:value-type="float" office:value="25874" table:style-name="ce9">
            <text:p>25.87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503142" table:style-name="ce9">
            <text:p>2.503.142</text:p>
          </table:table-cell>
          <table:table-cell office:value-type="float" office:value="2503169" table:style-name="ce9">
            <text:p>2.503.169</text:p>
          </table:table-cell>
          <table:table-cell office:value-type="float" office:value="0" table:style-name="ce9">
            <text:p>0</text:p>
          </table:table-cell>
          <table:table-cell office:value-type="float" office:value="25874" table:style-name="ce9">
            <text:p>25.87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620655" table:style-name="ce9">
            <text:p>620.655</text:p>
          </table:table-cell>
          <table:table-cell office:value-type="float" office:value="620058" table:style-name="ce9">
            <text:p>620.058</text:p>
          </table:table-cell>
          <table:table-cell office:value-type="float" office:value="5927" table:style-name="ce9">
            <text:p>5.927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2265252" table:style-name="ce9">
            <text:p>2.265.252</text:p>
          </table:table-cell>
          <table:table-cell office:value-type="float" office:value="2265252" table:style-name="ce9">
            <text:p>2.265.25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923244" table:style-name="ce9">
            <text:p>923.244</text:p>
          </table:table-cell>
          <table:table-cell office:value-type="float" office:value="923244" table:style-name="ce9">
            <text:p>923.24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608159" table:style-name="ce9">
            <text:p>608.159</text:p>
          </table:table-cell>
          <table:table-cell office:value-type="float" office:value="607236" table:style-name="ce9">
            <text:p>607.236</text:p>
          </table:table-cell>
          <table:table-cell office:value-type="float" office:value="0" table:style-name="ce9">
            <text:p>0</text:p>
          </table:table-cell>
          <table:table-cell office:value-type="float" office:value="25874" table:style-name="ce9">
            <text:p>25.87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228412" table:style-name="ce9">
            <text:p>228.412</text:p>
          </table:table-cell>
          <table:table-cell office:value-type="float" office:value="228413" table:style-name="ce9">
            <text:p>228.4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230173" table:style-name="ce9">
            <text:p>230.173</text:p>
          </table:table-cell>
          <table:table-cell office:value-type="float" office:value="230307" table:style-name="ce9">
            <text:p>230.307</text:p>
          </table:table-cell>
          <table:table-cell office:value-type="float" office:value="5927" table:style-name="ce9">
            <text:p>5.927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399494" table:style-name="ce9">
            <text:p>2.399.494</text:p>
          </table:table-cell>
          <table:table-cell office:value-type="float" office:value="2399510" table:style-name="ce9">
            <text:p>2.399.510</text:p>
          </table:table-cell>
          <table:table-cell office:value-type="float" office:value="5927" table:style-name="ce9">
            <text:p>5.927</text:p>
          </table:table-cell>
          <table:table-cell office:value-type="float" office:value="25874" table:style-name="ce9">
            <text:p>25.87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1210837" table:style-name="ce9">
            <text:p>1.210.837</text:p>
          </table:table-cell>
          <table:table-cell office:value-type="float" office:value="1210837" table:style-name="ce9">
            <text:p>1.210.83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4894470" table:style-name="ce9">
            <text:p>4.894.470</text:p>
          </table:table-cell>
          <table:table-cell office:value-type="float" office:value="2447277" table:style-name="ce9">
            <text:p>2.447.27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4157777" table:style-name="ce9">
            <text:p>4.157.777</text:p>
          </table:table-cell>
          <table:table-cell office:value-type="float" office:value="1134509" table:style-name="ce9">
            <text:p>1.134.509</text:p>
          </table:table-cell>
          <table:table-cell office:value-type="float" office:value="5927" table:style-name="ce9">
            <text:p>5.927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2451130" table:style-name="ce9">
            <text:p>2.451.130</text:p>
          </table:table-cell>
          <table:table-cell office:value-type="float" office:value="579324" table:style-name="ce9">
            <text:p>579.32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969510" table:style-name="ce9">
            <text:p>969.510</text:p>
          </table:table-cell>
          <table:table-cell office:value-type="float" office:value="120893" table:style-name="ce9">
            <text:p>120.89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108359" table:style-name="ce9">
            <text:p>1.108.359</text:p>
          </table:table-cell>
          <table:table-cell office:value-type="float" office:value="89276" table:style-name="ce9">
            <text:p>89.27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627151" table:style-name="ce9">
            <text:p>627.151</text:p>
          </table:table-cell>
          <table:table-cell office:value-type="float" office:value="218125" table:style-name="ce9">
            <text:p>218.125</text:p>
          </table:table-cell>
          <table:table-cell office:value-type="float" office:value="0" table:style-name="ce9">
            <text:p>0</text:p>
          </table:table-cell>
          <table:table-cell office:value-type="float" office:value="25874" table:style-name="ce9">
            <text:p>25.874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972829" table:style-name="ce9">
            <text:p>972.829</text:p>
          </table:table-cell>
          <table:table-cell office:value-type="float" office:value="719725" table:style-name="ce9">
            <text:p>719.7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2404641" table:style-name="ce9">
            <text:p>2.404.641</text:p>
          </table:table-cell>
          <table:table-cell office:value-type="float" office:value="2377413" table:style-name="ce9">
            <text:p>2.377.413</text:p>
          </table:table-cell>
          <table:table-cell office:value-type="float" office:value="5927" table:style-name="ce9">
            <text:p>5.927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395871" table:style-name="ce9">
            <text:p>395.871</text:p>
          </table:table-cell>
          <table:table-cell office:value-type="float" office:value="395871" table:style-name="ce9">
            <text:p>395.87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369592" table:style-name="ce9">
            <text:p>369.592</text:p>
          </table:table-cell>
          <table:table-cell office:value-type="float" office:value="371533" table:style-name="ce9">
            <text:p>371.533</text:p>
          </table:table-cell>
          <table:table-cell office:value-type="float" office:value="0" table:style-name="ce9">
            <text:p>0</text:p>
          </table:table-cell>
          <table:table-cell office:value-type="float" office:value="25874" table:style-name="ce9">
            <text:p>25.874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681306" table:style-name="ce9">
            <text:p>681.306</text:p>
          </table:table-cell>
          <table:table-cell office:value-type="float" office:value="681306" table:style-name="ce9">
            <text:p>681.30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365556" table:style-name="ce9">
            <text:p>365.556</text:p>
          </table:table-cell>
          <table:table-cell office:value-type="float" office:value="365556" table:style-name="ce9">
            <text:p>365.55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547748" table:style-name="ce9">
            <text:p>547.748</text:p>
          </table:table-cell>
          <table:table-cell office:value-type="float" office:value="547748" table:style-name="ce9">
            <text:p>547.74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736567" table:style-name="ce9">
            <text:p>736.567</text:p>
          </table:table-cell>
          <table:table-cell office:value-type="float" office:value="736567" table:style-name="ce9">
            <text:p>736.56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583806" table:style-name="ce9">
            <text:p>583.806</text:p>
          </table:table-cell>
          <table:table-cell office:value-type="float" office:value="583806" table:style-name="ce9">
            <text:p>583.80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2442712" table:style-name="ce9">
            <text:p>2.442.712</text:p>
          </table:table-cell>
          <table:table-cell office:value-type="float" office:value="2441245" table:style-name="ce9">
            <text:p>2.441.245</text:p>
          </table:table-cell>
          <table:table-cell office:value-type="float" office:value="5927" table:style-name="ce9">
            <text:p>5.927</text:p>
          </table:table-cell>
          <table:table-cell office:value-type="float" office:value="25874" table:style-name="ce9">
            <text:p>25.874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3669382" table:style-name="ce9">
            <text:p>3.669.382</text:p>
          </table:table-cell>
          <table:table-cell office:value-type="float" office:value="1948443" table:style-name="ce9">
            <text:p>1.948.443</text:p>
          </table:table-cell>
          <table:table-cell office:value-type="float" office:value="5927" table:style-name="ce9">
            <text:p>5.927</text:p>
          </table:table-cell>
          <table:table-cell office:value-type="float" office:value="25874" table:style-name="ce9">
            <text:p>25.874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3465249" table:style-name="ce9">
            <text:p>3.465.249</text:p>
          </table:table-cell>
          <table:table-cell office:value-type="float" office:value="1010098" table:style-name="ce9">
            <text:p>1.010.09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3204389" table:style-name="ce9">
            <text:p>3.204.389</text:p>
          </table:table-cell>
          <table:table-cell office:value-type="float" office:value="1485646" table:style-name="ce9">
            <text:p>1.485.64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2818316" table:style-name="ce9">
            <text:p>2.818.316</text:p>
          </table:table-cell>
          <table:table-cell office:value-type="float" office:value="423456" table:style-name="ce9">
            <text:p>423.45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1498649" table:style-name="ce9">
            <text:p>1.498.64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1397155" table:style-name="ce9">
            <text:p>1.397.155</text:p>
          </table:table-cell>
          <table:table-cell office:value-type="float" office:value="4068" table:style-name="ce9">
            <text:p>4.06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973684" table:style-name="ce9">
            <text:p>973.684</text:p>
          </table:table-cell>
          <table:table-cell office:value-type="float" office:value="168510" table:style-name="ce9">
            <text:p>168.5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1853994" table:style-name="ce9">
            <text:p>1.853.994</text:p>
          </table:table-cell>
          <table:table-cell office:value-type="float" office:value="969607" table:style-name="ce9">
            <text:p>969.60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140418" table:style-name="ce9">
            <text:p>1.140.418</text:p>
          </table:table-cell>
          <table:table-cell office:value-type="float" office:value="71818" table:style-name="ce9">
            <text:p>71.8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1985772" table:style-name="ce9">
            <text:p>1.985.772</text:p>
          </table:table-cell>
          <table:table-cell office:value-type="float" office:value="371170" table:style-name="ce9">
            <text:p>371.17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025909" table:style-name="ce9">
            <text:p>3.025.909</text:p>
          </table:table-cell>
          <table:table-cell office:value-type="float" office:value="676616" table:style-name="ce9">
            <text:p>676.6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094267" table:style-name="ce9">
            <text:p>4.094.267</text:p>
          </table:table-cell>
          <table:table-cell office:value-type="float" office:value="1711930" table:style-name="ce9">
            <text:p>1.711.930</text:p>
          </table:table-cell>
          <table:table-cell office:value-type="float" office:value="0" table:style-name="ce9">
            <text:p>0</text:p>
          </table:table-cell>
          <table:table-cell office:value-type="float" office:value="25874" table:style-name="ce9">
            <text:p>25.87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825713" table:style-name="ce9">
            <text:p>2.825.713</text:p>
          </table:table-cell>
          <table:table-cell office:value-type="float" office:value="1988051" table:style-name="ce9">
            <text:p>1.988.051</text:p>
          </table:table-cell>
          <table:table-cell office:value-type="float" office:value="5927" table:style-name="ce9">
            <text:p>5.927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785173" table:style-name="ce9">
            <text:p>785.173</text:p>
          </table:table-cell>
          <table:table-cell office:value-type="float" office:value="784254" table:style-name="ce9">
            <text:p>784.254</text:p>
          </table:table-cell>
          <table:table-cell office:value-type="float" office:value="0" table:style-name="ce9">
            <text:p>0</text:p>
          </table:table-cell>
          <table:table-cell office:value-type="float" office:value="25874" table:style-name="ce9">
            <text:p>25.874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2310687" table:style-name="ce9">
            <text:p>2.310.687</text:p>
          </table:table-cell>
          <table:table-cell office:value-type="float" office:value="2311517" table:style-name="ce9">
            <text:p>2.311.517</text:p>
          </table:table-cell>
          <table:table-cell office:value-type="float" office:value="5927" table:style-name="ce9">
            <text:p>5.927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2 - INDIVÍDUOS QUE POSSUEM TELEFONE CELU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a população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 do total</text:p>
          </table:table-cell>
          <table:covered-table-cell/>
          <table:table-cell office:value-type="string" table:number-columns-spanned="1" table:number-rows-spanned="2" table:style-name="ce4">
            <text:p>Sim</text:p>
          </table:table-cell>
          <table:table-cell office:value-type="string" table:number-columns-spanned="1" table:number-rows-spanned="2" table:style-name="ce4">
            <text:p>Não</text:p>
          </table:table-cell>
          <table:table-cell office:value-type="string" table:number-columns-spanned="1" table:number-rows-spanned="2" table:style-name="ce4">
            <text:p>Não sabe</text:p>
          </table:table-cell>
          <table:table-cell office:value-type="string" table:number-columns-spanned="1" table:number-rows-spanned="2" table:style-name="ce4">
            <text:p>Não respondeu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557702" table:style-name="ce9">
            <text:p>2.557.702</text:p>
          </table:table-cell>
          <table:table-cell office:value-type="float" office:value="2473370" table:style-name="ce9">
            <text:p>2.473.370</text:p>
          </table:table-cell>
          <table:table-cell office:value-type="float" office:value="523393" table:style-name="ce9">
            <text:p>523.393</text:p>
          </table:table-cell>
          <table:table-cell office:value-type="float" office:value="321768" table:style-name="ce9">
            <text:p>321.76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345408" table:style-name="ce9">
            <text:p>2.345.408</text:p>
          </table:table-cell>
          <table:table-cell office:value-type="float" office:value="2240114" table:style-name="ce9">
            <text:p>2.240.114</text:p>
          </table:table-cell>
          <table:table-cell office:value-type="float" office:value="488377" table:style-name="ce9">
            <text:p>488.377</text:p>
          </table:table-cell>
          <table:table-cell office:value-type="float" office:value="258204" table:style-name="ce9">
            <text:p>258.20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040969" table:style-name="ce9">
            <text:p>1.040.969</text:p>
          </table:table-cell>
          <table:table-cell office:value-type="float" office:value="1017324" table:style-name="ce9">
            <text:p>1.017.324</text:p>
          </table:table-cell>
          <table:table-cell office:value-type="float" office:value="147200" table:style-name="ce9">
            <text:p>147.200</text:p>
          </table:table-cell>
          <table:table-cell office:value-type="float" office:value="200770" table:style-name="ce9">
            <text:p>200.77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1668333" table:style-name="ce9">
            <text:p>1.668.333</text:p>
          </table:table-cell>
          <table:table-cell office:value-type="float" office:value="1660399" table:style-name="ce9">
            <text:p>1.660.399</text:p>
          </table:table-cell>
          <table:table-cell office:value-type="float" office:value="205076" table:style-name="ce9">
            <text:p>205.076</text:p>
          </table:table-cell>
          <table:table-cell office:value-type="float" office:value="244660" table:style-name="ce9">
            <text:p>244.66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1637711" table:style-name="ce9">
            <text:p>1.637.711</text:p>
          </table:table-cell>
          <table:table-cell office:value-type="float" office:value="1631428" table:style-name="ce9">
            <text:p>1.631.428</text:p>
          </table:table-cell>
          <table:table-cell office:value-type="float" office:value="71987" table:style-name="ce9">
            <text:p>71.987</text:p>
          </table:table-cell>
          <table:table-cell office:value-type="float" office:value="57237" table:style-name="ce9">
            <text:p>57.23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723934" table:style-name="ce9">
            <text:p>723.934</text:p>
          </table:table-cell>
          <table:table-cell office:value-type="float" office:value="646608" table:style-name="ce9">
            <text:p>646.608</text:p>
          </table:table-cell>
          <table:table-cell office:value-type="float" office:value="361596" table:style-name="ce9">
            <text:p>361.596</text:p>
          </table:table-cell>
          <table:table-cell office:value-type="float" office:value="38338" table:style-name="ce9">
            <text:p>38.33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395784" table:style-name="ce9">
            <text:p>395.784</text:p>
          </table:table-cell>
          <table:table-cell office:value-type="float" office:value="340681" table:style-name="ce9">
            <text:p>340.681</text:p>
          </table:table-cell>
          <table:table-cell office:value-type="float" office:value="102251" table:style-name="ce9">
            <text:p>102.251</text:p>
          </table:table-cell>
          <table:table-cell office:value-type="float" office:value="201060" table:style-name="ce9">
            <text:p>201.06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453496" table:style-name="ce9">
            <text:p>453.496</text:p>
          </table:table-cell>
          <table:table-cell office:value-type="float" office:value="390245" table:style-name="ce9">
            <text:p>390.245</text:p>
          </table:table-cell>
          <table:table-cell office:value-type="float" office:value="296267" table:style-name="ce9">
            <text:p>296.267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1753566" table:style-name="ce9">
            <text:p>1.753.566</text:p>
          </table:table-cell>
          <table:table-cell office:value-type="float" office:value="1727780" table:style-name="ce9">
            <text:p>1.727.780</text:p>
          </table:table-cell>
          <table:table-cell office:value-type="float" office:value="134889" table:style-name="ce9">
            <text:p>134.889</text:p>
          </table:table-cell>
          <table:table-cell office:value-type="float" office:value="256261" table:style-name="ce9">
            <text:p>256.26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1922973" table:style-name="ce9">
            <text:p>1.922.973</text:p>
          </table:table-cell>
          <table:table-cell office:value-type="float" office:value="1764589" table:style-name="ce9">
            <text:p>1.764.589</text:p>
          </table:table-cell>
          <table:table-cell office:value-type="float" office:value="499795" table:style-name="ce9">
            <text:p>499.795</text:p>
          </table:table-cell>
          <table:table-cell office:value-type="float" office:value="207764" table:style-name="ce9">
            <text:p>207.76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4483865" table:style-name="ce9">
            <text:p>4.483.865</text:p>
          </table:table-cell>
          <table:table-cell office:value-type="float" office:value="1406788" table:style-name="ce9">
            <text:p>1.406.788</text:p>
          </table:table-cell>
          <table:table-cell office:value-type="float" office:value="369650" table:style-name="ce9">
            <text:p>369.650</text:p>
          </table:table-cell>
          <table:table-cell office:value-type="float" office:value="314815" table:style-name="ce9">
            <text:p>314.81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4267058" table:style-name="ce9">
            <text:p>4.267.058</text:p>
          </table:table-cell>
          <table:table-cell office:value-type="float" office:value="1844787" table:style-name="ce9">
            <text:p>1.844.787</text:p>
          </table:table-cell>
          <table:table-cell office:value-type="float" office:value="283072" table:style-name="ce9">
            <text:p>283.072</text:p>
          </table:table-cell>
          <table:table-cell office:value-type="float" office:value="56728" table:style-name="ce9">
            <text:p>56.72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2207478" table:style-name="ce9">
            <text:p>2.207.478</text:p>
          </table:table-cell>
          <table:table-cell office:value-type="float" office:value="942950" table:style-name="ce9">
            <text:p>942.950</text:p>
          </table:table-cell>
          <table:table-cell office:value-type="float" office:value="31394" table:style-name="ce9">
            <text:p>31.394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854883" table:style-name="ce9">
            <text:p>854.883</text:p>
          </table:table-cell>
          <table:table-cell office:value-type="float" office:value="517329" table:style-name="ce9">
            <text:p>517.329</text:p>
          </table:table-cell>
          <table:table-cell office:value-type="float" office:value="60417" table:style-name="ce9">
            <text:p>60.417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050868" table:style-name="ce9">
            <text:p>1.050.868</text:p>
          </table:table-cell>
          <table:table-cell office:value-type="float" office:value="138660" table:style-name="ce9">
            <text:p>138.660</text:p>
          </table:table-cell>
          <table:table-cell office:value-type="float" office:value="211759" table:style-name="ce9">
            <text:p>211.759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635208" table:style-name="ce9">
            <text:p>635.208</text:p>
          </table:table-cell>
          <table:table-cell office:value-type="float" office:value="265078" table:style-name="ce9">
            <text:p>265.078</text:p>
          </table:table-cell>
          <table:table-cell office:value-type="float" office:value="18432" table:style-name="ce9">
            <text:p>18.432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831100" table:style-name="ce9">
            <text:p>831.100</text:p>
          </table:table-cell>
          <table:table-cell office:value-type="float" office:value="758952" table:style-name="ce9">
            <text:p>758.952</text:p>
          </table:table-cell>
          <table:table-cell office:value-type="float" office:value="81617" table:style-name="ce9">
            <text:p>81.617</text:p>
          </table:table-cell>
          <table:table-cell office:value-type="float" office:value="57237" table:style-name="ce9">
            <text:p>57.23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2427069" table:style-name="ce9">
            <text:p>2.427.069</text:p>
          </table:table-cell>
          <table:table-cell office:value-type="float" office:value="2161648" table:style-name="ce9">
            <text:p>2.161.648</text:p>
          </table:table-cell>
          <table:table-cell office:value-type="float" office:value="313558" table:style-name="ce9">
            <text:p>313.558</text:p>
          </table:table-cell>
          <table:table-cell office:value-type="float" office:value="314789" table:style-name="ce9">
            <text:p>314.78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977296" table:style-name="ce9">
            <text:p>977.296</text:p>
          </table:table-cell>
          <table:table-cell office:value-type="float" office:value="964989" table:style-name="ce9">
            <text:p>964.989</text:p>
          </table:table-cell>
          <table:table-cell office:value-type="float" office:value="92941" table:style-name="ce9">
            <text:p>92.94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517165" table:style-name="ce9">
            <text:p>517.165</text:p>
          </table:table-cell>
          <table:table-cell office:value-type="float" office:value="380564" table:style-name="ce9">
            <text:p>380.564</text:p>
          </table:table-cell>
          <table:table-cell office:value-type="float" office:value="386896" table:style-name="ce9">
            <text:p>386.89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1060781" table:style-name="ce9">
            <text:p>1.060.781</text:p>
          </table:table-cell>
          <table:table-cell office:value-type="float" office:value="1003617" table:style-name="ce9">
            <text:p>1.003.617</text:p>
          </table:table-cell>
          <table:table-cell office:value-type="float" office:value="215941" table:style-name="ce9">
            <text:p>215.941</text:p>
          </table:table-cell>
          <table:table-cell office:value-type="float" office:value="201060" table:style-name="ce9">
            <text:p>201.06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612906" table:style-name="ce9">
            <text:p>612.906</text:p>
          </table:table-cell>
          <table:table-cell office:value-type="float" office:value="613462" table:style-name="ce9">
            <text:p>613.462</text:p>
          </table:table-cell>
          <table:table-cell office:value-type="float" office:value="7998" table:style-name="ce9">
            <text:p>7.998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954759" table:style-name="ce9">
            <text:p>954.759</text:p>
          </table:table-cell>
          <table:table-cell office:value-type="float" office:value="954719" table:style-name="ce9">
            <text:p>954.719</text:p>
          </table:table-cell>
          <table:table-cell office:value-type="float" office:value="22734" table:style-name="ce9">
            <text:p>22.734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965431" table:style-name="ce9">
            <text:p>965.431</text:p>
          </table:table-cell>
          <table:table-cell office:value-type="float" office:value="965695" table:style-name="ce9">
            <text:p>965.695</text:p>
          </table:table-cell>
          <table:table-cell office:value-type="float" office:value="24474" table:style-name="ce9">
            <text:p>24.474</text:p>
          </table:table-cell>
          <table:table-cell office:value-type="float" office:value="2674" table:style-name="ce9">
            <text:p>2.67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805955" table:style-name="ce9">
            <text:p>805.955</text:p>
          </table:table-cell>
          <table:table-cell office:value-type="float" office:value="770764" table:style-name="ce9">
            <text:p>770.764</text:p>
          </table:table-cell>
          <table:table-cell office:value-type="float" office:value="94611" table:style-name="ce9">
            <text:p>94.611</text:p>
          </table:table-cell>
          <table:table-cell office:value-type="float" office:value="246600" table:style-name="ce9">
            <text:p>246.60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1539802" table:style-name="ce9">
            <text:p>1.539.802</text:p>
          </table:table-cell>
          <table:table-cell office:value-type="float" office:value="1480295" table:style-name="ce9">
            <text:p>1.480.295</text:p>
          </table:table-cell>
          <table:table-cell office:value-type="float" office:value="490004" table:style-name="ce9">
            <text:p>490.004</text:p>
          </table:table-cell>
          <table:table-cell office:value-type="float" office:value="63083" table:style-name="ce9">
            <text:p>63.083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3555691" table:style-name="ce9">
            <text:p>3.555.691</text:p>
          </table:table-cell>
          <table:table-cell office:value-type="float" office:value="1820145" table:style-name="ce9">
            <text:p>1.820.145</text:p>
          </table:table-cell>
          <table:table-cell office:value-type="float" office:value="148254" table:style-name="ce9">
            <text:p>148.254</text:p>
          </table:table-cell>
          <table:table-cell office:value-type="float" office:value="314789" table:style-name="ce9">
            <text:p>314.789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3436541" table:style-name="ce9">
            <text:p>3.436.541</text:p>
          </table:table-cell>
          <table:table-cell office:value-type="float" office:value="1261419" table:style-name="ce9">
            <text:p>1.261.419</text:p>
          </table:table-cell>
          <table:table-cell office:value-type="float" office:value="108276" table:style-name="ce9">
            <text:p>108.276</text:p>
          </table:table-cell>
          <table:table-cell office:value-type="float" office:value="57237" table:style-name="ce9">
            <text:p>57.237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3071962" table:style-name="ce9">
            <text:p>3.071.962</text:p>
          </table:table-cell>
          <table:table-cell office:value-type="float" office:value="1015608" table:style-name="ce9">
            <text:p>1.015.608</text:p>
          </table:table-cell>
          <table:table-cell office:value-type="float" office:value="294501" table:style-name="ce9">
            <text:p>294.50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2753195" table:style-name="ce9">
            <text:p>2.753.195</text:p>
          </table:table-cell>
          <table:table-cell office:value-type="float" office:value="643974" table:style-name="ce9">
            <text:p>643.974</text:p>
          </table:table-cell>
          <table:table-cell office:value-type="float" office:value="25344" table:style-name="ce9">
            <text:p>25.344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1495723" table:style-name="ce9">
            <text:p>1.495.723</text:p>
          </table:table-cell>
          <table:table-cell office:value-type="float" office:value="192617" table:style-name="ce9">
            <text:p>192.617</text:p>
          </table:table-cell>
          <table:table-cell office:value-type="float" office:value="44413" table:style-name="ce9">
            <text:p>44.41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1375154" table:style-name="ce9">
            <text:p>1.375.154</text:p>
          </table:table-cell>
          <table:table-cell office:value-type="float" office:value="4068" table:style-name="ce9">
            <text:p>4.068</text:p>
          </table:table-cell>
          <table:table-cell office:value-type="float" office:value="189811" table:style-name="ce9">
            <text:p>189.81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742733" table:style-name="ce9">
            <text:p>742.733</text:p>
          </table:table-cell>
          <table:table-cell office:value-type="float" office:value="579159" table:style-name="ce9">
            <text:p>579.159</text:p>
          </table:table-cell>
          <table:table-cell office:value-type="float" office:value="75315" table:style-name="ce9">
            <text:p>75.315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1743002" table:style-name="ce9">
            <text:p>1.743.002</text:p>
          </table:table-cell>
          <table:table-cell office:value-type="float" office:value="1041403" table:style-name="ce9">
            <text:p>1.041.403</text:p>
          </table:table-cell>
          <table:table-cell office:value-type="float" office:value="330552" table:style-name="ce9">
            <text:p>330.552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110721" table:style-name="ce9">
            <text:p>1.110.721</text:p>
          </table:table-cell>
          <table:table-cell office:value-type="float" office:value="273837" table:style-name="ce9">
            <text:p>273.83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1998584" table:style-name="ce9">
            <text:p>1.998.584</text:p>
          </table:table-cell>
          <table:table-cell office:value-type="float" office:value="369350" table:style-name="ce9">
            <text:p>369.350</text:p>
          </table:table-cell>
          <table:table-cell office:value-type="float" office:value="330552" table:style-name="ce9">
            <text:p>330.552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959530" table:style-name="ce9">
            <text:p>2.959.530</text:p>
          </table:table-cell>
          <table:table-cell office:value-type="float" office:value="736724" table:style-name="ce9">
            <text:p>736.724</text:p>
          </table:table-cell>
          <table:table-cell office:value-type="float" office:value="242874" table:style-name="ce9">
            <text:p>242.874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824343" table:style-name="ce9">
            <text:p>3.824.343</text:p>
          </table:table-cell>
          <table:table-cell office:value-type="float" office:value="1562905" table:style-name="ce9">
            <text:p>1.562.905</text:p>
          </table:table-cell>
          <table:table-cell office:value-type="float" office:value="272582" table:style-name="ce9">
            <text:p>272.582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034879" table:style-name="ce9">
            <text:p>3.034.879</text:p>
          </table:table-cell>
          <table:table-cell office:value-type="float" office:value="2182662" table:style-name="ce9">
            <text:p>2.182.662</text:p>
          </table:table-cell>
          <table:table-cell office:value-type="float" office:value="179349" table:style-name="ce9">
            <text:p>179.349</text:p>
          </table:table-cell>
          <table:table-cell office:value-type="float" office:value="321768" table:style-name="ce9">
            <text:p>321.768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1345648" table:style-name="ce9">
            <text:p>1.345.648</text:p>
          </table:table-cell>
          <table:table-cell office:value-type="float" office:value="1341886" table:style-name="ce9">
            <text:p>1.341.886</text:p>
          </table:table-cell>
          <table:table-cell office:value-type="float" office:value="224838" table:style-name="ce9">
            <text:p>224.838</text:p>
          </table:table-cell>
          <table:table-cell office:value-type="float" office:value="38338" table:style-name="ce9">
            <text:p>38.338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2360037" table:style-name="ce9">
            <text:p>2.360.037</text:p>
          </table:table-cell>
          <table:table-cell office:value-type="float" office:value="2278634" table:style-name="ce9">
            <text:p>2.278.634</text:p>
          </table:table-cell>
          <table:table-cell office:value-type="float" office:value="474316" table:style-name="ce9">
            <text:p>474.316</text:p>
          </table:table-cell>
          <table:table-cell office:value-type="float" office:value="315812" table:style-name="ce9">
            <text:p>315.812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2A" table:style-name="ta1">
        <table:table-column table:style-name="co1" table:number-columns-repeated="2" table:default-cell-style-name="ce1"/>
        <table:table-column table:style-name="co2" table:number-columns-repeated="6" table:default-cell-style-name="ce1"/>
        <table:table-column table:style-name="co3" table:number-columns-repeated="16376" table:default-cell-style-name="ce1"/>
        <table:table-row table:style-name="ro1">
          <table:table-cell office:value-type="string" table:style-name="ce5">
            <text:p>J2A - INDIVÍDUOS, POR QUANTIDADE DE LINHAS DE TELEFONE CELU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a população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 do total</text:p>
          </table:table-cell>
          <table:covered-table-cell/>
          <table:table-cell office:value-type="string" table:number-columns-spanned="1" table:number-rows-spanned="2" table:style-name="ce4">
            <text:p>Nenhuma</text:p>
          </table:table-cell>
          <table:table-cell office:value-type="string" table:number-columns-spanned="1" table:number-rows-spanned="2" table:style-name="ce4">
            <text:p>Uma</text:p>
          </table:table-cell>
          <table:table-cell office:value-type="string" table:number-columns-spanned="1" table:number-rows-spanned="2" table:style-name="ce4">
            <text:p>Duas</text:p>
          </table:table-cell>
          <table:table-cell office:value-type="string" table:number-columns-spanned="1" table:number-rows-spanned="2" table:style-name="ce4">
            <text:p>Três ou mais</text:p>
          </table:table-cell>
          <table:table-cell office:value-type="string" table:number-columns-spanned="1" table:number-rows-spanned="2" table:style-name="ce4">
            <text:p>Não sabe</text:p>
          </table:table-cell>
          <table:table-cell office:value-type="string" table:number-columns-spanned="1" table:number-rows-spanned="2" table:style-name="ce4">
            <text:p>Não respondeu</text:p>
          </table:table-cell>
          <table:table-cell table:style-name="ce8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502852" table:style-name="ce9">
            <text:p>2.502.852</text:p>
          </table:table-cell>
          <table:table-cell office:value-type="float" office:value="4609019" table:style-name="ce9">
            <text:p>4.609.019</text:p>
          </table:table-cell>
          <table:table-cell office:value-type="float" office:value="4165077" table:style-name="ce9">
            <text:p>4.165.077</text:p>
          </table:table-cell>
          <table:table-cell office:value-type="float" office:value="847618" table:style-name="ce9">
            <text:p>847.618</text:p>
          </table:table-cell>
          <table:table-cell office:value-type="string" table:style-name="ce9">
            <text:p>-</text:p>
          </table:table-cell>
          <table:table-cell office:value-type="float" office:value="668520" table:style-name="ce9">
            <text:p>668.52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248141" table:style-name="ce9">
            <text:p>2.248.141</text:p>
          </table:table-cell>
          <table:table-cell office:value-type="float" office:value="4256690" table:style-name="ce9">
            <text:p>4.256.690</text:p>
          </table:table-cell>
          <table:table-cell office:value-type="float" office:value="3910867" table:style-name="ce9">
            <text:p>3.910.867</text:p>
          </table:table-cell>
          <table:table-cell office:value-type="float" office:value="816158" table:style-name="ce9">
            <text:p>816.158</text:p>
          </table:table-cell>
          <table:table-cell office:value-type="string" table:style-name="ce9">
            <text:p>-</text:p>
          </table:table-cell>
          <table:table-cell office:value-type="float" office:value="562285" table:style-name="ce9">
            <text:p>562.28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099166" table:style-name="ce9">
            <text:p>1.099.166</text:p>
          </table:table-cell>
          <table:table-cell office:value-type="float" office:value="1393300" table:style-name="ce9">
            <text:p>1.393.300</text:p>
          </table:table-cell>
          <table:table-cell office:value-type="float" office:value="899682" table:style-name="ce9">
            <text:p>899.682</text:p>
          </table:table-cell>
          <table:table-cell office:value-type="float" office:value="241073" table:style-name="ce9">
            <text:p>241.073</text:p>
          </table:table-cell>
          <table:table-cell office:value-type="string" table:style-name="ce9">
            <text:p>-</text:p>
          </table:table-cell>
          <table:table-cell office:value-type="float" office:value="297120" table:style-name="ce9">
            <text:p>297.12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1703309" table:style-name="ce9">
            <text:p>1.703.309</text:p>
          </table:table-cell>
          <table:table-cell office:value-type="float" office:value="3471315" table:style-name="ce9">
            <text:p>3.471.315</text:p>
          </table:table-cell>
          <table:table-cell office:value-type="float" office:value="3274134" table:style-name="ce9">
            <text:p>3.274.134</text:p>
          </table:table-cell>
          <table:table-cell office:value-type="float" office:value="579282" table:style-name="ce9">
            <text:p>579.282</text:p>
          </table:table-cell>
          <table:table-cell office:value-type="string" table:style-name="ce9">
            <text:p>-</text:p>
          </table:table-cell>
          <table:table-cell office:value-type="float" office:value="321062" table:style-name="ce9">
            <text:p>321.06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1626164" table:style-name="ce9">
            <text:p>1.626.164</text:p>
          </table:table-cell>
          <table:table-cell office:value-type="float" office:value="2302716" table:style-name="ce9">
            <text:p>2.302.716</text:p>
          </table:table-cell>
          <table:table-cell office:value-type="float" office:value="1837841" table:style-name="ce9">
            <text:p>1.837.841</text:p>
          </table:table-cell>
          <table:table-cell office:value-type="float" office:value="492105" table:style-name="ce9">
            <text:p>492.105</text:p>
          </table:table-cell>
          <table:table-cell office:value-type="string" table:style-name="ce9">
            <text:p>-</text:p>
          </table:table-cell>
          <table:table-cell office:value-type="float" office:value="84609" table:style-name="ce9">
            <text:p>84.609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676964" table:style-name="ce9">
            <text:p>676.964</text:p>
          </table:table-cell>
          <table:table-cell office:value-type="float" office:value="1335013" table:style-name="ce9">
            <text:p>1.335.013</text:p>
          </table:table-cell>
          <table:table-cell office:value-type="float" office:value="875710" table:style-name="ce9">
            <text:p>875.710</text:p>
          </table:table-cell>
          <table:table-cell office:value-type="float" office:value="202319" table:style-name="ce9">
            <text:p>202.319</text:p>
          </table:table-cell>
          <table:table-cell office:value-type="string" table:style-name="ce9">
            <text:p>-</text:p>
          </table:table-cell>
          <table:table-cell office:value-type="float" office:value="364933" table:style-name="ce9">
            <text:p>364.93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340681" table:style-name="ce9">
            <text:p>340.681</text:p>
          </table:table-cell>
          <table:table-cell office:value-type="float" office:value="843492" table:style-name="ce9">
            <text:p>843.492</text:p>
          </table:table-cell>
          <table:table-cell office:value-type="float" office:value="600668" table:style-name="ce9">
            <text:p>600.668</text:p>
          </table:table-cell>
          <table:table-cell office:value-type="float" office:value="214579" table:style-name="ce9">
            <text:p>214.579</text:p>
          </table:table-cell>
          <table:table-cell office:value-type="string" table:style-name="ce9">
            <text:p>-</text:p>
          </table:table-cell>
          <table:table-cell office:value-type="float" office:value="285506" table:style-name="ce9">
            <text:p>285.50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384486" table:style-name="ce9">
            <text:p>384.486</text:p>
          </table:table-cell>
          <table:table-cell office:value-type="float" office:value="865591" table:style-name="ce9">
            <text:p>865.591</text:p>
          </table:table-cell>
          <table:table-cell office:value-type="float" office:value="777069" table:style-name="ce9">
            <text:p>777.069</text:p>
          </table:table-cell>
          <table:table-cell office:value-type="float" office:value="65083" table:style-name="ce9">
            <text:p>65.083</text:p>
          </table:table-cell>
          <table:table-cell office:value-type="string" table:style-name="ce9">
            <text:p>-</text:p>
          </table:table-cell>
          <table:table-cell office:value-type="float" office:value="296267" table:style-name="ce9">
            <text:p>296.267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1755393" table:style-name="ce9">
            <text:p>1.755.393</text:p>
          </table:table-cell>
          <table:table-cell office:value-type="float" office:value="3097506" table:style-name="ce9">
            <text:p>3.097.506</text:p>
          </table:table-cell>
          <table:table-cell office:value-type="float" office:value="2950700" table:style-name="ce9">
            <text:p>2.950.700</text:p>
          </table:table-cell>
          <table:table-cell office:value-type="float" office:value="330026" table:style-name="ce9">
            <text:p>330.026</text:p>
          </table:table-cell>
          <table:table-cell office:value-type="string" table:style-name="ce9">
            <text:p>-</text:p>
          </table:table-cell>
          <table:table-cell office:value-type="float" office:value="283128" table:style-name="ce9">
            <text:p>283.128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1845259" table:style-name="ce9">
            <text:p>1.845.259</text:p>
          </table:table-cell>
          <table:table-cell office:value-type="float" office:value="3092212" table:style-name="ce9">
            <text:p>3.092.212</text:p>
          </table:table-cell>
          <table:table-cell office:value-type="float" office:value="2582178" table:style-name="ce9">
            <text:p>2.582.178</text:p>
          </table:table-cell>
          <table:table-cell office:value-type="float" office:value="837267" table:style-name="ce9">
            <text:p>837.267</text:p>
          </table:table-cell>
          <table:table-cell office:value-type="string" table:style-name="ce9">
            <text:p>-</text:p>
          </table:table-cell>
          <table:table-cell office:value-type="float" office:value="590617" table:style-name="ce9">
            <text:p>590.617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1412849" table:style-name="ce9">
            <text:p>1.412.849</text:p>
          </table:table-cell>
          <table:table-cell office:value-type="float" office:value="4235882" table:style-name="ce9">
            <text:p>4.235.882</text:p>
          </table:table-cell>
          <table:table-cell office:value-type="float" office:value="2849123" table:style-name="ce9">
            <text:p>2.849.123</text:p>
          </table:table-cell>
          <table:table-cell office:value-type="float" office:value="418263" table:style-name="ce9">
            <text:p>418.263</text:p>
          </table:table-cell>
          <table:table-cell office:value-type="string" table:style-name="ce9">
            <text:p>-</text:p>
          </table:table-cell>
          <table:table-cell office:value-type="float" office:value="513756" table:style-name="ce9">
            <text:p>513.75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1846282" table:style-name="ce9">
            <text:p>1.846.282</text:p>
          </table:table-cell>
          <table:table-cell office:value-type="float" office:value="4033055" table:style-name="ce9">
            <text:p>4.033.055</text:p>
          </table:table-cell>
          <table:table-cell office:value-type="float" office:value="2604978" table:style-name="ce9">
            <text:p>2.604.978</text:p>
          </table:table-cell>
          <table:table-cell office:value-type="float" office:value="769584" table:style-name="ce9">
            <text:p>769.584</text:p>
          </table:table-cell>
          <table:table-cell office:value-type="string" table:style-name="ce9">
            <text:p>-</text:p>
          </table:table-cell>
          <table:table-cell office:value-type="float" office:value="287024" table:style-name="ce9">
            <text:p>287.024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942950" table:style-name="ce9">
            <text:p>942.950</text:p>
          </table:table-cell>
          <table:table-cell office:value-type="float" office:value="1993077" table:style-name="ce9">
            <text:p>1.993.077</text:p>
          </table:table-cell>
          <table:table-cell office:value-type="float" office:value="807649" table:style-name="ce9">
            <text:p>807.649</text:p>
          </table:table-cell>
          <table:table-cell office:value-type="float" office:value="175618" table:style-name="ce9">
            <text:p>175.618</text:p>
          </table:table-cell>
          <table:table-cell office:value-type="string" table:style-name="ce9">
            <text:p>-</text:p>
          </table:table-cell>
          <table:table-cell office:value-type="float" office:value="31394" table:style-name="ce9">
            <text:p>31.394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517329" table:style-name="ce9">
            <text:p>517.329</text:p>
          </table:table-cell>
          <table:table-cell office:value-type="float" office:value="786870" table:style-name="ce9">
            <text:p>786.870</text:p>
          </table:table-cell>
          <table:table-cell office:value-type="float" office:value="243778" table:style-name="ce9">
            <text:p>243.778</text:p>
          </table:table-cell>
          <table:table-cell office:value-type="float" office:value="73226" table:style-name="ce9">
            <text:p>73.226</text:p>
          </table:table-cell>
          <table:table-cell office:value-type="string" table:style-name="ce9">
            <text:p>-</text:p>
          </table:table-cell>
          <table:table-cell office:value-type="float" office:value="60417" table:style-name="ce9">
            <text:p>60.417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38660" table:style-name="ce9">
            <text:p>138.660</text:p>
          </table:table-cell>
          <table:table-cell office:value-type="float" office:value="989819" table:style-name="ce9">
            <text:p>989.819</text:p>
          </table:table-cell>
          <table:table-cell office:value-type="float" office:value="453089" table:style-name="ce9">
            <text:p>453.089</text:p>
          </table:table-cell>
          <table:table-cell office:value-type="float" office:value="95192" table:style-name="ce9">
            <text:p>95.192</text:p>
          </table:table-cell>
          <table:table-cell office:value-type="string" table:style-name="ce9">
            <text:p>-</text:p>
          </table:table-cell>
          <table:table-cell office:value-type="float" office:value="211759" table:style-name="ce9">
            <text:p>211.759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265078" table:style-name="ce9">
            <text:p>265.078</text:p>
          </table:table-cell>
          <table:table-cell office:value-type="float" office:value="591971" table:style-name="ce9">
            <text:p>591.971</text:p>
          </table:table-cell>
          <table:table-cell office:value-type="float" office:value="232519" table:style-name="ce9">
            <text:p>232.51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432" table:style-name="ce9">
            <text:p>18.432</text:p>
          </table:table-cell>
          <table:table-cell table:number-columns-repeated="16376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758952" table:style-name="ce9">
            <text:p>758.952</text:p>
          </table:table-cell>
          <table:table-cell office:value-type="float" office:value="837686" table:style-name="ce9">
            <text:p>837.686</text:p>
          </table:table-cell>
          <table:table-cell office:value-type="float" office:value="160747" table:style-name="ce9">
            <text:p>160.747</text:p>
          </table:table-cell>
          <table:table-cell office:value-type="float" office:value="21851" table:style-name="ce9">
            <text:p>21.851</text:p>
          </table:table-cell>
          <table:table-cell office:value-type="string" table:style-name="ce9">
            <text:p>-</text:p>
          </table:table-cell>
          <table:table-cell office:value-type="float" office:value="99919" table:style-name="ce9">
            <text:p>99.919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2233206" table:style-name="ce9">
            <text:p>2.233.206</text:p>
          </table:table-cell>
          <table:table-cell office:value-type="float" office:value="3240085" table:style-name="ce9">
            <text:p>3.240.085</text:p>
          </table:table-cell>
          <table:table-cell office:value-type="float" office:value="2781529" table:style-name="ce9">
            <text:p>2.781.529</text:p>
          </table:table-cell>
          <table:table-cell office:value-type="float" office:value="372906" table:style-name="ce9">
            <text:p>372.906</text:p>
          </table:table-cell>
          <table:table-cell office:value-type="string" table:style-name="ce9">
            <text:p>-</text:p>
          </table:table-cell>
          <table:table-cell office:value-type="float" office:value="488273" table:style-name="ce9">
            <text:p>488.273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1030028" table:style-name="ce9">
            <text:p>1.030.028</text:p>
          </table:table-cell>
          <table:table-cell office:value-type="float" office:value="1898549" table:style-name="ce9">
            <text:p>1.898.549</text:p>
          </table:table-cell>
          <table:table-cell office:value-type="float" office:value="1581231" table:style-name="ce9">
            <text:p>1.581.231</text:p>
          </table:table-cell>
          <table:table-cell office:value-type="float" office:value="616675" table:style-name="ce9">
            <text:p>616.675</text:p>
          </table:table-cell>
          <table:table-cell office:value-type="string" table:style-name="ce9">
            <text:p>-</text:p>
          </table:table-cell>
          <table:table-cell office:value-type="float" office:value="92941" table:style-name="ce9">
            <text:p>92.94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380564" table:style-name="ce9">
            <text:p>380.564</text:p>
          </table:table-cell>
          <table:table-cell office:value-type="float" office:value="1754620" table:style-name="ce9">
            <text:p>1.754.620</text:p>
          </table:table-cell>
          <table:table-cell office:value-type="float" office:value="1780119" table:style-name="ce9">
            <text:p>1.780.119</text:p>
          </table:table-cell>
          <table:table-cell office:value-type="float" office:value="453028" table:style-name="ce9">
            <text:p>453.028</text:p>
          </table:table-cell>
          <table:table-cell office:value-type="string" table:style-name="ce9">
            <text:p>-</text:p>
          </table:table-cell>
          <table:table-cell office:value-type="float" office:value="386896" table:style-name="ce9">
            <text:p>386.896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1018329" table:style-name="ce9">
            <text:p>1.018.329</text:p>
          </table:table-cell>
          <table:table-cell office:value-type="float" office:value="1011017" table:style-name="ce9">
            <text:p>1.011.017</text:p>
          </table:table-cell>
          <table:table-cell office:value-type="float" office:value="1008647" table:style-name="ce9">
            <text:p>1.008.647</text:p>
          </table:table-cell>
          <table:table-cell office:value-type="float" office:value="314589" table:style-name="ce9">
            <text:p>314.589</text:p>
          </table:table-cell>
          <table:table-cell office:value-type="string" table:style-name="ce9">
            <text:p>-</text:p>
          </table:table-cell>
          <table:table-cell office:value-type="float" office:value="340211" table:style-name="ce9">
            <text:p>340.21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613462" table:style-name="ce9">
            <text:p>613.462</text:p>
          </table:table-cell>
          <table:table-cell office:value-type="float" office:value="1574226" table:style-name="ce9">
            <text:p>1.574.226</text:p>
          </table:table-cell>
          <table:table-cell office:value-type="float" office:value="1598670" table:style-name="ce9">
            <text:p>1.598.670</text:p>
          </table:table-cell>
          <table:table-cell office:value-type="float" office:value="172354" table:style-name="ce9">
            <text:p>172.354</text:p>
          </table:table-cell>
          <table:table-cell office:value-type="string" table:style-name="ce9">
            <text:p>-</text:p>
          </table:table-cell>
          <table:table-cell office:value-type="float" office:value="7998" table:style-name="ce9">
            <text:p>7.998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971525" table:style-name="ce9">
            <text:p>971.525</text:p>
          </table:table-cell>
          <table:table-cell office:value-type="float" office:value="1327001" table:style-name="ce9">
            <text:p>1.327.001</text:p>
          </table:table-cell>
          <table:table-cell office:value-type="float" office:value="1232387" table:style-name="ce9">
            <text:p>1.232.387</text:p>
          </table:table-cell>
          <table:table-cell office:value-type="float" office:value="349671" table:style-name="ce9">
            <text:p>349.671</text:p>
          </table:table-cell>
          <table:table-cell office:value-type="string" table:style-name="ce9">
            <text:p>-</text:p>
          </table:table-cell>
          <table:table-cell office:value-type="float" office:value="22734" table:style-name="ce9">
            <text:p>22.734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993001" table:style-name="ce9">
            <text:p>993.001</text:p>
          </table:table-cell>
          <table:table-cell office:value-type="float" office:value="2073776" table:style-name="ce9">
            <text:p>2.073.776</text:p>
          </table:table-cell>
          <table:table-cell office:value-type="float" office:value="2121356" table:style-name="ce9">
            <text:p>2.121.356</text:p>
          </table:table-cell>
          <table:table-cell office:value-type="float" office:value="549180" table:style-name="ce9">
            <text:p>549.180</text:p>
          </table:table-cell>
          <table:table-cell office:value-type="string" table:style-name="ce9">
            <text:p>-</text:p>
          </table:table-cell>
          <table:table-cell office:value-type="float" office:value="24700" table:style-name="ce9">
            <text:p>24.70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770764" table:style-name="ce9">
            <text:p>770.764</text:p>
          </table:table-cell>
          <table:table-cell office:value-type="float" office:value="1330377" table:style-name="ce9">
            <text:p>1.330.377</text:p>
          </table:table-cell>
          <table:table-cell office:value-type="float" office:value="1202237" table:style-name="ce9">
            <text:p>1.202.237</text:p>
          </table:table-cell>
          <table:table-cell office:value-type="float" office:value="237014" table:style-name="ce9">
            <text:p>237.014</text:p>
          </table:table-cell>
          <table:table-cell office:value-type="string" table:style-name="ce9">
            <text:p>-</text:p>
          </table:table-cell>
          <table:table-cell office:value-type="float" office:value="259137" table:style-name="ce9">
            <text:p>259.137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1480295" table:style-name="ce9">
            <text:p>1.480.295</text:p>
          </table:table-cell>
          <table:table-cell office:value-type="float" office:value="2225115" table:style-name="ce9">
            <text:p>2.225.115</text:p>
          </table:table-cell>
          <table:table-cell office:value-type="float" office:value="1778971" table:style-name="ce9">
            <text:p>1.778.971</text:p>
          </table:table-cell>
          <table:table-cell office:value-type="float" office:value="428951" table:style-name="ce9">
            <text:p>428.951</text:p>
          </table:table-cell>
          <table:table-cell office:value-type="string" table:style-name="ce9">
            <text:p>-</text:p>
          </table:table-cell>
          <table:table-cell office:value-type="float" office:value="491182" table:style-name="ce9">
            <text:p>491.182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1865514" table:style-name="ce9">
            <text:p>1.865.514</text:p>
          </table:table-cell>
          <table:table-cell office:value-type="float" office:value="3085354" table:style-name="ce9">
            <text:p>3.085.354</text:p>
          </table:table-cell>
          <table:table-cell office:value-type="float" office:value="2637383" table:style-name="ce9">
            <text:p>2.637.383</text:p>
          </table:table-cell>
          <table:table-cell office:value-type="float" office:value="293573" table:style-name="ce9">
            <text:p>293.573</text:p>
          </table:table-cell>
          <table:table-cell office:value-type="string" table:style-name="ce9">
            <text:p>-</text:p>
          </table:table-cell>
          <table:table-cell office:value-type="float" office:value="385229" table:style-name="ce9">
            <text:p>385.229</text:p>
          </table:table-cell>
          <table:table-cell table:number-columns-repeated="16376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1286549" table:style-name="ce9">
            <text:p>1.286.549</text:p>
          </table:table-cell>
          <table:table-cell office:value-type="float" office:value="3221900" table:style-name="ce9">
            <text:p>3.221.900</text:p>
          </table:table-cell>
          <table:table-cell office:value-type="float" office:value="1406854" table:style-name="ce9">
            <text:p>1.406.854</text:p>
          </table:table-cell>
          <table:table-cell office:value-type="float" office:value="267889" table:style-name="ce9">
            <text:p>267.889</text:p>
          </table:table-cell>
          <table:table-cell office:value-type="string" table:style-name="ce9">
            <text:p>-</text:p>
          </table:table-cell>
          <table:table-cell office:value-type="float" office:value="116455" table:style-name="ce9">
            <text:p>116.455</text:p>
          </table:table-cell>
          <table:table-cell table:number-columns-repeated="16376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1036743" table:style-name="ce9">
            <text:p>1.036.743</text:p>
          </table:table-cell>
          <table:table-cell office:value-type="float" office:value="2801143" table:style-name="ce9">
            <text:p>2.801.143</text:p>
          </table:table-cell>
          <table:table-cell office:value-type="float" office:value="1925955" table:style-name="ce9">
            <text:p>1.925.955</text:p>
          </table:table-cell>
          <table:table-cell office:value-type="float" office:value="543760" table:style-name="ce9">
            <text:p>543.760</text:p>
          </table:table-cell>
          <table:table-cell office:value-type="string" table:style-name="ce9">
            <text:p>-</text:p>
          </table:table-cell>
          <table:table-cell office:value-type="float" office:value="294501" table:style-name="ce9">
            <text:p>294.501</text:p>
          </table:table-cell>
          <table:table-cell table:number-columns-repeated="16376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643974" table:style-name="ce9">
            <text:p>643.974</text:p>
          </table:table-cell>
          <table:table-cell office:value-type="float" office:value="2054423" table:style-name="ce9">
            <text:p>2.054.423</text:p>
          </table:table-cell>
          <table:table-cell office:value-type="float" office:value="1892574" table:style-name="ce9">
            <text:p>1.892.574</text:p>
          </table:table-cell>
          <table:table-cell office:value-type="float" office:value="366914" table:style-name="ce9">
            <text:p>366.914</text:p>
          </table:table-cell>
          <table:table-cell office:value-type="string" table:style-name="ce9">
            <text:p>-</text:p>
          </table:table-cell>
          <table:table-cell office:value-type="float" office:value="25344" table:style-name="ce9">
            <text:p>25.344</text:p>
          </table:table-cell>
          <table:table-cell table:number-columns-repeated="16376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192617" table:style-name="ce9">
            <text:p>192.617</text:p>
          </table:table-cell>
          <table:table-cell office:value-type="float" office:value="1436470" table:style-name="ce9">
            <text:p>1.436.470</text:p>
          </table:table-cell>
          <table:table-cell office:value-type="float" office:value="469858" table:style-name="ce9">
            <text:p>469.858</text:p>
          </table:table-cell>
          <table:table-cell office:value-type="float" office:value="206590" table:style-name="ce9">
            <text:p>206.590</text:p>
          </table:table-cell>
          <table:table-cell office:value-type="string" table:style-name="ce9">
            <text:p>-</text:p>
          </table:table-cell>
          <table:table-cell office:value-type="float" office:value="44413" table:style-name="ce9">
            <text:p>44.413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4068" table:style-name="ce9">
            <text:p>4.068</text:p>
          </table:table-cell>
          <table:table-cell office:value-type="float" office:value="1224595" table:style-name="ce9">
            <text:p>1.224.595</text:p>
          </table:table-cell>
          <table:table-cell office:value-type="float" office:value="634506" table:style-name="ce9">
            <text:p>634.506</text:p>
          </table:table-cell>
          <table:table-cell office:value-type="float" office:value="291027" table:style-name="ce9">
            <text:p>291.027</text:p>
          </table:table-cell>
          <table:table-cell office:value-type="string" table:style-name="ce9">
            <text:p>-</text:p>
          </table:table-cell>
          <table:table-cell office:value-type="float" office:value="189811" table:style-name="ce9">
            <text:p>189.81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579159" table:style-name="ce9">
            <text:p>579.159</text:p>
          </table:table-cell>
          <table:table-cell office:value-type="float" office:value="556925" table:style-name="ce9">
            <text:p>556.925</text:p>
          </table:table-cell>
          <table:table-cell office:value-type="float" office:value="472579" table:style-name="ce9">
            <text:p>472.579</text:p>
          </table:table-cell>
          <table:table-cell office:value-type="float" office:value="79439" table:style-name="ce9">
            <text:p>79.439</text:p>
          </table:table-cell>
          <table:table-cell office:value-type="string" table:style-name="ce9">
            <text:p>-</text:p>
          </table:table-cell>
          <table:table-cell office:value-type="float" office:value="75315" table:style-name="ce9">
            <text:p>75.315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1041624" table:style-name="ce9">
            <text:p>1.041.624</text:p>
          </table:table-cell>
          <table:table-cell office:value-type="float" office:value="1521907" table:style-name="ce9">
            <text:p>1.521.907</text:p>
          </table:table-cell>
          <table:table-cell office:value-type="float" office:value="575240" table:style-name="ce9">
            <text:p>575.240</text:p>
          </table:table-cell>
          <table:table-cell office:value-type="float" office:value="281765" table:style-name="ce9">
            <text:p>281.765</text:p>
          </table:table-cell>
          <table:table-cell office:value-type="string" table:style-name="ce9">
            <text:p>-</text:p>
          </table:table-cell>
          <table:table-cell office:value-type="float" office:value="330552" table:style-name="ce9">
            <text:p>330.552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273837" table:style-name="ce9">
            <text:p>273.837</text:p>
          </table:table-cell>
          <table:table-cell office:value-type="float" office:value="1005596" table:style-name="ce9">
            <text:p>1.005.596</text:p>
          </table:table-cell>
          <table:table-cell office:value-type="float" office:value="444552" table:style-name="ce9">
            <text:p>444.55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369350" table:style-name="ce9">
            <text:p>369.350</text:p>
          </table:table-cell>
          <table:table-cell office:value-type="float" office:value="1141467" table:style-name="ce9">
            <text:p>1.141.467</text:p>
          </table:table-cell>
          <table:table-cell office:value-type="float" office:value="1665621" table:style-name="ce9">
            <text:p>1.665.621</text:p>
          </table:table-cell>
          <table:table-cell office:value-type="float" office:value="314366" table:style-name="ce9">
            <text:p>314.366</text:p>
          </table:table-cell>
          <table:table-cell office:value-type="string" table:style-name="ce9">
            <text:p>-</text:p>
          </table:table-cell>
          <table:table-cell office:value-type="float" office:value="330552" table:style-name="ce9">
            <text:p>330.552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739731" table:style-name="ce9">
            <text:p>739.731</text:p>
          </table:table-cell>
          <table:table-cell office:value-type="float" office:value="3070911" table:style-name="ce9">
            <text:p>3.070.911</text:p>
          </table:table-cell>
          <table:table-cell office:value-type="float" office:value="1205961" table:style-name="ce9">
            <text:p>1.205.961</text:p>
          </table:table-cell>
          <table:table-cell office:value-type="float" office:value="627443" table:style-name="ce9">
            <text:p>627.443</text:p>
          </table:table-cell>
          <table:table-cell office:value-type="string" table:style-name="ce9">
            <text:p>-</text:p>
          </table:table-cell>
          <table:table-cell office:value-type="float" office:value="242874" table:style-name="ce9">
            <text:p>242.874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1589603" table:style-name="ce9">
            <text:p>1.589.603</text:p>
          </table:table-cell>
          <table:table-cell office:value-type="float" office:value="3910484" table:style-name="ce9">
            <text:p>3.910.484</text:p>
          </table:table-cell>
          <table:table-cell office:value-type="float" office:value="2384097" table:style-name="ce9">
            <text:p>2.384.097</text:p>
          </table:table-cell>
          <table:table-cell office:value-type="float" office:value="446358" table:style-name="ce9">
            <text:p>446.358</text:p>
          </table:table-cell>
          <table:table-cell office:value-type="string" table:style-name="ce9">
            <text:p>-</text:p>
          </table:table-cell>
          <table:table-cell office:value-type="float" office:value="272582" table:style-name="ce9">
            <text:p>272.582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237830" table:style-name="ce9">
            <text:p>2.237.830</text:p>
          </table:table-cell>
          <table:table-cell office:value-type="float" office:value="3177335" table:style-name="ce9">
            <text:p>3.177.335</text:p>
          </table:table-cell>
          <table:table-cell office:value-type="float" office:value="2735262" table:style-name="ce9">
            <text:p>2.735.262</text:p>
          </table:table-cell>
          <table:table-cell office:value-type="float" office:value="234511" table:style-name="ce9">
            <text:p>234.511</text:p>
          </table:table-cell>
          <table:table-cell office:value-type="string" table:style-name="ce9">
            <text:p>-</text:p>
          </table:table-cell>
          <table:table-cell office:value-type="float" office:value="410021" table:style-name="ce9">
            <text:p>410.021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1422126" table:style-name="ce9">
            <text:p>1.422.126</text:p>
          </table:table-cell>
          <table:table-cell office:value-type="float" office:value="2940634" table:style-name="ce9">
            <text:p>2.940.634</text:p>
          </table:table-cell>
          <table:table-cell office:value-type="float" office:value="2745613" table:style-name="ce9">
            <text:p>2.745.613</text:p>
          </table:table-cell>
          <table:table-cell office:value-type="float" office:value="718972" table:style-name="ce9">
            <text:p>718.972</text:p>
          </table:table-cell>
          <table:table-cell office:value-type="string" table:style-name="ce9">
            <text:p>-</text:p>
          </table:table-cell>
          <table:table-cell office:value-type="float" office:value="225255" table:style-name="ce9">
            <text:p>225.255</text:p>
          </table:table-cell>
          <table:table-cell table:number-columns-repeated="16376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2328997" table:style-name="ce9">
            <text:p>2.328.997</text:p>
          </table:table-cell>
          <table:table-cell office:value-type="float" office:value="3463010" table:style-name="ce9">
            <text:p>3.463.010</text:p>
          </table:table-cell>
          <table:table-cell office:value-type="float" office:value="2880601" table:style-name="ce9">
            <text:p>2.880.601</text:p>
          </table:table-cell>
          <table:table-cell office:value-type="float" office:value="470758" table:style-name="ce9">
            <text:p>470.758</text:p>
          </table:table-cell>
          <table:table-cell office:value-type="string" table:style-name="ce9">
            <text:p>-</text:p>
          </table:table-cell>
          <table:table-cell office:value-type="float" office:value="623016" table:style-name="ce9">
            <text:p>623.016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3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3 - INDIVÍDUOS QUE POSSUEM TELEFONE CELULAR, POR TIPO DE PLANO DE PAGAMENT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pessoas que possuem telefone celular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 do total</text:p>
          </table:table-cell>
          <table:covered-table-cell/>
          <table:table-cell office:value-type="string" table:number-columns-spanned="1" table:number-rows-spanned="2" table:style-name="ce4">
            <text:p>Pré-pago</text:p>
          </table:table-cell>
          <table:table-cell office:value-type="string" table:number-columns-spanned="1" table:number-rows-spanned="2" table:style-name="ce4">
            <text:p>Pós-pago</text:p>
          </table:table-cell>
          <table:table-cell office:value-type="string" table:number-columns-spanned="1" table:number-rows-spanned="2" table:style-name="ce4">
            <text:p>Não sabe</text:p>
          </table:table-cell>
          <table:table-cell office:value-type="string" table:number-columns-spanned="1" table:number-rows-spanned="2" table:style-name="ce4">
            <text:p>Não respondeu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4644307" table:style-name="ce9">
            <text:p>4.644.307</text:p>
          </table:table-cell>
          <table:table-cell office:value-type="float" office:value="3957624" table:style-name="ce9">
            <text:p>3.957.624</text:p>
          </table:table-cell>
          <table:table-cell office:value-type="float" office:value="1393996" table:style-name="ce9">
            <text:p>1.393.996</text:p>
          </table:table-cell>
          <table:table-cell office:value-type="float" office:value="640869" table:style-name="ce9">
            <text:p>640.86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4375799" table:style-name="ce9">
            <text:p>4.375.799</text:p>
          </table:table-cell>
          <table:table-cell office:value-type="float" office:value="3929358" table:style-name="ce9">
            <text:p>3.929.358</text:p>
          </table:table-cell>
          <table:table-cell office:value-type="float" office:value="1244278" table:style-name="ce9">
            <text:p>1.244.278</text:p>
          </table:table-cell>
          <table:table-cell office:value-type="float" office:value="587019" table:style-name="ce9">
            <text:p>587.01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086796" table:style-name="ce9">
            <text:p>1.086.796</text:p>
          </table:table-cell>
          <table:table-cell office:value-type="float" office:value="967498" table:style-name="ce9">
            <text:p>967.498</text:p>
          </table:table-cell>
          <table:table-cell office:value-type="float" office:value="691820" table:style-name="ce9">
            <text:p>691.820</text:p>
          </table:table-cell>
          <table:table-cell office:value-type="float" office:value="234119" table:style-name="ce9">
            <text:p>234.11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3625198" table:style-name="ce9">
            <text:p>3.625.198</text:p>
          </table:table-cell>
          <table:table-cell office:value-type="float" office:value="3150900" table:style-name="ce9">
            <text:p>3.150.900</text:p>
          </table:table-cell>
          <table:table-cell office:value-type="float" office:value="807618" table:style-name="ce9">
            <text:p>807.618</text:p>
          </table:table-cell>
          <table:table-cell office:value-type="float" office:value="194706" table:style-name="ce9">
            <text:p>194.70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2092630" table:style-name="ce9">
            <text:p>2.092.630</text:p>
          </table:table-cell>
          <table:table-cell office:value-type="float" office:value="1369223" table:style-name="ce9">
            <text:p>1.369.223</text:p>
          </table:table-cell>
          <table:table-cell office:value-type="float" office:value="849234" table:style-name="ce9">
            <text:p>849.234</text:p>
          </table:table-cell>
          <table:table-cell office:value-type="float" office:value="564580" table:style-name="ce9">
            <text:p>564.58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1192207" table:style-name="ce9">
            <text:p>1.192.207</text:p>
          </table:table-cell>
          <table:table-cell office:value-type="float" office:value="1325450" table:style-name="ce9">
            <text:p>1.325.450</text:p>
          </table:table-cell>
          <table:table-cell office:value-type="float" office:value="458734" table:style-name="ce9">
            <text:p>458.734</text:p>
          </table:table-cell>
          <table:table-cell office:value-type="float" office:value="73457" table:style-name="ce9">
            <text:p>73.45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545843" table:style-name="ce9">
            <text:p>545.843</text:p>
          </table:table-cell>
          <table:table-cell office:value-type="float" office:value="578948" table:style-name="ce9">
            <text:p>578.948</text:p>
          </table:table-cell>
          <table:table-cell office:value-type="float" office:value="374696" table:style-name="ce9">
            <text:p>374.696</text:p>
          </table:table-cell>
          <table:table-cell office:value-type="float" office:value="77004" table:style-name="ce9">
            <text:p>77.00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900849" table:style-name="ce9">
            <text:p>900.849</text:p>
          </table:table-cell>
          <table:table-cell office:value-type="float" office:value="873931" table:style-name="ce9">
            <text:p>873.931</text:p>
          </table:table-cell>
          <table:table-cell office:value-type="float" office:value="329410" table:style-name="ce9">
            <text:p>329.410</text:p>
          </table:table-cell>
          <table:table-cell office:value-type="float" office:value="16715" table:style-name="ce9">
            <text:p>16.715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3773569" table:style-name="ce9">
            <text:p>3.773.569</text:p>
          </table:table-cell>
          <table:table-cell office:value-type="float" office:value="3345257" table:style-name="ce9">
            <text:p>3.345.257</text:p>
          </table:table-cell>
          <table:table-cell office:value-type="float" office:value="962552" table:style-name="ce9">
            <text:p>962.552</text:p>
          </table:table-cell>
          <table:table-cell office:value-type="float" office:value="284285" table:style-name="ce9">
            <text:p>284.28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2734321" table:style-name="ce9">
            <text:p>2.734.321</text:p>
          </table:table-cell>
          <table:table-cell office:value-type="float" office:value="2699172" table:style-name="ce9">
            <text:p>2.699.172</text:p>
          </table:table-cell>
          <table:table-cell office:value-type="float" office:value="1065934" table:style-name="ce9">
            <text:p>1.065.934</text:p>
          </table:table-cell>
          <table:table-cell office:value-type="float" office:value="593693" table:style-name="ce9">
            <text:p>593.693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3631518" table:style-name="ce9">
            <text:p>3.631.518</text:p>
          </table:table-cell>
          <table:table-cell office:value-type="float" office:value="3729879" table:style-name="ce9">
            <text:p>3.729.879</text:p>
          </table:table-cell>
          <table:table-cell office:value-type="float" office:value="974983" table:style-name="ce9">
            <text:p>974.983</text:p>
          </table:table-cell>
          <table:table-cell office:value-type="float" office:value="226041" table:style-name="ce9">
            <text:p>226.04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3995399" table:style-name="ce9">
            <text:p>3.995.399</text:p>
          </table:table-cell>
          <table:table-cell office:value-type="float" office:value="2979372" table:style-name="ce9">
            <text:p>2.979.372</text:p>
          </table:table-cell>
          <table:table-cell office:value-type="float" office:value="1076325" table:style-name="ce9">
            <text:p>1.076.325</text:p>
          </table:table-cell>
          <table:table-cell office:value-type="float" office:value="485055" table:style-name="ce9">
            <text:p>485.05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1743922" table:style-name="ce9">
            <text:p>1.743.922</text:p>
          </table:table-cell>
          <table:table-cell office:value-type="float" office:value="1190332" table:style-name="ce9">
            <text:p>1.190.332</text:p>
          </table:table-cell>
          <table:table-cell office:value-type="float" office:value="426973" table:style-name="ce9">
            <text:p>426.973</text:p>
          </table:table-cell>
          <table:table-cell office:value-type="float" office:value="195204" table:style-name="ce9">
            <text:p>195.20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697219" table:style-name="ce9">
            <text:p>697.219</text:p>
          </table:table-cell>
          <table:table-cell office:value-type="float" office:value="403117" table:style-name="ce9">
            <text:p>403.117</text:p>
          </table:table-cell>
          <table:table-cell office:value-type="float" office:value="94629" table:style-name="ce9">
            <text:p>94.629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986055" table:style-name="ce9">
            <text:p>986.055</text:p>
          </table:table-cell>
          <table:table-cell office:value-type="float" office:value="371645" table:style-name="ce9">
            <text:p>371.645</text:p>
          </table:table-cell>
          <table:table-cell office:value-type="float" office:value="226354" table:style-name="ce9">
            <text:p>226.354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371568" table:style-name="ce9">
            <text:p>371.568</text:p>
          </table:table-cell>
          <table:table-cell office:value-type="float" office:value="114769" table:style-name="ce9">
            <text:p>114.769</text:p>
          </table:table-cell>
          <table:table-cell office:value-type="float" office:value="342526" table:style-name="ce9">
            <text:p>342.526</text:p>
          </table:table-cell>
          <table:table-cell office:value-type="float" office:value="197579" table:style-name="ce9">
            <text:p>197.579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702119" table:style-name="ce9">
            <text:p>702.119</text:p>
          </table:table-cell>
          <table:table-cell office:value-type="float" office:value="498202" table:style-name="ce9">
            <text:p>498.202</text:p>
          </table:table-cell>
          <table:table-cell office:value-type="float" office:value="377724" table:style-name="ce9">
            <text:p>377.724</text:p>
          </table:table-cell>
          <table:table-cell office:value-type="float" office:value="268923" table:style-name="ce9">
            <text:p>268.92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3427697" table:style-name="ce9">
            <text:p>3.427.697</text:p>
          </table:table-cell>
          <table:table-cell office:value-type="float" office:value="2516025" table:style-name="ce9">
            <text:p>2.516.025</text:p>
          </table:table-cell>
          <table:table-cell office:value-type="float" office:value="1005559" table:style-name="ce9">
            <text:p>1.005.559</text:p>
          </table:table-cell>
          <table:table-cell office:value-type="float" office:value="566667" table:style-name="ce9">
            <text:p>566.66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2592004" table:style-name="ce9">
            <text:p>2.592.004</text:p>
          </table:table-cell>
          <table:table-cell office:value-type="float" office:value="2502792" table:style-name="ce9">
            <text:p>2.502.792</text:p>
          </table:table-cell>
          <table:table-cell office:value-type="float" office:value="828066" table:style-name="ce9">
            <text:p>828.066</text:p>
          </table:table-cell>
          <table:table-cell office:value-type="float" office:value="33439" table:style-name="ce9">
            <text:p>33.43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2089076" table:style-name="ce9">
            <text:p>2.089.076</text:p>
          </table:table-cell>
          <table:table-cell office:value-type="float" office:value="2105844" table:style-name="ce9">
            <text:p>2.105.844</text:p>
          </table:table-cell>
          <table:table-cell office:value-type="float" office:value="291476" table:style-name="ce9">
            <text:p>291.476</text:p>
          </table:table-cell>
          <table:table-cell office:value-type="float" office:value="78845" table:style-name="ce9">
            <text:p>78.845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1110948" table:style-name="ce9">
            <text:p>1.110.948</text:p>
          </table:table-cell>
          <table:table-cell office:value-type="float" office:value="627718" table:style-name="ce9">
            <text:p>627.718</text:p>
          </table:table-cell>
          <table:table-cell office:value-type="float" office:value="489151" table:style-name="ce9">
            <text:p>489.151</text:p>
          </table:table-cell>
          <table:table-cell office:value-type="float" office:value="156825" table:style-name="ce9">
            <text:p>156.82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1600329" table:style-name="ce9">
            <text:p>1.600.329</text:p>
          </table:table-cell>
          <table:table-cell office:value-type="float" office:value="1634144" table:style-name="ce9">
            <text:p>1.634.144</text:p>
          </table:table-cell>
          <table:table-cell office:value-type="float" office:value="582295" table:style-name="ce9">
            <text:p>582.295</text:p>
          </table:table-cell>
          <table:table-cell office:value-type="float" office:value="71347" table:style-name="ce9">
            <text:p>71.34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1407068" table:style-name="ce9">
            <text:p>1.407.068</text:p>
          </table:table-cell>
          <table:table-cell office:value-type="float" office:value="1373786" table:style-name="ce9">
            <text:p>1.373.786</text:p>
          </table:table-cell>
          <table:table-cell office:value-type="float" office:value="546673" table:style-name="ce9">
            <text:p>546.673</text:p>
          </table:table-cell>
          <table:table-cell office:value-type="float" office:value="15391" table:style-name="ce9">
            <text:p>15.39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1947840" table:style-name="ce9">
            <text:p>1.947.840</text:p>
          </table:table-cell>
          <table:table-cell office:value-type="float" office:value="1899870" table:style-name="ce9">
            <text:p>1.899.870</text:p>
          </table:table-cell>
          <table:table-cell office:value-type="float" office:value="401372" table:style-name="ce9">
            <text:p>401.372</text:p>
          </table:table-cell>
          <table:table-cell office:value-type="float" office:value="60104" table:style-name="ce9">
            <text:p>60.10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2189627" table:style-name="ce9">
            <text:p>2.189.627</text:p>
          </table:table-cell>
          <table:table-cell office:value-type="float" office:value="2284782" table:style-name="ce9">
            <text:p>2.284.782</text:p>
          </table:table-cell>
          <table:table-cell office:value-type="float" office:value="898134" table:style-name="ce9">
            <text:p>898.134</text:p>
          </table:table-cell>
          <table:table-cell office:value-type="float" office:value="614294" table:style-name="ce9">
            <text:p>614.29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2217408" table:style-name="ce9">
            <text:p>2.217.408</text:p>
          </table:table-cell>
          <table:table-cell office:value-type="float" office:value="2145201" table:style-name="ce9">
            <text:p>2.145.201</text:p>
          </table:table-cell>
          <table:table-cell office:value-type="float" office:value="704486" table:style-name="ce9">
            <text:p>704.486</text:p>
          </table:table-cell>
          <table:table-cell office:value-type="float" office:value="149060" table:style-name="ce9">
            <text:p>149.06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3493372" table:style-name="ce9">
            <text:p>3.493.372</text:p>
          </table:table-cell>
          <table:table-cell office:value-type="float" office:value="1332888" table:style-name="ce9">
            <text:p>1.332.888</text:p>
          </table:table-cell>
          <table:table-cell office:value-type="float" office:value="1039637" table:style-name="ce9">
            <text:p>1.039.637</text:p>
          </table:table-cell>
          <table:table-cell office:value-type="float" office:value="292748" table:style-name="ce9">
            <text:p>292.748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2825778" table:style-name="ce9">
            <text:p>2.825.778</text:p>
          </table:table-cell>
          <table:table-cell office:value-type="float" office:value="2045931" table:style-name="ce9">
            <text:p>2.045.931</text:p>
          </table:table-cell>
          <table:table-cell office:value-type="float" office:value="948289" table:style-name="ce9">
            <text:p>948.289</text:p>
          </table:table-cell>
          <table:table-cell office:value-type="float" office:value="529060" table:style-name="ce9">
            <text:p>529.06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2278502" table:style-name="ce9">
            <text:p>2.278.502</text:p>
          </table:table-cell>
          <table:table-cell office:value-type="float" office:value="2545548" table:style-name="ce9">
            <text:p>2.545.548</text:p>
          </table:table-cell>
          <table:table-cell office:value-type="float" office:value="367790" table:style-name="ce9">
            <text:p>367.790</text:p>
          </table:table-cell>
          <table:table-cell office:value-type="float" office:value="13696" table:style-name="ce9">
            <text:p>13.696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1699618" table:style-name="ce9">
            <text:p>1.699.618</text:p>
          </table:table-cell>
          <table:table-cell office:value-type="float" office:value="2425252" table:style-name="ce9">
            <text:p>2.425.252</text:p>
          </table:table-cell>
          <table:table-cell office:value-type="float" office:value="121530" table:style-name="ce9">
            <text:p>121.53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1078770" table:style-name="ce9">
            <text:p>1.078.770</text:p>
          </table:table-cell>
          <table:table-cell office:value-type="float" office:value="1110628" table:style-name="ce9">
            <text:p>1.110.628</text:p>
          </table:table-cell>
          <table:table-cell office:value-type="float" office:value="51113" table:style-name="ce9">
            <text:p>51.11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430991" table:style-name="ce9">
            <text:p>430.991</text:p>
          </table:table-cell>
          <table:table-cell office:value-type="float" office:value="1314734" table:style-name="ce9">
            <text:p>1.314.734</text:p>
          </table:table-cell>
          <table:table-cell office:value-type="float" office:value="59045" table:style-name="ce9">
            <text:p>59.045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598744" table:style-name="ce9">
            <text:p>598.744</text:p>
          </table:table-cell>
          <table:table-cell office:value-type="float" office:value="248180" table:style-name="ce9">
            <text:p>248.180</text:p>
          </table:table-cell>
          <table:table-cell office:value-type="float" office:value="338988" table:style-name="ce9">
            <text:p>338.988</text:p>
          </table:table-cell>
          <table:table-cell office:value-type="float" office:value="86147" table:style-name="ce9">
            <text:p>86.14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1579033" table:style-name="ce9">
            <text:p>1.579.033</text:p>
          </table:table-cell>
          <table:table-cell office:value-type="float" office:value="467399" table:style-name="ce9">
            <text:p>467.399</text:p>
          </table:table-cell>
          <table:table-cell office:value-type="float" office:value="439722" table:style-name="ce9">
            <text:p>439.722</text:p>
          </table:table-cell>
          <table:table-cell office:value-type="float" office:value="14035" table:style-name="ce9">
            <text:p>14.03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894280" table:style-name="ce9">
            <text:p>894.280</text:p>
          </table:table-cell>
          <table:table-cell office:value-type="float" office:value="685783" table:style-name="ce9">
            <text:p>685.78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740752" table:style-name="ce9">
            <text:p>740.752</text:p>
          </table:table-cell>
          <table:table-cell office:value-type="float" office:value="1885285" table:style-name="ce9">
            <text:p>1.885.285</text:p>
          </table:table-cell>
          <table:table-cell office:value-type="float" office:value="35283" table:style-name="ce9">
            <text:p>35.28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292209" table:style-name="ce9">
            <text:p>2.292.209</text:p>
          </table:table-cell>
          <table:table-cell office:value-type="float" office:value="2834672" table:style-name="ce9">
            <text:p>2.834.672</text:p>
          </table:table-cell>
          <table:table-cell office:value-type="float" office:value="183139" table:style-name="ce9">
            <text:p>183.139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613085" table:style-name="ce9">
            <text:p>3.613.085</text:p>
          </table:table-cell>
          <table:table-cell office:value-type="float" office:value="2837081" table:style-name="ce9">
            <text:p>2.837.081</text:p>
          </table:table-cell>
          <table:table-cell office:value-type="float" office:value="625970" table:style-name="ce9">
            <text:p>625.970</text:p>
          </table:table-cell>
          <table:table-cell office:value-type="float" office:value="95510" table:style-name="ce9">
            <text:p>95.51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300542" table:style-name="ce9">
            <text:p>3.300.542</text:p>
          </table:table-cell>
          <table:table-cell office:value-type="float" office:value="1572347" table:style-name="ce9">
            <text:p>1.572.347</text:p>
          </table:table-cell>
          <table:table-cell office:value-type="float" office:value="1142326" table:style-name="ce9">
            <text:p>1.142.326</text:p>
          </table:table-cell>
          <table:table-cell office:value-type="float" office:value="626272" table:style-name="ce9">
            <text:p>626.272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3230673" table:style-name="ce9">
            <text:p>3.230.673</text:p>
          </table:table-cell>
          <table:table-cell office:value-type="float" office:value="2867712" table:style-name="ce9">
            <text:p>2.867.712</text:p>
          </table:table-cell>
          <table:table-cell office:value-type="float" office:value="910166" table:style-name="ce9">
            <text:p>910.166</text:p>
          </table:table-cell>
          <table:table-cell office:value-type="float" office:value="279452" table:style-name="ce9">
            <text:p>279.452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2976282" table:style-name="ce9">
            <text:p>2.976.282</text:p>
          </table:table-cell>
          <table:table-cell office:value-type="float" office:value="2524465" table:style-name="ce9">
            <text:p>2.524.465</text:p>
          </table:table-cell>
          <table:table-cell office:value-type="float" office:value="1077145" table:style-name="ce9">
            <text:p>1.077.145</text:p>
          </table:table-cell>
          <table:table-cell office:value-type="float" office:value="599735" table:style-name="ce9">
            <text:p>599.735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4" table:style-name="ta1">
        <table:table-column table:style-name="co1" table:number-columns-repeated="2" table:default-cell-style-name="ce1"/>
        <table:table-column table:style-name="co2" table:number-columns-repeated="7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5">
            <text:p>J4 - USUÁRIOS DE TELEFONE CELULAR, POR ATIVIDADES REALIZADAS NO TELEFONE CELULAR NOS ÚLTIMOS TRÊS ME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telefone celular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 do total</text:p>
          </table:table-cell>
          <table:covered-table-cell/>
          <table:table-cell office:value-type="string" table:number-columns-spanned="1" table:number-rows-spanned="2" table:style-name="ce4">
            <text:p>Enviou e recebeu e-mails</text:p>
          </table:table-cell>
          <table:table-cell office:value-type="string" table:number-columns-spanned="1" table:number-rows-spanned="2" table:style-name="ce4">
            <text:p>Usou redes sociais</text:p>
          </table:table-cell>
          <table:table-cell office:value-type="string" table:number-columns-spanned="1" table:number-rows-spanned="2" table:style-name="ce4">
            <text:p>Acessou páginas ou sites</text:p>
          </table:table-cell>
          <table:table-cell office:value-type="string" table:number-columns-spanned="1" table:number-rows-spanned="2" table:style-name="ce4">
            <text:p>Baixou aplicativos</text:p>
          </table:table-cell>
          <table:table-cell office:value-type="string" table:number-columns-spanned="1" table:number-rows-spanned="2" table:style-name="ce4">
            <text:p>Buscou informações</text:p>
          </table:table-cell>
          <table:table-cell office:value-type="string" table:number-columns-spanned="1" table:number-rows-spanned="2" table:style-name="ce4">
            <text:p>Mandou mensagens instantâneas</text:p>
          </table:table-cell>
          <table:table-cell office:value-type="string" table:number-columns-spanned="1" table:number-rows-spanned="2" table:style-name="ce4">
            <text:p>Nenhuma dessas atividades</text:p>
          </table:table-cell>
          <table:table-cell table:style-name="ce8"/>
          <table:table-cell table:number-columns-repeated="16374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4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3320801" table:style-name="ce9">
            <text:p>3.320.801</text:p>
          </table:table-cell>
          <table:table-cell office:value-type="float" office:value="3489478" table:style-name="ce9">
            <text:p>3.489.478</text:p>
          </table:table-cell>
          <table:table-cell office:value-type="float" office:value="3092802" table:style-name="ce9">
            <text:p>3.092.802</text:p>
          </table:table-cell>
          <table:table-cell office:value-type="float" office:value="3751913" table:style-name="ce9">
            <text:p>3.751.913</text:p>
          </table:table-cell>
          <table:table-cell office:value-type="float" office:value="2953658" table:style-name="ce9">
            <text:p>2.953.658</text:p>
          </table:table-cell>
          <table:table-cell office:value-type="float" office:value="2657265" table:style-name="ce9">
            <text:p>2.657.265</text:p>
          </table:table-cell>
          <table:table-cell office:value-type="float" office:value="2655067" table:style-name="ce9">
            <text:p>2.655.067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3373995" table:style-name="ce9">
            <text:p>3.373.995</text:p>
          </table:table-cell>
          <table:table-cell office:value-type="float" office:value="3326923" table:style-name="ce9">
            <text:p>3.326.923</text:p>
          </table:table-cell>
          <table:table-cell office:value-type="float" office:value="2859271" table:style-name="ce9">
            <text:p>2.859.271</text:p>
          </table:table-cell>
          <table:table-cell office:value-type="float" office:value="3741162" table:style-name="ce9">
            <text:p>3.741.162</text:p>
          </table:table-cell>
          <table:table-cell office:value-type="float" office:value="2776595" table:style-name="ce9">
            <text:p>2.776.595</text:p>
          </table:table-cell>
          <table:table-cell office:value-type="float" office:value="2630991" table:style-name="ce9">
            <text:p>2.630.991</text:p>
          </table:table-cell>
          <table:table-cell office:value-type="float" office:value="2391477" table:style-name="ce9">
            <text:p>2.391.477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138296" table:style-name="ce9">
            <text:p>1.138.296</text:p>
          </table:table-cell>
          <table:table-cell office:value-type="float" office:value="1579527" table:style-name="ce9">
            <text:p>1.579.527</text:p>
          </table:table-cell>
          <table:table-cell office:value-type="float" office:value="1184160" table:style-name="ce9">
            <text:p>1.184.160</text:p>
          </table:table-cell>
          <table:table-cell office:value-type="float" office:value="1309089" table:style-name="ce9">
            <text:p>1.309.089</text:p>
          </table:table-cell>
          <table:table-cell office:value-type="float" office:value="1357352" table:style-name="ce9">
            <text:p>1.357.352</text:p>
          </table:table-cell>
          <table:table-cell office:value-type="float" office:value="1175370" table:style-name="ce9">
            <text:p>1.175.370</text:p>
          </table:table-cell>
          <table:table-cell office:value-type="float" office:value="903962" table:style-name="ce9">
            <text:p>903.962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2675311" table:style-name="ce9">
            <text:p>2.675.311</text:p>
          </table:table-cell>
          <table:table-cell office:value-type="float" office:value="2849608" table:style-name="ce9">
            <text:p>2.849.608</text:p>
          </table:table-cell>
          <table:table-cell office:value-type="float" office:value="2524678" table:style-name="ce9">
            <text:p>2.524.678</text:p>
          </table:table-cell>
          <table:table-cell office:value-type="float" office:value="2948144" table:style-name="ce9">
            <text:p>2.948.144</text:p>
          </table:table-cell>
          <table:table-cell office:value-type="float" office:value="1975762" table:style-name="ce9">
            <text:p>1.975.762</text:p>
          </table:table-cell>
          <table:table-cell office:value-type="float" office:value="2413512" table:style-name="ce9">
            <text:p>2.413.512</text:p>
          </table:table-cell>
          <table:table-cell office:value-type="float" office:value="1791943" table:style-name="ce9">
            <text:p>1.791.943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2140111" table:style-name="ce9">
            <text:p>2.140.111</text:p>
          </table:table-cell>
          <table:table-cell office:value-type="float" office:value="1927859" table:style-name="ce9">
            <text:p>1.927.859</text:p>
          </table:table-cell>
          <table:table-cell office:value-type="float" office:value="2012135" table:style-name="ce9">
            <text:p>2.012.135</text:p>
          </table:table-cell>
          <table:table-cell office:value-type="float" office:value="1945194" table:style-name="ce9">
            <text:p>1.945.194</text:p>
          </table:table-cell>
          <table:table-cell office:value-type="float" office:value="1974124" table:style-name="ce9">
            <text:p>1.974.124</text:p>
          </table:table-cell>
          <table:table-cell office:value-type="float" office:value="1644919" table:style-name="ce9">
            <text:p>1.644.919</text:p>
          </table:table-cell>
          <table:table-cell office:value-type="float" office:value="1558500" table:style-name="ce9">
            <text:p>1.558.500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1204779" table:style-name="ce9">
            <text:p>1.204.779</text:p>
          </table:table-cell>
          <table:table-cell office:value-type="float" office:value="1055113" table:style-name="ce9">
            <text:p>1.055.113</text:p>
          </table:table-cell>
          <table:table-cell office:value-type="float" office:value="1201863" table:style-name="ce9">
            <text:p>1.201.863</text:p>
          </table:table-cell>
          <table:table-cell office:value-type="float" office:value="1397483" table:style-name="ce9">
            <text:p>1.397.483</text:p>
          </table:table-cell>
          <table:table-cell office:value-type="float" office:value="1036443" table:style-name="ce9">
            <text:p>1.036.443</text:p>
          </table:table-cell>
          <table:table-cell office:value-type="float" office:value="946507" table:style-name="ce9">
            <text:p>946.507</text:p>
          </table:table-cell>
          <table:table-cell office:value-type="float" office:value="796510" table:style-name="ce9">
            <text:p>796.510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847887" table:style-name="ce9">
            <text:p>847.887</text:p>
          </table:table-cell>
          <table:table-cell office:value-type="float" office:value="956060" table:style-name="ce9">
            <text:p>956.060</text:p>
          </table:table-cell>
          <table:table-cell office:value-type="float" office:value="671293" table:style-name="ce9">
            <text:p>671.293</text:p>
          </table:table-cell>
          <table:table-cell office:value-type="float" office:value="782601" table:style-name="ce9">
            <text:p>782.601</text:p>
          </table:table-cell>
          <table:table-cell office:value-type="float" office:value="678868" table:style-name="ce9">
            <text:p>678.868</text:p>
          </table:table-cell>
          <table:table-cell office:value-type="float" office:value="588598" table:style-name="ce9">
            <text:p>588.598</text:p>
          </table:table-cell>
          <table:table-cell office:value-type="float" office:value="289729" table:style-name="ce9">
            <text:p>289.729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845400" table:style-name="ce9">
            <text:p>845.400</text:p>
          </table:table-cell>
          <table:table-cell office:value-type="float" office:value="916813" table:style-name="ce9">
            <text:p>916.813</text:p>
          </table:table-cell>
          <table:table-cell office:value-type="float" office:value="925108" table:style-name="ce9">
            <text:p>925.108</text:p>
          </table:table-cell>
          <table:table-cell office:value-type="float" office:value="994984" table:style-name="ce9">
            <text:p>994.984</text:p>
          </table:table-cell>
          <table:table-cell office:value-type="float" office:value="896653" table:style-name="ce9">
            <text:p>896.653</text:p>
          </table:table-cell>
          <table:table-cell office:value-type="float" office:value="705827" table:style-name="ce9">
            <text:p>705.827</text:p>
          </table:table-cell>
          <table:table-cell office:value-type="float" office:value="611931" table:style-name="ce9">
            <text:p>611.931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604471" table:style-name="ce9">
            <text:p>2.604.471</text:p>
          </table:table-cell>
          <table:table-cell office:value-type="float" office:value="2613567" table:style-name="ce9">
            <text:p>2.613.567</text:p>
          </table:table-cell>
          <table:table-cell office:value-type="float" office:value="2491399" table:style-name="ce9">
            <text:p>2.491.399</text:p>
          </table:table-cell>
          <table:table-cell office:value-type="float" office:value="2514672" table:style-name="ce9">
            <text:p>2.514.672</text:p>
          </table:table-cell>
          <table:table-cell office:value-type="float" office:value="2540608" table:style-name="ce9">
            <text:p>2.540.608</text:p>
          </table:table-cell>
          <table:table-cell office:value-type="float" office:value="2646041" table:style-name="ce9">
            <text:p>2.646.041</text:p>
          </table:table-cell>
          <table:table-cell office:value-type="float" office:value="1640401" table:style-name="ce9">
            <text:p>1.640.401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2818983" table:style-name="ce9">
            <text:p>2.818.983</text:p>
          </table:table-cell>
          <table:table-cell office:value-type="float" office:value="2693118" table:style-name="ce9">
            <text:p>2.693.118</text:p>
          </table:table-cell>
          <table:table-cell office:value-type="float" office:value="2564502" table:style-name="ce9">
            <text:p>2.564.502</text:p>
          </table:table-cell>
          <table:table-cell office:value-type="float" office:value="2915449" table:style-name="ce9">
            <text:p>2.915.449</text:p>
          </table:table-cell>
          <table:table-cell office:value-type="float" office:value="2402293" table:style-name="ce9">
            <text:p>2.402.293</text:p>
          </table:table-cell>
          <table:table-cell office:value-type="float" office:value="2125086" table:style-name="ce9">
            <text:p>2.125.086</text:p>
          </table:table-cell>
          <table:table-cell office:value-type="float" office:value="1799791" table:style-name="ce9">
            <text:p>1.799.791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3873369" table:style-name="ce9">
            <text:p>3.873.369</text:p>
          </table:table-cell>
          <table:table-cell office:value-type="float" office:value="4236864" table:style-name="ce9">
            <text:p>4.236.864</text:p>
          </table:table-cell>
          <table:table-cell office:value-type="float" office:value="3550793" table:style-name="ce9">
            <text:p>3.550.793</text:p>
          </table:table-cell>
          <table:table-cell office:value-type="float" office:value="4177350" table:style-name="ce9">
            <text:p>4.177.350</text:p>
          </table:table-cell>
          <table:table-cell office:value-type="float" office:value="4080127" table:style-name="ce9">
            <text:p>4.080.127</text:p>
          </table:table-cell>
          <table:table-cell office:value-type="float" office:value="4628619" table:style-name="ce9">
            <text:p>4.628.619</text:p>
          </table:table-cell>
          <table:table-cell office:value-type="float" office:value="1377350" table:style-name="ce9">
            <text:p>1.377.350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3693058" table:style-name="ce9">
            <text:p>3.693.058</text:p>
          </table:table-cell>
          <table:table-cell office:value-type="float" office:value="3984686" table:style-name="ce9">
            <text:p>3.984.686</text:p>
          </table:table-cell>
          <table:table-cell office:value-type="float" office:value="3414815" table:style-name="ce9">
            <text:p>3.414.815</text:p>
          </table:table-cell>
          <table:table-cell office:value-type="float" office:value="3141739" table:style-name="ce9">
            <text:p>3.141.739</text:p>
          </table:table-cell>
          <table:table-cell office:value-type="float" office:value="3950043" table:style-name="ce9">
            <text:p>3.950.043</text:p>
          </table:table-cell>
          <table:table-cell office:value-type="float" office:value="4058358" table:style-name="ce9">
            <text:p>4.058.358</text:p>
          </table:table-cell>
          <table:table-cell office:value-type="float" office:value="1741097" table:style-name="ce9">
            <text:p>1.741.097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1877338" table:style-name="ce9">
            <text:p>1.877.338</text:p>
          </table:table-cell>
          <table:table-cell office:value-type="float" office:value="2042355" table:style-name="ce9">
            <text:p>2.042.355</text:p>
          </table:table-cell>
          <table:table-cell office:value-type="float" office:value="1931332" table:style-name="ce9">
            <text:p>1.931.332</text:p>
          </table:table-cell>
          <table:table-cell office:value-type="float" office:value="2100294" table:style-name="ce9">
            <text:p>2.100.294</text:p>
          </table:table-cell>
          <table:table-cell office:value-type="float" office:value="2180945" table:style-name="ce9">
            <text:p>2.180.945</text:p>
          </table:table-cell>
          <table:table-cell office:value-type="float" office:value="2392824" table:style-name="ce9">
            <text:p>2.392.824</text:p>
          </table:table-cell>
          <table:table-cell office:value-type="float" office:value="738086" table:style-name="ce9">
            <text:p>738.08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527682" table:style-name="ce9">
            <text:p>527.682</text:p>
          </table:table-cell>
          <table:table-cell office:value-type="float" office:value="652432" table:style-name="ce9">
            <text:p>652.432</text:p>
          </table:table-cell>
          <table:table-cell office:value-type="float" office:value="588568" table:style-name="ce9">
            <text:p>588.568</text:p>
          </table:table-cell>
          <table:table-cell office:value-type="float" office:value="447241" table:style-name="ce9">
            <text:p>447.241</text:p>
          </table:table-cell>
          <table:table-cell office:value-type="float" office:value="682505" table:style-name="ce9">
            <text:p>682.505</text:p>
          </table:table-cell>
          <table:table-cell office:value-type="float" office:value="811171" table:style-name="ce9">
            <text:p>811.171</text:p>
          </table:table-cell>
          <table:table-cell office:value-type="float" office:value="431202" table:style-name="ce9">
            <text:p>431.20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500042" table:style-name="ce9">
            <text:p>500.042</text:p>
          </table:table-cell>
          <table:table-cell office:value-type="float" office:value="628442" table:style-name="ce9">
            <text:p>628.442</text:p>
          </table:table-cell>
          <table:table-cell office:value-type="float" office:value="647607" table:style-name="ce9">
            <text:p>647.607</text:p>
          </table:table-cell>
          <table:table-cell office:value-type="float" office:value="1064270" table:style-name="ce9">
            <text:p>1.064.270</text:p>
          </table:table-cell>
          <table:table-cell office:value-type="float" office:value="996032" table:style-name="ce9">
            <text:p>996.032</text:p>
          </table:table-cell>
          <table:table-cell office:value-type="float" office:value="1057011" table:style-name="ce9">
            <text:p>1.057.011</text:p>
          </table:table-cell>
          <table:table-cell office:value-type="float" office:value="253730" table:style-name="ce9">
            <text:p>253.73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241163" table:style-name="ce9">
            <text:p>241.163</text:p>
          </table:table-cell>
          <table:table-cell office:value-type="float" office:value="295094" table:style-name="ce9">
            <text:p>295.094</text:p>
          </table:table-cell>
          <table:table-cell office:value-type="float" office:value="236470" table:style-name="ce9">
            <text:p>236.470</text:p>
          </table:table-cell>
          <table:table-cell office:value-type="float" office:value="370719" table:style-name="ce9">
            <text:p>370.719</text:p>
          </table:table-cell>
          <table:table-cell office:value-type="float" office:value="384148" table:style-name="ce9">
            <text:p>384.148</text:p>
          </table:table-cell>
          <table:table-cell office:value-type="float" office:value="606243" table:style-name="ce9">
            <text:p>606.243</text:p>
          </table:table-cell>
          <table:table-cell office:value-type="float" office:value="235313" table:style-name="ce9">
            <text:p>235.313</text:p>
          </table:table-cell>
          <table:table-cell table:number-columns-repeated="16375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262452" table:style-name="ce9">
            <text:p>262.452</text:p>
          </table:table-cell>
          <table:table-cell office:value-type="float" office:value="389092" table:style-name="ce9">
            <text:p>389.092</text:p>
          </table:table-cell>
          <table:table-cell office:value-type="float" office:value="280492" table:style-name="ce9">
            <text:p>280.492</text:p>
          </table:table-cell>
          <table:table-cell office:value-type="float" office:value="582931" table:style-name="ce9">
            <text:p>582.931</text:p>
          </table:table-cell>
          <table:table-cell office:value-type="float" office:value="292491" table:style-name="ce9">
            <text:p>292.491</text:p>
          </table:table-cell>
          <table:table-cell office:value-type="float" office:value="760056" table:style-name="ce9">
            <text:p>760.056</text:p>
          </table:table-cell>
          <table:table-cell office:value-type="float" office:value="878219" table:style-name="ce9">
            <text:p>878.219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3048524" table:style-name="ce9">
            <text:p>3.048.524</text:p>
          </table:table-cell>
          <table:table-cell office:value-type="float" office:value="2499842" table:style-name="ce9">
            <text:p>2.499.842</text:p>
          </table:table-cell>
          <table:table-cell office:value-type="float" office:value="2514920" table:style-name="ce9">
            <text:p>2.514.920</text:p>
          </table:table-cell>
          <table:table-cell office:value-type="float" office:value="2614664" table:style-name="ce9">
            <text:p>2.614.664</text:p>
          </table:table-cell>
          <table:table-cell office:value-type="float" office:value="2456125" table:style-name="ce9">
            <text:p>2.456.125</text:p>
          </table:table-cell>
          <table:table-cell office:value-type="float" office:value="2351651" table:style-name="ce9">
            <text:p>2.351.651</text:p>
          </table:table-cell>
          <table:table-cell office:value-type="float" office:value="2312086" table:style-name="ce9">
            <text:p>2.312.08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2022303" table:style-name="ce9">
            <text:p>2.022.303</text:p>
          </table:table-cell>
          <table:table-cell office:value-type="float" office:value="1967796" table:style-name="ce9">
            <text:p>1.967.796</text:p>
          </table:table-cell>
          <table:table-cell office:value-type="float" office:value="1664507" table:style-name="ce9">
            <text:p>1.664.507</text:p>
          </table:table-cell>
          <table:table-cell office:value-type="float" office:value="2029827" table:style-name="ce9">
            <text:p>2.029.827</text:p>
          </table:table-cell>
          <table:table-cell office:value-type="float" office:value="1416176" table:style-name="ce9">
            <text:p>1.416.176</text:p>
          </table:table-cell>
          <table:table-cell office:value-type="float" office:value="1037340" table:style-name="ce9">
            <text:p>1.037.340</text:p>
          </table:table-cell>
          <table:table-cell office:value-type="float" office:value="677078" table:style-name="ce9">
            <text:p>677.078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1167230" table:style-name="ce9">
            <text:p>1.167.230</text:p>
          </table:table-cell>
          <table:table-cell office:value-type="float" office:value="2162653" table:style-name="ce9">
            <text:p>2.162.653</text:p>
          </table:table-cell>
          <table:table-cell office:value-type="float" office:value="1066660" table:style-name="ce9">
            <text:p>1.066.660</text:p>
          </table:table-cell>
          <table:table-cell office:value-type="float" office:value="1946574" table:style-name="ce9">
            <text:p>1.946.574</text:p>
          </table:table-cell>
          <table:table-cell office:value-type="float" office:value="939133" table:style-name="ce9">
            <text:p>939.133</text:p>
          </table:table-cell>
          <table:table-cell office:value-type="float" office:value="613726" table:style-name="ce9">
            <text:p>613.726</text:p>
          </table:table-cell>
          <table:table-cell office:value-type="float" office:value="259356" table:style-name="ce9">
            <text:p>259.356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1269486" table:style-name="ce9">
            <text:p>1.269.486</text:p>
          </table:table-cell>
          <table:table-cell office:value-type="float" office:value="994714" table:style-name="ce9">
            <text:p>994.714</text:p>
          </table:table-cell>
          <table:table-cell office:value-type="float" office:value="1227930" table:style-name="ce9">
            <text:p>1.227.930</text:p>
          </table:table-cell>
          <table:table-cell office:value-type="float" office:value="961146" table:style-name="ce9">
            <text:p>961.146</text:p>
          </table:table-cell>
          <table:table-cell office:value-type="float" office:value="1059788" table:style-name="ce9">
            <text:p>1.059.788</text:p>
          </table:table-cell>
          <table:table-cell office:value-type="float" office:value="792192" table:style-name="ce9">
            <text:p>792.192</text:p>
          </table:table-cell>
          <table:table-cell office:value-type="float" office:value="200065" table:style-name="ce9">
            <text:p>200.065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1194747" table:style-name="ce9">
            <text:p>1.194.747</text:p>
          </table:table-cell>
          <table:table-cell office:value-type="float" office:value="947186" table:style-name="ce9">
            <text:p>947.186</text:p>
          </table:table-cell>
          <table:table-cell office:value-type="float" office:value="1306626" table:style-name="ce9">
            <text:p>1.306.626</text:p>
          </table:table-cell>
          <table:table-cell office:value-type="float" office:value="987288" table:style-name="ce9">
            <text:p>987.288</text:p>
          </table:table-cell>
          <table:table-cell office:value-type="float" office:value="924365" table:style-name="ce9">
            <text:p>924.365</text:p>
          </table:table-cell>
          <table:table-cell office:value-type="float" office:value="636383" table:style-name="ce9">
            <text:p>636.383</text:p>
          </table:table-cell>
          <table:table-cell office:value-type="float" office:value="211349" table:style-name="ce9">
            <text:p>211.349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1423121" table:style-name="ce9">
            <text:p>1.423.121</text:p>
          </table:table-cell>
          <table:table-cell office:value-type="float" office:value="1166197" table:style-name="ce9">
            <text:p>1.166.197</text:p>
          </table:table-cell>
          <table:table-cell office:value-type="float" office:value="1361035" table:style-name="ce9">
            <text:p>1.361.035</text:p>
          </table:table-cell>
          <table:table-cell office:value-type="float" office:value="1226827" table:style-name="ce9">
            <text:p>1.226.827</text:p>
          </table:table-cell>
          <table:table-cell office:value-type="float" office:value="1177872" table:style-name="ce9">
            <text:p>1.177.872</text:p>
          </table:table-cell>
          <table:table-cell office:value-type="float" office:value="918924" table:style-name="ce9">
            <text:p>918.924</text:p>
          </table:table-cell>
          <table:table-cell office:value-type="float" office:value="769275" table:style-name="ce9">
            <text:p>769.275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1643620" table:style-name="ce9">
            <text:p>1.643.620</text:p>
          </table:table-cell>
          <table:table-cell office:value-type="float" office:value="1781834" table:style-name="ce9">
            <text:p>1.781.834</text:p>
          </table:table-cell>
          <table:table-cell office:value-type="float" office:value="1661551" table:style-name="ce9">
            <text:p>1.661.551</text:p>
          </table:table-cell>
          <table:table-cell office:value-type="float" office:value="1726062" table:style-name="ce9">
            <text:p>1.726.062</text:p>
          </table:table-cell>
          <table:table-cell office:value-type="float" office:value="1177425" table:style-name="ce9">
            <text:p>1.177.425</text:p>
          </table:table-cell>
          <table:table-cell office:value-type="float" office:value="949446" table:style-name="ce9">
            <text:p>949.446</text:p>
          </table:table-cell>
          <table:table-cell office:value-type="float" office:value="547253" table:style-name="ce9">
            <text:p>547.25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1727543" table:style-name="ce9">
            <text:p>1.727.543</text:p>
          </table:table-cell>
          <table:table-cell office:value-type="float" office:value="2290591" table:style-name="ce9">
            <text:p>2.290.591</text:p>
          </table:table-cell>
          <table:table-cell office:value-type="float" office:value="1571916" table:style-name="ce9">
            <text:p>1.571.916</text:p>
          </table:table-cell>
          <table:table-cell office:value-type="float" office:value="2212546" table:style-name="ce9">
            <text:p>2.212.546</text:p>
          </table:table-cell>
          <table:table-cell office:value-type="float" office:value="1755996" table:style-name="ce9">
            <text:p>1.755.996</text:p>
          </table:table-cell>
          <table:table-cell office:value-type="float" office:value="1551324" table:style-name="ce9">
            <text:p>1.551.324</text:p>
          </table:table-cell>
          <table:table-cell office:value-type="float" office:value="1104756" table:style-name="ce9">
            <text:p>1.104.75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1741376" table:style-name="ce9">
            <text:p>1.741.376</text:p>
          </table:table-cell>
          <table:table-cell office:value-type="float" office:value="1876533" table:style-name="ce9">
            <text:p>1.876.533</text:p>
          </table:table-cell>
          <table:table-cell office:value-type="float" office:value="1749864" table:style-name="ce9">
            <text:p>1.749.864</text:p>
          </table:table-cell>
          <table:table-cell office:value-type="float" office:value="1921716" table:style-name="ce9">
            <text:p>1.921.716</text:p>
          </table:table-cell>
          <table:table-cell office:value-type="float" office:value="1866199" table:style-name="ce9">
            <text:p>1.866.199</text:p>
          </table:table-cell>
          <table:table-cell office:value-type="float" office:value="1933569" table:style-name="ce9">
            <text:p>1.933.569</text:p>
          </table:table-cell>
          <table:table-cell office:value-type="float" office:value="2026507" table:style-name="ce9">
            <text:p>2.026.507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2500532" table:style-name="ce9">
            <text:p>2.500.532</text:p>
          </table:table-cell>
          <table:table-cell office:value-type="float" office:value="2988060" table:style-name="ce9">
            <text:p>2.988.060</text:p>
          </table:table-cell>
          <table:table-cell office:value-type="float" office:value="2455205" table:style-name="ce9">
            <text:p>2.455.205</text:p>
          </table:table-cell>
          <table:table-cell office:value-type="float" office:value="2737615" table:style-name="ce9">
            <text:p>2.737.615</text:p>
          </table:table-cell>
          <table:table-cell office:value-type="float" office:value="3173334" table:style-name="ce9">
            <text:p>3.173.334</text:p>
          </table:table-cell>
          <table:table-cell office:value-type="float" office:value="3217180" table:style-name="ce9">
            <text:p>3.217.180</text:p>
          </table:table-cell>
          <table:table-cell office:value-type="float" office:value="1527854" table:style-name="ce9">
            <text:p>1.527.854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2663369" table:style-name="ce9">
            <text:p>2.663.369</text:p>
          </table:table-cell>
          <table:table-cell office:value-type="float" office:value="3440874" table:style-name="ce9">
            <text:p>3.440.874</text:p>
          </table:table-cell>
          <table:table-cell office:value-type="float" office:value="2497573" table:style-name="ce9">
            <text:p>2.497.573</text:p>
          </table:table-cell>
          <table:table-cell office:value-type="float" office:value="2754823" table:style-name="ce9">
            <text:p>2.754.823</text:p>
          </table:table-cell>
          <table:table-cell office:value-type="float" office:value="3238198" table:style-name="ce9">
            <text:p>3.238.198</text:p>
          </table:table-cell>
          <table:table-cell office:value-type="float" office:value="3199805" table:style-name="ce9">
            <text:p>3.199.805</text:p>
          </table:table-cell>
          <table:table-cell office:value-type="float" office:value="1432797" table:style-name="ce9">
            <text:p>1.432.797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2891918" table:style-name="ce9">
            <text:p>2.891.918</text:p>
          </table:table-cell>
          <table:table-cell office:value-type="float" office:value="2939080" table:style-name="ce9">
            <text:p>2.939.080</text:p>
          </table:table-cell>
          <table:table-cell office:value-type="float" office:value="2878478" table:style-name="ce9">
            <text:p>2.878.478</text:p>
          </table:table-cell>
          <table:table-cell office:value-type="float" office:value="2469133" table:style-name="ce9">
            <text:p>2.469.133</text:p>
          </table:table-cell>
          <table:table-cell office:value-type="float" office:value="3046829" table:style-name="ce9">
            <text:p>3.046.829</text:p>
          </table:table-cell>
          <table:table-cell office:value-type="float" office:value="3031483" table:style-name="ce9">
            <text:p>3.031.483</text:p>
          </table:table-cell>
          <table:table-cell office:value-type="float" office:value="837950" table:style-name="ce9">
            <text:p>837.950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2615084" table:style-name="ce9">
            <text:p>2.615.084</text:p>
          </table:table-cell>
          <table:table-cell office:value-type="float" office:value="2415141" table:style-name="ce9">
            <text:p>2.415.141</text:p>
          </table:table-cell>
          <table:table-cell office:value-type="float" office:value="2582595" table:style-name="ce9">
            <text:p>2.582.595</text:p>
          </table:table-cell>
          <table:table-cell office:value-type="float" office:value="2605933" table:style-name="ce9">
            <text:p>2.605.933</text:p>
          </table:table-cell>
          <table:table-cell office:value-type="float" office:value="2589008" table:style-name="ce9">
            <text:p>2.589.008</text:p>
          </table:table-cell>
          <table:table-cell office:value-type="float" office:value="2710342" table:style-name="ce9">
            <text:p>2.710.342</text:p>
          </table:table-cell>
          <table:table-cell office:value-type="float" office:value="274296" table:style-name="ce9">
            <text:p>274.296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1390423" table:style-name="ce9">
            <text:p>1.390.423</text:p>
          </table:table-cell>
          <table:table-cell office:value-type="float" office:value="1346787" table:style-name="ce9">
            <text:p>1.346.787</text:p>
          </table:table-cell>
          <table:table-cell office:value-type="float" office:value="1360152" table:style-name="ce9">
            <text:p>1.360.152</text:p>
          </table:table-cell>
          <table:table-cell office:value-type="float" office:value="1405763" table:style-name="ce9">
            <text:p>1.405.763</text:p>
          </table:table-cell>
          <table:table-cell office:value-type="float" office:value="1459399" table:style-name="ce9">
            <text:p>1.459.399</text:p>
          </table:table-cell>
          <table:table-cell office:value-type="float" office:value="1403272" table:style-name="ce9">
            <text:p>1.403.272</text:p>
          </table:table-cell>
          <table:table-cell office:value-type="float" office:value="557298" table:style-name="ce9">
            <text:p>557.298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1395778" table:style-name="ce9">
            <text:p>1.395.778</text:p>
          </table:table-cell>
          <table:table-cell office:value-type="float" office:value="1171845" table:style-name="ce9">
            <text:p>1.171.845</text:p>
          </table:table-cell>
          <table:table-cell office:value-type="float" office:value="1373568" table:style-name="ce9">
            <text:p>1.373.568</text:p>
          </table:table-cell>
          <table:table-cell office:value-type="float" office:value="1308687" table:style-name="ce9">
            <text:p>1.308.687</text:p>
          </table:table-cell>
          <table:table-cell office:value-type="float" office:value="1392937" table:style-name="ce9">
            <text:p>1.392.937</text:p>
          </table:table-cell>
          <table:table-cell office:value-type="float" office:value="1404398" table:style-name="ce9">
            <text:p>1.404.398</text:p>
          </table:table-cell>
          <table:table-cell office:value-type="float" office:value="121289" table:style-name="ce9">
            <text:p>121.289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352455" table:style-name="ce9">
            <text:p>352.455</text:p>
          </table:table-cell>
          <table:table-cell office:value-type="float" office:value="447122" table:style-name="ce9">
            <text:p>447.122</text:p>
          </table:table-cell>
          <table:table-cell office:value-type="float" office:value="474888" table:style-name="ce9">
            <text:p>474.888</text:p>
          </table:table-cell>
          <table:table-cell office:value-type="float" office:value="577197" table:style-name="ce9">
            <text:p>577.197</text:p>
          </table:table-cell>
          <table:table-cell office:value-type="float" office:value="605736" table:style-name="ce9">
            <text:p>605.736</text:p>
          </table:table-cell>
          <table:table-cell office:value-type="float" office:value="879590" table:style-name="ce9">
            <text:p>879.590</text:p>
          </table:table-cell>
          <table:table-cell office:value-type="float" office:value="180622" table:style-name="ce9">
            <text:p>180.62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1517826" table:style-name="ce9">
            <text:p>1.517.826</text:p>
          </table:table-cell>
          <table:table-cell office:value-type="float" office:value="1330913" table:style-name="ce9">
            <text:p>1.330.913</text:p>
          </table:table-cell>
          <table:table-cell office:value-type="float" office:value="1548409" table:style-name="ce9">
            <text:p>1.548.409</text:p>
          </table:table-cell>
          <table:table-cell office:value-type="float" office:value="1413809" table:style-name="ce9">
            <text:p>1.413.809</text:p>
          </table:table-cell>
          <table:table-cell office:value-type="float" office:value="1656868" table:style-name="ce9">
            <text:p>1.656.868</text:p>
          </table:table-cell>
          <table:table-cell office:value-type="float" office:value="1734024" table:style-name="ce9">
            <text:p>1.734.024</text:p>
          </table:table-cell>
          <table:table-cell office:value-type="float" office:value="520767" table:style-name="ce9">
            <text:p>520.76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062173" table:style-name="ce9">
            <text:p>1.062.173</text:p>
          </table:table-cell>
          <table:table-cell office:value-type="float" office:value="900901" table:style-name="ce9">
            <text:p>900.901</text:p>
          </table:table-cell>
          <table:table-cell office:value-type="float" office:value="1049833" table:style-name="ce9">
            <text:p>1.049.833</text:p>
          </table:table-cell>
          <table:table-cell office:value-type="float" office:value="869485" table:style-name="ce9">
            <text:p>869.485</text:p>
          </table:table-cell>
          <table:table-cell office:value-type="float" office:value="1105869" table:style-name="ce9">
            <text:p>1.105.869</text:p>
          </table:table-cell>
          <table:table-cell office:value-type="float" office:value="1139397" table:style-name="ce9">
            <text:p>1.139.397</text:p>
          </table:table-cell>
          <table:table-cell office:value-type="float" office:value="132360" table:style-name="ce9">
            <text:p>132.360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1920796" table:style-name="ce9">
            <text:p>1.920.796</text:p>
          </table:table-cell>
          <table:table-cell office:value-type="float" office:value="1202852" table:style-name="ce9">
            <text:p>1.202.852</text:p>
          </table:table-cell>
          <table:table-cell office:value-type="float" office:value="1927772" table:style-name="ce9">
            <text:p>1.927.772</text:p>
          </table:table-cell>
          <table:table-cell office:value-type="float" office:value="1815821" table:style-name="ce9">
            <text:p>1.815.821</text:p>
          </table:table-cell>
          <table:table-cell office:value-type="float" office:value="1972694" table:style-name="ce9">
            <text:p>1.972.694</text:p>
          </table:table-cell>
          <table:table-cell office:value-type="float" office:value="1966417" table:style-name="ce9">
            <text:p>1.966.417</text:p>
          </table:table-cell>
          <table:table-cell office:value-type="float" office:value="136185" table:style-name="ce9">
            <text:p>136.185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570478" table:style-name="ce9">
            <text:p>2.570.478</text:p>
          </table:table-cell>
          <table:table-cell office:value-type="float" office:value="2641431" table:style-name="ce9">
            <text:p>2.641.431</text:p>
          </table:table-cell>
          <table:table-cell office:value-type="float" office:value="2791078" table:style-name="ce9">
            <text:p>2.791.078</text:p>
          </table:table-cell>
          <table:table-cell office:value-type="float" office:value="2750980" table:style-name="ce9">
            <text:p>2.750.980</text:p>
          </table:table-cell>
          <table:table-cell office:value-type="float" office:value="2806400" table:style-name="ce9">
            <text:p>2.806.400</text:p>
          </table:table-cell>
          <table:table-cell office:value-type="float" office:value="2981689" table:style-name="ce9">
            <text:p>2.981.689</text:p>
          </table:table-cell>
          <table:table-cell office:value-type="float" office:value="261915" table:style-name="ce9">
            <text:p>261.915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658613" table:style-name="ce9">
            <text:p>3.658.613</text:p>
          </table:table-cell>
          <table:table-cell office:value-type="float" office:value="3701489" table:style-name="ce9">
            <text:p>3.701.489</text:p>
          </table:table-cell>
          <table:table-cell office:value-type="float" office:value="3355169" table:style-name="ce9">
            <text:p>3.355.169</text:p>
          </table:table-cell>
          <table:table-cell office:value-type="float" office:value="3967900" table:style-name="ce9">
            <text:p>3.967.900</text:p>
          </table:table-cell>
          <table:table-cell office:value-type="float" office:value="3710476" table:style-name="ce9">
            <text:p>3.710.476</text:p>
          </table:table-cell>
          <table:table-cell office:value-type="float" office:value="4016511" table:style-name="ce9">
            <text:p>4.016.511</text:p>
          </table:table-cell>
          <table:table-cell office:value-type="float" office:value="1747059" table:style-name="ce9">
            <text:p>1.747.059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067350" table:style-name="ce9">
            <text:p>2.067.350</text:p>
          </table:table-cell>
          <table:table-cell office:value-type="float" office:value="2478481" table:style-name="ce9">
            <text:p>2.478.481</text:p>
          </table:table-cell>
          <table:table-cell office:value-type="float" office:value="2041456" table:style-name="ce9">
            <text:p>2.041.456</text:p>
          </table:table-cell>
          <table:table-cell office:value-type="float" office:value="2326422" table:style-name="ce9">
            <text:p>2.326.422</text:p>
          </table:table-cell>
          <table:table-cell office:value-type="float" office:value="2556777" table:style-name="ce9">
            <text:p>2.556.777</text:p>
          </table:table-cell>
          <table:table-cell office:value-type="float" office:value="2581083" table:style-name="ce9">
            <text:p>2.581.083</text:p>
          </table:table-cell>
          <table:table-cell office:value-type="float" office:value="1859803" table:style-name="ce9">
            <text:p>1.859.803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2396039" table:style-name="ce9">
            <text:p>2.396.039</text:p>
          </table:table-cell>
          <table:table-cell office:value-type="float" office:value="2550375" table:style-name="ce9">
            <text:p>2.550.375</text:p>
          </table:table-cell>
          <table:table-cell office:value-type="float" office:value="2332072" table:style-name="ce9">
            <text:p>2.332.072</text:p>
          </table:table-cell>
          <table:table-cell office:value-type="float" office:value="2383217" table:style-name="ce9">
            <text:p>2.383.217</text:p>
          </table:table-cell>
          <table:table-cell office:value-type="float" office:value="2466568" table:style-name="ce9">
            <text:p>2.466.568</text:p>
          </table:table-cell>
          <table:table-cell office:value-type="float" office:value="1811648" table:style-name="ce9">
            <text:p>1.811.648</text:p>
          </table:table-cell>
          <table:table-cell office:value-type="float" office:value="1310340" table:style-name="ce9">
            <text:p>1.310.340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3479624" table:style-name="ce9">
            <text:p>3.479.624</text:p>
          </table:table-cell>
          <table:table-cell office:value-type="float" office:value="2580314" table:style-name="ce9">
            <text:p>2.580.314</text:p>
          </table:table-cell>
          <table:table-cell office:value-type="float" office:value="2951377" table:style-name="ce9">
            <text:p>2.951.377</text:p>
          </table:table-cell>
          <table:table-cell office:value-type="float" office:value="3593556" table:style-name="ce9">
            <text:p>3.593.556</text:p>
          </table:table-cell>
          <table:table-cell office:value-type="float" office:value="2401986" table:style-name="ce9">
            <text:p>2.401.986</text:p>
          </table:table-cell>
          <table:table-cell office:value-type="float" office:value="2436987" table:style-name="ce9">
            <text:p>2.436.987</text:p>
          </table:table-cell>
          <table:table-cell office:value-type="float" office:value="2079829" table:style-name="ce9">
            <text:p>2.079.829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5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5 - INDIVÍDUOS QUE USARAM A INTERNET NO TELEFONE CELULAR NOS ÚLTIMOS TRÊS MESES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a população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 do total</text:p>
          </table:table-cell>
          <table:covered-table-cell/>
          <table:table-cell office:value-type="string" table:number-columns-spanned="1" table:number-rows-spanned="2" table:style-name="ce4">
            <text:p>Sim</text:p>
          </table:table-cell>
          <table:table-cell office:value-type="string" table:number-columns-spanned="1" table:number-rows-spanned="2" table:style-name="ce4">
            <text:p>Não</text:p>
          </table:table-cell>
          <table:table-cell office:value-type="string" table:number-columns-spanned="1" table:number-rows-spanned="2" table:style-name="ce4">
            <text:p>Não sabe</text:p>
          </table:table-cell>
          <table:table-cell office:value-type="string" table:number-columns-spanned="1" table:number-rows-spanned="2" table:style-name="ce4">
            <text:p>Não respondeu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393051" table:style-name="ce9">
            <text:p>2.393.051</text:p>
          </table:table-cell>
          <table:table-cell office:value-type="float" office:value="2393970" table:style-name="ce9">
            <text:p>2.393.970</text:p>
          </table:table-cell>
          <table:table-cell office:value-type="float" office:value="5927" table:style-name="ce9">
            <text:p>5.927</text:p>
          </table:table-cell>
          <table:table-cell office:value-type="float" office:value="25874" table:style-name="ce9">
            <text:p>25.87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2360596" table:style-name="ce9">
            <text:p>2.360.596</text:p>
          </table:table-cell>
          <table:table-cell office:value-type="float" office:value="2361027" table:style-name="ce9">
            <text:p>2.361.027</text:p>
          </table:table-cell>
          <table:table-cell office:value-type="float" office:value="0" table:style-name="ce9">
            <text:p>0</text:p>
          </table:table-cell>
          <table:table-cell office:value-type="float" office:value="25874" table:style-name="ce9">
            <text:p>25.87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955538" table:style-name="ce9">
            <text:p>955.538</text:p>
          </table:table-cell>
          <table:table-cell office:value-type="float" office:value="955082" table:style-name="ce9">
            <text:p>955.082</text:p>
          </table:table-cell>
          <table:table-cell office:value-type="float" office:value="5927" table:style-name="ce9">
            <text:p>5.927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2215130" table:style-name="ce9">
            <text:p>2.215.130</text:p>
          </table:table-cell>
          <table:table-cell office:value-type="float" office:value="2215130" table:style-name="ce9">
            <text:p>2.215.1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1329965" table:style-name="ce9">
            <text:p>1.329.965</text:p>
          </table:table-cell>
          <table:table-cell office:value-type="float" office:value="1329965" table:style-name="ce9">
            <text:p>1.329.96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892374" table:style-name="ce9">
            <text:p>892.374</text:p>
          </table:table-cell>
          <table:table-cell office:value-type="float" office:value="891243" table:style-name="ce9">
            <text:p>891.243</text:p>
          </table:table-cell>
          <table:table-cell office:value-type="float" office:value="0" table:style-name="ce9">
            <text:p>0</text:p>
          </table:table-cell>
          <table:table-cell office:value-type="float" office:value="25874" table:style-name="ce9">
            <text:p>25.87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328612" table:style-name="ce9">
            <text:p>328.612</text:p>
          </table:table-cell>
          <table:table-cell office:value-type="float" office:value="328612" table:style-name="ce9">
            <text:p>328.6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573333" table:style-name="ce9">
            <text:p>573.333</text:p>
          </table:table-cell>
          <table:table-cell office:value-type="float" office:value="573662" table:style-name="ce9">
            <text:p>573.662</text:p>
          </table:table-cell>
          <table:table-cell office:value-type="float" office:value="5927" table:style-name="ce9">
            <text:p>5.927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393273" table:style-name="ce9">
            <text:p>2.393.273</text:p>
          </table:table-cell>
          <table:table-cell office:value-type="float" office:value="2395555" table:style-name="ce9">
            <text:p>2.395.555</text:p>
          </table:table-cell>
          <table:table-cell office:value-type="float" office:value="5927" table:style-name="ce9">
            <text:p>5.927</text:p>
          </table:table-cell>
          <table:table-cell office:value-type="float" office:value="25874" table:style-name="ce9">
            <text:p>25.87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1676468" table:style-name="ce9">
            <text:p>1.676.468</text:p>
          </table:table-cell>
          <table:table-cell office:value-type="float" office:value="1676468" table:style-name="ce9">
            <text:p>1.676.46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4662884" table:style-name="ce9">
            <text:p>4.662.884</text:p>
          </table:table-cell>
          <table:table-cell office:value-type="float" office:value="2411321" table:style-name="ce9">
            <text:p>2.411.32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3874889" table:style-name="ce9">
            <text:p>3.874.889</text:p>
          </table:table-cell>
          <table:table-cell office:value-type="float" office:value="1990650" table:style-name="ce9">
            <text:p>1.990.650</text:p>
          </table:table-cell>
          <table:table-cell office:value-type="float" office:value="5927" table:style-name="ce9">
            <text:p>5.927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2391606" table:style-name="ce9">
            <text:p>2.391.606</text:p>
          </table:table-cell>
          <table:table-cell office:value-type="float" office:value="866355" table:style-name="ce9">
            <text:p>866.35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866189" table:style-name="ce9">
            <text:p>866.189</text:p>
          </table:table-cell>
          <table:table-cell office:value-type="float" office:value="341530" table:style-name="ce9">
            <text:p>341.5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118146" table:style-name="ce9">
            <text:p>1.118.146</text:p>
          </table:table-cell>
          <table:table-cell office:value-type="float" office:value="138480" table:style-name="ce9">
            <text:p>138.48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613405" table:style-name="ce9">
            <text:p>613.405</text:p>
          </table:table-cell>
          <table:table-cell office:value-type="float" office:value="319541" table:style-name="ce9">
            <text:p>319.541</text:p>
          </table:table-cell>
          <table:table-cell office:value-type="float" office:value="0" table:style-name="ce9">
            <text:p>0</text:p>
          </table:table-cell>
          <table:table-cell office:value-type="float" office:value="25874" table:style-name="ce9">
            <text:p>25.874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853470" table:style-name="ce9">
            <text:p>853.470</text:p>
          </table:table-cell>
          <table:table-cell office:value-type="float" office:value="657351" table:style-name="ce9">
            <text:p>657.35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2354794" table:style-name="ce9">
            <text:p>2.354.794</text:p>
          </table:table-cell>
          <table:table-cell office:value-type="float" office:value="2246989" table:style-name="ce9">
            <text:p>2.246.989</text:p>
          </table:table-cell>
          <table:table-cell office:value-type="float" office:value="5927" table:style-name="ce9">
            <text:p>5.927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743357" table:style-name="ce9">
            <text:p>743.357</text:p>
          </table:table-cell>
          <table:table-cell office:value-type="float" office:value="743357" table:style-name="ce9">
            <text:p>743.35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440274" table:style-name="ce9">
            <text:p>440.274</text:p>
          </table:table-cell>
          <table:table-cell office:value-type="float" office:value="439998" table:style-name="ce9">
            <text:p>439.998</text:p>
          </table:table-cell>
          <table:table-cell office:value-type="float" office:value="0" table:style-name="ce9">
            <text:p>0</text:p>
          </table:table-cell>
          <table:table-cell office:value-type="float" office:value="25874" table:style-name="ce9">
            <text:p>25.874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681306" table:style-name="ce9">
            <text:p>681.306</text:p>
          </table:table-cell>
          <table:table-cell office:value-type="float" office:value="681306" table:style-name="ce9">
            <text:p>681.30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368424" table:style-name="ce9">
            <text:p>368.424</text:p>
          </table:table-cell>
          <table:table-cell office:value-type="float" office:value="368424" table:style-name="ce9">
            <text:p>368.42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878708" table:style-name="ce9">
            <text:p>878.708</text:p>
          </table:table-cell>
          <table:table-cell office:value-type="float" office:value="878708" table:style-name="ce9">
            <text:p>878.70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854017" table:style-name="ce9">
            <text:p>854.017</text:p>
          </table:table-cell>
          <table:table-cell office:value-type="float" office:value="854017" table:style-name="ce9">
            <text:p>854.01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1036786" table:style-name="ce9">
            <text:p>1.036.786</text:p>
          </table:table-cell>
          <table:table-cell office:value-type="float" office:value="1036786" table:style-name="ce9">
            <text:p>1.036.78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1978437" table:style-name="ce9">
            <text:p>1.978.437</text:p>
          </table:table-cell>
          <table:table-cell office:value-type="float" office:value="1977750" table:style-name="ce9">
            <text:p>1.977.750</text:p>
          </table:table-cell>
          <table:table-cell office:value-type="float" office:value="5927" table:style-name="ce9">
            <text:p>5.927</text:p>
          </table:table-cell>
          <table:table-cell office:value-type="float" office:value="25874" table:style-name="ce9">
            <text:p>25.874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3455079" table:style-name="ce9">
            <text:p>3.455.079</text:p>
          </table:table-cell>
          <table:table-cell office:value-type="float" office:value="1851314" table:style-name="ce9">
            <text:p>1.851.314</text:p>
          </table:table-cell>
          <table:table-cell office:value-type="float" office:value="5927" table:style-name="ce9">
            <text:p>5.927</text:p>
          </table:table-cell>
          <table:table-cell office:value-type="float" office:value="25874" table:style-name="ce9">
            <text:p>25.874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3259404" table:style-name="ce9">
            <text:p>3.259.404</text:p>
          </table:table-cell>
          <table:table-cell office:value-type="float" office:value="1465166" table:style-name="ce9">
            <text:p>1.465.16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3189672" table:style-name="ce9">
            <text:p>3.189.672</text:p>
          </table:table-cell>
          <table:table-cell office:value-type="float" office:value="1614302" table:style-name="ce9">
            <text:p>1.614.30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2834319" table:style-name="ce9">
            <text:p>2.834.319</text:p>
          </table:table-cell>
          <table:table-cell office:value-type="float" office:value="469252" table:style-name="ce9">
            <text:p>469.25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1442914" table:style-name="ce9">
            <text:p>1.442.914</text:p>
          </table:table-cell>
          <table:table-cell office:value-type="float" office:value="552185" table:style-name="ce9">
            <text:p>552.18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1395095" table:style-name="ce9">
            <text:p>1.395.095</text:p>
          </table:table-cell>
          <table:table-cell office:value-type="float" office:value="15658" table:style-name="ce9">
            <text:p>15.65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972706" table:style-name="ce9">
            <text:p>972.706</text:p>
          </table:table-cell>
          <table:table-cell office:value-type="float" office:value="218753" table:style-name="ce9">
            <text:p>218.7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1739339" table:style-name="ce9">
            <text:p>1.739.339</text:p>
          </table:table-cell>
          <table:table-cell office:value-type="float" office:value="1079178" table:style-name="ce9">
            <text:p>1.079.17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139263" table:style-name="ce9">
            <text:p>1.139.263</text:p>
          </table:table-cell>
          <table:table-cell office:value-type="float" office:value="119996" table:style-name="ce9">
            <text:p>119.99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1992737" table:style-name="ce9">
            <text:p>1.992.737</text:p>
          </table:table-cell>
          <table:table-cell office:value-type="float" office:value="369593" table:style-name="ce9">
            <text:p>369.59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961777" table:style-name="ce9">
            <text:p>2.961.777</text:p>
          </table:table-cell>
          <table:table-cell office:value-type="float" office:value="706913" table:style-name="ce9">
            <text:p>706.9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921716" table:style-name="ce9">
            <text:p>3.921.716</text:p>
          </table:table-cell>
          <table:table-cell office:value-type="float" office:value="2055830" table:style-name="ce9">
            <text:p>2.055.830</text:p>
          </table:table-cell>
          <table:table-cell office:value-type="float" office:value="0" table:style-name="ce9">
            <text:p>0</text:p>
          </table:table-cell>
          <table:table-cell office:value-type="float" office:value="25874" table:style-name="ce9">
            <text:p>25.87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613457" table:style-name="ce9">
            <text:p>2.613.457</text:p>
          </table:table-cell>
          <table:table-cell office:value-type="float" office:value="1901107" table:style-name="ce9">
            <text:p>1.901.107</text:p>
          </table:table-cell>
          <table:table-cell office:value-type="float" office:value="5927" table:style-name="ce9">
            <text:p>5.927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1368569" table:style-name="ce9">
            <text:p>1.368.569</text:p>
          </table:table-cell>
          <table:table-cell office:value-type="float" office:value="1366681" table:style-name="ce9">
            <text:p>1.366.681</text:p>
          </table:table-cell>
          <table:table-cell office:value-type="float" office:value="0" table:style-name="ce9">
            <text:p>0</text:p>
          </table:table-cell>
          <table:table-cell office:value-type="float" office:value="25874" table:style-name="ce9">
            <text:p>25.874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2271577" table:style-name="ce9">
            <text:p>2.271.577</text:p>
          </table:table-cell>
          <table:table-cell office:value-type="float" office:value="2272829" table:style-name="ce9">
            <text:p>2.272.829</text:p>
          </table:table-cell>
          <table:table-cell office:value-type="float" office:value="5927" table:style-name="ce9">
            <text:p>5.927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clui os usuários de aplicações que necessitam de conexão à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J6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J6 - USUÁRIOS DE INTERNET PELO TELEFONE CELULAR, POR TIPO DE CONEXÃO UTILIZADA NO CELU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 pelo telefone celular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Margem de erro do total</text:p>
          </table:table-cell>
          <table:covered-table-cell/>
          <table:table-cell office:value-type="string" table:number-columns-spanned="4" table:number-rows-spanned="1" table:style-name="ce4">
            <text:p>3G ou 4G</text:p>
          </table:table-cell>
          <table:covered-table-cell table:number-columns-repeated="3"/>
          <table:table-cell office:value-type="string" table:number-columns-spanned="4" table:number-rows-spanned="1" table:style-name="ce4">
            <text:p>WiFi</text:p>
          </table:table-cell>
          <table:covered-table-cell table:number-columns-repeated="3"/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3643026" table:style-name="ce9">
            <text:p>3.643.026</text:p>
          </table:table-cell>
          <table:table-cell office:value-type="float" office:value="3160943" table:style-name="ce9">
            <text:p>3.160.943</text:p>
          </table:table-cell>
          <table:table-cell office:value-type="float" office:value="1038801" table:style-name="ce9">
            <text:p>1.038.801</text:p>
          </table:table-cell>
          <table:table-cell office:value-type="float" office:value="434945" table:style-name="ce9">
            <text:p>434.945</text:p>
          </table:table-cell>
          <table:table-cell office:value-type="float" office:value="2385807" table:style-name="ce9">
            <text:p>2.385.807</text:p>
          </table:table-cell>
          <table:table-cell office:value-type="float" office:value="1878664" table:style-name="ce9">
            <text:p>1.878.664</text:p>
          </table:table-cell>
          <table:table-cell office:value-type="float" office:value="785751" table:style-name="ce9">
            <text:p>785.751</text:p>
          </table:table-cell>
          <table:table-cell office:value-type="float" office:value="187420" table:style-name="ce9">
            <text:p>187.42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3566216" table:style-name="ce9">
            <text:p>3.566.216</text:p>
          </table:table-cell>
          <table:table-cell office:value-type="float" office:value="3063776" table:style-name="ce9">
            <text:p>3.063.776</text:p>
          </table:table-cell>
          <table:table-cell office:value-type="float" office:value="858409" table:style-name="ce9">
            <text:p>858.409</text:p>
          </table:table-cell>
          <table:table-cell office:value-type="float" office:value="158109" table:style-name="ce9">
            <text:p>158.109</text:p>
          </table:table-cell>
          <table:table-cell office:value-type="float" office:value="2378232" table:style-name="ce9">
            <text:p>2.378.232</text:p>
          </table:table-cell>
          <table:table-cell office:value-type="float" office:value="1647012" table:style-name="ce9">
            <text:p>1.647.012</text:p>
          </table:table-cell>
          <table:table-cell office:value-type="float" office:value="788094" table:style-name="ce9">
            <text:p>788.094</text:p>
          </table:table-cell>
          <table:table-cell office:value-type="float" office:value="187420" table:style-name="ce9">
            <text:p>187.42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095719" table:style-name="ce9">
            <text:p>1.095.719</text:p>
          </table:table-cell>
          <table:table-cell office:value-type="float" office:value="1221171" table:style-name="ce9">
            <text:p>1.221.171</text:p>
          </table:table-cell>
          <table:table-cell office:value-type="float" office:value="531661" table:style-name="ce9">
            <text:p>531.661</text:p>
          </table:table-cell>
          <table:table-cell office:value-type="float" office:value="390170" table:style-name="ce9">
            <text:p>390.170</text:p>
          </table:table-cell>
          <table:table-cell office:value-type="float" office:value="1193242" table:style-name="ce9">
            <text:p>1.193.242</text:p>
          </table:table-cell>
          <table:table-cell office:value-type="float" office:value="896195" table:style-name="ce9">
            <text:p>896.195</text:p>
          </table:table-cell>
          <table:table-cell office:value-type="float" office:value="133132" table:style-name="ce9">
            <text:p>133.132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2525666" table:style-name="ce9">
            <text:p>2.525.666</text:p>
          </table:table-cell>
          <table:table-cell office:value-type="float" office:value="1921090" table:style-name="ce9">
            <text:p>1.921.090</text:p>
          </table:table-cell>
          <table:table-cell office:value-type="float" office:value="489753" table:style-name="ce9">
            <text:p>489.753</text:p>
          </table:table-cell>
          <table:table-cell office:value-type="float" office:value="115862" table:style-name="ce9">
            <text:p>115.862</text:p>
          </table:table-cell>
          <table:table-cell office:value-type="float" office:value="2125742" table:style-name="ce9">
            <text:p>2.125.742</text:p>
          </table:table-cell>
          <table:table-cell office:value-type="float" office:value="1269690" table:style-name="ce9">
            <text:p>1.269.690</text:p>
          </table:table-cell>
          <table:table-cell office:value-type="float" office:value="536866" table:style-name="ce9">
            <text:p>536.866</text:p>
          </table:table-cell>
          <table:table-cell office:value-type="float" office:value="174457" table:style-name="ce9">
            <text:p>174.457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2414662" table:style-name="ce9">
            <text:p>2.414.662</text:p>
          </table:table-cell>
          <table:table-cell office:value-type="float" office:value="2156226" table:style-name="ce9">
            <text:p>2.156.226</text:p>
          </table:table-cell>
          <table:table-cell office:value-type="float" office:value="644632" table:style-name="ce9">
            <text:p>644.632</text:p>
          </table:table-cell>
          <table:table-cell office:value-type="float" office:value="413715" table:style-name="ce9">
            <text:p>413.715</text:p>
          </table:table-cell>
          <table:table-cell office:value-type="float" office:value="1592242" table:style-name="ce9">
            <text:p>1.592.242</text:p>
          </table:table-cell>
          <table:table-cell office:value-type="float" office:value="1140036" table:style-name="ce9">
            <text:p>1.140.036</text:p>
          </table:table-cell>
          <table:table-cell office:value-type="float" office:value="425993" table:style-name="ce9">
            <text:p>425.993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998878" table:style-name="ce9">
            <text:p>998.878</text:p>
          </table:table-cell>
          <table:table-cell office:value-type="float" office:value="995740" table:style-name="ce9">
            <text:p>995.740</text:p>
          </table:table-cell>
          <table:table-cell office:value-type="float" office:value="490080" table:style-name="ce9">
            <text:p>490.080</text:p>
          </table:table-cell>
          <table:table-cell office:value-type="float" office:value="31211" table:style-name="ce9">
            <text:p>31.211</text:p>
          </table:table-cell>
          <table:table-cell office:value-type="float" office:value="1067178" table:style-name="ce9">
            <text:p>1.067.178</text:p>
          </table:table-cell>
          <table:table-cell office:value-type="float" office:value="572646" table:style-name="ce9">
            <text:p>572.646</text:p>
          </table:table-cell>
          <table:table-cell office:value-type="float" office:value="316116" table:style-name="ce9">
            <text:p>316.116</text:p>
          </table:table-cell>
          <table:table-cell office:value-type="float" office:value="31211" table:style-name="ce9">
            <text:p>31.21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858995" table:style-name="ce9">
            <text:p>858.995</text:p>
          </table:table-cell>
          <table:table-cell office:value-type="float" office:value="751610" table:style-name="ce9">
            <text:p>751.610</text:p>
          </table:table-cell>
          <table:table-cell office:value-type="float" office:value="356030" table:style-name="ce9">
            <text:p>356.030</text:p>
          </table:table-cell>
          <table:table-cell office:value-type="float" office:value="8214" table:style-name="ce9">
            <text:p>8.214</text:p>
          </table:table-cell>
          <table:table-cell office:value-type="float" office:value="512898" table:style-name="ce9">
            <text:p>512.898</text:p>
          </table:table-cell>
          <table:table-cell office:value-type="float" office:value="447420" table:style-name="ce9">
            <text:p>447.420</text:p>
          </table:table-cell>
          <table:table-cell office:value-type="float" office:value="0" table:style-name="ce9">
            <text:p>0</text:p>
          </table:table-cell>
          <table:table-cell office:value-type="float" office:value="8214" table:style-name="ce9">
            <text:p>8.21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884696" table:style-name="ce9">
            <text:p>884.696</text:p>
          </table:table-cell>
          <table:table-cell office:value-type="float" office:value="593759" table:style-name="ce9">
            <text:p>593.759</text:p>
          </table:table-cell>
          <table:table-cell office:value-type="float" office:value="253676" table:style-name="ce9">
            <text:p>253.676</text:p>
          </table:table-cell>
          <table:table-cell office:value-type="float" office:value="87553" table:style-name="ce9">
            <text:p>87.553</text:p>
          </table:table-cell>
          <table:table-cell office:value-type="float" office:value="684206" table:style-name="ce9">
            <text:p>684.206</text:p>
          </table:table-cell>
          <table:table-cell office:value-type="float" office:value="487771" table:style-name="ce9">
            <text:p>487.771</text:p>
          </table:table-cell>
          <table:table-cell office:value-type="float" office:value="140433" table:style-name="ce9">
            <text:p>140.433</text:p>
          </table:table-cell>
          <table:table-cell office:value-type="float" office:value="68917" table:style-name="ce9">
            <text:p>68.917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764149" table:style-name="ce9">
            <text:p>2.764.149</text:p>
          </table:table-cell>
          <table:table-cell office:value-type="float" office:value="2453612" table:style-name="ce9">
            <text:p>2.453.612</text:p>
          </table:table-cell>
          <table:table-cell office:value-type="float" office:value="624405" table:style-name="ce9">
            <text:p>624.405</text:p>
          </table:table-cell>
          <table:table-cell office:value-type="float" office:value="136797" table:style-name="ce9">
            <text:p>136.797</text:p>
          </table:table-cell>
          <table:table-cell office:value-type="float" office:value="2168113" table:style-name="ce9">
            <text:p>2.168.113</text:p>
          </table:table-cell>
          <table:table-cell office:value-type="float" office:value="1489963" table:style-name="ce9">
            <text:p>1.489.963</text:p>
          </table:table-cell>
          <table:table-cell office:value-type="float" office:value="596400" table:style-name="ce9">
            <text:p>596.400</text:p>
          </table:table-cell>
          <table:table-cell office:value-type="float" office:value="116360" table:style-name="ce9">
            <text:p>116.36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2560604" table:style-name="ce9">
            <text:p>2.560.604</text:p>
          </table:table-cell>
          <table:table-cell office:value-type="float" office:value="2145839" table:style-name="ce9">
            <text:p>2.145.839</text:p>
          </table:table-cell>
          <table:table-cell office:value-type="float" office:value="807937" table:style-name="ce9">
            <text:p>807.937</text:p>
          </table:table-cell>
          <table:table-cell office:value-type="float" office:value="401434" table:style-name="ce9">
            <text:p>401.434</text:p>
          </table:table-cell>
          <table:table-cell office:value-type="float" office:value="2053452" table:style-name="ce9">
            <text:p>2.053.452</text:p>
          </table:table-cell>
          <table:table-cell office:value-type="float" office:value="1323296" table:style-name="ce9">
            <text:p>1.323.296</text:p>
          </table:table-cell>
          <table:table-cell office:value-type="float" office:value="561052" table:style-name="ce9">
            <text:p>561.052</text:p>
          </table:table-cell>
          <table:table-cell office:value-type="float" office:value="173717" table:style-name="ce9">
            <text:p>173.717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4500076" table:style-name="ce9">
            <text:p>4.500.076</text:p>
          </table:table-cell>
          <table:table-cell office:value-type="float" office:value="1550728" table:style-name="ce9">
            <text:p>1.550.728</text:p>
          </table:table-cell>
          <table:table-cell office:value-type="float" office:value="728697" table:style-name="ce9">
            <text:p>728.697</text:p>
          </table:table-cell>
          <table:table-cell office:value-type="float" office:value="386431" table:style-name="ce9">
            <text:p>386.431</text:p>
          </table:table-cell>
          <table:table-cell office:value-type="float" office:value="4249642" table:style-name="ce9">
            <text:p>4.249.642</text:p>
          </table:table-cell>
          <table:table-cell office:value-type="float" office:value="1144731" table:style-name="ce9">
            <text:p>1.144.731</text:p>
          </table:table-cell>
          <table:table-cell office:value-type="float" office:value="595409" table:style-name="ce9">
            <text:p>595.409</text:p>
          </table:table-cell>
          <table:table-cell office:value-type="float" office:value="78091" table:style-name="ce9">
            <text:p>78.09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3806369" table:style-name="ce9">
            <text:p>3.806.369</text:p>
          </table:table-cell>
          <table:table-cell office:value-type="float" office:value="2357344" table:style-name="ce9">
            <text:p>2.357.344</text:p>
          </table:table-cell>
          <table:table-cell office:value-type="float" office:value="556937" table:style-name="ce9">
            <text:p>556.937</text:p>
          </table:table-cell>
          <table:table-cell office:value-type="float" office:value="118438" table:style-name="ce9">
            <text:p>118.438</text:p>
          </table:table-cell>
          <table:table-cell office:value-type="float" office:value="3920553" table:style-name="ce9">
            <text:p>3.920.553</text:p>
          </table:table-cell>
          <table:table-cell office:value-type="float" office:value="1701622" table:style-name="ce9">
            <text:p>1.701.622</text:p>
          </table:table-cell>
          <table:table-cell office:value-type="float" office:value="451635" table:style-name="ce9">
            <text:p>451.635</text:p>
          </table:table-cell>
          <table:table-cell office:value-type="float" office:value="124210" table:style-name="ce9">
            <text:p>124.21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2097360" table:style-name="ce9">
            <text:p>2.097.360</text:p>
          </table:table-cell>
          <table:table-cell office:value-type="float" office:value="882821" table:style-name="ce9">
            <text:p>882.821</text:p>
          </table:table-cell>
          <table:table-cell office:value-type="float" office:value="332906" table:style-name="ce9">
            <text:p>332.906</text:p>
          </table:table-cell>
          <table:table-cell office:value-type="float" office:value="102483" table:style-name="ce9">
            <text:p>102.483</text:p>
          </table:table-cell>
          <table:table-cell office:value-type="float" office:value="2397946" table:style-name="ce9">
            <text:p>2.397.946</text:p>
          </table:table-cell>
          <table:table-cell office:value-type="float" office:value="572662" table:style-name="ce9">
            <text:p>572.662</text:p>
          </table:table-cell>
          <table:table-cell office:value-type="float" office:value="236203" table:style-name="ce9">
            <text:p>236.203</text:p>
          </table:table-cell>
          <table:table-cell office:value-type="float" office:value="160266" table:style-name="ce9">
            <text:p>160.266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724130" table:style-name="ce9">
            <text:p>724.130</text:p>
          </table:table-cell>
          <table:table-cell office:value-type="float" office:value="412932" table:style-name="ce9">
            <text:p>412.932</text:p>
          </table:table-cell>
          <table:table-cell office:value-type="float" office:value="121131" table:style-name="ce9">
            <text:p>121.131</text:p>
          </table:table-cell>
          <table:table-cell office:value-type="float" office:value="0" table:style-name="ce9">
            <text:p>0</text:p>
          </table:table-cell>
          <table:table-cell office:value-type="float" office:value="765906" table:style-name="ce9">
            <text:p>765.906</text:p>
          </table:table-cell>
          <table:table-cell office:value-type="float" office:value="488818" table:style-name="ce9">
            <text:p>488.8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411727" table:style-name="ce9">
            <text:p>411.727</text:p>
          </table:table-cell>
          <table:table-cell office:value-type="float" office:value="995023" table:style-name="ce9">
            <text:p>995.023</text:p>
          </table:table-cell>
          <table:table-cell office:value-type="float" office:value="220223" table:style-name="ce9">
            <text:p>220.223</text:p>
          </table:table-cell>
          <table:table-cell office:value-type="float" office:value="0" table:style-name="ce9">
            <text:p>0</text:p>
          </table:table-cell>
          <table:table-cell office:value-type="float" office:value="1113684" table:style-name="ce9">
            <text:p>1.113.684</text:p>
          </table:table-cell>
          <table:table-cell office:value-type="float" office:value="144786" table:style-name="ce9">
            <text:p>144.786</text:p>
          </table:table-cell>
          <table:table-cell office:value-type="float" office:value="129782" table:style-name="ce9">
            <text:p>129.78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249544" table:style-name="ce9">
            <text:p>249.544</text:p>
          </table:table-cell>
          <table:table-cell office:value-type="float" office:value="537122" table:style-name="ce9">
            <text:p>537.122</text:p>
          </table:table-cell>
          <table:table-cell office:value-type="float" office:value="105147" table:style-name="ce9">
            <text:p>105.147</text:p>
          </table:table-cell>
          <table:table-cell office:value-type="float" office:value="12004" table:style-name="ce9">
            <text:p>12.004</text:p>
          </table:table-cell>
          <table:table-cell office:value-type="float" office:value="613833" table:style-name="ce9">
            <text:p>613.833</text:p>
          </table:table-cell>
          <table:table-cell office:value-type="float" office:value="47977" table:style-name="ce9">
            <text:p>47.97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585515" table:style-name="ce9">
            <text:p>585.515</text:p>
          </table:table-cell>
          <table:table-cell office:value-type="float" office:value="733158" table:style-name="ce9">
            <text:p>733.158</text:p>
          </table:table-cell>
          <table:table-cell office:value-type="float" office:value="202264" table:style-name="ce9">
            <text:p>202.264</text:p>
          </table:table-cell>
          <table:table-cell office:value-type="float" office:value="81602" table:style-name="ce9">
            <text:p>81.602</text:p>
          </table:table-cell>
          <table:table-cell office:value-type="float" office:value="702094" table:style-name="ce9">
            <text:p>702.094</text:p>
          </table:table-cell>
          <table:table-cell office:value-type="float" office:value="495419" table:style-name="ce9">
            <text:p>495.419</text:p>
          </table:table-cell>
          <table:table-cell office:value-type="float" office:value="121164" table:style-name="ce9">
            <text:p>121.164</text:p>
          </table:table-cell>
          <table:table-cell office:value-type="float" office:value="162857" table:style-name="ce9">
            <text:p>162.857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3094103" table:style-name="ce9">
            <text:p>3.094.103</text:p>
          </table:table-cell>
          <table:table-cell office:value-type="float" office:value="2546703" table:style-name="ce9">
            <text:p>2.546.703</text:p>
          </table:table-cell>
          <table:table-cell office:value-type="float" office:value="566652" table:style-name="ce9">
            <text:p>566.652</text:p>
          </table:table-cell>
          <table:table-cell office:value-type="float" office:value="390256" table:style-name="ce9">
            <text:p>390.256</text:p>
          </table:table-cell>
          <table:table-cell office:value-type="float" office:value="2516746" table:style-name="ce9">
            <text:p>2.516.746</text:p>
          </table:table-cell>
          <table:table-cell office:value-type="float" office:value="1686785" table:style-name="ce9">
            <text:p>1.686.785</text:p>
          </table:table-cell>
          <table:table-cell office:value-type="float" office:value="581934" table:style-name="ce9">
            <text:p>581.934</text:p>
          </table:table-cell>
          <table:table-cell office:value-type="float" office:value="68917" table:style-name="ce9">
            <text:p>68.917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1832998" table:style-name="ce9">
            <text:p>1.832.998</text:p>
          </table:table-cell>
          <table:table-cell office:value-type="float" office:value="1518439" table:style-name="ce9">
            <text:p>1.518.439</text:p>
          </table:table-cell>
          <table:table-cell office:value-type="float" office:value="828850" table:style-name="ce9">
            <text:p>828.850</text:p>
          </table:table-cell>
          <table:table-cell office:value-type="float" office:value="134872" table:style-name="ce9">
            <text:p>134.872</text:p>
          </table:table-cell>
          <table:table-cell office:value-type="float" office:value="1364149" table:style-name="ce9">
            <text:p>1.364.149</text:p>
          </table:table-cell>
          <table:table-cell office:value-type="float" office:value="1202591" table:style-name="ce9">
            <text:p>1.202.591</text:p>
          </table:table-cell>
          <table:table-cell office:value-type="float" office:value="395684" table:style-name="ce9">
            <text:p>395.684</text:p>
          </table:table-cell>
          <table:table-cell office:value-type="float" office:value="111391" table:style-name="ce9">
            <text:p>111.39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1200546" table:style-name="ce9">
            <text:p>1.200.546</text:p>
          </table:table-cell>
          <table:table-cell office:value-type="float" office:value="1117396" table:style-name="ce9">
            <text:p>1.117.396</text:p>
          </table:table-cell>
          <table:table-cell office:value-type="float" office:value="195093" table:style-name="ce9">
            <text:p>195.093</text:p>
          </table:table-cell>
          <table:table-cell office:value-type="float" office:value="8214" table:style-name="ce9">
            <text:p>8.214</text:p>
          </table:table-cell>
          <table:table-cell office:value-type="float" office:value="647085" table:style-name="ce9">
            <text:p>647.085</text:p>
          </table:table-cell>
          <table:table-cell office:value-type="float" office:value="376743" table:style-name="ce9">
            <text:p>376.743</text:p>
          </table:table-cell>
          <table:table-cell office:value-type="float" office:value="316116" table:style-name="ce9">
            <text:p>316.116</text:p>
          </table:table-cell>
          <table:table-cell office:value-type="float" office:value="8214" table:style-name="ce9">
            <text:p>8.214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1459746" table:style-name="ce9">
            <text:p>1.459.746</text:p>
          </table:table-cell>
          <table:table-cell office:value-type="float" office:value="1400150" table:style-name="ce9">
            <text:p>1.400.150</text:p>
          </table:table-cell>
          <table:table-cell office:value-type="float" office:value="166217" table:style-name="ce9">
            <text:p>166.217</text:p>
          </table:table-cell>
          <table:table-cell office:value-type="float" office:value="0" table:style-name="ce9">
            <text:p>0</text:p>
          </table:table-cell>
          <table:table-cell office:value-type="float" office:value="876092" table:style-name="ce9">
            <text:p>876.092</text:p>
          </table:table-cell>
          <table:table-cell office:value-type="float" office:value="645027" table:style-name="ce9">
            <text:p>645.027</text:p>
          </table:table-cell>
          <table:table-cell office:value-type="float" office:value="52994" table:style-name="ce9">
            <text:p>52.994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1403142" table:style-name="ce9">
            <text:p>1.403.142</text:p>
          </table:table-cell>
          <table:table-cell office:value-type="float" office:value="1381593" table:style-name="ce9">
            <text:p>1.381.593</text:p>
          </table:table-cell>
          <table:table-cell office:value-type="float" office:value="129759" table:style-name="ce9">
            <text:p>129.759</text:p>
          </table:table-cell>
          <table:table-cell office:value-type="float" office:value="0" table:style-name="ce9">
            <text:p>0</text:p>
          </table:table-cell>
          <table:table-cell office:value-type="float" office:value="883845" table:style-name="ce9">
            <text:p>883.845</text:p>
          </table:table-cell>
          <table:table-cell office:value-type="float" office:value="754898" table:style-name="ce9">
            <text:p>754.89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1106991" table:style-name="ce9">
            <text:p>1.106.991</text:p>
          </table:table-cell>
          <table:table-cell office:value-type="float" office:value="839954" table:style-name="ce9">
            <text:p>839.954</text:p>
          </table:table-cell>
          <table:table-cell office:value-type="float" office:value="388832" table:style-name="ce9">
            <text:p>388.832</text:p>
          </table:table-cell>
          <table:table-cell office:value-type="float" office:value="0" table:style-name="ce9">
            <text:p>0</text:p>
          </table:table-cell>
          <table:table-cell office:value-type="float" office:value="997124" table:style-name="ce9">
            <text:p>997.124</text:p>
          </table:table-cell>
          <table:table-cell office:value-type="float" office:value="452460" table:style-name="ce9">
            <text:p>452.460</text:p>
          </table:table-cell>
          <table:table-cell office:value-type="float" office:value="23177" table:style-name="ce9">
            <text:p>23.177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1562943" table:style-name="ce9">
            <text:p>1.562.943</text:p>
          </table:table-cell>
          <table:table-cell office:value-type="float" office:value="1291518" table:style-name="ce9">
            <text:p>1.291.518</text:p>
          </table:table-cell>
          <table:table-cell office:value-type="float" office:value="318461" table:style-name="ce9">
            <text:p>318.461</text:p>
          </table:table-cell>
          <table:table-cell office:value-type="float" office:value="390170" table:style-name="ce9">
            <text:p>390.170</text:p>
          </table:table-cell>
          <table:table-cell office:value-type="float" office:value="1421633" table:style-name="ce9">
            <text:p>1.421.633</text:p>
          </table:table-cell>
          <table:table-cell office:value-type="float" office:value="962656" table:style-name="ce9">
            <text:p>962.65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1936861" table:style-name="ce9">
            <text:p>1.936.861</text:p>
          </table:table-cell>
          <table:table-cell office:value-type="float" office:value="1494284" table:style-name="ce9">
            <text:p>1.494.284</text:p>
          </table:table-cell>
          <table:table-cell office:value-type="float" office:value="559610" table:style-name="ce9">
            <text:p>559.610</text:p>
          </table:table-cell>
          <table:table-cell office:value-type="float" office:value="108960" table:style-name="ce9">
            <text:p>108.960</text:p>
          </table:table-cell>
          <table:table-cell office:value-type="float" office:value="1534998" table:style-name="ce9">
            <text:p>1.534.998</text:p>
          </table:table-cell>
          <table:table-cell office:value-type="float" office:value="1060894" table:style-name="ce9">
            <text:p>1.060.894</text:p>
          </table:table-cell>
          <table:table-cell office:value-type="float" office:value="492049" table:style-name="ce9">
            <text:p>492.049</text:p>
          </table:table-cell>
          <table:table-cell office:value-type="float" office:value="31211" table:style-name="ce9">
            <text:p>31.21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2019241" table:style-name="ce9">
            <text:p>2.019.241</text:p>
          </table:table-cell>
          <table:table-cell office:value-type="float" office:value="1192185" table:style-name="ce9">
            <text:p>1.192.185</text:p>
          </table:table-cell>
          <table:table-cell office:value-type="float" office:value="632208" table:style-name="ce9">
            <text:p>632.208</text:p>
          </table:table-cell>
          <table:table-cell office:value-type="float" office:value="131819" table:style-name="ce9">
            <text:p>131.819</text:p>
          </table:table-cell>
          <table:table-cell office:value-type="float" office:value="1895342" table:style-name="ce9">
            <text:p>1.895.342</text:p>
          </table:table-cell>
          <table:table-cell office:value-type="float" office:value="1011083" table:style-name="ce9">
            <text:p>1.011.083</text:p>
          </table:table-cell>
          <table:table-cell office:value-type="float" office:value="614012" table:style-name="ce9">
            <text:p>614.012</text:p>
          </table:table-cell>
          <table:table-cell office:value-type="float" office:value="188406" table:style-name="ce9">
            <text:p>188.406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3071361" table:style-name="ce9">
            <text:p>3.071.361</text:p>
          </table:table-cell>
          <table:table-cell office:value-type="float" office:value="1748966" table:style-name="ce9">
            <text:p>1.748.966</text:p>
          </table:table-cell>
          <table:table-cell office:value-type="float" office:value="510226" table:style-name="ce9">
            <text:p>510.226</text:p>
          </table:table-cell>
          <table:table-cell office:value-type="float" office:value="424414" table:style-name="ce9">
            <text:p>424.414</text:p>
          </table:table-cell>
          <table:table-cell office:value-type="float" office:value="3234388" table:style-name="ce9">
            <text:p>3.234.388</text:p>
          </table:table-cell>
          <table:table-cell office:value-type="float" office:value="1504371" table:style-name="ce9">
            <text:p>1.504.371</text:p>
          </table:table-cell>
          <table:table-cell office:value-type="float" office:value="340469" table:style-name="ce9">
            <text:p>340.469</text:p>
          </table:table-cell>
          <table:table-cell office:value-type="float" office:value="170212" table:style-name="ce9">
            <text:p>170.212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3189687" table:style-name="ce9">
            <text:p>3.189.687</text:p>
          </table:table-cell>
          <table:table-cell office:value-type="float" office:value="1665165" table:style-name="ce9">
            <text:p>1.665.165</text:p>
          </table:table-cell>
          <table:table-cell office:value-type="float" office:value="536506" table:style-name="ce9">
            <text:p>536.506</text:p>
          </table:table-cell>
          <table:table-cell office:value-type="float" office:value="34141" table:style-name="ce9">
            <text:p>34.141</text:p>
          </table:table-cell>
          <table:table-cell office:value-type="float" office:value="3323439" table:style-name="ce9">
            <text:p>3.323.439</text:p>
          </table:table-cell>
          <table:table-cell office:value-type="float" office:value="842763" table:style-name="ce9">
            <text:p>842.763</text:p>
          </table:table-cell>
          <table:table-cell office:value-type="float" office:value="505431" table:style-name="ce9">
            <text:p>505.431</text:p>
          </table:table-cell>
          <table:table-cell office:value-type="float" office:value="31211" table:style-name="ce9">
            <text:p>31.211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2929375" table:style-name="ce9">
            <text:p>2.929.375</text:p>
          </table:table-cell>
          <table:table-cell office:value-type="float" office:value="921205" table:style-name="ce9">
            <text:p>921.205</text:p>
          </table:table-cell>
          <table:table-cell office:value-type="float" office:value="525429" table:style-name="ce9">
            <text:p>525.429</text:p>
          </table:table-cell>
          <table:table-cell office:value-type="float" office:value="116360" table:style-name="ce9">
            <text:p>116.360</text:p>
          </table:table-cell>
          <table:table-cell office:value-type="float" office:value="3013329" table:style-name="ce9">
            <text:p>3.013.329</text:p>
          </table:table-cell>
          <table:table-cell office:value-type="float" office:value="1150525" table:style-name="ce9">
            <text:p>1.150.525</text:p>
          </table:table-cell>
          <table:table-cell office:value-type="float" office:value="116237" table:style-name="ce9">
            <text:p>116.237</text:p>
          </table:table-cell>
          <table:table-cell office:value-type="float" office:value="116360" table:style-name="ce9">
            <text:p>116.36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2519500" table:style-name="ce9">
            <text:p>2.519.500</text:p>
          </table:table-cell>
          <table:table-cell office:value-type="float" office:value="1318565" table:style-name="ce9">
            <text:p>1.318.565</text:p>
          </table:table-cell>
          <table:table-cell office:value-type="float" office:value="469560" table:style-name="ce9">
            <text:p>469.560</text:p>
          </table:table-cell>
          <table:table-cell office:value-type="float" office:value="50669" table:style-name="ce9">
            <text:p>50.669</text:p>
          </table:table-cell>
          <table:table-cell office:value-type="float" office:value="2760539" table:style-name="ce9">
            <text:p>2.760.539</text:p>
          </table:table-cell>
          <table:table-cell office:value-type="float" office:value="416483" table:style-name="ce9">
            <text:p>416.483</text:p>
          </table:table-cell>
          <table:table-cell office:value-type="float" office:value="380322" table:style-name="ce9">
            <text:p>380.322</text:p>
          </table:table-cell>
          <table:table-cell office:value-type="float" office:value="50669" table:style-name="ce9">
            <text:p>50.669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1351092" table:style-name="ce9">
            <text:p>1.351.092</text:p>
          </table:table-cell>
          <table:table-cell office:value-type="float" office:value="816742" table:style-name="ce9">
            <text:p>816.742</text:p>
          </table:table-cell>
          <table:table-cell office:value-type="float" office:value="150619" table:style-name="ce9">
            <text:p>150.619</text:p>
          </table:table-cell>
          <table:table-cell office:value-type="float" office:value="0" table:style-name="ce9">
            <text:p>0</text:p>
          </table:table-cell>
          <table:table-cell office:value-type="float" office:value="1452602" table:style-name="ce9">
            <text:p>1.452.602</text:p>
          </table:table-cell>
          <table:table-cell office:value-type="float" office:value="72700" table:style-name="ce9">
            <text:p>72.700</text:p>
          </table:table-cell>
          <table:table-cell office:value-type="float" office:value="47547" table:style-name="ce9">
            <text:p>47.547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1375499" table:style-name="ce9">
            <text:p>1.375.499</text:p>
          </table:table-cell>
          <table:table-cell office:value-type="float" office:value="321598" table:style-name="ce9">
            <text:p>321.598</text:p>
          </table:table-cell>
          <table:table-cell office:value-type="float" office:value="50308" table:style-name="ce9">
            <text:p>50.308</text:p>
          </table:table-cell>
          <table:table-cell office:value-type="float" office:value="0" table:style-name="ce9">
            <text:p>0</text:p>
          </table:table-cell>
          <table:table-cell office:value-type="float" office:value="1376067" table:style-name="ce9">
            <text:p>1.376.067</text:p>
          </table:table-cell>
          <table:table-cell office:value-type="float" office:value="227033" table:style-name="ce9">
            <text:p>227.03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817055" table:style-name="ce9">
            <text:p>817.055</text:p>
          </table:table-cell>
          <table:table-cell office:value-type="float" office:value="467265" table:style-name="ce9">
            <text:p>467.265</text:p>
          </table:table-cell>
          <table:table-cell office:value-type="float" office:value="84092" table:style-name="ce9">
            <text:p>84.092</text:p>
          </table:table-cell>
          <table:table-cell office:value-type="float" office:value="0" table:style-name="ce9">
            <text:p>0</text:p>
          </table:table-cell>
          <table:table-cell office:value-type="float" office:value="862487" table:style-name="ce9">
            <text:p>862.487</text:p>
          </table:table-cell>
          <table:table-cell office:value-type="float" office:value="289825" table:style-name="ce9">
            <text:p>289.825</text:p>
          </table:table-cell>
          <table:table-cell office:value-type="float" office:value="77861" table:style-name="ce9">
            <text:p>77.86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1528641" table:style-name="ce9">
            <text:p>1.528.641</text:p>
          </table:table-cell>
          <table:table-cell office:value-type="float" office:value="727284" table:style-name="ce9">
            <text:p>727.284</text:p>
          </table:table-cell>
          <table:table-cell office:value-type="float" office:value="215025" table:style-name="ce9">
            <text:p>215.025</text:p>
          </table:table-cell>
          <table:table-cell office:value-type="float" office:value="0" table:style-name="ce9">
            <text:p>0</text:p>
          </table:table-cell>
          <table:table-cell office:value-type="float" office:value="1723044" table:style-name="ce9">
            <text:p>1.723.044</text:p>
          </table:table-cell>
          <table:table-cell office:value-type="float" office:value="87739" table:style-name="ce9">
            <text:p>87.739</text:p>
          </table:table-cell>
          <table:table-cell office:value-type="float" office:value="0" table:style-name="ce9">
            <text:p>0</text:p>
          </table:table-cell>
          <table:table-cell office:value-type="float" office:value="38387" table:style-name="ce9">
            <text:p>38.387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877298" table:style-name="ce9">
            <text:p>877.298</text:p>
          </table:table-cell>
          <table:table-cell office:value-type="float" office:value="602077" table:style-name="ce9">
            <text:p>602.077</text:p>
          </table:table-cell>
          <table:table-cell office:value-type="float" office:value="72907" table:style-name="ce9">
            <text:p>72.907</text:p>
          </table:table-cell>
          <table:table-cell office:value-type="float" office:value="8214" table:style-name="ce9">
            <text:p>8.214</text:p>
          </table:table-cell>
          <table:table-cell office:value-type="float" office:value="1140221" table:style-name="ce9">
            <text:p>1.140.221</text:p>
          </table:table-cell>
          <table:table-cell office:value-type="float" office:value="50532" table:style-name="ce9">
            <text:p>50.532</text:p>
          </table:table-cell>
          <table:table-cell office:value-type="float" office:value="329786" table:style-name="ce9">
            <text:p>329.786</text:p>
          </table:table-cell>
          <table:table-cell office:value-type="float" office:value="8214" table:style-name="ce9">
            <text:p>8.214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1913292" table:style-name="ce9">
            <text:p>1.913.292</text:p>
          </table:table-cell>
          <table:table-cell office:value-type="float" office:value="587061" table:style-name="ce9">
            <text:p>587.06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983374" table:style-name="ce9">
            <text:p>1.983.374</text:p>
          </table:table-cell>
          <table:table-cell office:value-type="float" office:value="106699" table:style-name="ce9">
            <text:p>106.69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863594" table:style-name="ce9">
            <text:p>2.863.594</text:p>
          </table:table-cell>
          <table:table-cell office:value-type="float" office:value="1199244" table:style-name="ce9">
            <text:p>1.199.244</text:p>
          </table:table-cell>
          <table:table-cell office:value-type="float" office:value="422355" table:style-name="ce9">
            <text:p>422.355</text:p>
          </table:table-cell>
          <table:table-cell office:value-type="float" office:value="0" table:style-name="ce9">
            <text:p>0</text:p>
          </table:table-cell>
          <table:table-cell office:value-type="float" office:value="2888079" table:style-name="ce9">
            <text:p>2.888.079</text:p>
          </table:table-cell>
          <table:table-cell office:value-type="float" office:value="576035" table:style-name="ce9">
            <text:p>576.035</text:p>
          </table:table-cell>
          <table:table-cell office:value-type="float" office:value="380151" table:style-name="ce9">
            <text:p>380.15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917514" table:style-name="ce9">
            <text:p>3.917.514</text:p>
          </table:table-cell>
          <table:table-cell office:value-type="float" office:value="2519004" table:style-name="ce9">
            <text:p>2.519.004</text:p>
          </table:table-cell>
          <table:table-cell office:value-type="float" office:value="722849" table:style-name="ce9">
            <text:p>722.849</text:p>
          </table:table-cell>
          <table:table-cell office:value-type="float" office:value="141731" table:style-name="ce9">
            <text:p>141.731</text:p>
          </table:table-cell>
          <table:table-cell office:value-type="float" office:value="3905806" table:style-name="ce9">
            <text:p>3.905.806</text:p>
          </table:table-cell>
          <table:table-cell office:value-type="float" office:value="1176328" table:style-name="ce9">
            <text:p>1.176.328</text:p>
          </table:table-cell>
          <table:table-cell office:value-type="float" office:value="323375" table:style-name="ce9">
            <text:p>323.375</text:p>
          </table:table-cell>
          <table:table-cell office:value-type="float" office:value="111581" table:style-name="ce9">
            <text:p>111.58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546867" table:style-name="ce9">
            <text:p>2.546.867</text:p>
          </table:table-cell>
          <table:table-cell office:value-type="float" office:value="1828248" table:style-name="ce9">
            <text:p>1.828.248</text:p>
          </table:table-cell>
          <table:table-cell office:value-type="float" office:value="612856" table:style-name="ce9">
            <text:p>612.856</text:p>
          </table:table-cell>
          <table:table-cell office:value-type="float" office:value="410194" table:style-name="ce9">
            <text:p>410.194</text:p>
          </table:table-cell>
          <table:table-cell office:value-type="float" office:value="2746666" table:style-name="ce9">
            <text:p>2.746.666</text:p>
          </table:table-cell>
          <table:table-cell office:value-type="float" office:value="1505510" table:style-name="ce9">
            <text:p>1.505.510</text:p>
          </table:table-cell>
          <table:table-cell office:value-type="float" office:value="594335" table:style-name="ce9">
            <text:p>594.335</text:p>
          </table:table-cell>
          <table:table-cell office:value-type="float" office:value="167643" table:style-name="ce9">
            <text:p>167.643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2442043" table:style-name="ce9">
            <text:p>2.442.043</text:p>
          </table:table-cell>
          <table:table-cell office:value-type="float" office:value="2053426" table:style-name="ce9">
            <text:p>2.053.426</text:p>
          </table:table-cell>
          <table:table-cell office:value-type="float" office:value="642122" table:style-name="ce9">
            <text:p>642.122</text:p>
          </table:table-cell>
          <table:table-cell office:value-type="float" office:value="413343" table:style-name="ce9">
            <text:p>413.343</text:p>
          </table:table-cell>
          <table:table-cell office:value-type="float" office:value="2110706" table:style-name="ce9">
            <text:p>2.110.706</text:p>
          </table:table-cell>
          <table:table-cell office:value-type="float" office:value="1507402" table:style-name="ce9">
            <text:p>1.507.402</text:p>
          </table:table-cell>
          <table:table-cell office:value-type="float" office:value="525955" table:style-name="ce9">
            <text:p>525.955</text:p>
          </table:table-cell>
          <table:table-cell office:value-type="float" office:value="55136" table:style-name="ce9">
            <text:p>55.136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2815228" table:style-name="ce9">
            <text:p>2.815.228</text:p>
          </table:table-cell>
          <table:table-cell office:value-type="float" office:value="2270343" table:style-name="ce9">
            <text:p>2.270.343</text:p>
          </table:table-cell>
          <table:table-cell office:value-type="float" office:value="787101" table:style-name="ce9">
            <text:p>787.101</text:p>
          </table:table-cell>
          <table:table-cell office:value-type="float" office:value="136430" table:style-name="ce9">
            <text:p>136.430</text:p>
          </table:table-cell>
          <table:table-cell office:value-type="float" office:value="2304096" table:style-name="ce9">
            <text:p>2.304.096</text:p>
          </table:table-cell>
          <table:table-cell office:value-type="float" office:value="1340844" table:style-name="ce9">
            <text:p>1.340.844</text:p>
          </table:table-cell>
          <table:table-cell office:value-type="float" office:value="545198" table:style-name="ce9">
            <text:p>545.198</text:p>
          </table:table-cell>
          <table:table-cell office:value-type="float" office:value="175357" table:style-name="ce9">
            <text:p>175.357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6A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6A - USUÁRIOS DE INTERNET PELO TELEFONE CELULAR, POR TIPO DE CONEXÃO UTILIZADA DE FORMA EXCLUSIVA OU SIMULTÂNEA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 pelo telefone celular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 do total</text:p>
          </table:table-cell>
          <table:covered-table-cell/>
          <table:table-cell office:value-type="string" table:number-columns-spanned="1" table:number-rows-spanned="2" table:style-name="ce4">
            <text:p>Apenas 3G ou 4G</text:p>
          </table:table-cell>
          <table:table-cell office:value-type="string" table:number-columns-spanned="1" table:number-rows-spanned="2" table:style-name="ce4">
            <text:p>Apenas WiFi</text:p>
          </table:table-cell>
          <table:table-cell office:value-type="string" table:number-columns-spanned="1" table:number-rows-spanned="2" table:style-name="ce4">
            <text:p>Ambos</text:p>
          </table:table-cell>
          <table:table-cell office:value-type="string" table:number-columns-spanned="1" table:number-rows-spanned="2" table:style-name="ce4">
            <text:p>Indeterminado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908347" table:style-name="ce9">
            <text:p>1.908.347</text:p>
          </table:table-cell>
          <table:table-cell office:value-type="float" office:value="3171554" table:style-name="ce9">
            <text:p>3.171.554</text:p>
          </table:table-cell>
          <table:table-cell office:value-type="float" office:value="3728354" table:style-name="ce9">
            <text:p>3.728.354</text:p>
          </table:table-cell>
          <table:table-cell office:value-type="float" office:value="729716" table:style-name="ce9">
            <text:p>729.716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617655" table:style-name="ce9">
            <text:p>1.617.655</text:p>
          </table:table-cell>
          <table:table-cell office:value-type="float" office:value="3169667" table:style-name="ce9">
            <text:p>3.169.667</text:p>
          </table:table-cell>
          <table:table-cell office:value-type="float" office:value="3598783" table:style-name="ce9">
            <text:p>3.598.783</text:p>
          </table:table-cell>
          <table:table-cell office:value-type="float" office:value="719189" table:style-name="ce9">
            <text:p>719.18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909639" table:style-name="ce9">
            <text:p>909.639</text:p>
          </table:table-cell>
          <table:table-cell office:value-type="float" office:value="1200919" table:style-name="ce9">
            <text:p>1.200.919</text:p>
          </table:table-cell>
          <table:table-cell office:value-type="float" office:value="1326602" table:style-name="ce9">
            <text:p>1.326.602</text:p>
          </table:table-cell>
          <table:table-cell office:value-type="float" office:value="172811" table:style-name="ce9">
            <text:p>172.81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1325193" table:style-name="ce9">
            <text:p>1.325.193</text:p>
          </table:table-cell>
          <table:table-cell office:value-type="float" office:value="2026395" table:style-name="ce9">
            <text:p>2.026.395</text:p>
          </table:table-cell>
          <table:table-cell office:value-type="float" office:value="2473200" table:style-name="ce9">
            <text:p>2.473.200</text:p>
          </table:table-cell>
          <table:table-cell office:value-type="float" office:value="430517" table:style-name="ce9">
            <text:p>430.51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1138059" table:style-name="ce9">
            <text:p>1.138.059</text:p>
          </table:table-cell>
          <table:table-cell office:value-type="float" office:value="2227506" table:style-name="ce9">
            <text:p>2.227.506</text:p>
          </table:table-cell>
          <table:table-cell office:value-type="float" office:value="2470445" table:style-name="ce9">
            <text:p>2.470.445</text:p>
          </table:table-cell>
          <table:table-cell office:value-type="float" office:value="407450" table:style-name="ce9">
            <text:p>407.45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647515" table:style-name="ce9">
            <text:p>647.515</text:p>
          </table:table-cell>
          <table:table-cell office:value-type="float" office:value="957183" table:style-name="ce9">
            <text:p>957.183</text:p>
          </table:table-cell>
          <table:table-cell office:value-type="float" office:value="1151134" table:style-name="ce9">
            <text:p>1.151.134</text:p>
          </table:table-cell>
          <table:table-cell office:value-type="float" office:value="58543" table:style-name="ce9">
            <text:p>58.54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382608" table:style-name="ce9">
            <text:p>382.608</text:p>
          </table:table-cell>
          <table:table-cell office:value-type="float" office:value="778683" table:style-name="ce9">
            <text:p>778.683</text:p>
          </table:table-cell>
          <table:table-cell office:value-type="float" office:value="816747" table:style-name="ce9">
            <text:p>816.747</text:p>
          </table:table-cell>
          <table:table-cell office:value-type="float" office:value="311194" table:style-name="ce9">
            <text:p>311.19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473578" table:style-name="ce9">
            <text:p>473.578</text:p>
          </table:table-cell>
          <table:table-cell office:value-type="float" office:value="588196" table:style-name="ce9">
            <text:p>588.196</text:p>
          </table:table-cell>
          <table:table-cell office:value-type="float" office:value="940364" table:style-name="ce9">
            <text:p>940.364</text:p>
          </table:table-cell>
          <table:table-cell office:value-type="float" office:value="208134" table:style-name="ce9">
            <text:p>208.13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1484137" table:style-name="ce9">
            <text:p>1.484.137</text:p>
          </table:table-cell>
          <table:table-cell office:value-type="float" office:value="2503284" table:style-name="ce9">
            <text:p>2.503.284</text:p>
          </table:table-cell>
          <table:table-cell office:value-type="float" office:value="2612054" table:style-name="ce9">
            <text:p>2.612.054</text:p>
          </table:table-cell>
          <table:table-cell office:value-type="float" office:value="548437" table:style-name="ce9">
            <text:p>548.43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1336787" table:style-name="ce9">
            <text:p>1.336.787</text:p>
          </table:table-cell>
          <table:table-cell office:value-type="float" office:value="2030999" table:style-name="ce9">
            <text:p>2.030.999</text:p>
          </table:table-cell>
          <table:table-cell office:value-type="float" office:value="2751584" table:style-name="ce9">
            <text:p>2.751.584</text:p>
          </table:table-cell>
          <table:table-cell office:value-type="float" office:value="556089" table:style-name="ce9">
            <text:p>556.08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1264721" table:style-name="ce9">
            <text:p>1.264.721</text:p>
          </table:table-cell>
          <table:table-cell office:value-type="float" office:value="1804501" table:style-name="ce9">
            <text:p>1.804.501</text:p>
          </table:table-cell>
          <table:table-cell office:value-type="float" office:value="4079929" table:style-name="ce9">
            <text:p>4.079.929</text:p>
          </table:table-cell>
          <table:table-cell office:value-type="float" office:value="268760" table:style-name="ce9">
            <text:p>268.76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1617177" table:style-name="ce9">
            <text:p>1.617.177</text:p>
          </table:table-cell>
          <table:table-cell office:value-type="float" office:value="2395173" table:style-name="ce9">
            <text:p>2.395.173</text:p>
          </table:table-cell>
          <table:table-cell office:value-type="float" office:value="3834285" table:style-name="ce9">
            <text:p>3.834.285</text:p>
          </table:table-cell>
          <table:table-cell office:value-type="float" office:value="615321" table:style-name="ce9">
            <text:p>615.32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621154" table:style-name="ce9">
            <text:p>621.154</text:p>
          </table:table-cell>
          <table:table-cell office:value-type="float" office:value="966881" table:style-name="ce9">
            <text:p>966.881</text:p>
          </table:table-cell>
          <table:table-cell office:value-type="float" office:value="2100546" table:style-name="ce9">
            <text:p>2.100.546</text:p>
          </table:table-cell>
          <table:table-cell office:value-type="float" office:value="199115" table:style-name="ce9">
            <text:p>199.11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493708" table:style-name="ce9">
            <text:p>493.708</text:p>
          </table:table-cell>
          <table:table-cell office:value-type="float" office:value="423146" table:style-name="ce9">
            <text:p>423.146</text:p>
          </table:table-cell>
          <table:table-cell office:value-type="float" office:value="582526" table:style-name="ce9">
            <text:p>582.526</text:p>
          </table:table-cell>
          <table:table-cell office:value-type="float" office:value="35919" table:style-name="ce9">
            <text:p>35.91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39689" table:style-name="ce9">
            <text:p>139.689</text:p>
          </table:table-cell>
          <table:table-cell office:value-type="float" office:value="1031535" table:style-name="ce9">
            <text:p>1.031.535</text:p>
          </table:table-cell>
          <table:table-cell office:value-type="float" office:value="393633" table:style-name="ce9">
            <text:p>393.633</text:p>
          </table:table-cell>
          <table:table-cell office:value-type="float" office:value="135578" table:style-name="ce9">
            <text:p>135.57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7782" table:style-name="ce9">
            <text:p>7.782</text:p>
          </table:table-cell>
          <table:table-cell office:value-type="float" office:value="536257" table:style-name="ce9">
            <text:p>536.257</text:p>
          </table:table-cell>
          <table:table-cell office:value-type="float" office:value="250734" table:style-name="ce9">
            <text:p>250.734</text:p>
          </table:table-cell>
          <table:table-cell office:value-type="float" office:value="47504" table:style-name="ce9">
            <text:p>47.504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491716" table:style-name="ce9">
            <text:p>491.716</text:p>
          </table:table-cell>
          <table:table-cell office:value-type="float" office:value="699500" table:style-name="ce9">
            <text:p>699.500</text:p>
          </table:table-cell>
          <table:table-cell office:value-type="float" office:value="373545" table:style-name="ce9">
            <text:p>373.545</text:p>
          </table:table-cell>
          <table:table-cell office:value-type="float" office:value="232356" table:style-name="ce9">
            <text:p>232.35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1783908" table:style-name="ce9">
            <text:p>1.783.908</text:p>
          </table:table-cell>
          <table:table-cell office:value-type="float" office:value="2590842" table:style-name="ce9">
            <text:p>2.590.842</text:p>
          </table:table-cell>
          <table:table-cell office:value-type="float" office:value="3334452" table:style-name="ce9">
            <text:p>3.334.452</text:p>
          </table:table-cell>
          <table:table-cell office:value-type="float" office:value="419971" table:style-name="ce9">
            <text:p>419.97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1191000" table:style-name="ce9">
            <text:p>1.191.000</text:p>
          </table:table-cell>
          <table:table-cell office:value-type="float" office:value="1499309" table:style-name="ce9">
            <text:p>1.499.309</text:p>
          </table:table-cell>
          <table:table-cell office:value-type="float" office:value="1976414" table:style-name="ce9">
            <text:p>1.976.414</text:p>
          </table:table-cell>
          <table:table-cell office:value-type="float" office:value="485700" table:style-name="ce9">
            <text:p>485.70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496683" table:style-name="ce9">
            <text:p>496.683</text:p>
          </table:table-cell>
          <table:table-cell office:value-type="float" office:value="1149573" table:style-name="ce9">
            <text:p>1.149.573</text:p>
          </table:table-cell>
          <table:table-cell office:value-type="float" office:value="1335153" table:style-name="ce9">
            <text:p>1.335.153</text:p>
          </table:table-cell>
          <table:table-cell office:value-type="float" office:value="8214" table:style-name="ce9">
            <text:p>8.214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645027" table:style-name="ce9">
            <text:p>645.027</text:p>
          </table:table-cell>
          <table:table-cell office:value-type="float" office:value="1419935" table:style-name="ce9">
            <text:p>1.419.935</text:p>
          </table:table-cell>
          <table:table-cell office:value-type="float" office:value="1408145" table:style-name="ce9">
            <text:p>1.408.145</text:p>
          </table:table-cell>
          <table:table-cell office:value-type="float" office:value="52994" table:style-name="ce9">
            <text:p>52.99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754898" table:style-name="ce9">
            <text:p>754.898</text:p>
          </table:table-cell>
          <table:table-cell office:value-type="float" office:value="1399227" table:style-name="ce9">
            <text:p>1.399.227</text:p>
          </table:table-cell>
          <table:table-cell office:value-type="float" office:value="1585713" table:style-name="ce9">
            <text:p>1.585.71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453942" table:style-name="ce9">
            <text:p>453.942</text:p>
          </table:table-cell>
          <table:table-cell office:value-type="float" office:value="785323" table:style-name="ce9">
            <text:p>785.323</text:p>
          </table:table-cell>
          <table:table-cell office:value-type="float" office:value="1229219" table:style-name="ce9">
            <text:p>1.229.219</text:p>
          </table:table-cell>
          <table:table-cell office:value-type="float" office:value="2934" table:style-name="ce9">
            <text:p>2.93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889404" table:style-name="ce9">
            <text:p>889.404</text:p>
          </table:table-cell>
          <table:table-cell office:value-type="float" office:value="1319886" table:style-name="ce9">
            <text:p>1.319.886</text:p>
          </table:table-cell>
          <table:table-cell office:value-type="float" office:value="1878301" table:style-name="ce9">
            <text:p>1.878.301</text:p>
          </table:table-cell>
          <table:table-cell office:value-type="float" office:value="277407" table:style-name="ce9">
            <text:p>277.40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1083508" table:style-name="ce9">
            <text:p>1.083.508</text:p>
          </table:table-cell>
          <table:table-cell office:value-type="float" office:value="1600241" table:style-name="ce9">
            <text:p>1.600.241</text:p>
          </table:table-cell>
          <table:table-cell office:value-type="float" office:value="2114982" table:style-name="ce9">
            <text:p>2.114.982</text:p>
          </table:table-cell>
          <table:table-cell office:value-type="float" office:value="415541" table:style-name="ce9">
            <text:p>415.54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1061908" table:style-name="ce9">
            <text:p>1.061.908</text:p>
          </table:table-cell>
          <table:table-cell office:value-type="float" office:value="1272509" table:style-name="ce9">
            <text:p>1.272.509</text:p>
          </table:table-cell>
          <table:table-cell office:value-type="float" office:value="1946707" table:style-name="ce9">
            <text:p>1.946.707</text:p>
          </table:table-cell>
          <table:table-cell office:value-type="float" office:value="469621" table:style-name="ce9">
            <text:p>469.621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1478654" table:style-name="ce9">
            <text:p>1.478.654</text:p>
          </table:table-cell>
          <table:table-cell office:value-type="float" office:value="1794241" table:style-name="ce9">
            <text:p>1.794.241</text:p>
          </table:table-cell>
          <table:table-cell office:value-type="float" office:value="2952552" table:style-name="ce9">
            <text:p>2.952.552</text:p>
          </table:table-cell>
          <table:table-cell office:value-type="float" office:value="481172" table:style-name="ce9">
            <text:p>481.172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943382" table:style-name="ce9">
            <text:p>943.382</text:p>
          </table:table-cell>
          <table:table-cell office:value-type="float" office:value="1684113" table:style-name="ce9">
            <text:p>1.684.113</text:p>
          </table:table-cell>
          <table:table-cell office:value-type="float" office:value="3143204" table:style-name="ce9">
            <text:p>3.143.204</text:p>
          </table:table-cell>
          <table:table-cell office:value-type="float" office:value="393664" table:style-name="ce9">
            <text:p>393.664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1140012" table:style-name="ce9">
            <text:p>1.140.012</text:p>
          </table:table-cell>
          <table:table-cell office:value-type="float" office:value="1082241" table:style-name="ce9">
            <text:p>1.082.241</text:p>
          </table:table-cell>
          <table:table-cell office:value-type="float" office:value="2815926" table:style-name="ce9">
            <text:p>2.815.926</text:p>
          </table:table-cell>
          <table:table-cell office:value-type="float" office:value="180920" table:style-name="ce9">
            <text:p>180.92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470098" table:style-name="ce9">
            <text:p>470.098</text:p>
          </table:table-cell>
          <table:table-cell office:value-type="float" office:value="1320348" table:style-name="ce9">
            <text:p>1.320.348</text:p>
          </table:table-cell>
          <table:table-cell office:value-type="float" office:value="2479312" table:style-name="ce9">
            <text:p>2.479.312</text:p>
          </table:table-cell>
          <table:table-cell office:value-type="float" office:value="321436" table:style-name="ce9">
            <text:p>321.436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84888" table:style-name="ce9">
            <text:p>84.888</text:p>
          </table:table-cell>
          <table:table-cell office:value-type="float" office:value="841951" table:style-name="ce9">
            <text:p>841.951</text:p>
          </table:table-cell>
          <table:table-cell office:value-type="float" office:value="1360875" table:style-name="ce9">
            <text:p>1.360.875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222559" table:style-name="ce9">
            <text:p>222.559</text:p>
          </table:table-cell>
          <table:table-cell office:value-type="float" office:value="326239" table:style-name="ce9">
            <text:p>326.239</text:p>
          </table:table-cell>
          <table:table-cell office:value-type="float" office:value="1359283" table:style-name="ce9">
            <text:p>1.359.283</text:p>
          </table:table-cell>
          <table:table-cell office:value-type="float" office:value="35919" table:style-name="ce9">
            <text:p>35.91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287989" table:style-name="ce9">
            <text:p>287.989</text:p>
          </table:table-cell>
          <table:table-cell office:value-type="float" office:value="471230" table:style-name="ce9">
            <text:p>471.230</text:p>
          </table:table-cell>
          <table:table-cell office:value-type="float" office:value="684272" table:style-name="ce9">
            <text:p>684.272</text:p>
          </table:table-cell>
          <table:table-cell office:value-type="float" office:value="101309" table:style-name="ce9">
            <text:p>101.30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79724" table:style-name="ce9">
            <text:p>79.724</text:p>
          </table:table-cell>
          <table:table-cell office:value-type="float" office:value="745096" table:style-name="ce9">
            <text:p>745.096</text:p>
          </table:table-cell>
          <table:table-cell office:value-type="float" office:value="1520563" table:style-name="ce9">
            <text:p>1.520.563</text:p>
          </table:table-cell>
          <table:table-cell office:value-type="float" office:value="52148" table:style-name="ce9">
            <text:p>52.14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315148" table:style-name="ce9">
            <text:p>315.148</text:p>
          </table:table-cell>
          <table:table-cell office:value-type="float" office:value="602424" table:style-name="ce9">
            <text:p>602.424</text:p>
          </table:table-cell>
          <table:table-cell office:value-type="float" office:value="876171" table:style-name="ce9">
            <text:p>876.171</text:p>
          </table:table-cell>
          <table:table-cell office:value-type="float" office:value="73856" table:style-name="ce9">
            <text:p>73.856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106699" table:style-name="ce9">
            <text:p>106.699</text:p>
          </table:table-cell>
          <table:table-cell office:value-type="float" office:value="587061" table:style-name="ce9">
            <text:p>587.061</text:p>
          </table:table-cell>
          <table:table-cell office:value-type="float" office:value="1907926" table:style-name="ce9">
            <text:p>1.907.92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652374" table:style-name="ce9">
            <text:p>652.374</text:p>
          </table:table-cell>
          <table:table-cell office:value-type="float" office:value="1283264" table:style-name="ce9">
            <text:p>1.283.264</text:p>
          </table:table-cell>
          <table:table-cell office:value-type="float" office:value="2795481" table:style-name="ce9">
            <text:p>2.795.481</text:p>
          </table:table-cell>
          <table:table-cell office:value-type="float" office:value="120952" table:style-name="ce9">
            <text:p>120.95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1065053" table:style-name="ce9">
            <text:p>1.065.053</text:p>
          </table:table-cell>
          <table:table-cell office:value-type="float" office:value="2541759" table:style-name="ce9">
            <text:p>2.541.759</text:p>
          </table:table-cell>
          <table:table-cell office:value-type="float" office:value="3757527" table:style-name="ce9">
            <text:p>3.757.527</text:p>
          </table:table-cell>
          <table:table-cell office:value-type="float" office:value="526156" table:style-name="ce9">
            <text:p>526.15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584103" table:style-name="ce9">
            <text:p>1.584.103</text:p>
          </table:table-cell>
          <table:table-cell office:value-type="float" office:value="1738823" table:style-name="ce9">
            <text:p>1.738.823</text:p>
          </table:table-cell>
          <table:table-cell office:value-type="float" office:value="2729461" table:style-name="ce9">
            <text:p>2.729.461</text:p>
          </table:table-cell>
          <table:table-cell office:value-type="float" office:value="486766" table:style-name="ce9">
            <text:p>486.766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1551742" table:style-name="ce9">
            <text:p>1.551.742</text:p>
          </table:table-cell>
          <table:table-cell office:value-type="float" office:value="2107485" table:style-name="ce9">
            <text:p>2.107.485</text:p>
          </table:table-cell>
          <table:table-cell office:value-type="float" office:value="2930123" table:style-name="ce9">
            <text:p>2.930.123</text:p>
          </table:table-cell>
          <table:table-cell office:value-type="float" office:value="510195" table:style-name="ce9">
            <text:p>510.195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1309976" table:style-name="ce9">
            <text:p>1.309.976</text:p>
          </table:table-cell>
          <table:table-cell office:value-type="float" office:value="2356511" table:style-name="ce9">
            <text:p>2.356.511</text:p>
          </table:table-cell>
          <table:table-cell office:value-type="float" office:value="2883009" table:style-name="ce9">
            <text:p>2.883.009</text:p>
          </table:table-cell>
          <table:table-cell office:value-type="float" office:value="480411" table:style-name="ce9">
            <text:p>480.41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Os respondentes que não souberam ou não responderam a pelo menos uma das perguntas que geraram esse cruzamento foram contados na categoria 'Indeterminado'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1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5">
            <text:p>L1 - NÃO USUÁRIOS QUE UTILIZARAM ALGUMA APLICAÇÃO SELECIONADA NOS ÚLTIMOS TRÊS MESES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a população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 do total</text:p>
          </table:table-cell>
          <table:covered-table-cell/>
          <table:table-cell office:value-type="string" table:number-columns-spanned="1" table:number-rows-spanned="2" table:style-name="ce4">
            <text:p>Sim</text:p>
          </table:table-cell>
          <table:table-cell office:value-type="string" table:number-columns-spanned="1" table:number-rows-spanned="2" table:style-name="ce4">
            <text:p>Não</text:p>
          </table:table-cell>
          <table:table-cell office:value-type="string" table:number-columns-spanned="1" table:number-rows-spanned="2" table:style-name="ce4">
            <text:p>Não se aplica</text:p>
          </table:table-cell>
          <table:table-cell table:style-name="ce8"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468510" table:style-name="ce9">
            <text:p>468.510</text:p>
          </table:table-cell>
          <table:table-cell office:value-type="float" office:value="2081123" table:style-name="ce9">
            <text:p>2.081.123</text:p>
          </table:table-cell>
          <table:table-cell office:value-type="float" office:value="2108625" table:style-name="ce9">
            <text:p>2.108.625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470395" table:style-name="ce9">
            <text:p>470.395</text:p>
          </table:table-cell>
          <table:table-cell office:value-type="float" office:value="1829483" table:style-name="ce9">
            <text:p>1.829.483</text:p>
          </table:table-cell>
          <table:table-cell office:value-type="float" office:value="1847184" table:style-name="ce9">
            <text:p>1.847.184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33657" table:style-name="ce9">
            <text:p>33.657</text:p>
          </table:table-cell>
          <table:table-cell office:value-type="float" office:value="787420" table:style-name="ce9">
            <text:p>787.420</text:p>
          </table:table-cell>
          <table:table-cell office:value-type="float" office:value="791979" table:style-name="ce9">
            <text:p>791.979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452727" table:style-name="ce9">
            <text:p>452.727</text:p>
          </table:table-cell>
          <table:table-cell office:value-type="float" office:value="1337719" table:style-name="ce9">
            <text:p>1.337.719</text:p>
          </table:table-cell>
          <table:table-cell office:value-type="float" office:value="1384603" table:style-name="ce9">
            <text:p>1.384.603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16803" table:style-name="ce9">
            <text:p>16.803</text:p>
          </table:table-cell>
          <table:table-cell office:value-type="float" office:value="1344552" table:style-name="ce9">
            <text:p>1.344.552</text:p>
          </table:table-cell>
          <table:table-cell office:value-type="float" office:value="1343542" table:style-name="ce9">
            <text:p>1.343.54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36650" table:style-name="ce9">
            <text:p>36.650</text:p>
          </table:table-cell>
          <table:table-cell office:value-type="float" office:value="721235" table:style-name="ce9">
            <text:p>721.235</text:p>
          </table:table-cell>
          <table:table-cell office:value-type="float" office:value="729557" table:style-name="ce9">
            <text:p>729.557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33657" table:style-name="ce9">
            <text:p>33.657</text:p>
          </table:table-cell>
          <table:table-cell office:value-type="float" office:value="133756" table:style-name="ce9">
            <text:p>133.756</text:p>
          </table:table-cell>
          <table:table-cell office:value-type="float" office:value="133463" table:style-name="ce9">
            <text:p>133.463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106512" table:style-name="ce9">
            <text:p>106.512</text:p>
          </table:table-cell>
          <table:table-cell office:value-type="float" office:value="369278" table:style-name="ce9">
            <text:p>369.278</text:p>
          </table:table-cell>
          <table:table-cell office:value-type="float" office:value="381929" table:style-name="ce9">
            <text:p>381.929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446577" table:style-name="ce9">
            <text:p>446.577</text:p>
          </table:table-cell>
          <table:table-cell office:value-type="float" office:value="1229637" table:style-name="ce9">
            <text:p>1.229.637</text:p>
          </table:table-cell>
          <table:table-cell office:value-type="float" office:value="1286689" table:style-name="ce9">
            <text:p>1.286.689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110794" table:style-name="ce9">
            <text:p>110.794</text:p>
          </table:table-cell>
          <table:table-cell office:value-type="float" office:value="1537221" table:style-name="ce9">
            <text:p>1.537.221</text:p>
          </table:table-cell>
          <table:table-cell office:value-type="float" office:value="1538499" table:style-name="ce9">
            <text:p>1.538.499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84116" table:style-name="ce9">
            <text:p>84.116</text:p>
          </table:table-cell>
          <table:table-cell office:value-type="float" office:value="1013162" table:style-name="ce9">
            <text:p>1.013.162</text:p>
          </table:table-cell>
          <table:table-cell office:value-type="float" office:value="4163153" table:style-name="ce9">
            <text:p>4.163.153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373974" table:style-name="ce9">
            <text:p>373.974</text:p>
          </table:table-cell>
          <table:table-cell office:value-type="float" office:value="1619354" table:style-name="ce9">
            <text:p>1.619.354</text:p>
          </table:table-cell>
          <table:table-cell office:value-type="float" office:value="3891991" table:style-name="ce9">
            <text:p>3.891.99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305990" table:style-name="ce9">
            <text:p>305.990</text:p>
          </table:table-cell>
          <table:table-cell office:value-type="float" office:value="516058" table:style-name="ce9">
            <text:p>516.058</text:p>
          </table:table-cell>
          <table:table-cell office:value-type="float" office:value="2381940" table:style-name="ce9">
            <text:p>2.381.94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0" table:style-name="ce9">
            <text:p>0</text:p>
          </table:table-cell>
          <table:table-cell office:value-type="float" office:value="330033" table:style-name="ce9">
            <text:p>330.033</text:p>
          </table:table-cell>
          <table:table-cell office:value-type="float" office:value="879175" table:style-name="ce9">
            <text:p>879.17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0" table:style-name="ce9">
            <text:p>0</text:p>
          </table:table-cell>
          <table:table-cell office:value-type="float" office:value="115326" table:style-name="ce9">
            <text:p>115.326</text:p>
          </table:table-cell>
          <table:table-cell office:value-type="float" office:value="1122345" table:style-name="ce9">
            <text:p>1.122.34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0" table:style-name="ce9">
            <text:p>0</text:p>
          </table:table-cell>
          <table:table-cell office:value-type="float" office:value="177131" table:style-name="ce9">
            <text:p>177.131</text:p>
          </table:table-cell>
          <table:table-cell office:value-type="float" office:value="687636" table:style-name="ce9">
            <text:p>687.636</text:p>
          </table:table-cell>
          <table:table-cell table:number-columns-repeated="16379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46201" table:style-name="ce9">
            <text:p>46.201</text:p>
          </table:table-cell>
          <table:table-cell office:value-type="float" office:value="774093" table:style-name="ce9">
            <text:p>774.093</text:p>
          </table:table-cell>
          <table:table-cell office:value-type="float" office:value="941173" table:style-name="ce9">
            <text:p>941.17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458021" table:style-name="ce9">
            <text:p>458.021</text:p>
          </table:table-cell>
          <table:table-cell office:value-type="float" office:value="1844293" table:style-name="ce9">
            <text:p>1.844.293</text:p>
          </table:table-cell>
          <table:table-cell office:value-type="float" office:value="2074954" table:style-name="ce9">
            <text:p>2.074.954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84116" table:style-name="ce9">
            <text:p>84.116</text:p>
          </table:table-cell>
          <table:table-cell office:value-type="float" office:value="522468" table:style-name="ce9">
            <text:p>522.468</text:p>
          </table:table-cell>
          <table:table-cell office:value-type="float" office:value="527219" table:style-name="ce9">
            <text:p>527.21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0" table:style-name="ce9">
            <text:p>0</text:p>
          </table:table-cell>
          <table:table-cell office:value-type="float" office:value="159804" table:style-name="ce9">
            <text:p>159.804</text:p>
          </table:table-cell>
          <table:table-cell office:value-type="float" office:value="159804" table:style-name="ce9">
            <text:p>159.804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73226" table:style-name="ce9">
            <text:p>73.226</text:p>
          </table:table-cell>
          <table:table-cell office:value-type="float" office:value="758031" table:style-name="ce9">
            <text:p>758.031</text:p>
          </table:table-cell>
          <table:table-cell office:value-type="float" office:value="756353" table:style-name="ce9">
            <text:p>756.35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429762" table:style-name="ce9">
            <text:p>429.762</text:p>
          </table:table-cell>
          <table:table-cell office:value-type="float" office:value="289285" table:style-name="ce9">
            <text:p>289.285</text:p>
          </table:table-cell>
          <table:table-cell office:value-type="float" office:value="490046" table:style-name="ce9">
            <text:p>490.04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98630" table:style-name="ce9">
            <text:p>98.630</text:p>
          </table:table-cell>
          <table:table-cell office:value-type="float" office:value="747850" table:style-name="ce9">
            <text:p>747.850</text:p>
          </table:table-cell>
          <table:table-cell office:value-type="float" office:value="756725" table:style-name="ce9">
            <text:p>756.72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103589" table:style-name="ce9">
            <text:p>103.589</text:p>
          </table:table-cell>
          <table:table-cell office:value-type="float" office:value="1666049" table:style-name="ce9">
            <text:p>1.666.049</text:p>
          </table:table-cell>
          <table:table-cell office:value-type="float" office:value="1673248" table:style-name="ce9">
            <text:p>1.673.248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331532" table:style-name="ce9">
            <text:p>331.532</text:p>
          </table:table-cell>
          <table:table-cell office:value-type="float" office:value="1255152" table:style-name="ce9">
            <text:p>1.255.152</text:p>
          </table:table-cell>
          <table:table-cell office:value-type="float" office:value="3616105" table:style-name="ce9">
            <text:p>3.616.105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73226" table:style-name="ce9">
            <text:p>73.226</text:p>
          </table:table-cell>
          <table:table-cell office:value-type="float" office:value="1086180" table:style-name="ce9">
            <text:p>1.086.180</text:p>
          </table:table-cell>
          <table:table-cell office:value-type="float" office:value="3404133" table:style-name="ce9">
            <text:p>3.404.133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101609" table:style-name="ce9">
            <text:p>101.609</text:p>
          </table:table-cell>
          <table:table-cell office:value-type="float" office:value="768956" table:style-name="ce9">
            <text:p>768.956</text:p>
          </table:table-cell>
          <table:table-cell office:value-type="float" office:value="3204678" table:style-name="ce9">
            <text:p>3.204.678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0" table:style-name="ce9">
            <text:p>0</text:p>
          </table:table-cell>
          <table:table-cell office:value-type="float" office:value="197329" table:style-name="ce9">
            <text:p>197.329</text:p>
          </table:table-cell>
          <table:table-cell office:value-type="float" office:value="2830436" table:style-name="ce9">
            <text:p>2.830.436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37316" table:style-name="ce9">
            <text:p>37.316</text:p>
          </table:table-cell>
          <table:table-cell office:value-type="float" office:value="87879" table:style-name="ce9">
            <text:p>87.879</text:p>
          </table:table-cell>
          <table:table-cell office:value-type="float" office:value="1483677" table:style-name="ce9">
            <text:p>1.483.677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0" table:style-name="ce9">
            <text:p>0</text:p>
          </table:table-cell>
          <table:table-cell office:value-type="float" office:value="15083" table:style-name="ce9">
            <text:p>15.083</text:p>
          </table:table-cell>
          <table:table-cell office:value-type="float" office:value="1394731" table:style-name="ce9">
            <text:p>1.394.731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0" table:style-name="ce9">
            <text:p>0</text:p>
          </table:table-cell>
          <table:table-cell office:value-type="float" office:value="129556" table:style-name="ce9">
            <text:p>129.556</text:p>
          </table:table-cell>
          <table:table-cell office:value-type="float" office:value="982481" table:style-name="ce9">
            <text:p>982.481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343432" table:style-name="ce9">
            <text:p>343.432</text:p>
          </table:table-cell>
          <table:table-cell office:value-type="float" office:value="373556" table:style-name="ce9">
            <text:p>373.556</text:p>
          </table:table-cell>
          <table:table-cell office:value-type="float" office:value="1878282" table:style-name="ce9">
            <text:p>1.878.282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0" table:style-name="ce9">
            <text:p>0</text:p>
          </table:table-cell>
          <table:table-cell office:value-type="float" office:value="93043" table:style-name="ce9">
            <text:p>93.043</text:p>
          </table:table-cell>
          <table:table-cell office:value-type="float" office:value="1152018" table:style-name="ce9">
            <text:p>1.152.018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0" table:style-name="ce9">
            <text:p>0</text:p>
          </table:table-cell>
          <table:table-cell office:value-type="float" office:value="86916" table:style-name="ce9">
            <text:p>86.916</text:p>
          </table:table-cell>
          <table:table-cell office:value-type="float" office:value="2015463" table:style-name="ce9">
            <text:p>2.015.46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51581" table:style-name="ce9">
            <text:p>51.581</text:p>
          </table:table-cell>
          <table:table-cell office:value-type="float" office:value="215356" table:style-name="ce9">
            <text:p>215.356</text:p>
          </table:table-cell>
          <table:table-cell office:value-type="float" office:value="2796924" table:style-name="ce9">
            <text:p>2.796.924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54786" table:style-name="ce9">
            <text:p>354.786</text:p>
          </table:table-cell>
          <table:table-cell office:value-type="float" office:value="1313234" table:style-name="ce9">
            <text:p>1.313.234</text:p>
          </table:table-cell>
          <table:table-cell office:value-type="float" office:value="3741217" table:style-name="ce9">
            <text:p>3.741.217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40818" table:style-name="ce9">
            <text:p>340.818</text:p>
          </table:table-cell>
          <table:table-cell office:value-type="float" office:value="1477401" table:style-name="ce9">
            <text:p>1.477.401</text:p>
          </table:table-cell>
          <table:table-cell office:value-type="float" office:value="3078813" table:style-name="ce9">
            <text:p>3.078.813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359671" table:style-name="ce9">
            <text:p>359.671</text:p>
          </table:table-cell>
          <table:table-cell office:value-type="float" office:value="925884" table:style-name="ce9">
            <text:p>925.884</text:p>
          </table:table-cell>
          <table:table-cell office:value-type="float" office:value="996728" table:style-name="ce9">
            <text:p>996.728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330147" table:style-name="ce9">
            <text:p>330.147</text:p>
          </table:table-cell>
          <table:table-cell office:value-type="float" office:value="1733262" table:style-name="ce9">
            <text:p>1.733.262</text:p>
          </table:table-cell>
          <table:table-cell office:value-type="float" office:value="1757470" table:style-name="ce9">
            <text:p>1.757.47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Para os indivíduos que afirmaram ter utilizado telefone celular mas nunca ter utilizado a Internet, foram feitas perguntas adicionais sobre aplicações que requerem uso de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L2 - NÃO USUÁRIOS QUE UTILIZARAM ALGUMA APLICAÇÃO SELECIONADA NOS ÚLTIMOS TRÊS MESES, POR TIPO DE APLICAÇÃO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aplicações selecionad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 do total</text:p>
          </table:table-cell>
          <table:covered-table-cell/>
          <table:table-cell office:value-type="string" table:number-columns-spanned="1" table:number-rows-spanned="2" table:style-name="ce4">
            <text:p>Enviou ou recebeu e-mails</text:p>
          </table:table-cell>
          <table:table-cell office:value-type="string" table:number-columns-spanned="1" table:number-rows-spanned="2" table:style-name="ce4">
            <text:p>Mandou mensagens</text:p>
          </table:table-cell>
          <table:table-cell office:value-type="string" table:number-columns-spanned="1" table:number-rows-spanned="2" table:style-name="ce4">
            <text:p>Usou redes sociais</text:p>
          </table:table-cell>
          <table:table-cell office:value-type="string" table:number-columns-spanned="1" table:number-rows-spanned="2" table:style-name="ce4">
            <text:p>Buscou informações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94153" table:style-name="ce9">
            <text:p>94.153</text:p>
          </table:table-cell>
          <table:table-cell office:value-type="float" office:value="434508" table:style-name="ce9">
            <text:p>434.508</text:p>
          </table:table-cell>
          <table:table-cell office:value-type="float" office:value="110488" table:style-name="ce9">
            <text:p>110.488</text:p>
          </table:table-cell>
          <table:table-cell office:value-type="float" office:value="33657" table:style-name="ce9">
            <text:p>33.657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88215" table:style-name="ce9">
            <text:p>88.215</text:p>
          </table:table-cell>
          <table:table-cell office:value-type="float" office:value="435948" table:style-name="ce9">
            <text:p>435.948</text:p>
          </table:table-cell>
          <table:table-cell office:value-type="float" office:value="107262" table:style-name="ce9">
            <text:p>107.262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33657" table:style-name="ce9">
            <text:p>33.657</text:p>
          </table:table-cell>
          <table:table-cell office:value-type="float" office:value="33657" table:style-name="ce9">
            <text:p>33.657</text:p>
          </table:table-cell>
          <table:table-cell office:value-type="float" office:value="33657" table:style-name="ce9">
            <text:p>33.657</text:p>
          </table:table-cell>
          <table:table-cell office:value-type="float" office:value="33657" table:style-name="ce9">
            <text:p>33.657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79903" table:style-name="ce9">
            <text:p>79.903</text:p>
          </table:table-cell>
          <table:table-cell office:value-type="float" office:value="429713" table:style-name="ce9">
            <text:p>429.713</text:p>
          </table:table-cell>
          <table:table-cell office:value-type="float" office:value="37316" table:style-name="ce9">
            <text:p>37.316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0" table:style-name="ce9">
            <text:p>0</text:p>
          </table:table-cell>
          <table:table-cell office:value-type="float" office:value="16803" table:style-name="ce9">
            <text:p>16.80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36650" table:style-name="ce9">
            <text:p>36.65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33657" table:style-name="ce9">
            <text:p>33.657</text:p>
          </table:table-cell>
          <table:table-cell office:value-type="float" office:value="33657" table:style-name="ce9">
            <text:p>33.657</text:p>
          </table:table-cell>
          <table:table-cell office:value-type="float" office:value="33657" table:style-name="ce9">
            <text:p>33.657</text:p>
          </table:table-cell>
          <table:table-cell office:value-type="float" office:value="33657" table:style-name="ce9">
            <text:p>33.65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0" table:style-name="ce9">
            <text:p>0</text:p>
          </table:table-cell>
          <table:table-cell office:value-type="float" office:value="41709" table:style-name="ce9">
            <text:p>41.709</text:p>
          </table:table-cell>
          <table:table-cell office:value-type="float" office:value="98630" table:style-name="ce9">
            <text:p>98.63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36650" table:style-name="ce9">
            <text:p>36.650</text:p>
          </table:table-cell>
          <table:table-cell office:value-type="float" office:value="433866" table:style-name="ce9">
            <text:p>433.866</text:p>
          </table:table-cell>
          <table:table-cell office:value-type="float" office:value="98630" table:style-name="ce9">
            <text:p>98.63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85639" table:style-name="ce9">
            <text:p>85.639</text:p>
          </table:table-cell>
          <table:table-cell office:value-type="float" office:value="84408" table:style-name="ce9">
            <text:p>84.408</text:p>
          </table:table-cell>
          <table:table-cell office:value-type="float" office:value="50613" table:style-name="ce9">
            <text:p>50.613</text:p>
          </table:table-cell>
          <table:table-cell office:value-type="float" office:value="33657" table:style-name="ce9">
            <text:p>33.657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51581" table:style-name="ce9">
            <text:p>51.581</text:p>
          </table:table-cell>
          <table:table-cell office:value-type="float" office:value="73226" table:style-name="ce9">
            <text:p>73.226</text:p>
          </table:table-cell>
          <table:table-cell office:value-type="float" office:value="37316" table:style-name="ce9">
            <text:p>37.316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78617" table:style-name="ce9">
            <text:p>78.617</text:p>
          </table:table-cell>
          <table:table-cell office:value-type="float" office:value="342657" table:style-name="ce9">
            <text:p>342.657</text:p>
          </table:table-cell>
          <table:table-cell office:value-type="float" office:value="101950" table:style-name="ce9">
            <text:p>101.950</text:p>
          </table:table-cell>
          <table:table-cell office:value-type="float" office:value="33657" table:style-name="ce9">
            <text:p>33.65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0" table:style-name="ce9">
            <text:p>0</text:p>
          </table:table-cell>
          <table:table-cell office:value-type="float" office:value="305990" table:style-name="ce9">
            <text:p>305.99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0" table:style-name="ce9">
            <text:p>0</text:p>
          </table:table-cell>
          <table:table-cell office:value-type="float" office:value="46201" table:style-name="ce9">
            <text:p>46.20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78617" table:style-name="ce9">
            <text:p>78.617</text:p>
          </table:table-cell>
          <table:table-cell office:value-type="float" office:value="427688" table:style-name="ce9">
            <text:p>427.688</text:p>
          </table:table-cell>
          <table:table-cell office:value-type="float" office:value="101950" table:style-name="ce9">
            <text:p>101.950</text:p>
          </table:table-cell>
          <table:table-cell office:value-type="float" office:value="33657" table:style-name="ce9">
            <text:p>33.65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51581" table:style-name="ce9">
            <text:p>51.581</text:p>
          </table:table-cell>
          <table:table-cell office:value-type="float" office:value="73226" table:style-name="ce9">
            <text:p>73.226</text:p>
          </table:table-cell>
          <table:table-cell office:value-type="float" office:value="37316" table:style-name="ce9">
            <text:p>37.31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0" table:style-name="ce9">
            <text:p>0</text:p>
          </table:table-cell>
          <table:table-cell office:value-type="float" office:value="73226" table:style-name="ce9">
            <text:p>73.22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0" table:style-name="ce9">
            <text:p>0</text:p>
          </table:table-cell>
          <table:table-cell office:value-type="float" office:value="429762" table:style-name="ce9">
            <text:p>429.76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8630" table:style-name="ce9">
            <text:p>98.63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94153" table:style-name="ce9">
            <text:p>94.153</text:p>
          </table:table-cell>
          <table:table-cell office:value-type="float" office:value="54020" table:style-name="ce9">
            <text:p>54.020</text:p>
          </table:table-cell>
          <table:table-cell office:value-type="float" office:value="50613" table:style-name="ce9">
            <text:p>50.613</text:p>
          </table:table-cell>
          <table:table-cell office:value-type="float" office:value="33657" table:style-name="ce9">
            <text:p>33.657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78617" table:style-name="ce9">
            <text:p>78.617</text:p>
          </table:table-cell>
          <table:table-cell office:value-type="float" office:value="317668" table:style-name="ce9">
            <text:p>317.668</text:p>
          </table:table-cell>
          <table:table-cell office:value-type="float" office:value="33657" table:style-name="ce9">
            <text:p>33.657</text:p>
          </table:table-cell>
          <table:table-cell office:value-type="float" office:value="33657" table:style-name="ce9">
            <text:p>33.657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0" table:style-name="ce9">
            <text:p>0</text:p>
          </table:table-cell>
          <table:table-cell office:value-type="float" office:value="73226" table:style-name="ce9">
            <text:p>73.22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36650" table:style-name="ce9">
            <text:p>36.650</text:p>
          </table:table-cell>
          <table:table-cell office:value-type="float" office:value="0" table:style-name="ce9">
            <text:p>0</text:p>
          </table:table-cell>
          <table:table-cell office:value-type="float" office:value="98630" table:style-name="ce9">
            <text:p>98.63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37316" table:style-name="ce9">
            <text:p>37.316</text:p>
          </table:table-cell>
          <table:table-cell office:value-type="float" office:value="0" table:style-name="ce9">
            <text:p>0</text:p>
          </table:table-cell>
          <table:table-cell office:value-type="float" office:value="37316" table:style-name="ce9">
            <text:p>37.31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0" table:style-name="ce9">
            <text:p>0</text:p>
          </table:table-cell>
          <table:table-cell office:value-type="float" office:value="343432" table:style-name="ce9">
            <text:p>343.43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51581" table:style-name="ce9">
            <text:p>51.581</text:p>
          </table:table-cell>
          <table:table-cell office:value-type="float" office:value="0" table:style-name="ce9">
            <text:p>0</text:p>
          </table:table-cell>
          <table:table-cell office:value-type="float" office:value="37316" table:style-name="ce9">
            <text:p>37.31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72578" table:style-name="ce9">
            <text:p>72.578</text:p>
          </table:table-cell>
          <table:table-cell office:value-type="float" office:value="327731" table:style-name="ce9">
            <text:p>327.731</text:p>
          </table:table-cell>
          <table:table-cell office:value-type="float" office:value="98630" table:style-name="ce9">
            <text:p>98.63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3657" table:style-name="ce9">
            <text:p>33.657</text:p>
          </table:table-cell>
          <table:table-cell office:value-type="float" office:value="340818" table:style-name="ce9">
            <text:p>340.818</text:p>
          </table:table-cell>
          <table:table-cell office:value-type="float" office:value="33657" table:style-name="ce9">
            <text:p>33.657</text:p>
          </table:table-cell>
          <table:table-cell office:value-type="float" office:value="33657" table:style-name="ce9">
            <text:p>33.657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33657" table:style-name="ce9">
            <text:p>33.657</text:p>
          </table:table-cell>
          <table:table-cell office:value-type="float" office:value="342657" table:style-name="ce9">
            <text:p>342.657</text:p>
          </table:table-cell>
          <table:table-cell office:value-type="float" office:value="101950" table:style-name="ce9">
            <text:p>101.950</text:p>
          </table:table-cell>
          <table:table-cell office:value-type="float" office:value="33657" table:style-name="ce9">
            <text:p>33.657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88215" table:style-name="ce9">
            <text:p>88.215</text:p>
          </table:table-cell>
          <table:table-cell office:value-type="float" office:value="319902" table:style-name="ce9">
            <text:p>319.902</text:p>
          </table:table-cell>
          <table:table-cell office:value-type="float" office:value="37316" table:style-name="ce9">
            <text:p>37.31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Para os indivíduos que afirmaram ter utilizado telefone celular mas nunca ter utilizado a Internet, foram feitas perguntas adicionais sobre aplicações que requerem uso de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3" table:style-name="ta1">
        <table:table-column table:style-name="co1" table:number-columns-repeated="2" table:default-cell-style-name="ce1"/>
        <table:table-column table:style-name="co2" table:number-columns-repeated="5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5">
            <text:p>L3 - NÃO USUÁRIOS QUE UTILIZARAM ALGUMA APLICAÇÃO SELECIONADA NOS ÚLTIMOS TRÊS MESES, POR ÚLTIMO ACESSO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aplicações selecionad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em de erro do total</text:p>
          </table:table-cell>
          <table:covered-table-cell/>
          <table:table-cell office:value-type="string" table:number-columns-spanned="1" table:number-rows-spanned="2" table:style-name="ce4">
            <text:p>Há menos de três meses</text:p>
          </table:table-cell>
          <table:table-cell office:value-type="string" table:number-columns-spanned="1" table:number-rows-spanned="2" table:style-name="ce4">
            <text:p>Entre três e doze meses atrás</text:p>
          </table:table-cell>
          <table:table-cell office:value-type="string" table:number-columns-spanned="1" table:number-rows-spanned="2" table:style-name="ce4">
            <text:p>Mais de doze meses atrás</text:p>
          </table:table-cell>
          <table:table-cell office:value-type="string" table:number-columns-spanned="1" table:number-rows-spanned="2" table:style-name="ce4">
            <text:p>Não sabe</text:p>
          </table:table-cell>
          <table:table-cell office:value-type="string" table:number-columns-spanned="1" table:number-rows-spanned="2" table:style-name="ce4">
            <text:p>Não respondeu</text:p>
          </table:table-cell>
          <table:table-cell table:style-name="ce8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350922" table:style-name="ce9">
            <text:p>350.922</text:p>
          </table:table-cell>
          <table:table-cell office:value-type="float" office:value="98630" table:style-name="ce9">
            <text:p>98.630</text:p>
          </table:table-cell>
          <table:table-cell office:value-type="float" office:value="320204" table:style-name="ce9">
            <text:p>320.204</text:p>
          </table:table-cell>
          <table:table-cell office:value-type="float" office:value="16803" table:style-name="ce9">
            <text:p>16.803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352583" table:style-name="ce9">
            <text:p>352.583</text:p>
          </table:table-cell>
          <table:table-cell office:value-type="float" office:value="98630" table:style-name="ce9">
            <text:p>98.630</text:p>
          </table:table-cell>
          <table:table-cell office:value-type="float" office:value="320204" table:style-name="ce9">
            <text:p>320.204</text:p>
          </table:table-cell>
          <table:table-cell office:value-type="float" office:value="16803" table:style-name="ce9">
            <text:p>16.803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33657" table:style-name="ce9">
            <text:p>33.65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348920" table:style-name="ce9">
            <text:p>348.920</text:p>
          </table:table-cell>
          <table:table-cell office:value-type="float" office:value="0" table:style-name="ce9">
            <text:p>0</text:p>
          </table:table-cell>
          <table:table-cell office:value-type="float" office:value="320204" table:style-name="ce9">
            <text:p>320.20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6803" table:style-name="ce9">
            <text:p>16.803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36650" table:style-name="ce9">
            <text:p>36.65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33657" table:style-name="ce9">
            <text:p>33.65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41709" table:style-name="ce9">
            <text:p>41.709</text:p>
          </table:table-cell>
          <table:table-cell office:value-type="float" office:value="98630" table:style-name="ce9">
            <text:p>98.6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347589" table:style-name="ce9">
            <text:p>347.589</text:p>
          </table:table-cell>
          <table:table-cell office:value-type="float" office:value="98630" table:style-name="ce9">
            <text:p>98.630</text:p>
          </table:table-cell>
          <table:table-cell office:value-type="float" office:value="305990" table:style-name="ce9">
            <text:p>305.99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86231" table:style-name="ce9">
            <text:p>86.231</text:p>
          </table:table-cell>
          <table:table-cell office:value-type="float" office:value="0" table:style-name="ce9">
            <text:p>0</text:p>
          </table:table-cell>
          <table:table-cell office:value-type="float" office:value="72578" table:style-name="ce9">
            <text:p>72.578</text:p>
          </table:table-cell>
          <table:table-cell office:value-type="float" office:value="16803" table:style-name="ce9">
            <text:p>16.803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84116" table:style-name="ce9">
            <text:p>84.1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343129" table:style-name="ce9">
            <text:p>343.129</text:p>
          </table:table-cell>
          <table:table-cell office:value-type="float" office:value="98630" table:style-name="ce9">
            <text:p>98.630</text:p>
          </table:table-cell>
          <table:table-cell office:value-type="float" office:value="72578" table:style-name="ce9">
            <text:p>72.578</text:p>
          </table:table-cell>
          <table:table-cell office:value-type="float" office:value="16803" table:style-name="ce9">
            <text:p>16.803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05990" table:style-name="ce9">
            <text:p>305.99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41709" table:style-name="ce9">
            <text:p>41.70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6803" table:style-name="ce9">
            <text:p>16.803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341457" table:style-name="ce9">
            <text:p>341.457</text:p>
          </table:table-cell>
          <table:table-cell office:value-type="float" office:value="98630" table:style-name="ce9">
            <text:p>98.630</text:p>
          </table:table-cell>
          <table:table-cell office:value-type="float" office:value="320204" table:style-name="ce9">
            <text:p>320.20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84116" table:style-name="ce9">
            <text:p>84.1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73226" table:style-name="ce9">
            <text:p>73.22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343432" table:style-name="ce9">
            <text:p>343.432</text:p>
          </table:table-cell>
          <table:table-cell office:value-type="float" office:value="0" table:style-name="ce9">
            <text:p>0</text:p>
          </table:table-cell>
          <table:table-cell office:value-type="float" office:value="305990" table:style-name="ce9">
            <text:p>305.990</text:p>
          </table:table-cell>
          <table:table-cell office:value-type="float" office:value="16803" table:style-name="ce9">
            <text:p>16.803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0" table:style-name="ce9">
            <text:p>0</text:p>
          </table:table-cell>
          <table:table-cell office:value-type="float" office:value="98630" table:style-name="ce9">
            <text:p>98.6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74441" table:style-name="ce9">
            <text:p>74.441</text:p>
          </table:table-cell>
          <table:table-cell office:value-type="float" office:value="0" table:style-name="ce9">
            <text:p>0</text:p>
          </table:table-cell>
          <table:table-cell office:value-type="float" office:value="72578" table:style-name="ce9">
            <text:p>72.57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54020" table:style-name="ce9">
            <text:p>54.020</text:p>
          </table:table-cell>
          <table:table-cell office:value-type="float" office:value="0" table:style-name="ce9">
            <text:p>0</text:p>
          </table:table-cell>
          <table:table-cell office:value-type="float" office:value="320204" table:style-name="ce9">
            <text:p>320.204</text:p>
          </table:table-cell>
          <table:table-cell office:value-type="float" office:value="16803" table:style-name="ce9">
            <text:p>16.803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73226" table:style-name="ce9">
            <text:p>73.22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36650" table:style-name="ce9">
            <text:p>36.650</text:p>
          </table:table-cell>
          <table:table-cell office:value-type="float" office:value="98630" table:style-name="ce9">
            <text:p>98.6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37316" table:style-name="ce9">
            <text:p>37.3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343432" table:style-name="ce9">
            <text:p>343.43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51581" table:style-name="ce9">
            <text:p>51.58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86567" table:style-name="ce9">
            <text:p>86.567</text:p>
          </table:table-cell>
          <table:table-cell office:value-type="float" office:value="98630" table:style-name="ce9">
            <text:p>98.630</text:p>
          </table:table-cell>
          <table:table-cell office:value-type="float" office:value="320204" table:style-name="ce9">
            <text:p>320.20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41457" table:style-name="ce9">
            <text:p>341.45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6803" table:style-name="ce9">
            <text:p>16.803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343129" table:style-name="ce9">
            <text:p>343.129</text:p>
          </table:table-cell>
          <table:table-cell office:value-type="float" office:value="98630" table:style-name="ce9">
            <text:p>98.630</text:p>
          </table:table-cell>
          <table:table-cell office:value-type="float" office:value="0" table:style-name="ce9">
            <text:p>0</text:p>
          </table:table-cell>
          <table:table-cell office:value-type="float" office:value="16803" table:style-name="ce9">
            <text:p>16.803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84116" table:style-name="ce9">
            <text:p>84.116</text:p>
          </table:table-cell>
          <table:table-cell office:value-type="float" office:value="0" table:style-name="ce9">
            <text:p>0</text:p>
          </table:table-cell>
          <table:table-cell office:value-type="float" office:value="320204" table:style-name="ce9">
            <text:p>320.20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Para os indivíduos que afirmaram ter utilizado telefone celular mas nunca ter utilizado a Internet, foram feitas perguntas adicionais sobre aplicações que requerem uso de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5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5">
            <text:p>L5 - NÃO USUÁRIOS QUE UTILIZARAM ALGUMA APLICAÇÃO SELECIONADA NOS ÚLTIMOS TRÊS MESES, POR DISPOSITIVO UTILIZADO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aplicações selecionadas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Margem de erro do total</text:p>
          </table:table-cell>
          <table:covered-table-cell/>
          <table:table-cell office:value-type="string" table:number-columns-spanned="1" table:number-rows-spanned="2" table:style-name="ce4">
            <text:p>Total - Computador</text:p>
          </table:table-cell>
          <table:table-cell office:value-type="string" table:number-columns-spanned="3" table:number-rows-spanned="1" table:style-name="ce4">
            <text:p>Tipo de computador</text:p>
          </table:table-cell>
          <table:covered-table-cell table:number-columns-repeated="2"/>
          <table:table-cell office:value-type="string" table:number-columns-spanned="1" table:number-rows-spanned="2" table:style-name="ce4">
            <text:p>Telefone celular</text:p>
          </table:table-cell>
          <table:table-cell office:value-type="string" table:number-columns-spanned="1" table:number-rows-spanned="2" table:style-name="ce4">
            <text:p>Aparelho de videogame</text:p>
          </table:table-cell>
          <table:table-cell office:value-type="string" table:number-columns-spanned="1" table:number-rows-spanned="2" table:style-name="ce4">
            <text:p>Televisão</text:p>
          </table:table-cell>
          <table:table-cell office:value-type="string" table:number-columns-spanned="1" table:number-rows-spanned="2" table:style-name="ce4">
            <text:p>Outros dispositivos</text:p>
          </table:table-cell>
          <table:table-cell office:value-type="string" table:number-columns-spanned="1" table:number-rows-spanned="2" table:style-name="ce4">
            <text:p>Nenhum desses dispositivos</text:p>
          </table:table-cell>
          <table:table-cell table:style-name="ce8"/>
          <table:table-cell table:number-columns-repeated="16372"/>
        </table:table-row>
        <table:table-row table:style-name="ro3">
          <table:covered-table-cell/>
          <table:covered-table-cell/>
          <table:covered-table-cell/>
          <table:table-cell office:value-type="string" table:style-name="ce7">
            <text:p>Computador de mesa</text:p>
          </table:table-cell>
          <table:table-cell office:value-type="string" table:style-name="ce7">
            <text:p>Notebook</text:p>
          </table:table-cell>
          <table:table-cell office:value-type="string" table:style-name="ce7">
            <text:p>Tablet</text:p>
          </table:table-cell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49005" table:style-name="ce9">
            <text:p>349.005</text:p>
          </table:table-cell>
          <table:table-cell office:value-type="string" table:style-name="ce9">
            <text:p>-</text:p>
          </table:table-cell>
          <table:table-cell office:value-type="float" office:value="36650" table:style-name="ce9">
            <text:p>36.650</text:p>
          </table:table-cell>
          <table:table-cell office:value-type="string" table:style-name="ce9">
            <text:p>-</text:p>
          </table:table-cell>
          <table:table-cell office:value-type="float" office:value="337840" table:style-name="ce9">
            <text:p>337.84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50865" table:style-name="ce9">
            <text:p>350.865</text:p>
          </table:table-cell>
          <table:table-cell office:value-type="string" table:style-name="ce9">
            <text:p>-</text:p>
          </table:table-cell>
          <table:table-cell office:value-type="float" office:value="36650" table:style-name="ce9">
            <text:p>36.650</text:p>
          </table:table-cell>
          <table:table-cell office:value-type="string" table:style-name="ce9">
            <text:p>-</text:p>
          </table:table-cell>
          <table:table-cell office:value-type="float" office:value="337840" table:style-name="ce9">
            <text:p>337.84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3657" table:style-name="ce9">
            <text:p>33.6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48920" table:style-name="ce9">
            <text:p>348.92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20204" table:style-name="ce9">
            <text:p>320.20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6803" table:style-name="ce9">
            <text:p>16.803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6650" table:style-name="ce9">
            <text:p>36.65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3657" table:style-name="ce9">
            <text:p>33.6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1709" table:style-name="ce9">
            <text:p>41.70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8630" table:style-name="ce9">
            <text:p>98.63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45029" table:style-name="ce9">
            <text:p>345.029</text:p>
          </table:table-cell>
          <table:table-cell office:value-type="string" table:style-name="ce9">
            <text:p>-</text:p>
          </table:table-cell>
          <table:table-cell office:value-type="float" office:value="36650" table:style-name="ce9">
            <text:p>36.650</text:p>
          </table:table-cell>
          <table:table-cell office:value-type="string" table:style-name="ce9">
            <text:p>-</text:p>
          </table:table-cell>
          <table:table-cell office:value-type="float" office:value="323073" table:style-name="ce9">
            <text:p>323.073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6231" table:style-name="ce9">
            <text:p>86.23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4709" table:style-name="ce9">
            <text:p>74.709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9355" table:style-name="ce9">
            <text:p>79.355</text:p>
          </table:table-cell>
          <table:table-cell office:value-type="string" table:style-name="ce9">
            <text:p>-</text:p>
          </table:table-cell>
          <table:table-cell office:value-type="float" office:value="36650" table:style-name="ce9">
            <text:p>36.65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43129" table:style-name="ce9">
            <text:p>343.12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2098" table:style-name="ce9">
            <text:p>122.098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05990" table:style-name="ce9">
            <text:p>305.99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1709" table:style-name="ce9">
            <text:p>41.70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6803" table:style-name="ce9">
            <text:p>16.80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41457" table:style-name="ce9">
            <text:p>341.4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35923" table:style-name="ce9">
            <text:p>335.92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9355" table:style-name="ce9">
            <text:p>79.355</text:p>
          </table:table-cell>
          <table:table-cell office:value-type="string" table:style-name="ce9">
            <text:p>-</text:p>
          </table:table-cell>
          <table:table-cell office:value-type="float" office:value="36650" table:style-name="ce9">
            <text:p>36.65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3226" table:style-name="ce9">
            <text:p>73.22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43432" table:style-name="ce9">
            <text:p>343.43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07991" table:style-name="ce9">
            <text:p>307.99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8630" table:style-name="ce9">
            <text:p>98.63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4936" table:style-name="ce9">
            <text:p>64.936</text:p>
          </table:table-cell>
          <table:table-cell office:value-type="string" table:style-name="ce9">
            <text:p>-</text:p>
          </table:table-cell>
          <table:table-cell office:value-type="float" office:value="36650" table:style-name="ce9">
            <text:p>36.650</text:p>
          </table:table-cell>
          <table:table-cell office:value-type="string" table:style-name="ce9">
            <text:p>-</text:p>
          </table:table-cell>
          <table:table-cell office:value-type="float" office:value="72578" table:style-name="ce9">
            <text:p>72.578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4020" table:style-name="ce9">
            <text:p>54.02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22166" table:style-name="ce9">
            <text:p>322.166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3226" table:style-name="ce9">
            <text:p>73.22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6650" table:style-name="ce9">
            <text:p>36.650</text:p>
          </table:table-cell>
          <table:table-cell office:value-type="string" table:style-name="ce9">
            <text:p>-</text:p>
          </table:table-cell>
          <table:table-cell office:value-type="float" office:value="98630" table:style-name="ce9">
            <text:p>98.630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7316" table:style-name="ce9">
            <text:p>37.31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43432" table:style-name="ce9">
            <text:p>343.43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7316" table:style-name="ce9">
            <text:p>37.316</text:p>
          </table:table-cell>
          <table:table-cell office:value-type="string" table:style-name="ce9">
            <text:p>-</text:p>
          </table:table-cell>
          <table:table-cell office:value-type="float" office:value="36650" table:style-name="ce9">
            <text:p>36.65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6567" table:style-name="ce9">
            <text:p>86.56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35923" table:style-name="ce9">
            <text:p>335.92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41457" table:style-name="ce9">
            <text:p>341.4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6803" table:style-name="ce9">
            <text:p>16.803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43129" table:style-name="ce9">
            <text:p>343.12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0210" table:style-name="ce9">
            <text:p>100.210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9355" table:style-name="ce9">
            <text:p>79.355</text:p>
          </table:table-cell>
          <table:table-cell office:value-type="string" table:style-name="ce9">
            <text:p>-</text:p>
          </table:table-cell>
          <table:table-cell office:value-type="float" office:value="36650" table:style-name="ce9">
            <text:p>36.650</text:p>
          </table:table-cell>
          <table:table-cell office:value-type="string" table:style-name="ce9">
            <text:p>-</text:p>
          </table:table-cell>
          <table:table-cell office:value-type="float" office:value="320204" table:style-name="ce9">
            <text:p>320.204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Para os indivíduos que afirmaram ter utilizado telefone celular mas nunca ter utilizado a Internet, foram feitas perguntas adicionais sobre aplicações que requerem uso de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511805555555555in" fo:margin-bottom="0.51180555555555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94444444445in" fo:margin-left="0.7in" fo:margin-right="0.7in" fo:margin-bottom="0in"/>
      </style:header-style>
      <style:footer-style>
        <style:header-footer-properties fo:min-height="0.2381944444444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228</meta:generator>
    <dc:title/>
    <dc:description/>
    <dc:subject/>
    <meta:initial-creator>tabular Workbook</meta:initial-creator>
    <dc:creator>Luiza C</dc:creator>
    <meta:creation-date>2021-08-06T18:50:43Z</meta:creation-date>
    <dc:date>2021-08-09T13:28:49Z</dc:date>
    <meta:template xlink:href="" xlink:type="simple"/>
    <meta:editing-cycles>1</meta:editing-cycles>
    <meta:editing-duration>PT60S</meta:editing-duration>
  </office:meta>
</office:document-meta>
</file>